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none" draw:textarea-vertical-align="middle" draw:auto-grow-height="false" fo:min-height="3.968cm" fo:min-width="0cm"/>
    </style:style>
    <style:style style:name="gr5" style:family="graphic" style:parent-style-name="standard">
      <style:graphic-properties draw:fill="none" draw:textarea-vertical-align="middle" draw:auto-grow-height="false" fo:min-height="4.35cm" fo:min-width="0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8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1 }{ a \sin^2 x \pm b }\ dx §svg§600§FALSE§</svg:desc>
          <draw:polygon draw:style-name="gr2" draw:text-style-name="P6" draw:layer="layout" svg:width="6.284cm" svg:height="1.791cm" svg:x="1.616cm" svg:y="4.343cm" svg:viewBox="0 0 6285 1792" draw:points="3143,1792 0,1792 0,0 6285,0 6285,1792">
            <text:p/>
          </draw:polygon>
          <draw:path draw:style-name="gr3" draw:text-style-name="P7" draw:layer="layout" svg:width="0.75cm" svg:height="1.876cm" svg:x="1.622cm" svg:y="4.301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4.531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18cm" svg:height="0.036cm" svg:x="2.659cm" svg:y="5.221cm" svg:viewBox="0 0 4019 37" draw:points="2009,37 0,37 0,0 4019,0 4019,37">
            <text:p/>
          </draw:polygon>
          <draw:path draw:style-name="gr3" draw:text-style-name="P7" draw:layer="layout" svg:width="0.387cm" svg:height="0.383cm" svg:x="2.693cm" svg:y="5.719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3.2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4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4.3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4.825cm" svg:y="5.71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564cm" svg:height="0.564cm" svg:x="5.5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6.3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1 0 54 25 54 79 0 50-29 148-45 181-27 56-67 86-99 86-29 0-56-23-56-84 0-18 0-33 13-87z">
            <text:p/>
          </draw:path>
          <draw:path draw:style-name="gr3" draw:text-style-name="P7" draw:layer="layout" svg:width="0.402cm" svg:height="0.596cm" svg:x="7.092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7.523cm" svg:y="5.0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</draw:g>
        <draw:g xml:id="id147" draw:id="id147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6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6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6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6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6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6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6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6.941cm" svg:viewBox="0 0 100 395" svg:d="M100 48c0-25-23-48-50-48s-50 23-50 48c0 27 23 50 50 50s50-23 50-50zM100 347c0-27-23-47-50-47s-50 20-50 47 23 48 50 48 50-21 50-48z">
            <text:p/>
          </draw:path>
        </draw:g>
        <draw:g xml:id="id148" draw:id="id148">
          <svg:title>TexMaths</svg:title>
          <svg:desc>22§display§\text {(1) : Divide Numerator and Denominator by }\cos^2 x \text { or } \sin^2 x§svg§600§FALSE§</svg:desc>
          <draw:polygon draw:style-name="gr2" draw:text-style-name="P6" draw:layer="layout" svg:width="20.62cm" svg:height="0.802cm" svg:x="1.417cm" svg:y="7.841cm" svg:viewBox="0 0 20621 803" draw:points="10310,803 0,803 0,0 20621,0 20621,803">
            <text:p/>
          </draw:polygon>
          <draw:path draw:style-name="gr3" draw:text-style-name="P7" draw:layer="layout" svg:width="0.18cm" svg:height="0.773cm" svg:x="1.454cm" svg:y="7.9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.748cm" svg:y="7.9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11cm" svg:y="7.9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083cm" svg:height="0.333cm" svg:x="2.691cm" svg:y="8.15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cm" svg:height="0.529cm" svg:x="3.209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3.798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4.002cm" svg:y="8.15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4.42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4.638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cm" svg:height="0.356cm" svg:x="5.06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9cm" svg:x="5.667cm" svg:y="7.959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3z">
            <text:p/>
          </draw:path>
          <draw:path draw:style-name="gr3" draw:text-style-name="P7" draw:layer="layout" svg:width="0.39cm" svg:height="0.351cm" svg:x="6.246cm" svg:y="8.14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604cm" svg:height="0.342cm" svg:x="6.676cm" svg:y="8.145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316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661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7.975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34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65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9.038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9.61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98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419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52cm" svg:height="0.529cm" svg:x="11.107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69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03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2.466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12.855cm" svg:y="8.14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50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714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52cm" svg:y="8.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4.5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828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5.215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15.775cm" svg:y="7.9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16.176cm" svg:y="8.15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95cm" svg:height="0.356cm" svg:x="16.982cm" svg:y="8.1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322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712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026cm" svg:y="7.8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488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44cm" svg:height="0.356cm" svg:x="19.189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574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268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572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787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25cm" svg:y="7.8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9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4" draw:id="id144">
          <svg:title>TexMaths</svg:title>
          <svg:desc>24§display§\int \frac{ 1 }{ a \cos^2 x \pm b }\ dx §svg§600§FALSE§</svg:desc>
          <draw:polygon draw:style-name="gr2" draw:text-style-name="P6" draw:layer="layout" svg:width="6.377cm" svg:height="1.791cm" svg:x="9.415cm" svg:y="4.343cm" svg:viewBox="0 0 6378 1792" draw:points="3189,1792 0,1792 0,0 6378,0 6378,1792">
            <text:p/>
          </draw:polygon>
          <draw:path draw:style-name="gr3" draw:text-style-name="P7" draw:layer="layout" svg:width="0.75cm" svg:height="1.876cm" svg:x="9.421cm" svg:y="4.3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377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111cm" svg:height="0.036cm" svg:x="10.457cm" svg:y="5.221cm" svg:viewBox="0 0 4112 37" draw:points="2056,37 0,37 0,0 4112,0 4112,37">
            <text:p/>
          </draw:polygon>
          <draw:path draw:style-name="gr3" draw:text-style-name="P7" draw:layer="layout" svg:width="0.387cm" svg:height="0.383cm" svg:x="10.492cm" svg:y="5.655cm" svg:viewBox="0 0 388 384" svg:d="M282 54c-15-31-40-54-78-54-98 0-204 125-204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4cm" svg:y="5.65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42cm" svg:y="5.6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69cm" svg:y="5.65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12.21cm" svg:y="5.39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2.717cm" svg:y="5.6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13.408cm" svg:y="5.467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14.245cm" svg:y="5.442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02cm" svg:height="0.596cm" svg:x="14.985cm" svg:y="4.8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413cm" svg:y="5.0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46" draw:id="id146">
          <svg:title>TexMaths</svg:title>
          <svg:desc>24§display§\int \frac{ 1 }{ a \sin^2 x\pm b \cos^2 x \pm c }\ dx §svg§600§FALSE§</svg:desc>
          <draw:polygon draw:style-name="gr2" draw:text-style-name="P6" draw:layer="layout" svg:width="9.951cm" svg:height="1.791cm" svg:x="17.216cm" svg:y="4.343cm" svg:viewBox="0 0 9952 1792" draw:points="4977,1792 0,1792 0,0 9952,0 9952,1792">
            <text:p/>
          </draw:polygon>
          <draw:path draw:style-name="gr3" draw:text-style-name="P7" draw:layer="layout" svg:width="0.75cm" svg:height="1.876cm" svg:x="17.222cm" svg:y="4.301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964cm" svg:y="4.3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7.685cm" svg:height="0.036cm" svg:x="18.259cm" svg:y="5.221cm" svg:viewBox="0 0 7686 37" draw:points="3842,37 0,37 0,0 7686,0 7686,37">
            <text:p/>
          </draw:polygon>
          <draw:path draw:style-name="gr3" draw:text-style-name="P7" draw:layer="layout" svg:width="0.387cm" svg:height="0.383cm" svg:x="18.293cm" svg:y="5.719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39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9.9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0.424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1.1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9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322cm" svg:height="0.389cm" svg:x="22.444cm" svg:y="5.715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2.815cm" svg:y="5.71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3.241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23.583cm" svg:y="5.458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4.088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4.781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5.612cm" svg:y="5.71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359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26.788cm" svg:y="5.07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45" draw:id="id145">
          <svg:title>TexMaths</svg:title>
          <svg:desc>26§display§\text {or}§svg§600§FALSE§</svg:desc>
          <draw:polygon draw:style-name="gr2" draw:text-style-name="P6" draw:layer="layout" svg:width="0.697cm" svg:height="0.329cm" svg:x="16.238cm" svg:y="5.148cm" svg:viewBox="0 0 698 330" draw:points="349,330 0,330 0,0 698,0 698,330">
            <text:p/>
          </draw:polygon>
          <draw:path draw:style-name="gr3" draw:text-style-name="P7" draw:layer="layout" svg:width="0.406cm" svg:height="0.42cm" svg:x="16.217cm" svg:y="5.1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674cm" svg:y="5.1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3" draw:id="id143">
          <svg:title>TexMaths</svg:title>
          <svg:desc>26§display§\text {or}§svg§600§FALSE§</svg:desc>
          <draw:polygon draw:style-name="gr2" draw:text-style-name="P6" draw:layer="layout" svg:width="0.697cm" svg:height="0.329cm" svg:x="8.439cm" svg:y="5.149cm" svg:viewBox="0 0 698 330" draw:points="349,330 0,330 0,0 698,0 698,330">
            <text:p/>
          </draw:polygon>
          <draw:path draw:style-name="gr3" draw:text-style-name="P7" draw:layer="layout" svg:width="0.406cm" svg:height="0.42cm" svg:x="8.418cm" svg:y="5.1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875cm" svg:y="5.1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9" draw:id="id149">
          <svg:title>TexMaths</svg:title>
          <svg:desc>22§display§\text {(2) : Replace }\sec^2 x \text { by } 1 + \tan^2 x,  \text { or cosec}^2 x \text { by } 1 + \cot^2 x \text { in Denominator}§svg§600§FALSE§</svg:desc>
          <draw:polygon draw:style-name="gr2" draw:text-style-name="P6" draw:layer="layout" svg:width="25.579cm" svg:height="0.795cm" svg:x="1.42cm" svg:y="9.042cm" svg:viewBox="0 0 25580 796" draw:points="12790,796 0,796 0,0 25580,0 25580,796">
            <text:p/>
          </draw:polygon>
          <draw:path draw:style-name="gr3" draw:text-style-name="P7" draw:layer="layout" svg:width="0.18cm" svg:height="0.773cm" svg:x="1.457cm" svg:y="9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1cm" svg:y="9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3cm" svg:y="9.1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4cm" svg:y="9.348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39cm" svg:height="0.546cm" svg:x="3.212cm" svg:y="9.1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3cm" svg:height="0.356cm" svg:x="3.777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cm" svg:y="9.3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3cm" svg:y="9.14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5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5.155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4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6.228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529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78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7.23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95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3cm" svg:height="0.546cm" svg:x="8.393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8.795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9.514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46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109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489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927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92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2.878cm" svg:y="9.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44cm" svg:height="0.356cm" svg:x="13.43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821cm" svg:y="9.33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14.386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4.72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115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5.416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64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116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451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3cm" svg:height="0.546cm" svg:x="17.151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7.552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18.272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804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9.561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20.2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0.599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064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66cm" svg:height="0.518cm" svg:x="21.766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1.981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52cm" svg:height="0.529cm" svg:x="22.671cm" svg:y="9.15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23.255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3.602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24.028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24.418cm" svg:y="9.33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5.062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5.277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714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6.083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6.391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6.777cm" svg:y="9.3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</draw:g>
        <draw:g xml:id="id150" draw:id="id150">
          <svg:title>TexMaths</svg:title>
          <svg:desc>22§display§\text {(3) : The denominator will be converted in terms of  } \tan^2x \text { or } \cot^2 x.§svg§600§FALSE§</svg:desc>
          <draw:polygon draw:style-name="gr2" draw:text-style-name="P6" draw:layer="layout" svg:width="23.377cm" svg:height="0.795cm" svg:x="1.422cm" svg:y="10.24cm" svg:viewBox="0 0 23378 796" draw:points="11688,796 0,796 0,0 23378,0 23378,796">
            <text:p/>
          </draw:polygon>
          <draw:path draw:style-name="gr3" draw:text-style-name="P7" draw:layer="layout" svg:width="0.18cm" svg:height="0.773cm" svg:x="1.459cm" svg:y="10.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.716cm" svg:y="10.36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.115cm" svg:y="10.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6cm" svg:y="10.546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02cm" svg:height="0.524cm" svg:x="3.215cm" svg:y="10.3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77cm" svg:y="10.3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198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4.803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5.229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76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002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391cm" svg:y="10.537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036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249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7.688cm" svg:y="10.5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8.055cm" svg:y="10.40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8.363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51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9.303cm" svg:y="10.54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166cm" svg:height="0.518cm" svg:x="9.874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088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303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546cm" svg:x="10.771cm" svg:y="10.34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224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829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167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558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2.955cm" svg:y="10.546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3.35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69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3.989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4.297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4.645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66cm" svg:height="0.518cm" svg:x="15.331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544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222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6.53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87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179cm" svg:y="10.53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254cm" svg:height="0.356cm" svg:x="17.825cm" svg:y="10.5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8.383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8.774cm" svg:y="10.3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9.3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05cm" svg:y="10.5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083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0.522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986cm" svg:y="10.5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68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2.072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22.766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10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3.4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3.804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269cm" svg:y="10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24.755cm" svg:y="10.798cm" svg:viewBox="0 0 84 84" svg:d="M84 42c0-23-19-42-42-42s-42 19-42 42 19 42 42 42 42-19 42-42z">
            <text:p/>
          </draw:path>
        </draw:g>
        <draw:g xml:id="id151" draw:id="id151">
          <svg:title>TexMaths</svg:title>
          <svg:desc>22§display§ \text { then put } \tan x = t  \text { so that } \sec^2 x \ dx = \ dt§svg§600§FALSE§</svg:desc>
          <draw:polygon draw:style-name="gr2" draw:text-style-name="P6" draw:layer="layout" svg:width="14.199cm" svg:height="0.752cm" svg:x="3.549cm" svg:y="11.244cm" svg:viewBox="0 0 14200 753" draw:points="7100,753 0,753 0,0 14200,0 14200,753">
            <text:p/>
          </draw:polygon>
          <draw:path draw:style-name="gr3" draw:text-style-name="P7" draw:layer="layout" svg:width="0.244cm" svg:height="0.485cm" svg:x="3.524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3.836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1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08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5.293cm" svg:y="11.5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5.726cm" svg:y="11.54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6.145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44cm" svg:height="0.485cm" svg:x="6.833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151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53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08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8.764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554cm" svg:y="11.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54cm" svg:height="0.356cm" svg:x="10.099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0.4cm" svg:y="11.5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1.037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1.347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9cm" svg:height="0.356cm" svg:x="11.785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53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2.852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53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501cm" svg:y="11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3.853cm" svg:y="11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31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5.026cm" svg:y="11.3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42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097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159cm" svg:y="11.3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7.548cm" svg:y="11.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153" draw:id="id153">
          <svg:title>TexMaths</svg:title>
          <svg:desc>22§display§\text {(4) : On simplification the Denominator will get reduced to}§svg§600§FALSE§</svg:desc>
          <draw:polygon draw:style-name="gr2" draw:text-style-name="P6" draw:layer="layout" svg:width="20.089cm" svg:height="0.696cm" svg:x="1.419cm" svg:y="13.143cm" svg:viewBox="0 0 20090 697" draw:points="10045,697 0,697 0,0 20090,0 20090,697">
            <text:p/>
          </draw:polygon>
          <draw:path draw:style-name="gr3" draw:text-style-name="P7" draw:layer="layout" svg:width="0.18cm" svg:height="0.773cm" svg:x="1.456cm" svg:y="13.1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.702cm" svg:y="13.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2.112cm" svg:y="13.1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3cm" svg:y="13.3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28cm" svg:y="13.139cm" svg:viewBox="0 0 516 563" svg:d="M516 283c0-158-116-283-259-283-139 0-257 125-257 283 0 160 120 280 257 280 143 0 259-123 259-280zM259 544c-74 0-180-69-180-271 0-201 115-254 178-254 69 0 179 55 179 254 0 205-107 271-177 271z">
            <text:p/>
          </draw:path>
          <draw:path draw:style-name="gr3" draw:text-style-name="P7" draw:layer="layout" svg:width="0.39cm" svg:height="0.342cm" svg:x="3.811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499cm" svg:y="13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804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5.018cm" svg:y="13.3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59cm" svg:y="13.34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6.092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307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8cm" svg:height="0.546cm" svg:x="6.518cm" svg:y="13.139cm" svg:viewBox="0 0 389 547" svg:d="M236 236c35 0 40 10 40 42v209c0 35-8 35-60 35v25c25-2 67-3 87-3 19 0 56 1 86 3v-25c-53 0-62 0-62-35v-285l-96 7c-13 2-15 2-15 2-1 2-3 2-14 2h-91v-88c0-78 67-107 114-107 23 0 51 7 67 24-32 2-37 23-37 37 0 25 21 35 35 35 18 0 36-12 36-35 0-46-43-79-101-79-72 0-163 39-163 125v88h-62v23h62v251c0 35-9 35-62 35v25c26-2 67-3 86-3 20 0 58 1 86 3v-25c-51 0-59 0-59-35v-251z">
            <text:p/>
          </draw:path>
          <draw:path draw:style-name="gr3" draw:text-style-name="P7" draw:layer="layout" svg:width="0.295cm" svg:height="0.356cm" svg:x="6.953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7.303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7.671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2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19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3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9.2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572cm" svg:y="13.14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998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8cm" svg:x="10.605cm" svg:y="13.155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cm" svg:height="0.356cm" svg:x="11.189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36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1.96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3cm" svg:y="13.341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2.999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12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3.65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018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26cm" svg:y="13.3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3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31cm" svg:height="0.342cm" svg:x="15.266cm" svg:y="13.3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166cm" svg:height="0.518cm" svg:x="15.836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6.051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6.265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55cm" svg:height="0.511cm" svg:x="16.733cm" svg:y="13.3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7.121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7.457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18.022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8.325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73cm" svg:y="13.14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19.102cm" svg:y="13.34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19.532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9.872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22cm" svg:y="13.14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2cm" svg:height="0.485cm" svg:x="20.89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20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</draw:g>
        <draw:g xml:id="id154" draw:id="id154">
          <svg:title>TexMaths</svg:title>
          <svg:desc>22§display§\text {either } x^2 + a^2 \text { or } x^2 - a^2 \text { or } a^2 - x^2 \text { form}§svg§600§FALSE§</svg:desc>
          <draw:polygon draw:style-name="gr2" draw:text-style-name="P6" draw:layer="layout" svg:width="13.807cm" svg:height="0.666cm" svg:x="3.441cm" svg:y="14.144cm" svg:viewBox="0 0 13808 667" draw:points="6903,667 0,667 0,0 13808,0 13808,667">
            <text:p/>
          </draw:polygon>
          <draw:path draw:style-name="gr3" draw:text-style-name="P7" draw:layer="layout" svg:width="0.3cm" svg:height="0.356cm" svg:x="3.42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3.771cm" svg:y="14.2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4cm" svg:x="3.976cm" svg:y="14.307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9cm" svg:height="0.537cm" svg:x="4.285cm" svg:y="14.247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6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5.618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6.0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6.598cm" svg:y="14.3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7.36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7.772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8.363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751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9.312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4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314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05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1.466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12.058cm" svg:y="14.4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445cm" svg:y="14.44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55cm" svg:height="0.351cm" svg:x="13.01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3.42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3.975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707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161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51cm" svg:height="0.546cm" svg:x="15.756cm" svg:y="14.239cm" svg:viewBox="0 0 252 547" svg:d="M111 213v-90c0-68 37-105 72-105 2 0 14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7" draw:layer="layout" svg:width="0.344cm" svg:height="0.356cm" svg:x="15.988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375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6.682cm" svg:y="14.4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</draw:g>
        <draw:g xml:id="id152" draw:id="id152">
          <svg:title>TexMaths</svg:title>
          <svg:desc>22§display§ \text { or } \cot x = t  \text { so that } \text {cosec}^2 x \ dx = - dt§svg§600§FALSE§</svg:desc>
          <draw:polygon draw:style-name="gr2" draw:text-style-name="P6" draw:layer="layout" svg:width="12.699cm" svg:height="0.611cm" svg:x="5.844cm" svg:y="12.048cm" svg:viewBox="0 0 12700 612" draw:points="6349,612 0,612 0,0 12700,0 12700,612">
            <text:p/>
          </draw:polygon>
          <draw:path draw:style-name="gr3" draw:text-style-name="P7" draw:layer="layout" svg:width="0.344cm" svg:height="0.357cm" svg:x="5.82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6.213cm" svg:y="12.34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95cm" svg:height="0.357cm" svg:x="6.907cm" svg:y="12.342cm" svg:viewBox="0 0 296 358" svg:d="M65 180c0-127 63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7.24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6cm" svg:x="7.627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386cm" svg:height="0.352cm" svg:x="8.063cm" svg:y="12.346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182cm" svg:x="8.741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38cm" svg:height="0.494cm" svg:x="9.531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  <draw:path draw:style-name="gr3" draw:text-style-name="P7" draw:layer="layout" svg:width="0.254cm" svg:height="0.357cm" svg:x="10.077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10.378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42cm" svg:height="0.486cm" svg:x="11.015cm" svg:y="12.212cm" svg:viewBox="0 0 243 487" svg:d="M120 167h111v-24h-111v-143h-20c0 63-24 146-100 150v17h67v214c0 97 72 106 100 106 55 0 76-55 76-106v-44h-19v44c0 56-23 86-52 86-52 0-52-70-52-84z">
            <text:p/>
          </draw:path>
          <draw:path draw:style-name="gr3" draw:text-style-name="P7" draw:layer="layout" svg:width="0.39cm" svg:height="0.538cm" svg:x="11.327cm" svg:y="12.152cm" svg:viewBox="0 0 391 539" svg:d="M60 479c0 36-7 36-60 36v24c26-1 67-1 88-1 19 0 60 0 86 1v-24c-51 0-60 0-60-36v-142c0-81 55-124 104-124 50 0 58 43 58 87v179c0 36-8 36-59 36v24c26-1 66-1 88-1 19 0 59 0 86 1v-24c-41 0-60 0-60-23v-148c0-67 0-92-25-120-10-12-37-28-81-28-67 0-100 47-112 75v-271l-113 9v24c55 0 60 6 60 43z">
            <text:p/>
          </draw:path>
          <draw:path draw:style-name="gr3" draw:text-style-name="P7" draw:layer="layout" svg:width="0.349cm" svg:height="0.357cm" svg:x="11.763cm" svg:y="12.342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2.133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295cm" svg:height="0.357cm" svg:x="12.703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3.041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3.432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3.733cm" svg:y="12.342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4.081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24cm" svg:height="0.36cm" svg:x="14.433cm" svg:y="12.00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386cm" svg:height="0.352cm" svg:x="14.768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369cm" svg:height="0.547cm" svg:x="15.477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41 0-51-43-51-73 0-38 24-135 44-171 22-46 58-74 89-74 50 0 62 64 62 69 0 4-2 9-4 12z">
            <text:p/>
          </draw:path>
          <draw:path draw:style-name="gr3" draw:text-style-name="P7" draw:layer="layout" svg:width="0.386cm" svg:height="0.352cm" svg:x="15.87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16.547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472cm" svg:height="0.032cm" svg:x="17.385cm" svg:y="12.48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7.954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39 0-51-43-51-73 0-38 24-135 44-171 22-46 58-74 89-74 51 0 62 64 62 69 0 4-2 9-4 12z">
            <text:p/>
          </draw:path>
          <draw:path draw:style-name="gr3" draw:text-style-name="P7" draw:layer="layout" svg:width="0.238cm" svg:height="0.494cm" svg:x="18.343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1" anim:sub-item="text" smil:attributeName="visibility" smil:to="visible"/>
                  <anim:animate smil:dur="0.25s" smil:fill="hold" smil:targetElement="id141" anim:sub-item="text" smil:attributeName="width" smil:values="width*0.05;width" smil:keyTimes="0;1"/>
                  <anim:animate smil:dur="0.25s" smil:fill="hold" smil:targetElement="id141" anim:sub-item="text" smil:attributeName="height" smil:values="height;height" smil:keyTimes="0;1"/>
                  <anim:animate smil:dur="0.25s" smil:fill="hold" smil:targetElement="id141" anim:sub-item="text" smil:attributeName="x" smil:values="x-.2;x" smil:keyTimes="0;1"/>
                  <anim:animate smil:dur="0.25s" smil:fill="hold" smil:targetElement="id141" anim:sub-item="text" smil:attributeName="y" smil:values="y;y" smil:keyTimes="0;1"/>
                  <anim:transitionFilter smil:dur="0.2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1+width/2;x" smil:keyTimes="0;1"/>
                  <anim:animate smil:dur="0.5s" smil:fill="hold" smil:targetElement="id14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1+width/2;x" smil:keyTimes="0;1"/>
                  <anim:animate smil:dur="0.5s" smil:fill="hold" smil:targetElement="id1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5" text:id="id155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6" draw:id="id156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7" draw:id="id157">
          <svg:title>TexMaths</svg:title>
          <svg:desc>22§display§\text {(1)}§svg§600§FALSE§</svg:desc>
          <draw:polygon draw:style-name="gr2" draw:text-style-name="P6" draw:layer="layout" svg:width="0.834cm" svg:height="0.696cm" svg:x="1.02cm" svg:y="3.9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3.9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3.9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3.9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2)}§svg§600§FALSE§</svg:desc>
          <draw:polygon draw:style-name="gr2" draw:text-style-name="P6" draw:layer="layout" svg:width="0.834cm" svg:height="0.696cm" svg:x="12.321cm" svg:y="3.945cm" svg:viewBox="0 0 835 697" draw:points="418,697 0,697 0,0 835,0 835,697">
            <text:p/>
          </draw:polygon>
          <draw:path draw:style-name="gr3" draw:text-style-name="P7" draw:layer="layout" svg:width="0.181cm" svg:height="0.773cm" svg:x="12.358cm" svg:y="3.9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2.622cm" svg:y="3.9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3.015cm" svg:y="3.9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1" draw:id="id161">
          <svg:title>TexMaths</svg:title>
          <svg:desc>22§display§\text {(3)}§svg§600§FALSE§</svg:desc>
          <draw:polygon draw:style-name="gr2" draw:text-style-name="P6" draw:layer="layout" svg:width="0.834cm" svg:height="0.696cm" svg:x="1.023cm" svg:y="6.147cm" svg:viewBox="0 0 835 697" draw:points="418,697 0,697 0,0 835,0 835,697">
            <text:p/>
          </draw:polygon>
          <draw:path draw:style-name="gr3" draw:text-style-name="P7" draw:layer="layout" svg:width="0.181cm" svg:height="0.773cm" svg:x="1.06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317cm" svg:y="6.1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.717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0" draw:id="id160">
          <svg:title>TexMaths</svg:title>
          <svg:desc>22§display§\int \frac{1}{3 \sin^2 x + 4}}\ dx§svg§600§FALSE§</svg:desc>
          <draw:polygon draw:style-name="gr2" draw:text-style-name="P6" draw:layer="layout" svg:width="5.792cm" svg:height="1.642cm" svg:x="13.423cm" svg:y="3.544cm" svg:viewBox="0 0 5793 1643" draw:points="2897,1643 0,1643 0,0 5793,0 5793,1643">
            <text:p/>
          </draw:polygon>
          <draw:path draw:style-name="gr3" draw:text-style-name="P7" draw:layer="layout" svg:width="0.687cm" svg:height="1.719cm" svg:x="13.428cm" svg:y="3.5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3.5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14cm" svg:height="0.032cm" svg:x="14.379cm" svg:y="4.348cm" svg:viewBox="0 0 3715 33" draw:points="1858,33 0,33 0,0 3715,0 3715,33">
            <text:p/>
          </draw:polygon>
          <draw:path draw:style-name="gr3" draw:text-style-name="P7" draw:layer="layout" svg:width="0.321cm" svg:height="0.532cm" svg:x="14.412cm" svg:y="4.6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4.921cm" svg:y="4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225cm" svg:y="4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44cm" svg:y="4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878cm" svg:y="4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343cm" svg:y="4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6.976cm" svg:y="4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727cm" svg:y="4.62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8.474cm" svg:y="4.0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868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162" draw:id="id162">
          <svg:title>TexMaths</svg:title>
          <svg:desc>22§display§\int \frac{1}{3 \sin^2 x - 10 \cos^2 x  +  6 }}\ dx§svg§600§FALSE§</svg:desc>
          <draw:polygon draw:style-name="gr2" draw:text-style-name="P6" draw:layer="layout" svg:width="9.592cm" svg:height="1.642cm" svg:x="2.124cm" svg:y="5.644cm" svg:viewBox="0 0 9593 1643" draw:points="4796,1643 0,1643 0,0 9593,0 9593,1643">
            <text:p/>
          </draw:polygon>
          <draw:path draw:style-name="gr3" draw:text-style-name="P7" draw:layer="layout" svg:width="0.687cm" svg:height="1.719cm" svg:x="2.129cm" svg:y="5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712cm" svg:y="5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4cm" svg:height="0.032cm" svg:x="3.08cm" svg:y="6.448cm" svg:viewBox="0 0 7515 33" draw:points="3757,33 0,33 0,0 7515,0 7515,33">
            <text:p/>
          </draw:polygon>
          <draw:path draw:style-name="gr3" draw:text-style-name="P7" draw:layer="layout" svg:width="0.321cm" svg:height="0.532cm" svg:x="3.113cm" svg:y="6.7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3.622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6cm" svg:y="6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1cm" svg:y="6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4.579cm" svg:y="6.5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044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698cm" svg:y="7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476cm" svg:y="6.73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825cm" svg:y="6.73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7.335cm" svg:y="6.90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75cm" svg:y="6.9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65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379cm" svg:y="6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843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477cm" svg:y="6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39cm" svg:y="6.73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0.975cm" svg:y="6.12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69cm" svg:y="6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58" draw:id="id158">
          <svg:title>TexMaths</svg:title>
          <svg:desc>22§display§\int \frac{1}{4 + 5 \cos^2 x }\ dx§svg§600§FALSE§</svg:desc>
          <draw:polygon draw:style-name="gr2" draw:text-style-name="P6" draw:layer="layout" svg:width="5.878cm" svg:height="1.642cm" svg:x="2.224cm" svg:y="3.444cm" svg:viewBox="0 0 5879 1643" draw:points="2939,1643 0,1643 0,0 5879,0 5879,1643">
            <text:p/>
          </draw:polygon>
          <draw:path draw:style-name="gr3" draw:text-style-name="P7" draw:layer="layout" svg:width="0.687cm" svg:height="1.719cm" svg:x="2.229cm" svg:y="3.4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955cm" svg:y="3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cm" svg:height="0.032cm" svg:x="3.18cm" svg:y="4.248cm" svg:viewBox="0 0 3801 33" draw:points="1901,33 0,33 0,0 3801,0 3801,33">
            <text:p/>
          </draw:polygon>
          <draw:path draw:style-name="gr3" draw:text-style-name="P7" draw:layer="layout" svg:width="0.344cm" svg:height="0.524cm" svg:x="3.202cm" svg:y="4.4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3.781cm" svg:y="4.5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55cm" svg:y="4.4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5.054cm" svg:y="4.6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2cm" svg:y="4.6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5.782cm" svg:y="4.643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6.095cm" svg:y="4.4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56cm" svg:y="4.6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7.361cm" svg:y="3.9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755cm" svg:y="4.1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2§display§\int \frac{ \cos x }{ \cos 3x} \ dx§svg§600§FALSE§</svg:desc>
          <draw:polygon draw:style-name="gr2" draw:text-style-name="P6" draw:layer="layout" svg:width="4.072cm" svg:height="1.642cm" svg:x="13.323cm" svg:y="5.745cm" svg:viewBox="0 0 4073 1643" draw:points="2037,1643 0,1643 0,0 4073,0 4073,1643">
            <text:p/>
          </draw:polygon>
          <draw:path draw:style-name="gr3" draw:text-style-name="P7" draw:layer="layout" svg:width="0.687cm" svg:height="1.719cm" svg:x="13.328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4.499cm" svg:y="5.889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839cm" svg:y="5.889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229cm" svg:y="5.88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659cm" svg:y="5.89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1.993cm" svg:height="0.032cm" svg:x="14.279cm" svg:y="6.549cm" svg:viewBox="0 0 1994 33" draw:points="998,33 0,33 0,0 1994,0 1994,33">
            <text:p/>
          </draw:polygon>
          <draw:path draw:style-name="gr3" draw:text-style-name="P7" draw:layer="layout" svg:width="0.295cm" svg:height="0.356cm" svg:x="14.305cm" svg:y="6.944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645cm" svg:y="6.9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036cm" svg:y="6.944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5.476cm" svg:y="6.7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5.853cm" svg:y="6.94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6.653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048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\text {(4)}§svg§600§FALSE§</svg:desc>
          <draw:polygon draw:style-name="gr2" draw:text-style-name="P6" draw:layer="layout" svg:width="0.834cm" svg:height="0.696cm" svg:x="12.324cm" svg:y="6.147cm" svg:viewBox="0 0 835 697" draw:points="418,697 0,697 0,0 835,0 835,697">
            <text:p/>
          </draw:polygon>
          <draw:path draw:style-name="gr3" draw:text-style-name="P7" draw:layer="layout" svg:width="0.181cm" svg:height="0.773cm" svg:x="12.361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2.608cm" svg:y="6.1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3.018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7.8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7.8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0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7.8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0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7.8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7.8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0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0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0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072cm" svg:viewBox="0 0 108 426" svg:d="M108 52c0-27-25-52-54-52s-54 25-54 52c0 29 25 53 54 53s54-24 54-53zM108 374c0-29-25-51-54-51s-54 22-54 51 25 52 54 52 54-23 54-52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04cm" svg:y="9.25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9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9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9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9.6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046cm" svg:y="9.2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1}{4 + 5 \cos^2 x }\ dx§svg§600§FALSE§</svg:desc>
          <draw:polygon draw:style-name="gr2" draw:text-style-name="P6" draw:layer="layout" svg:width="6.695cm" svg:height="1.642cm" svg:x="5.735cm" svg:y="8.658cm" svg:viewBox="0 0 6696 1643" draw:points="3348,1643 0,1643 0,0 6696,0 6696,1643">
            <text:p/>
          </draw:polygon>
          <draw:path draw:style-name="gr3" draw:text-style-name="P7" draw:layer="layout" svg:width="0.515cm" svg:height="0.182cm" svg:x="5.74cm" svg:y="9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5cm" svg:y="8.6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3cm" svg:y="8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07cm" svg:y="9.462cm" svg:viewBox="0 0 3802 33" draw:points="1901,33 0,33 0,0 3802,0 3802,33">
            <text:p/>
          </draw:polygon>
          <draw:path draw:style-name="gr3" draw:text-style-name="P7" draw:layer="layout" svg:width="0.344cm" svg:height="0.524cm" svg:x="7.529cm" svg:y="9.6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109cm" svg:y="9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8.879cm" svg:y="9.6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cm" svg:y="9.8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cm" svg:y="9.8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9.8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24cm" svg:y="9.6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89cm" svg:y="9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9cm" svg:y="9.135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4cm" svg:y="9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68" draw:id="id168">
          <svg:title>TexMaths</svg:title>
          <svg:desc>22§display§\text {(1)}§svg§600§FALSE§</svg:desc>
          <draw:polygon draw:style-name="gr2" draw:text-style-name="P6" draw:layer="layout" svg:width="0.834cm" svg:height="0.696cm" svg:x="1.52cm" svg:y="9.2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2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frac{ \sec^2 x }{ 4 ( 1 + \tan^2 x ) + 5 }\ dx§svg§600§FALSE§</svg:desc>
          <draw:polygon draw:style-name="gr2" draw:text-style-name="P6" draw:layer="layout" svg:width="8.58cm" svg:height="1.827cm" svg:x="5.636cm" svg:y="12.96cm" svg:viewBox="0 0 8581 1828" draw:points="4291,1828 0,1828 0,0 8581,0 8581,1828">
            <text:p/>
          </draw:polygon>
          <draw:path draw:style-name="gr3" draw:text-style-name="P7" draw:layer="layout" svg:width="0.515cm" svg:height="0.182cm" svg:x="5.641cm" svg:y="13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3.032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321cm" svg:y="13.215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622cm" svg:y="13.2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71cm" svg:y="13.21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23cm" svg:y="12.921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787cm" svg:y="13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408cm" svg:y="13.874cm" svg:viewBox="0 0 5688 33" draw:points="2844,33 0,33 0,0 5688,0 5688,33">
            <text:p/>
          </draw:polygon>
          <draw:path draw:style-name="gr3" draw:text-style-name="P7" draw:layer="layout" svg:width="0.344cm" svg:height="0.523cm" svg:x="7.429cm" svg:y="14.10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7.871cm" svg:y="14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65cm" svg:y="14.1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96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9.441cm" svg:y="14.15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9.759cm" svg:y="14.28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0.14cm" svg:y="14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578cm" svg:y="13.98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1.042cm" svg:y="14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505cm" svg:y="14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977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2.746cm" svg:y="14.11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3.475cm" svg:y="13.54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86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3" draw:id="id173">
          <svg:title>TexMaths</svg:title>
          <svg:desc>22§display§= \int \frac{ \sec^2 x }{ 4\sec^2 x + 5 }\ dx§svg§600§FALSE§</svg:desc>
          <draw:polygon draw:style-name="gr2" draw:text-style-name="P6" draw:layer="layout" svg:width="6.652cm" svg:height="1.752cm" svg:x="5.636cm" svg:y="10.759cm" svg:viewBox="0 0 6653 1753" draw:points="3327,1753 0,1753 0,0 6653,0 6653,1753">
            <text:p/>
          </draw:polygon>
          <draw:path draw:style-name="gr3" draw:text-style-name="P7" draw:layer="layout" svg:width="0.515cm" svg:height="0.182cm" svg:x="5.641cm" svg:y="1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0.8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57cm" svg:y="11.0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58cm" svg:y="11.0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007cm" svg:y="11.0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59cm" svg:y="10.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23cm" svg:y="1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408cm" svg:y="11.674cm" svg:viewBox="0 0 3760 33" draw:points="1880,33 0,33 0,0 3760,0 3760,33">
            <text:p/>
          </draw:polygon>
          <draw:path draw:style-name="gr3" draw:text-style-name="P7" draw:layer="layout" svg:width="0.344cm" svg:height="0.523cm" svg:x="7.43cm" svg:y="11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54cm" svg:height="0.356cm" svg:x="7.949cm" svg:y="12.0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25cm" svg:y="12.0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98cm" svg:y="12.0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8.95cm" svg:y="11.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15cm" svg:y="12.0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049cm" svg:y="11.96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0.818cm" svg:y="11.89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11.547cm" svg:y="11.3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1.941cm" svg:y="11.5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72" draw:id="id172">
          <svg:title>TexMaths</svg:title>
          <svg:desc>22§display§= \int \frac{ \frac{1}{ \cos^2 x} }{ \frac{ 4 + 5 \cos^2 x }{ \cos^2 x } }\ dx§svg§600§FALSE§</svg:desc>
          <draw:polygon draw:style-name="gr2" draw:text-style-name="P6" draw:layer="layout" svg:width="5.863cm" svg:height="2.052cm" svg:x="13.036cm" svg:y="8.658cm" svg:viewBox="0 0 5864 2053" draw:points="2932,2053 0,2053 0,0 5864,0 5864,2053">
            <text:p/>
          </draw:polygon>
          <draw:path draw:style-name="gr3" draw:text-style-name="P7" draw:layer="layout" svg:width="0.515cm" svg:height="0.182cm" svg:x="13.041cm" svg:y="9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856cm" svg:y="8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197cm" svg:y="8.619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7cm" svg:height="0.032cm" svg:x="15.5cm" svg:y="9.075cm" svg:viewBox="0 0 1588 33" draw:points="794,33 0,33 0,0 1588,0 1588,33">
            <text:p/>
          </draw:polygon>
          <draw:path draw:style-name="gr3" draw:text-style-name="P7" draw:layer="layout" svg:width="0.23cm" svg:height="0.247cm" svg:x="15.525cm" svg:y="9.30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9.30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9.30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9.13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9.311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2.97cm" svg:height="0.032cm" svg:x="14.808cm" svg:y="9.642cm" svg:viewBox="0 0 2971 33" draw:points="1485,33 0,33 0,0 2971,0 2971,33">
            <text:p/>
          </draw:polygon>
          <draw:path draw:style-name="gr3" draw:text-style-name="P7" draw:layer="layout" svg:width="0.267cm" svg:height="0.365cm" svg:x="14.923cm" svg:y="9.80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15.247cm" svg:y="9.83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5.718cm" svg:y="9.811cm" svg:viewBox="0 0 241 371" svg:d="M51 58c26 7 44 7 53 7 70 0 114-49 114-58 0-5-5-7-7-7s-2 0-5 2c-12 5-41 16-81 16-16 0-44-2-81-14-5-4-5-4-7-4-7 0-7 5-7 14v160c0 11 0 16 9 16 5 0 5 0 12-7 23-30 56-33 76-33 31 0 47 24 49 30 11 17 12 38 12 70 0 16 0 47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3cm" svg:height="0.247cm" svg:x="16.123cm" svg:y="9.92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394cm" svg:y="9.92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706cm" svg:y="9.929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961cm" svg:y="9.75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7.359cm" svg:y="9.9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2.783cm" svg:height="0.032cm" svg:x="14.902cm" svg:y="10.265cm" svg:viewBox="0 0 2784 33" draw:points="1392,33 0,33 0,0 2784,0 2784,33">
            <text:p/>
          </draw:polygon>
          <draw:path draw:style-name="gr3" draw:text-style-name="P7" draw:layer="layout" svg:width="0.23cm" svg:height="0.247cm" svg:x="15.525cm" svg:y="10.49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10.49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10.49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10.3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10.50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8.158cm" svg:y="9.314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552cm" svg:y="9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int \frac{ \sec^2 x }{ 4 + 4 \tan^2 x + 5 }\ dx§svg§600§FALSE§</svg:desc>
          <draw:polygon draw:style-name="gr2" draw:text-style-name="P6" draw:layer="layout" svg:width="8.108cm" svg:height="1.752cm" svg:x="14.737cm" svg:y="12.961cm" svg:viewBox="0 0 8109 1753" draw:points="4055,1753 0,1753 0,0 8109,0 8109,1753">
            <text:p/>
          </draw:polygon>
          <draw:path draw:style-name="gr3" draw:text-style-name="P7" draw:layer="layout" svg:width="0.515cm" svg:height="0.182cm" svg:x="14.742cm" svg:y="13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557cm" svg:y="13.03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8.187cm" svg:y="13.2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488cm" svg:y="13.2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36cm" svg:y="13.21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9.188cm" svg:y="12.9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651cm" svg:y="13.2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16.509cm" svg:y="13.876cm" svg:viewBox="0 0 5215 33" draw:points="2608,33 0,33 0,0 5215,0 5215,33">
            <text:p/>
          </draw:polygon>
          <draw:path draw:style-name="gr3" draw:text-style-name="P7" draw:layer="layout" svg:width="0.344cm" svg:height="0.523cm" svg:x="16.5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515cm" svg:height="0.516cm" svg:x="17.111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86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42cm" svg:height="0.485cm" svg:x="18.371cm" svg:y="14.15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69cm" svg:y="14.2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068cm" svg:y="14.2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507cm" svg:y="13.9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971cm" svg:y="14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0.607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1.374cm" svg:y="14.11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2.105cm" svg:y="13.5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2.499cm" svg:y="13.7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\int \frac{ 1 }{ 13\cos^2 x - 9 \sin^2 x } \ dx§svg§600§FALSE§</svg:desc>
          <draw:polygon draw:style-name="gr2" draw:text-style-name="P6" draw:layer="layout" svg:width="8.262cm" svg:height="1.642cm" svg:x="18.826cm" svg:y="5.745cm" svg:viewBox="0 0 8263 1643" draw:points="4131,1643 0,1643 0,0 8263,0 8263,1643">
            <text:p/>
          </draw:polygon>
          <draw:path draw:style-name="gr3" draw:text-style-name="P7" draw:layer="layout" svg:width="0.687cm" svg:height="1.719cm" svg:x="18.831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5cm" svg:y="5.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84cm" svg:height="0.032cm" svg:x="19.782cm" svg:y="6.549cm" svg:viewBox="0 0 6185 33" draw:points="3093,33 0,33 0,0 6185,0 6185,33">
            <text:p/>
          </draw:polygon>
          <draw:path draw:style-name="gr3" draw:text-style-name="P7" draw:layer="layout" svg:width="0.256cm" svg:height="0.517cm" svg:x="19.85cm" svg:y="6.8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201cm" svg:y="6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20.711cm" svg:y="7.0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049cm" svg:y="7.00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21.4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1.753cm" svg:y="6.7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218cm" svg:y="7.0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3cm" svg:height="0.032cm" svg:x="22.873cm" svg:y="7.13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3.616cm" svg:y="6.833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24.12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4.429cm" svg:y="6.83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644cm" svg:y="7.005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5.082cm" svg:y="6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547cm" svg:y="7.0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26.347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742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5" draw:id="id165">
          <svg:title>TexMaths</svg:title>
          <svg:desc>22§display§\text {(5)}§svg§600§FALSE§</svg:desc>
          <draw:polygon draw:style-name="gr2" draw:text-style-name="P6" draw:layer="layout" svg:width="0.834cm" svg:height="0.696cm" svg:x="17.926cm" svg:y="6.148cm" svg:viewBox="0 0 835 697" draw:points="418,697 0,697 0,0 835,0 835,697">
            <text:p/>
          </draw:polygon>
          <draw:path draw:style-name="gr3" draw:text-style-name="P7" draw:layer="layout" svg:width="0.181cm" svg:height="0.773cm" svg:x="17.963cm" svg:y="6.1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8.227cm" svg:y="6.1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8.62cm" svg:y="6.1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5" anim:sub-item="text" smil:attributeName="visibility" smil:to="visible"/>
                  <anim:animate smil:begin="0s" smil:dur="0.5s" smil:fill="hold" smil:decelerate="0.5" smil:targetElement="id155" anim:sub-item="text" smil:attributeName="rotate" smil:values="-90;0" smil:keyTimes="0;1"/>
                  <anim:animate smil:begin="0s" smil:dur="0.5s" smil:fill="hold" smil:decelerate="0.5" smil:targetElement="id155" anim:sub-item="text" smil:attributeName="width" smil:values="width;width*.05" smil:keyTimes="0;1"/>
                  <anim:animate smil:begin="0.5s" smil:dur="0.5s" smil:fill="hold" smil:accelerate="0.5" smil:targetElement="id155" anim:sub-item="text" smil:attributeName="width" smil:values="width*.05;width" smil:keyTimes="0;1"/>
                  <anim:animate smil:dur="1s" smil:fill="hold" smil:targetElement="id155" anim:sub-item="text" smil:attributeName="height" smil:values="height;height" smil:keyTimes="0;1"/>
                  <anim:animate smil:begin="0s" smil:dur="0.5s" smil:fill="hold" smil:decelerate="0.5" smil:targetElement="id155" anim:sub-item="text" smil:attributeName="x" smil:values="x+.4;x" smil:keyTimes="0;1"/>
                  <anim:animate smil:begin="0s" smil:dur="0.5s" smil:fill="hold" smil:decelerate="0.5" smil:targetElement="id155" anim:sub-item="text" smil:attributeName="y" smil:values="y-.2;y+.1" smil:keyTimes="0;1"/>
                  <anim:animate smil:begin="0.5s" smil:dur="0.5s" smil:fill="hold" smil:accelerate="0.5" smil:targetElement="id155" anim:sub-item="text" smil:attributeName="y" smil:values="y+.1;y" smil:keyTimes="0;1"/>
                  <anim:transitionFilter smil:begin="0s" smil:dur="1s" smil:decelerate="0.5" smil:targetElement="id1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7" smil:attributeName="visibility" smil:to="visible"/>
                  <anim:animate smil:dur="0.25s" smil:fill="hold" smil:targetElement="id167" smil:attributeName="width" smil:values="width*0.05;width" smil:keyTimes="0;1"/>
                  <anim:animate smil:dur="0.25s" smil:fill="hold" smil:targetElement="id167" smil:attributeName="height" smil:values="height;height" smil:keyTimes="0;1"/>
                  <anim:animate smil:dur="0.25s" smil:fill="hold" smil:targetElement="id167" smil:attributeName="x" smil:values="x-.2;x" smil:keyTimes="0;1"/>
                  <anim:animate smil:dur="0.25s" smil:fill="hold" smil:targetElement="id167" smil:attributeName="y" smil:values="y;y" smil:keyTimes="0;1"/>
                  <anim:transitionFilter smil:dur="0.2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4.2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4§display§= \int \frac{ \sec^2 x }{ 4 \tan^2 x + 9 }\ dx§svg§600§FALSE§</svg:desc>
          <draw:polygon draw:style-name="gr2" draw:text-style-name="P6" draw:layer="layout" svg:width="7.392cm" svg:height="1.912cm" svg:x="4.932cm" svg:y="0.859cm" svg:viewBox="0 0 7393 1913" draw:points="3695,1913 0,1913 0,0 7393,0 7393,1913">
            <text:p/>
          </draw:polygon>
          <draw:path draw:style-name="gr3" draw:text-style-name="P7" draw:layer="layout" svg:width="0.561cm" svg:height="0.199cm" svg:x="4.938cm" svg:y="1.77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27cm" svg:y="0.938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69cm" svg:y="1.138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297cm" svg:y="1.13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77cm" svg:y="1.138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59cm" svg:y="0.81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66cm" svg:y="1.1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65cm" svg:y="1.858cm" svg:viewBox="0 0 4235 36" draw:points="2117,36 0,36 0,0 4235,0 4235,36">
            <text:p/>
          </draw:polygon>
          <draw:path draw:style-name="gr3" draw:text-style-name="P7" draw:layer="layout" svg:width="0.375cm" svg:height="0.571cm" svg:x="6.888cm" svg:y="2.11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4cm" svg:height="0.529cm" svg:x="7.443cm" svg:y="2.165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cm" svg:y="2.305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3cm" svg:y="2.3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3cm" svg:y="1.98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cm" svg:y="2.3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1cm" svg:y="2.192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10.712cm" svg:y="2.123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02cm" svg:height="0.596cm" svg:x="11.515cm" svg:y="1.501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45cm" svg:y="1.7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therefore§svg§600§FALSE§</svg:desc>
          <draw:polygon draw:style-name="gr2" draw:text-style-name="P6" draw:layer="layout" svg:width="0.453cm" svg:height="0.371cm" svg:x="3.141cm" svg:y="10.749cm" svg:viewBox="0 0 454 372" draw:points="227,372 0,372 0,0 454,0 454,372">
            <text:p/>
          </draw:polygon>
          <draw:path draw:style-name="gr3" draw:text-style-name="P7" draw:layer="layout" svg:width="0.513cm" svg:height="0.455cm" svg:x="3.124cm" svg:y="10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78" draw:id="id17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4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4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4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4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4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4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4.244cm" svg:y="5.5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= \int \frac{ 1 }{ 4 t^2 + 9 }\ dt§svg§600§FALSE§</svg:desc>
          <draw:polygon draw:style-name="gr2" draw:text-style-name="P6" draw:layer="layout" svg:width="5.549cm" svg:height="1.791cm" svg:x="4.932cm" svg:y="4.861cm" svg:viewBox="0 0 5550 1792" draw:points="2774,1792 0,1792 0,0 5550,0 5550,1792">
            <text:p/>
          </draw:polygon>
          <draw:path draw:style-name="gr3" draw:text-style-name="P7" draw:layer="layout" svg:width="0.561cm" svg:height="0.199cm" svg:x="4.938cm" svg:y="5.65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827cm" svg:y="4.81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007cm" svg:y="4.8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865cm" svg:y="5.739cm" svg:viewBox="0 0 2559 37" draw:points="1280,37 0,37 0,0 2559,0 2559,37">
            <text:p/>
          </draw:polygon>
          <draw:path draw:style-name="gr3" draw:text-style-name="P7" draw:layer="layout" svg:width="0.375cm" svg:height="0.572cm" svg:x="6.888cm" svg:y="5.97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6cm" svg:height="0.539cm" svg:x="7.307cm" svg:y="6.018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629cm" svg:y="5.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205cm" svg:y="6.05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5cm" svg:height="0.581cm" svg:x="9.036cm" svg:y="5.985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02cm" svg:height="0.596cm" svg:x="9.839cm" svg:y="5.3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263cm" svg:y="5.44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81" draw:id="id181">
          <svg:title>TexMaths</svg:title>
          <svg:desc>24§display§= \int \frac{ 1 }{ ( 2t )^2 + (3)^2 }\ dt§svg§600§FALSE§</svg:desc>
          <draw:polygon draw:style-name="gr2" draw:text-style-name="P6" draw:layer="layout" svg:width="7.239cm" svg:height="1.854cm" svg:x="11.232cm" svg:y="4.862cm" svg:viewBox="0 0 7240 1855" draw:points="3621,1855 0,1855 0,0 7240,0 7240,1855">
            <text:p/>
          </draw:polygon>
          <draw:path draw:style-name="gr3" draw:text-style-name="P7" draw:layer="layout" svg:width="0.562cm" svg:height="0.199cm" svg:x="11.238cm" svg:y="5.6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2.127cm" svg:y="4.82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5.152cm" svg:y="4.8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4.248cm" svg:height="0.035cm" svg:x="13.165cm" svg:y="5.74cm" svg:viewBox="0 0 4249 36" draw:points="2125,36 0,36 0,0 4249,0 4249,36">
            <text:p/>
          </draw:polygon>
          <draw:path draw:style-name="gr3" draw:text-style-name="P7" draw:layer="layout" svg:width="0.197cm" svg:height="0.844cm" svg:x="13.248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3.536cm" svg:y="5.98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6cm" svg:height="0.538cm" svg:x="13.935cm" svg:y="6.01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4.267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4.584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5.16cm" svg:y="6.054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6.041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6.32cm" svg:y="5.9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6.755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7.072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7.829cm" svg:y="5.383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8.253cm" svg:y="5.44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182" draw:id="id182">
          <svg:title>TexMaths</svg:title>
          <svg:desc>24§display§= \frac{1}{3} \tan^{-1}\left( \frac{2t}{3} \right) \left( \frac{1}{2} \right)\ + \ c§svg§600§FALSE§</svg:desc>
          <draw:polygon draw:style-name="gr2" draw:text-style-name="P6" draw:layer="layout" svg:width="9.97cm" svg:height="1.941cm" svg:x="4.934cm" svg:y="7.261cm" svg:viewBox="0 0 9971 1942" draw:points="4984,1942 0,1942 0,0 9971,0 9971,1942">
            <text:p/>
          </draw:polygon>
          <draw:path draw:style-name="gr3" draw:text-style-name="P7" draw:layer="layout" svg:width="0.562cm" svg:height="0.199cm" svg:x="4.94cm" svg:y="8.1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59cm" svg:y="7.3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2cm" svg:y="8.214cm" svg:viewBox="0 0 424 36" draw:points="211,36 0,36 0,0 424,0 424,36">
            <text:p/>
          </draw:polygon>
          <draw:path draw:style-name="gr3" draw:text-style-name="P7" draw:layer="layout" svg:width="0.35cm" svg:height="0.581cm" svg:x="5.919cm" svg:y="8.4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562cm" svg:y="7.9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cm" svg:y="8.0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4cm" svg:y="8.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29cm" svg:y="7.9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7cm" svg:y="7.7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7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7.3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974cm" svg:y="7.344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olygon draw:style-name="gr3" draw:text-style-name="P7" draw:layer="layout" svg:width="0.727cm" svg:height="0.035cm" svg:x="9.534cm" svg:y="8.214cm" svg:viewBox="0 0 728 36" draw:points="365,36 0,36 0,0 728,0 728,36">
            <text:p/>
          </draw:polygon>
          <draw:path draw:style-name="gr3" draw:text-style-name="P7" draw:layer="layout" svg:width="0.35cm" svg:height="0.581cm" svg:x="9.721cm" svg:y="8.4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0.391cm" svg:y="7.219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1.299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1.919cm" svg:y="7.3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1.844cm" svg:y="8.214cm" svg:viewBox="0 0 424 36" draw:points="211,36 0,36 0,0 424,0 424,36">
            <text:p/>
          </draw:polygon>
          <draw:path draw:style-name="gr3" draw:text-style-name="P7" draw:layer="layout" svg:width="0.337cm" svg:height="0.564cm" svg:x="11.886cm" svg:y="8.4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416cm" svg:height="2.025cm" svg:x="12.397cm" svg:y="7.219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505cm" svg:y="7.9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617cm" svg:y="8.0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4" draw:id="id184">
          <svg:title>TexMaths</svg:title>
          <svg:desc>24§display§\text {I}§svg§600§FALSE§</svg:desc>
          <draw:polygon draw:style-name="gr2" draw:text-style-name="P6" draw:layer="layout" svg:width="0.197cm" svg:height="0.493cm" svg:x="4.245cm" svg:y="10.647cm" svg:viewBox="0 0 198 494" draw:points="100,494 0,494 0,0 198,0 198,494">
            <text:p/>
          </draw:polygon>
          <draw:path draw:style-name="gr3" draw:text-style-name="P7" draw:layer="layout" svg:width="0.258cm" svg:height="0.577cm" svg:x="4.226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4§display§= \frac{1}{6} \tan^{-1}\left( \frac{2 \tan x}{3} \right) \ + \ c §svg§600§FALSE§</svg:desc>
          <draw:polygon draw:style-name="gr2" draw:text-style-name="P6" draw:layer="layout" svg:width="9.639cm" svg:height="1.941cm" svg:x="4.935cm" svg:y="9.861cm" svg:viewBox="0 0 9640 1942" draw:points="4821,1942 0,1942 0,0 9640,0 9640,1942">
            <text:p/>
          </draw:polygon>
          <draw:path draw:style-name="gr3" draw:text-style-name="P7" draw:layer="layout" svg:width="0.562cm" svg:height="0.199cm" svg:x="4.941cm" svg:y="10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6cm" svg:y="9.9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3cm" svg:y="10.814cm" svg:viewBox="0 0 424 36" draw:points="211,36 0,36 0,0 424,0 424,36">
            <text:p/>
          </draw:polygon>
          <draw:path draw:style-name="gr3" draw:text-style-name="P7" draw:layer="layout" svg:width="0.35cm" svg:height="0.581cm" svg:x="5.92cm" svg:y="11.06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266cm" svg:height="0.529cm" svg:x="6.563cm" svg:y="10.5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1cm" svg:y="10.6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5cm" svg:y="10.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3cm" svg:y="10.5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8cm" svg:y="10.3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8cm" svg:y="9.8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9.9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6cm" svg:height="0.529cm" svg:x="10.113cm" svg:y="9.95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0.46cm" svg:y="10.09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873cm" svg:y="10.09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48cm" svg:y="10.0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7" draw:layer="layout" svg:width="2.405cm" svg:height="0.035cm" svg:x="9.535cm" svg:y="10.814cm" svg:viewBox="0 0 2406 36" draw:points="1202,36 0,36 0,0 2406,0 2406,36">
            <text:p/>
          </draw:polygon>
          <draw:path draw:style-name="gr3" draw:text-style-name="P7" draw:layer="layout" svg:width="0.35cm" svg:height="0.581cm" svg:x="10.56cm" svg:y="11.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067cm" svg:y="9.819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175cm" svg:y="10.5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287cm" svg:y="10.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944cm" svg:y="13.0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4§display§= \int \frac{1}{3 \sin^2 x + 4 }\ dx§svg§600§FALSE§</svg:desc>
          <draw:polygon draw:style-name="gr2" draw:text-style-name="P6" draw:layer="layout" svg:width="7.21cm" svg:height="1.791cm" svg:x="5.633cm" svg:y="12.361cm" svg:viewBox="0 0 7211 1792" draw:points="3605,1792 0,1792 0,0 7211,0 7211,1792">
            <text:p/>
          </draw:polygon>
          <draw:path draw:style-name="gr3" draw:text-style-name="P7" draw:layer="layout" svg:width="0.562cm" svg:height="0.199cm" svg:x="5.639cm" svg:y="13.15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28cm" svg:y="12.31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9.455cm" svg:y="12.3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52cm" svg:height="0.036cm" svg:x="7.566cm" svg:y="13.239cm" svg:viewBox="0 0 4053 37" draw:points="2027,37 0,37 0,0 4053,0 4053,37">
            <text:p/>
          </draw:polygon>
          <draw:path draw:style-name="gr3" draw:text-style-name="P7" draw:layer="layout" svg:width="0.35cm" svg:height="0.581cm" svg:x="7.601cm" svg:y="13.54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8.156cm" svg:y="13.73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49cm" svg:y="13.5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8.722cm" svg:y="13.73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9.202cm" svg:y="13.364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9.707cm" svg:y="13.73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564cm" svg:x="10.4cm" svg:y="13.61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11.22cm" svg:y="13.5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034cm" svg:y="12.8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464cm" svg:y="13.09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04cm" svg:y="13.051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13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13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13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13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(2)}§svg§600§FALSE§</svg:desc>
          <draw:polygon draw:style-name="gr2" draw:text-style-name="P6" draw:layer="layout" svg:width="0.91cm" svg:height="0.759cm" svg:x="1.722cm" svg:y="12.95cm" svg:viewBox="0 0 911 760" draw:points="455,760 0,760 0,0 911,0 911,760">
            <text:p/>
          </draw:polygon>
          <draw:path draw:style-name="gr3" draw:text-style-name="P7" draw:layer="layout" svg:width="0.197cm" svg:height="0.844cm" svg:x="1.762cm" svg:y="12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051cm" svg:y="12.97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79cm" svg:y="12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0" draw:id="id190">
          <svg:title>TexMaths</svg:title>
          <svg:desc>24§display§= \int \frac{ \frac{1}{ \cos^2 x } }{ \frac{ 3 \sin^2 x + 4 }{ \cos^2 x } }\ dx§svg§600§FALSE§</svg:desc>
          <draw:polygon draw:style-name="gr2" draw:text-style-name="P6" draw:layer="layout" svg:width="6.324cm" svg:height="2.257cm" svg:x="13.434cm" svg:y="12.36cm" svg:viewBox="0 0 6325 2258" draw:points="3162,2258 0,2258 0,0 6325,0 6325,2258">
            <text:p/>
          </draw:polygon>
          <draw:path draw:style-name="gr3" draw:text-style-name="P7" draw:layer="layout" svg:width="0.562cm" svg:height="0.199cm" svg:x="13.44cm" svg:y="13.3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9cm" svg:y="12.514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16.846cm" svg:y="12.318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6.086cm" svg:y="12.815cm" svg:viewBox="0 0 1732 36" draw:points="866,36 0,36 0,0 1732,0 1732,36">
            <text:p/>
          </draw:polygon>
          <draw:path draw:style-name="gr3" draw:text-style-name="P7" draw:layer="layout" svg:width="0.251cm" svg:height="0.27cm" svg:x="16.113cm" svg:y="13.071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3.071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3.071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2.884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3.072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167cm" svg:height="0.035cm" svg:x="15.368cm" svg:y="13.433cm" svg:viewBox="0 0 3168 36" draw:points="1584,36 0,36 0,0 3168,0 3168,36">
            <text:p/>
          </draw:polygon>
          <draw:path draw:style-name="gr3" draw:text-style-name="P7" draw:layer="layout" svg:width="0.272cm" svg:height="0.404cm" svg:x="15.5cm" svg:y="13.637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14cm" svg:height="0.27cm" svg:x="15.947cm" svg:y="13.765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13cm" svg:height="0.398cm" svg:x="16.22cm" svg:y="13.631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6.41cm" svg:y="13.769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16.79cm" svg:y="13.56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17.224cm" svg:y="13.76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17.62cm" svg:y="13.664cm" svg:viewBox="0 0 436 438" svg:d="M232 232h183c7 0 21 0 21-13 0-16-14-16-21-16h-183v-182c0-8 0-21-13-21-15 0-15 13-15 21v182h-183c-8 0-21 0-21 16 0 13 13 13 21 13h183v183c0 7 0 23 15 23 13 0 13-14 13-23z">
            <text:p/>
          </draw:path>
          <draw:path draw:style-name="gr3" draw:text-style-name="P7" draw:layer="layout" svg:width="0.291cm" svg:height="0.398cm" svg:x="18.119cm" svg:y="13.631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2.964cm" svg:height="0.035cm" svg:x="15.469cm" svg:y="14.134cm" svg:viewBox="0 0 2965 36" draw:points="1482,36 0,36 0,0 2965,0 2965,36">
            <text:p/>
          </draw:polygon>
          <draw:path draw:style-name="gr3" draw:text-style-name="P7" draw:layer="layout" svg:width="0.251cm" svg:height="0.27cm" svg:x="16.113cm" svg:y="14.389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4.389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4.389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4.203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4.391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6cm" svg:x="18.948cm" svg:y="13.0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9.379cm" svg:y="13.2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13.1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13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1" draw:id="id191">
          <svg:title>TexMaths</svg:title>
          <svg:desc>24§display§\text {I}§svg§600§FALSE§</svg:desc>
          <draw:polygon draw:style-name="gr2" draw:text-style-name="P6" draw:layer="layout" svg:width="0.197cm" svg:height="0.493cm" svg:x="4.2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2" draw:id="id192">
          <svg:title>TexMaths</svg:title>
          <svg:desc>24§display§= \int \frac{ \sec^2 x }{ 3 \tan^2 x + 4 \sec^2 x }\ dx§svg§600§FALSE§</svg:desc>
          <draw:polygon draw:style-name="gr2" draw:text-style-name="P6" draw:layer="layout" svg:width="9.617cm" svg:height="1.912cm" svg:x="4.932cm" svg:y="0.861cm" svg:viewBox="0 0 9618 1913" draw:points="4810,1913 0,1913 0,0 9618,0 9618,1913">
            <text:p/>
          </draw:polygon>
          <draw:path draw:style-name="gr3" draw:text-style-name="P7" draw:layer="layout" svg:width="0.562cm" svg:height="0.199cm" svg:x="4.938cm" svg:y="1.7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27cm" svg:y="0.94cm" svg:viewBox="0 0 751 1876" svg:d="M40 1838c27 0 43-20 43-41 0-29-22-42-41-42-21 0-42 13-42 42 0 44 42 79 94 79 129 0 177-198 236-442 66-267 121-537 167-808 31-179 62-348 91-457 9-42 38-150 73-150 24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081cm" svg:y="1.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41cm" svg:y="1.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9.79cm" svg:y="1.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174cm" svg:y="0.8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0.679cm" svg:y="1.1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7" draw:layer="layout" svg:width="6.46cm" svg:height="0.035cm" svg:x="6.866cm" svg:y="1.86cm" svg:viewBox="0 0 6461 36" draw:points="3230,36 0,36 0,0 6461,0 6461,36">
            <text:p/>
          </draw:polygon>
          <draw:path draw:style-name="gr3" draw:text-style-name="P7" draw:layer="layout" svg:width="0.35cm" svg:height="0.581cm" svg:x="6.9cm" svg:y="2.12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3cm" svg:y="2.1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1cm" svg:y="2.3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4cm" svg:y="2.3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4cm" svg:y="1.98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1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2cm" svg:y="2.1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2cm" svg:y="2.11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11.268cm" svg:y="2.3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1.597cm" svg:y="2.3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1.977cm" svg:y="2.3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2.361cm" svg:y="2.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2.868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3.741cm" svg:y="1.503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4.17cm" svg:y="1.7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3" draw:id="id193">
          <svg:title>TexMaths</svg:title>
          <svg:desc>24§display§= \int \frac{ \sec^2 x }{ 3 \tan^2 x + 4 ( 1 + \tan^2 x ) }\ dx§svg§600§FALSE§</svg:desc>
          <draw:polygon draw:style-name="gr2" draw:text-style-name="P6" draw:layer="layout" svg:width="11.722cm" svg:height="1.993cm" svg:x="4.933cm" svg:y="3.262cm" svg:viewBox="0 0 11723 1994" draw:points="5860,1994 0,1994 0,0 11723,0 11723,1994">
            <text:p/>
          </draw:polygon>
          <draw:path draw:style-name="gr3" draw:text-style-name="P7" draw:layer="layout" svg:width="0.562cm" svg:height="0.199cm" svg:x="4.939cm" svg:y="4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828cm" svg:y="3.34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0-123 220-31 0-50-21-52-21z">
            <text:p/>
          </draw:path>
          <draw:path draw:style-name="gr3" draw:text-style-name="P7" draw:layer="layout" svg:width="0.277cm" svg:height="0.389cm" svg:x="10.135cm" svg:y="3.54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0.463cm" svg:y="3.54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2cm" svg:height="0.389cm" svg:x="10.843cm" svg:y="3.54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262cm" svg:height="0.392cm" svg:x="11.225cm" svg:y="3.2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1.732cm" svg:y="3.544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6 92-86 112-113 112-32 0-46-27-46-56 0-19 6-37 15-75z">
            <text:p/>
          </draw:path>
          <draw:polygon draw:style-name="gr3" draw:text-style-name="P7" draw:layer="layout" svg:width="8.565cm" svg:height="0.035cm" svg:x="6.867cm" svg:y="4.26cm" svg:viewBox="0 0 8566 36" draw:points="4282,36 0,36 0,0 8566,0 8566,36">
            <text:p/>
          </draw:polygon>
          <draw:path draw:style-name="gr3" draw:text-style-name="P7" draw:layer="layout" svg:width="0.35cm" svg:height="0.58cm" svg:x="6.901cm" svg:y="4.525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264cm" svg:height="0.529cm" svg:x="7.445cm" svg:y="4.567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381cm" svg:height="0.389cm" svg:x="7.792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8.205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8.685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9.192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562cm" svg:height="0.563cm" svg:x="9.883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75cm" svg:height="0.571cm" svg:x="10.703cm" svg:y="4.515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197cm" svg:height="0.843cm" svg:x="11.185cm" svg:y="4.454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11.504cm" svg:y="4.52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2cm" svg:height="0.563cm" svg:x="12.086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66cm" svg:height="0.529cm" svg:x="12.898cm" svg:y="4.567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381cm" svg:height="0.389cm" svg:x="13.245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3.658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14.138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4.645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197cm" svg:height="0.843cm" svg:x="15.15cm" svg:y="4.454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5.845cm" svg:y="3.903cm" svg:viewBox="0 0 403 597" svg:d="M403 10c0-2 0-10-11-10-12 0-92 8-108 10-6 0-11 3-11 15 0 11 7 11 21 11 40 0 42 6 42 14l-2 17-52 200c-15-31-40-54-78-54-98 0-204 125-204 247 0 81 46 137 113 137 18 0 60-4 110-64 7 35 36 64 77 64 30 0 49-19 63-48 13-29 25-81 25-83 0-9-8-9-10-9-9 0-9 3-11 15-16 56-31 106-66 106-23 0-24-22-24-39 0-21 1-27 5-40zM227 485c-4 16-4 18-18 33-36 46-71 60-94 60-42 0-55-47-55-79 0-42 28-148 48-186 24-50 63-81 97-81 56 0 68 69 68 75 0 4-2 10-4 13z">
            <text:p/>
          </draw:path>
          <draw:path draw:style-name="gr3" draw:text-style-name="P7" draw:layer="layout" svg:width="0.421cm" svg:height="0.383cm" svg:x="16.276cm" svg:y="4.116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</draw:g>
        <draw:g xml:id="id194" draw:id="id194">
          <svg:title>TexMaths</svg:title>
          <svg:desc>24§display§= \int \frac{ \sec^2 x }{ 3 \tan^2 x + 4 +  4 \tan^2 x  }\ dx§svg§600§FALSE§</svg:desc>
          <draw:polygon draw:style-name="gr2" draw:text-style-name="P6" draw:layer="layout" svg:width="11.206cm" svg:height="1.912cm" svg:x="4.935cm" svg:y="5.763cm" svg:viewBox="0 0 11207 1913" draw:points="5602,1913 0,1913 0,0 11207,0 11207,1913">
            <text:p/>
          </draw:polygon>
          <draw:path draw:style-name="gr3" draw:text-style-name="P7" draw:layer="layout" svg:width="0.562cm" svg:height="0.199cm" svg:x="4.941cm" svg:y="6.6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3cm" svg:y="5.842cm" svg:viewBox="0 0 751 1876" svg:d="M40 1838c27 0 43-20 43-41 0-29-22-42-41-42-21 0-42 13-42 42 0 44 42 79 94 79 129 0 177-198 236-442 66-267 121-537 167-808 31-179 62-348 91-457 9-42 38-150 72-150 25 0 47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879cm" svg:y="6.04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0.207cm" svg:y="6.04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587cm" svg:y="6.04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969cm" svg:y="5.7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1.476cm" svg:y="6.0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7" draw:layer="layout" svg:width="8.047cm" svg:height="0.035cm" svg:x="6.868cm" svg:y="6.762cm" svg:viewBox="0 0 8048 36" draw:points="4024,36 0,36 0,0 8048,0 8048,36">
            <text:p/>
          </draw:polygon>
          <draw:path draw:style-name="gr3" draw:text-style-name="P7" draw:layer="layout" svg:width="0.35cm" svg:height="0.581cm" svg:x="6.903cm" svg:y="7.02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6cm" svg:y="7.06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4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7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7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3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5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4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1.338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2.158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6cm" svg:height="0.529cm" svg:x="12.713cm" svg:y="7.06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3.06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3.473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13.951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4.458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5.332cm" svg:y="6.405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762cm" svg:y="6.6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5" draw:id="id195">
          <svg:title>TexMaths</svg:title>
          <svg:desc>24§display§\text {I}§svg§600§FALSE§</svg:desc>
          <draw:polygon draw:style-name="gr2" draw:text-style-name="P6" draw:layer="layout" svg:width="0.197cm" svg:height="0.493cm" svg:x="4.2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4.2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4§display§= \int \frac{ \sec^2 x }{ 7 \tan^2 x + 4 }\ dx§svg§600§FALSE§</svg:desc>
          <draw:polygon draw:style-name="gr2" draw:text-style-name="P6" draw:layer="layout" svg:width="7.392cm" svg:height="1.912cm" svg:x="4.937cm" svg:y="8.265cm" svg:viewBox="0 0 7393 1913" draw:points="3695,1913 0,1913 0,0 7393,0 7393,1913">
            <text:p/>
          </draw:polygon>
          <draw:path draw:style-name="gr3" draw:text-style-name="P7" draw:layer="layout" svg:width="0.561cm" svg:height="0.199cm" svg:x="4.943cm" svg:y="9.18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32cm" svg:y="8.344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74cm" svg:y="8.54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302cm" svg:y="8.5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82cm" svg:y="8.54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64cm" svg:y="8.2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71cm" svg:y="8.54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7cm" svg:y="9.264cm" svg:viewBox="0 0 4235 36" draw:points="2117,36 0,36 0,0 4235,0 4235,36">
            <text:p/>
          </draw:polygon>
          <draw:path draw:style-name="gr3" draw:text-style-name="P7" draw:layer="layout" svg:width="0.362cm" svg:height="0.59cm" svg:x="6.918cm" svg:y="9.519cm" svg:viewBox="0 0 363 591" svg:d="M355 58c8-12 8-14 8-31h-206c-103 0-105-12-107-27h-21l-29 175h21c2-14 10-67 21-77 6-6 73-6 83-6h176c-9 14-76 106-96 135-74 113-103 230-103 316 0 10 0 48 38 48 40 0 40-38 40-48v-42c0-46 2-94 10-138 2-19 13-92 52-146z">
            <text:p/>
          </draw:path>
          <draw:path draw:style-name="gr3" draw:text-style-name="P7" draw:layer="layout" svg:width="0.264cm" svg:height="0.529cm" svg:x="7.448cm" svg:y="9.571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5cm" svg:y="9.711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8cm" svg:y="9.71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8cm" svg:y="9.3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5cm" svg:y="9.7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6cm" svg:y="9.598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10.706cm" svg:y="9.51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02cm" svg:height="0.596cm" svg:x="11.52cm" svg:y="8.907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5cm" svg:y="9.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97" draw:id="id197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10.8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10.9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11.1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11.0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11.4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11.0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11.1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11.1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11.4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10.9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10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10.9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11.1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11.4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11.1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11.4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11.0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11.4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11.4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11.1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11.1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11.1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10.8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11.1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5cm" svg:y="13.049cm" svg:viewBox="0 0 198 494" draw:points="100,494 0,494 0,0 198,0 198,494">
            <text:p/>
          </draw:polygon>
          <draw:path draw:style-name="gr3" draw:text-style-name="P7" draw:layer="layout" svg:width="0.258cm" svg:height="0.577cm" svg:x="4.226cm" svg:y="1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4§display§= \int \frac{ 1 }{ 7 t^2 + 4 }\ dt§svg§600§FALSE§</svg:desc>
          <draw:polygon draw:style-name="gr2" draw:text-style-name="P6" draw:layer="layout" svg:width="5.549cm" svg:height="1.791cm" svg:x="5.037cm" svg:y="12.368cm" svg:viewBox="0 0 5550 1792" draw:points="2774,1792 0,1792 0,0 5550,0 5550,1792">
            <text:p/>
          </draw:polygon>
          <draw:path draw:style-name="gr3" draw:text-style-name="P7" draw:layer="layout" svg:width="0.561cm" svg:height="0.199cm" svg:x="5.043cm" svg:y="13.1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932cm" svg:y="12.326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112cm" svg:y="12.34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97cm" svg:y="13.246cm" svg:viewBox="0 0 2559 37" draw:points="1280,37 0,37 0,0 2559,0 2559,37">
            <text:p/>
          </draw:polygon>
          <draw:path draw:style-name="gr3" draw:text-style-name="P7" draw:layer="layout" svg:width="0.362cm" svg:height="0.591cm" svg:x="7.018cm" svg:y="13.483cm" svg:viewBox="0 0 363 592" svg:d="M355 58c8-12 8-14 8-31h-206c-103 0-105-12-107-27h-21l-29 175h21c2-14 10-67 21-77 6-6 73-6 83-6h176c-9 14-76 106-96 135-74 113-103 230-103 317 0 9 0 48 38 48 40 0 40-39 40-48v-43c0-46 2-94 10-138 2-19 13-92 52-146z">
            <text:p/>
          </draw:path>
          <draw:path draw:style-name="gr3" draw:text-style-name="P7" draw:layer="layout" svg:width="0.26cm" svg:height="0.539cm" svg:x="7.412cm" svg:y="13.525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734cm" svg:y="13.4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31cm" svg:y="13.56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9.13cm" svg:y="13.48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9.944cm" svg:y="12.889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368cm" svg:y="12.947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4.246cm" svg:y="1.249cm" svg:viewBox="0 0 198 494" draw:points="100,494 0,494 0,0 198,0 198,494">
            <text:p/>
          </draw:polygon>
          <draw:path draw:style-name="gr3" draw:text-style-name="P7" draw:layer="layout" svg:width="0.258cm" svg:height="0.577cm" svg:x="4.227cm" svg:y="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int \frac{ 1 }{ ( \sqrt{7}t )^2  + (2)^2 }\ dt§svg§600§FALSE§</svg:desc>
          <draw:polygon draw:style-name="gr2" draw:text-style-name="P6" draw:layer="layout" svg:width="7.281cm" svg:height="1.785cm" svg:x="5.04cm" svg:y="0.666cm" svg:viewBox="0 0 7282 1786" draw:points="3642,1786 0,1786 0,0 7282,0 7282,1786">
            <text:p/>
          </draw:polygon>
          <draw:path draw:style-name="gr3" draw:text-style-name="P7" draw:layer="layout" svg:width="0.515cm" svg:height="0.182cm" svg:x="5.045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86cm" svg:y="0.62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958cm" svg:y="0.6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4cm" svg:height="0.032cm" svg:x="6.812cm" svg:y="1.47cm" svg:viewBox="0 0 4541 33" draw:points="2271,33 0,33 0,0 4541,0 4541,33">
            <text:p/>
          </draw:polygon>
          <draw:path draw:style-name="gr3" draw:text-style-name="P7" draw:layer="layout" svg:width="0.18cm" svg:height="0.773cm" svg:x="6.888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7.17cm" svg:y="1.6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7.758cm" svg:y="1.624cm" svg:viewBox="0 0 389 33" draw:points="194,33 0,33 0,0 389,0 389,33">
            <text:p/>
          </draw:polygon>
          <draw:path draw:style-name="gr3" draw:text-style-name="P7" draw:layer="layout" svg:width="0.332cm" svg:height="0.541cm" svg:x="7.802cm" svg:y="1.77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7" draw:layer="layout" svg:width="0.238cm" svg:height="0.493cm" svg:x="8.162cm" svg:y="1.811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8.467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757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85cm" svg:y="1.8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093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355cm" svg:y="1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748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1.038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32cm" svg:y="1.14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2.123cm" svg:y="1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203" draw:id="id203">
          <svg:title>TexMaths</svg:title>
          <svg:desc>22§display§= \frac{1}{2} \tan^{-1}\left( \frac{\sqrt{7}t}{2} \right) \left( \frac{1}{\sqrt{7}} \right)\ + \ c§svg§600§FALSE§</svg:desc>
          <draw:polygon draw:style-name="gr2" draw:text-style-name="P6" draw:layer="layout" svg:width="10.513cm" svg:height="2.241cm" svg:x="4.937cm" svg:y="3.059cm" svg:viewBox="0 0 10514 2242" draw:points="5257,2242 0,2242 0,0 10514,0 10514,2242">
            <text:p/>
          </draw:polygon>
          <draw:path draw:style-name="gr3" draw:text-style-name="P7" draw:layer="layout" svg:width="0.515cm" svg:height="0.182cm" svg:x="4.942cm" svg:y="4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877cm" svg:y="3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806cm" svg:y="4.164cm" svg:viewBox="0 0 389 33" draw:points="194,33 0,33 0,0 389,0 389,33">
            <text:p/>
          </draw:polygon>
          <draw:path draw:style-name="gr3" draw:text-style-name="P7" draw:layer="layout" svg:width="0.309cm" svg:height="0.516cm" svg:x="5.845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44cm" svg:height="0.485cm" svg:x="6.429cm" svg:y="3.89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748cm" svg:y="4.02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7.128cm" svg:y="4.03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591cm" svg:y="3.90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075cm" svg:y="3.6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673cm" svg:y="3.02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9.253cm" svg:y="3.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84cm" svg:y="3.18cm" svg:viewBox="0 0 389 33" draw:points="194,33 0,33 0,0 389,0 389,33">
            <text:p/>
          </draw:polygon>
          <draw:path draw:style-name="gr3" draw:text-style-name="P7" draw:layer="layout" svg:width="0.332cm" svg:height="0.541cm" svg:x="9.884cm" svg:y="3.328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38cm" svg:height="0.493cm" svg:x="10.245cm" svg:y="3.367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7" draw:layer="layout" svg:width="1.31cm" svg:height="0.032cm" svg:x="9.196cm" svg:y="4.164cm" svg:viewBox="0 0 1311 33" draw:points="656,33 0,33 0,0 1311,0 1311,33">
            <text:p/>
          </draw:polygon>
          <draw:path draw:style-name="gr3" draw:text-style-name="P7" draw:layer="layout" svg:width="0.309cm" svg:height="0.516cm" svg:x="9.696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0.625cm" svg:y="3.02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381cm" svg:height="1.855cm" svg:x="11.502cm" svg:y="3.252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2.392cm" svg:y="3.3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2.002cm" svg:y="4.164cm" svg:viewBox="0 0 1033 33" draw:points="516,33 0,33 0,0 1033,0 1033,33">
            <text:p/>
          </draw:polygon>
          <draw:path draw:style-name="gr3" draw:text-style-name="P7" draw:layer="layout" svg:width="0.604cm" svg:height="0.773cm" svg:x="12.058cm" svg:y="4.319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46cm" svg:y="4.319cm" svg:viewBox="0 0 389 33" draw:points="194,33 0,33 0,0 389,0 389,33">
            <text:p/>
          </draw:polygon>
          <draw:path draw:style-name="gr3" draw:text-style-name="P7" draw:layer="layout" svg:width="0.332cm" svg:height="0.541cm" svg:x="12.69cm" svg:y="4.466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81cm" svg:height="1.855cm" svg:x="13.153cm" svg:y="3.25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4.168cm" svg:y="3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187cm" svg:y="4.0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4" draw:id="id204">
          <svg:title>TexMaths</svg:title>
          <svg:desc>26§display§\therefore§svg§600§FALSE§</svg:desc>
          <draw:polygon draw:style-name="gr2" draw:text-style-name="P6" draw:layer="layout" svg:width="0.49cm" svg:height="0.402cm" svg:x="2.807cm" svg:y="6.72cm" svg:viewBox="0 0 491 403" draw:points="246,403 0,403 0,0 491,0 491,403">
            <text:p/>
          </draw:polygon>
          <draw:path draw:style-name="gr3" draw:text-style-name="P7" draw:layer="layout" svg:width="0.555cm" svg:height="0.493cm" svg:x="2.788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I}§svg§600§FALSE§</svg:desc>
          <draw:polygon draw:style-name="gr2" draw:text-style-name="P6" draw:layer="layout" svg:width="0.197cm" svg:height="0.493cm" svg:x="4.247cm" svg:y="6.649cm" svg:viewBox="0 0 198 494" draw:points="100,494 0,494 0,0 198,0 198,494">
            <text:p/>
          </draw:polygon>
          <draw:path draw:style-name="gr3" draw:text-style-name="P7" draw:layer="layout" svg:width="0.258cm" svg:height="0.577cm" svg:x="4.228cm" svg:y="6.6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6" draw:id="id206">
          <svg:title>TexMaths</svg:title>
          <svg:desc>22§display§= \frac{1}{2\sqrt{7}} \tan^{-1}\left( \frac{\sqrt{7} \tan x}{2} \right) \ + \ c§svg§600§FALSE§</svg:desc>
          <draw:polygon draw:style-name="gr2" draw:text-style-name="P6" draw:layer="layout" svg:width="10.597cm" svg:height="2.241cm" svg:x="4.939cm" svg:y="5.76cm" svg:viewBox="0 0 10598 2242" draw:points="5299,2242 0,2242 0,0 10598,0 10598,2242">
            <text:p/>
          </draw:polygon>
          <draw:path draw:style-name="gr3" draw:text-style-name="P7" draw:layer="layout" svg:width="0.515cm" svg:height="0.182cm" svg:x="4.944cm" svg:y="6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3cm" svg:y="6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5.808cm" svg:y="6.865cm" svg:viewBox="0 0 1419 33" draw:points="709,33 0,33 0,0 1419,0 1419,33">
            <text:p/>
          </draw:polygon>
          <draw:path draw:style-name="gr3" draw:text-style-name="P7" draw:layer="layout" svg:width="0.309cm" svg:height="0.516cm" svg:x="5.847cm" svg:y="7.1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252cm" svg:y="7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84cm" svg:y="7.02cm" svg:viewBox="0 0 389 33" draw:points="194,33 0,33 0,0 389,0 389,33">
            <text:p/>
          </draw:polygon>
          <draw:path draw:style-name="gr3" draw:text-style-name="P7" draw:layer="layout" svg:width="0.332cm" svg:height="0.541cm" svg:x="6.884cm" svg:y="7.167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7.463cm" svg:y="6.5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81cm" svg:y="6.72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16cm" svg:y="6.73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6.6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7cm" svg:y="6.3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9.707cm" svg:y="5.721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10.286cm" svg:y="5.88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0.873cm" svg:y="5.881cm" svg:viewBox="0 0 389 33" draw:points="194,33 0,33 0,0 389,0 389,33">
            <text:p/>
          </draw:polygon>
          <draw:path draw:style-name="gr3" draw:text-style-name="P7" draw:layer="layout" svg:width="0.332cm" svg:height="0.541cm" svg:x="10.916cm" svg:y="6.0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11.403cm" svg:y="6.07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722cm" svg:y="6.20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1cm" svg:y="6.2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56cm" svg:y="6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848cm" svg:height="0.032cm" svg:x="10.229cm" svg:y="6.865cm" svg:viewBox="0 0 2849 33" draw:points="1424,33 0,33 0,0 2849,0 2849,33">
            <text:p/>
          </draw:polygon>
          <draw:path draw:style-name="gr3" draw:text-style-name="P7" draw:layer="layout" svg:width="0.309cm" svg:height="0.516cm" svg:x="11.498cm" svg:y="7.0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3.195cm" svg:y="5.721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14.254cm" svg:y="6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73cm" svg:y="6.733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6" draw:layer="layout" svg:width="1.318cm" svg:height="0.655cm" svg:x="3.241cm" svg:y="9.0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9.0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9.2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9.0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9.4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§svg§600§FALSE§</svg:desc>
          <draw:polygon draw:style-name="gr2" draw:text-style-name="P6" draw:layer="layout" svg:width="0.197cm" svg:height="0.493cm" svg:x="5.047cm" svg:y="9.05cm" svg:viewBox="0 0 198 494" draw:points="100,494 0,494 0,0 198,0 198,494">
            <text:p/>
          </draw:polygon>
          <draw:path draw:style-name="gr3" draw:text-style-name="P7" draw:layer="layout" svg:width="0.258cm" svg:height="0.577cm" svg:x="5.028cm" svg:y="9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0" draw:id="id210">
          <svg:title>TexMaths</svg:title>
          <svg:desc>22§display§= \int \frac{1}{3 \sin^2 x - 10 \cos^2 x  +  6 }\ dx§svg§600§FALSE§</svg:desc>
          <draw:polygon draw:style-name="gr2" draw:text-style-name="P6" draw:layer="layout" svg:width="10.41cm" svg:height="1.642cm" svg:x="5.736cm" svg:y="8.458cm" svg:viewBox="0 0 10411 1643" draw:points="5205,1643 0,1643 0,0 10411,0 10411,1643">
            <text:p/>
          </draw:polygon>
          <draw:path draw:style-name="gr3" draw:text-style-name="P7" draw:layer="layout" svg:width="0.515cm" svg:height="0.182cm" svg:x="5.741cm" svg:y="9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8.4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141cm" svg:y="8.4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5cm" svg:height="0.032cm" svg:x="7.508cm" svg:y="9.262cm" svg:viewBox="0 0 7516 33" draw:points="3758,33 0,33 0,0 7516,0 7516,33">
            <text:p/>
          </draw:polygon>
          <draw:path draw:style-name="gr3" draw:text-style-name="P7" draw:layer="layout" svg:width="0.321cm" svg:height="0.532cm" svg:x="7.54cm" svg:y="9.5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049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55cm" svg:y="9.54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68cm" svg:y="9.718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08cm" svg:y="9.3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28cm" svg:y="9.85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906cm" svg:y="9.5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252cm" svg:y="9.54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11.765cm" svg:y="9.71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104cm" svg:y="9.71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495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808cm" svg:y="9.47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2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907cm" svg:y="9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669cm" svg:y="9.54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5.404cm" svg:y="8.9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799cm" svg:y="9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07" draw:id="id207">
          <svg:title>TexMaths</svg:title>
          <svg:desc>24§display§\text {(3)}§svg§600§FALSE§</svg:desc>
          <draw:polygon draw:style-name="gr2" draw:text-style-name="P6" draw:layer="layout" svg:width="0.91cm" svg:height="0.759cm" svg:x="1.823cm" svg:y="8.949cm" svg:viewBox="0 0 911 760" draw:points="455,760 0,760 0,0 911,0 911,760">
            <text:p/>
          </draw:polygon>
          <draw:path draw:style-name="gr3" draw:text-style-name="P7" draw:layer="layout" svg:width="0.197cm" svg:height="0.844cm" svg:x="1.863cm" svg:y="8.907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2.144cm" svg:y="8.9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58cm" svg:y="8.90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11" draw:id="id211">
          <svg:title>TexMaths</svg:title>
          <svg:desc>22§display§= \int \frac{ \frac{1}{\cos^2 x} }{ \frac{ 3 \sin^2 x - 10 \cos^2 x  +  6 }{ \cos^2 x } }\ dx§svg§600§FALSE§</svg:desc>
          <draw:polygon draw:style-name="gr2" draw:text-style-name="P6" draw:layer="layout" svg:width="8.588cm" svg:height="2.069cm" svg:x="5.737cm" svg:y="10.66cm" svg:viewBox="0 0 8589 2070" draw:points="4295,2070 0,2070 0,0 8589,0 8589,2070">
            <text:p/>
          </draw:polygon>
          <draw:path draw:style-name="gr3" draw:text-style-name="P7" draw:layer="layout" svg:width="0.515cm" svg:height="0.182cm" svg:x="5.742cm" svg:y="11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7cm" svg:y="10.80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10.26cm" svg:y="10.6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.587cm" svg:height="0.032cm" svg:x="9.563cm" svg:y="11.077cm" svg:viewBox="0 0 1588 33" draw:points="794,33 0,33 0,0 1588,0 1588,33">
            <text:p/>
          </draw:polygon>
          <draw:path draw:style-name="gr3" draw:text-style-name="P7" draw:layer="layout" svg:width="0.23cm" svg:height="0.247cm" svg:x="9.588cm" svg:y="11.311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1.311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1.311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1.14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1.313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695cm" svg:height="0.032cm" svg:x="7.509cm" svg:y="11.643cm" svg:viewBox="0 0 5696 33" draw:points="2848,33 0,33 0,0 5696,0 5696,33">
            <text:p/>
          </draw:polygon>
          <draw:path draw:style-name="gr3" draw:text-style-name="P7" draw:layer="layout" svg:width="0.249cm" svg:height="0.37cm" svg:x="7.631cm" svg:y="11.8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96cm" svg:height="0.247cm" svg:x="8.041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291cm" svg:y="11.825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465cm" svg:y="11.951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193cm" svg:height="0.258cm" svg:x="8.814cm" svg:y="11.7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9.211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9.593cm" svg:y="12.0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7cm" svg:y="11.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355cm" svg:y="11.83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23cm" svg:height="0.247cm" svg:x="10.766cm" svg:y="11.948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11.037cm" svg:y="11.948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1.348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1.605cm" svg:y="11.77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2.003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12.366cm" svg:y="11.85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2.832cm" svg:y="11.8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508cm" svg:height="0.032cm" svg:x="7.603cm" svg:y="12.286cm" svg:viewBox="0 0 5509 33" draw:points="2755,33 0,33 0,0 5509,0 5509,33">
            <text:p/>
          </draw:polygon>
          <draw:path draw:style-name="gr3" draw:text-style-name="P7" draw:layer="layout" svg:width="0.23cm" svg:height="0.247cm" svg:x="9.588cm" svg:y="12.52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2.52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2.52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2.34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2.52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3.584cm" svg:y="11.3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78cm" svg:y="11.5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2§display§= \int \frac{ \sec^2 x}{3 \tan^2 x - 10 +  6 \sec^2 x }\ dx§svg§600§FALSE§</svg:desc>
          <draw:polygon draw:style-name="gr2" draw:text-style-name="P6" draw:layer="layout" svg:width="10.532cm" svg:height="1.752cm" svg:x="5.738cm" svg:y="13.057cm" svg:viewBox="0 0 10533 1753" draw:points="5267,1753 0,1753 0,0 10533,0 10533,1753">
            <text:p/>
          </draw:polygon>
          <draw:path draw:style-name="gr3" draw:text-style-name="P7" draw:layer="layout" svg:width="0.515cm" svg:height="0.182cm" svg:x="5.743cm" svg:y="13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8cm" svg:y="13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cm" svg:y="13.3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01cm" svg:y="13.31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49cm" svg:y="13.31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01cm" svg:y="13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64cm" svg:y="13.3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7.638cm" svg:height="0.032cm" svg:x="7.51cm" svg:y="13.972cm" svg:viewBox="0 0 7639 33" draw:points="3821,33 0,33 0,0 7639,0 7639,33">
            <text:p/>
          </draw:polygon>
          <draw:path draw:style-name="gr3" draw:text-style-name="P7" draw:layer="layout" svg:width="0.321cm" svg:height="0.532cm" svg:x="7.542cm" svg:y="14.21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04cm" svg:y="14.25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8.358cm" svg:y="14.38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737cm" svg:y="14.38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177cm" svg:y="14.0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41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296cm" svg:y="14.5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074cm" svg:y="14.2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422cm" svg:y="14.21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992cm" svg:y="14.27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2.756cm" svg:y="14.215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254cm" svg:height="0.356cm" svg:x="13.263cm" svg:y="14.3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66cm" svg:y="14.38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912cm" svg:y="14.38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4.264cm" svg:y="14.1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29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15.53cm" svg:y="13.6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924cm" svg:y="13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4§display§\text {I}§svg§600§FALSE§</svg:desc>
          <draw:polygon draw:style-name="gr2" draw:text-style-name="P6" draw:layer="layout" svg:width="0.197cm" svg:height="0.493cm" svg:x="4.7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4" draw:id="id214">
          <svg:title>TexMaths</svg:title>
          <svg:desc>22§display§= \int \frac{ \sec^2 x}{3 \tan^2 x - 10 +  6 ( 1 + \tan^2 x  ) }\ dx§svg§600§FALSE§</svg:desc>
          <draw:polygon draw:style-name="gr2" draw:text-style-name="P6" draw:layer="layout" svg:width="12.462cm" svg:height="1.827cm" svg:x="5.333cm" svg:y="0.759cm" svg:viewBox="0 0 12463 1828" draw:points="6232,1828 0,1828 0,0 12463,0 12463,1828">
            <text:p/>
          </draw:polygon>
          <draw:path draw:style-name="gr3" draw:text-style-name="P7" draw:layer="layout" svg:width="0.515cm" svg:height="0.182cm" svg:x="5.338cm" svg:y="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0.83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0.96cm" svg:y="1.014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261cm" svg:y="1.0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09cm" svg:y="1.0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961cm" svg:y="0.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24cm" svg:y="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9.568cm" svg:height="0.032cm" svg:x="7.105cm" svg:y="1.673cm" svg:viewBox="0 0 9569 33" draw:points="4785,33 0,33 0,0 9569,0 9569,33">
            <text:p/>
          </draw:polygon>
          <draw:path draw:style-name="gr3" draw:text-style-name="P7" draw:layer="layout" svg:width="0.321cm" svg:height="0.532cm" svg:x="7.137cm" svg:y="1.91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42cm" svg:height="0.484cm" svg:x="7.635cm" svg:y="1.955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7.954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332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9.237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1cm" svg:y="2.2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.91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11.588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1.91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8cm" svg:height="0.773cm" svg:x="12.781cm" svg:y="1.8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075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607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4cm" svg:x="14.353cm" svg:y="1.955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49cm" svg:height="0.356cm" svg:x="14.672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5.05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488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5.953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416cm" svg:y="1.8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7.055cm" svg:y="1.34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7.449cm" svg:y="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5" draw:id="id215">
          <svg:title>TexMaths</svg:title>
          <svg:desc>22§display§= \int \frac{ \sec^2 x}{3 \tan^2 x - 10 +  6 + 6 \tan^2 x }\ dx§svg§600§FALSE§</svg:desc>
          <draw:polygon draw:style-name="gr2" draw:text-style-name="P6" draw:layer="layout" svg:width="11.99cm" svg:height="1.752cm" svg:x="5.333cm" svg:y="3.059cm" svg:viewBox="0 0 11991 1753" draw:points="5995,1753 0,1753 0,0 11991,0 11991,1753">
            <text:p/>
          </draw:polygon>
          <draw:path draw:style-name="gr3" draw:text-style-name="P7" draw:layer="layout" svg:width="0.515cm" svg:height="0.182cm" svg:x="5.338cm" svg:y="3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3.1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724cm" svg:y="3.3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25cm" svg:y="3.3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374cm" svg:y="3.31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724cm" svg:y="3.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188cm" svg:y="3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9.097cm" svg:height="0.032cm" svg:x="7.105cm" svg:y="3.974cm" svg:viewBox="0 0 9098 33" draw:points="4548,33 0,33 0,0 9098,0 9098,33">
            <text:p/>
          </draw:polygon>
          <draw:path draw:style-name="gr3" draw:text-style-name="P7" draw:layer="layout" svg:width="0.321cm" svg:height="0.532cm" svg:x="7.137cm" svg:y="4.21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7.635cm" svg:y="4.2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4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7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2cm" svg:y="4.52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4.2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4.217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588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4.21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515cm" svg:height="0.516cm" svg:x="12.921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683cm" svg:y="4.21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4.181cm" svg:y="4.25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4.499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878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318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1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6.582cm" svg:y="3.64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976cm" svg:y="3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\sec^2 x}{9 \tan^2 x - 4 }\ dx§svg§600§FALSE§</svg:desc>
          <draw:polygon draw:style-name="gr2" draw:text-style-name="P6" draw:layer="layout" svg:width="6.776cm" svg:height="1.752cm" svg:x="5.333cm" svg:y="5.259cm" svg:viewBox="0 0 6777 1753" draw:points="3388,1753 0,1753 0,0 6777,0 6777,1753">
            <text:p/>
          </draw:polygon>
          <draw:path draw:style-name="gr3" draw:text-style-name="P7" draw:layer="layout" svg:width="0.515cm" svg:height="0.182cm" svg:x="5.338cm" svg:y="6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5.331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117cm" svg:y="5.5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418cm" svg:y="5.5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767cm" svg:y="5.5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117cm" svg:y="5.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81cm" svg:y="5.5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105cm" svg:y="6.174cm" svg:viewBox="0 0 3882 33" draw:points="1941,33 0,33 0,0 3882,0 3882,33">
            <text:p/>
          </draw:polygon>
          <draw:path draw:style-name="gr3" draw:text-style-name="P7" draw:layer="layout" svg:width="0.321cm" svg:height="0.532cm" svg:x="7.137cm" svg:y="6.417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7.635cm" svg:y="6.4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3cm" svg:y="6.584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6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6.2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6cm" svg:y="6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891cm" svg:y="6.72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621cm" svg:y="6.4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1.368cm" svg:y="5.84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762cm" svg:y="6.0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4cm" svg:y="5.9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5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7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7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7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7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8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7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7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7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8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7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7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7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7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8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7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8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7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8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8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7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7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7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7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7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20" draw:id="id220">
          <svg:title>TexMaths</svg:title>
          <svg:desc>22§display§= \int \frac{1}{9 t^2 - 4 }\ dt§svg§600§FALSE§</svg:desc>
          <draw:polygon draw:style-name="gr2" draw:text-style-name="P6" draw:layer="layout" svg:width="5.086cm" svg:height="1.642cm" svg:x="5.333cm" svg:y="8.759cm" svg:viewBox="0 0 5087 1643" draw:points="2543,1643 0,1643 0,0 5087,0 5087,1643">
            <text:p/>
          </draw:polygon>
          <draw:path draw:style-name="gr3" draw:text-style-name="P7" draw:layer="layout" svg:width="0.515cm" svg:height="0.182cm" svg:x="5.338cm" svg:y="9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3cm" svg:y="8.72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52cm" svg:y="8.7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105cm" svg:y="9.563cm" svg:viewBox="0 0 2346 33" draw:points="1174,33 0,33 0,0 2346,0 2346,33">
            <text:p/>
          </draw:polygon>
          <draw:path draw:style-name="gr3" draw:text-style-name="P7" draw:layer="layout" svg:width="0.321cm" svg:height="0.532cm" svg:x="7.137cm" svg:y="9.78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7.51cm" svg:y="9.81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7.805cm" svg:y="9.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0.09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85cm" svg:y="9.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9.831cm" svg:y="9.23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22cm" svg:y="9.28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19" draw:id="id219">
          <svg:title>TexMaths</svg:title>
          <svg:desc>24§display§\text {I}§svg§600§FALSE§</svg:desc>
          <draw:polygon draw:style-name="gr2" draw:text-style-name="P6" draw:layer="layout" svg:width="0.197cm" svg:height="0.493cm" svg:x="4.744cm" svg:y="9.3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9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1" draw:id="id221">
          <svg:title>TexMaths</svg:title>
          <svg:desc>22§display§= \int \frac{1}{ (3 t )^2 - (2)^2 }\ dt§svg§600§FALSE§</svg:desc>
          <draw:polygon draw:style-name="gr2" draw:text-style-name="P6" draw:layer="layout" svg:width="6.635cm" svg:height="1.7cm" svg:x="10.934cm" svg:y="8.761cm" svg:viewBox="0 0 6636 1701" draw:points="3319,1701 0,1701 0,0 6636,0 6636,1701">
            <text:p/>
          </draw:polygon>
          <draw:path draw:style-name="gr3" draw:text-style-name="P7" draw:layer="layout" svg:width="0.515cm" svg:height="0.182cm" svg:x="10.939cm" svg:y="9.4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54cm" svg:y="8.7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528cm" svg:y="8.7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2.706cm" svg:y="9.565cm" svg:viewBox="0 0 3894 33" draw:points="1948,33 0,33 0,0 3894,0 3894,33">
            <text:p/>
          </draw:polygon>
          <draw:path draw:style-name="gr3" draw:text-style-name="P7" draw:layer="layout" svg:width="0.18cm" svg:height="0.774cm" svg:x="12.78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3.039cm" svg:y="9.7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3.412cm" svg:y="9.8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3.716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00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56cm" svg:y="10.0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34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605cm" svg:y="9.7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5.997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8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81cm" svg:y="9.238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37cm" svg:y="9.2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22" draw:id="id222">
          <svg:title>TexMaths</svg:title>
          <svg:desc>22§display§= \frac{1}{2(2)} \log \left[ \frac{ 3t - 2 }{ 3t + 2 } \right] \left( \frac{1}{3} \right) \ + \ c§svg§600§FALSE§</svg:desc>
          <draw:polygon draw:style-name="gr2" draw:text-style-name="P6" draw:layer="layout" svg:width="10.188cm" svg:height="1.779cm" svg:x="5.335cm" svg:y="10.963cm" svg:viewBox="0 0 10189 1780" draw:points="5094,1780 0,1780 0,0 10189,0 10189,1780">
            <text:p/>
          </draw:polygon>
          <draw:path draw:style-name="gr3" draw:text-style-name="P7" draw:layer="layout" svg:width="0.515cm" svg:height="0.182cm" svg:x="5.34cm" svg:y="11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68cm" svg:y="11.0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204cm" svg:y="11.836cm" svg:viewBox="0 0 1376 33" draw:points="688,33 0,33 0,0 1376,0 1376,33">
            <text:p/>
          </draw:polygon>
          <draw:path draw:style-name="gr3" draw:text-style-name="P7" draw:layer="layout" svg:width="0.309cm" svg:height="0.516cm" svg:x="6.243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669cm" svg:y="11.9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931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324cm" svg:y="11.9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827cm" svg:y="11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39cm" svg:y="11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4cm" svg:y="11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23cm" svg:y="10.924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62cm" svg:y="11.0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1.03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332cm" svg:y="11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8cm" svg:y="11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998cm" svg:height="0.032cm" svg:x="9.431cm" svg:y="11.836cm" svg:viewBox="0 0 1999 33" draw:points="1000,33 0,33 0,0 1999,0 1999,33">
            <text:p/>
          </draw:polygon>
          <draw:path draw:style-name="gr3" draw:text-style-name="P7" draw:layer="layout" svg:width="0.321cm" svg:height="0.532cm" svg:x="9.46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2.09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311cm" svg:y="12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08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1.531cm" svg:y="10.9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219cm" svg:y="10.9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89cm" svg:y="11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72cm" svg:y="11.836cm" svg:viewBox="0 0 389 33" draw:points="194,33 0,33 0,0 389,0 389,33">
            <text:p/>
          </draw:polygon>
          <draw:path draw:style-name="gr3" draw:text-style-name="P7" draw:layer="layout" svg:width="0.321cm" svg:height="0.532cm" svg:x="12.75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226cm" svg:y="10.9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41cm" svg:y="11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6cm" svg:y="11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5" draw:id="id225">
          <svg:title>TexMaths</svg:title>
          <svg:desc>22§display§= \frac{1}{12} \log \left[ \frac{ 3 \tan x - 2 }{ 3 \tan x + 2 } \right]  \ + \ c§svg§600§FALSE§</svg:desc>
          <draw:polygon draw:style-name="gr2" draw:text-style-name="P6" draw:layer="layout" svg:width="9.284cm" svg:height="1.779cm" svg:x="5.335cm" svg:y="13.265cm" svg:viewBox="0 0 9285 1780" draw:points="4643,1780 0,1780 0,0 9285,0 9285,1780">
            <text:p/>
          </draw:polygon>
          <draw:path draw:style-name="gr3" draw:text-style-name="P7" draw:layer="layout" svg:width="0.515cm" svg:height="0.182cm" svg:x="5.34cm" svg:y="14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7cm" svg:y="13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4cm" svg:y="14.138cm" svg:viewBox="0 0 774 33" draw:points="387,33 0,33 0,0 774,0 774,33">
            <text:p/>
          </draw:polygon>
          <draw:path draw:style-name="gr3" draw:text-style-name="P7" draw:layer="layout" svg:width="0.256cm" svg:height="0.516cm" svg:x="6.275cm" svg:y="14.3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63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225cm" svg:y="13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6cm" svg:y="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4cm" svg:y="13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52cm" svg:y="13.226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86cm" svg:y="13.30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3.3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3.47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3.4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3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8cm" svg:y="13.61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16cm" svg:y="13.3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535cm" svg:height="0.032cm" svg:x="8.828cm" svg:y="14.138cm" svg:viewBox="0 0 3536 33" draw:points="1769,33 0,33 0,0 3536,0 3536,33">
            <text:p/>
          </draw:polygon>
          <draw:path draw:style-name="gr3" draw:text-style-name="P7" draw:layer="layout" svg:width="0.321cm" svg:height="0.532cm" svg:x="8.86cm" svg:y="14.36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4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4.53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4.5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4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47cm" svg:y="14.4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016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2.466cm" svg:y="13.2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337cm" svg:y="13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6cm" svg:y="14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4" draw:id="id224">
          <svg:title>TexMaths</svg:title>
          <svg:desc>24§display§\text {I}§svg§600§FALSE§</svg:desc>
          <draw:polygon draw:style-name="gr2" draw:text-style-name="P6" draw:layer="layout" svg:width="0.197cm" svg:height="0.493cm" svg:x="4.745cm" svg:y="13.9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3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6§display§\therefore§svg§600§FALSE§</svg:desc>
          <draw:polygon draw:style-name="gr2" draw:text-style-name="P6" draw:layer="layout" svg:width="0.49cm" svg:height="0.402cm" svg:x="3.307cm" svg:y="14.02cm" svg:viewBox="0 0 491 403" draw:points="246,403 0,403 0,0 491,0 491,403">
            <text:p/>
          </draw:polygon>
          <draw:path draw:style-name="gr3" draw:text-style-name="P7" draw:layer="layout" svg:width="0.555cm" svg:height="0.493cm" svg:x="3.288cm" svg:y="13.9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7" draw:id="id227">
          <svg:title>TexMaths</svg:title>
          <svg:desc>24§display§\text {Let,}§svg§600§FALSE§</svg:desc>
          <draw:polygon draw:style-name="gr2" draw:text-style-name="P6" draw:layer="layout" svg:width="1.318cm" svg:height="0.655cm" svg:x="3.2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5.048cm" svg:y="1.1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\int \frac{ \cos x}{ \cos 3x }\ dx§svg§600§FALSE§</svg:desc>
          <draw:polygon draw:style-name="gr2" draw:text-style-name="P6" draw:layer="layout" svg:width="4.887cm" svg:height="1.642cm" svg:x="5.738cm" svg:y="0.558cm" svg:viewBox="0 0 4888 1643" draw:points="2445,1643 0,1643 0,0 4888,0 4888,1643">
            <text:p/>
          </draw:polygon>
          <draw:path draw:style-name="gr3" draw:text-style-name="P7" draw:layer="layout" svg:width="0.515cm" svg:height="0.182cm" svg:x="5.7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7.73cm" svg:y="0.702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068cm" svg:y="0.70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59cm" svg:y="0.70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89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1.993cm" svg:height="0.032cm" svg:x="7.51cm" svg:y="1.362cm" svg:viewBox="0 0 1994 33" draw:points="998,33 0,33 0,0 1994,0 1994,33">
            <text:p/>
          </draw:polygon>
          <draw:path draw:style-name="gr3" draw:text-style-name="P7" draw:layer="layout" svg:width="0.295cm" svg:height="0.356cm" svg:x="7.537cm" svg:y="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6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5cm" svg:y="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8.707cm" svg:y="1.58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084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9.885cm" svg:y="1.03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279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26" draw:id="id226">
          <svg:title>TexMaths</svg:title>
          <svg:desc>24§display§\text {(4)}§svg§600§FALSE§</svg:desc>
          <draw:polygon draw:style-name="gr2" draw:text-style-name="P6" draw:layer="layout" svg:width="0.91cm" svg:height="0.76cm" svg:x="1.825cm" svg:y="1.05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0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34cm" svg:y="1.0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82cm" svg:y="1.0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1" draw:id="id231">
          <svg:title>TexMaths</svg:title>
          <svg:desc>22§display§= \int \frac{ \cos x}{ \cos x ( 4\cos^2 x - 3 ) }\ dx§svg§600§FALSE§</svg:desc>
          <draw:polygon draw:style-name="gr2" draw:text-style-name="P6" draw:layer="layout" svg:width="8.903cm" svg:height="1.7cm" svg:x="5.739cm" svg:y="2.859cm" svg:viewBox="0 0 8904 1701" draw:points="4451,1701 0,1701 0,0 8904,0 8904,1701">
            <text:p/>
          </draw:polygon>
          <draw:path draw:style-name="gr3" draw:text-style-name="P7" draw:layer="layout" svg:width="0.515cm" svg:height="0.182cm" svg:x="5.744cm" svg:y="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2.8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5cm" svg:height="0.356cm" svg:x="9.738cm" svg:y="3.00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078cm" svg:y="3.00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68cm" svg:y="3.00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9cm" svg:y="3.0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6.008cm" svg:height="0.032cm" svg:x="7.511cm" svg:y="3.663cm" svg:viewBox="0 0 6009 33" draw:points="3004,33 0,33 0,0 6009,0 6009,33">
            <text:p/>
          </draw:polygon>
          <draw:path draw:style-name="gr3" draw:text-style-name="P7" draw:layer="layout" svg:width="0.295cm" svg:height="0.356cm" svg:x="7.538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8cm" svg:y="4.0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6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698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9.194cm" svg:y="3.82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44cm" svg:y="3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96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99cm" svg:y="4.0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69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003cm" svg:y="3.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66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123cm" svg:y="4.1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64cm" svg:y="3.8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3.263cm" svg:y="3.82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3.901cm" svg:y="3.33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295cm" svg:y="3.5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0" draw:id="id230">
          <svg:title>TexMaths</svg:title>
          <svg:desc>22§display§= \int \frac{ \cos x}{ 4\cos^3 x - 3 \cos x }\ dx§svg§600§FALSE§</svg:desc>
          <draw:polygon draw:style-name="gr2" draw:text-style-name="P6" draw:layer="layout" svg:width="8.43cm" svg:height="1.642cm" svg:x="11.238cm" svg:y="0.558cm" svg:viewBox="0 0 8431 1643" draw:points="4216,1643 0,1643 0,0 8431,0 8431,1643">
            <text:p/>
          </draw:polygon>
          <draw:path draw:style-name="gr3" draw:text-style-name="P7" draw:layer="layout" svg:width="0.515cm" svg:height="0.182cm" svg:x="11.2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58cm" svg:y="0.5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5.001cm" svg:y="0.7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341cm" svg:y="0.702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732cm" svg:y="0.7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61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537cm" svg:height="0.032cm" svg:x="13.011cm" svg:y="1.362cm" svg:viewBox="0 0 5538 33" draw:points="2769,33 0,33 0,0 5538,0 5538,33">
            <text:p/>
          </draw:polygon>
          <draw:path draw:style-name="gr3" draw:text-style-name="P7" draw:layer="layout" svg:width="0.344cm" svg:height="0.524cm" svg:x="13.032cm" svg:y="1.5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13.553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891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281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9cm" svg:height="0.37cm" svg:x="14.591cm" svg:y="1.519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386cm" svg:height="0.351cm" svg:x="15.059cm" svg:y="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716cm" svg:y="1.8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457cm" svg:y="1.5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6.966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305cm" svg:y="1.757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7.696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126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928cm" svg:y="1.0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9.321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32" draw:id="id232">
          <svg:title>TexMaths</svg:title>
          <svg:desc>22§display§= \int \frac{1}{ 4\cos^2 x - 3 }\ dx§svg§600§FALSE§</svg:desc>
          <draw:polygon draw:style-name="gr2" draw:text-style-name="P6" draw:layer="layout" svg:width="6.695cm" svg:height="1.642cm" svg:x="5.74cm" svg:y="5.159cm" svg:viewBox="0 0 6696 1643" draw:points="3348,1643 0,1643 0,0 6696,0 6696,1643">
            <text:p/>
          </draw:polygon>
          <draw:path draw:style-name="gr3" draw:text-style-name="P7" draw:layer="layout" svg:width="0.515cm" svg:height="0.182cm" svg:x="5.745cm" svg:y="5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5.1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8cm" svg:y="5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12cm" svg:y="5.963cm" svg:viewBox="0 0 3802 33" draw:points="1901,33 0,33 0,0 3802,0 3802,33">
            <text:p/>
          </draw:polygon>
          <draw:path draw:style-name="gr3" draw:text-style-name="P7" draw:layer="layout" svg:width="0.344cm" svg:height="0.524cm" svg:x="7.534cm" svg:y="6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8.055cm" svg:y="6.35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393cm" svg:y="6.35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783cm" svg:y="6.3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097cm" svg:y="6.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61cm" svg:y="6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18cm" svg:y="6.4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59cm" svg:y="6.1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1.695cm" svg:y="5.636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9cm" svg:y="5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33" draw:id="id233">
          <svg:title>TexMaths</svg:title>
          <svg:desc>22§display§= \int \frac{ \frac{1}{\cos^2 x} }{ \frac{ 4\cos^2 x - 3 }{ \cos^2 x } }\ dx§svg§600§FALSE§</svg:desc>
          <draw:polygon draw:style-name="gr2" draw:text-style-name="P6" draw:layer="layout" svg:width="5.871cm" svg:height="2.052cm" svg:x="13.141cm" svg:y="5.159cm" svg:viewBox="0 0 5872 2053" draw:points="2935,2053 0,2053 0,0 5872,0 5872,2053">
            <text:p/>
          </draw:polygon>
          <draw:path draw:style-name="gr3" draw:text-style-name="P7" draw:layer="layout" svg:width="0.515cm" svg:height="0.182cm" svg:x="13.146cm" svg:y="6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961cm" svg:y="5.3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307cm" svg:y="5.1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6cm" svg:height="0.032cm" svg:x="15.608cm" svg:y="5.576cm" svg:viewBox="0 0 1587 33" draw:points="794,33 0,33 0,0 1587,0 1587,33">
            <text:p/>
          </draw:polygon>
          <draw:path draw:style-name="gr3" draw:text-style-name="P7" draw:layer="layout" svg:width="0.23cm" svg:height="0.247cm" svg:x="15.633cm" svg:y="5.81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5.81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5.81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5.63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5.812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2.976cm" svg:height="0.032cm" svg:x="14.913cm" svg:y="6.143cm" svg:viewBox="0 0 2977 33" draw:points="1489,33 0,33 0,0 2977,0 2977,33">
            <text:p/>
          </draw:polygon>
          <draw:path draw:style-name="gr3" draw:text-style-name="P7" draw:layer="layout" svg:width="0.266cm" svg:height="0.365cm" svg:x="15.027cm" svg:y="6.306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7" draw:layer="layout" svg:width="0.23cm" svg:height="0.247cm" svg:x="15.445cm" svg:y="6.43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716cm" svg:y="6.43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027cm" svg:y="6.43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282cm" svg:y="6.25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682cm" svg:y="6.431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17.063cm" svg:y="6.523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17.517cm" svg:y="6.3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2.792cm" svg:height="0.032cm" svg:x="15.006cm" svg:y="6.766cm" svg:viewBox="0 0 2793 33" draw:points="1397,33 0,33 0,0 2793,0 2793,33">
            <text:p/>
          </draw:polygon>
          <draw:path draw:style-name="gr3" draw:text-style-name="P7" draw:layer="layout" svg:width="0.23cm" svg:height="0.247cm" svg:x="15.633cm" svg:y="7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7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7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6.8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7.004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8.271cm" svg:y="5.81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5cm" svg:y="6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234" draw:id="id234">
          <svg:title>TexMaths</svg:title>
          <svg:desc>22§display§= \int \frac{\sec^2 x}{ 4 - 3 \sec^2 x }\ dx§svg§600§FALSE§</svg:desc>
          <draw:polygon draw:style-name="gr2" draw:text-style-name="P6" draw:layer="layout" svg:width="6.652cm" svg:height="1.752cm" svg:x="5.74cm" svg:y="7.459cm" svg:viewBox="0 0 6653 1753" draw:points="3327,1753 0,1753 0,0 6653,0 6653,1753">
            <text:p/>
          </draw:polygon>
          <draw:path draw:style-name="gr3" draw:text-style-name="P7" draw:layer="layout" svg:width="0.515cm" svg:height="0.182cm" svg:x="5.745cm" svg:y="8.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7.5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1cm" svg:y="7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2cm" svg:y="7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1cm" svg:y="7.7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3cm" svg:y="7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7cm" svg:y="7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512cm" svg:y="8.374cm" svg:viewBox="0 0 3760 33" draw:points="1880,33 0,33 0,0 3760,0 3760,33">
            <text:p/>
          </draw:polygon>
          <draw:path draw:style-name="gr3" draw:text-style-name="P7" draw:layer="layout" svg:width="0.344cm" svg:height="0.523cm" svg:x="7.534cm" svg:y="8.5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8.9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8.59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9.385cm" svg:y="8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86cm" svg:y="8.7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35cm" svg:y="8.7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87cm" svg:y="8.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5cm" svg:y="8.7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1.651cm" svg:y="8.0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045cm" svg:y="8.2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5" draw:id="id235">
          <svg:title>TexMaths</svg:title>
          <svg:desc>22§display§= \int \frac{\sec^2 x}{ 4 - 3 ( 1 +  \tan^2 x ) }\ dx§svg§600§FALSE§</svg:desc>
          <draw:polygon draw:style-name="gr2" draw:text-style-name="P6" draw:layer="layout" svg:width="8.58cm" svg:height="1.827cm" svg:x="5.741cm" svg:y="9.761cm" svg:viewBox="0 0 8581 1828" draw:points="4291,1828 0,1828 0,0 8581,0 8581,1828">
            <text:p/>
          </draw:polygon>
          <draw:path draw:style-name="gr3" draw:text-style-name="P7" draw:layer="layout" svg:width="0.515cm" svg:height="0.182cm" svg:x="5.746cm" svg:y="10.6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9.8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426cm" svg:y="10.0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727cm" svg:y="10.0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76cm" svg:y="10.01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428cm" svg:y="9.7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892cm" svg:y="10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513cm" svg:y="10.675cm" svg:viewBox="0 0 5688 33" draw:points="2844,33 0,33 0,0 5688,0 5688,33">
            <text:p/>
          </draw:polygon>
          <draw:path draw:style-name="gr3" draw:text-style-name="P7" draw:layer="layout" svg:width="0.344cm" svg:height="0.523cm" svg:x="7.534cm" svg:y="10.90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11.2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10.9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308cm" svg:y="1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6cm" svg:y="1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34cm" svg:y="10.9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0.878cm" svg:y="10.9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1.197cm" svg:y="11.0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575cm" svg:y="11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15cm" svg:y="10.7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78cm" svg:y="11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943cm" svg:y="1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3.58cm" svg:y="10.34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974cm" svg:y="10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6" draw:id="id236">
          <svg:title>TexMaths</svg:title>
          <svg:desc>22§display§= \int \frac{\sec^2 x}{ 4 - 3  -  3\tan^2 x }\ dx§svg§600§FALSE§</svg:desc>
          <draw:polygon draw:style-name="gr2" draw:text-style-name="P6" draw:layer="layout" svg:width="8.108cm" svg:height="1.752cm" svg:x="5.742cm" svg:y="12.062cm" svg:viewBox="0 0 8109 1753" draw:points="4055,1753 0,1753 0,0 8109,0 8109,1753">
            <text:p/>
          </draw:polygon>
          <draw:path draw:style-name="gr3" draw:text-style-name="P7" draw:layer="layout" svg:width="0.515cm" svg:height="0.182cm" svg:x="5.747cm" svg:y="12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2cm" svg:y="12.13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92cm" svg:y="12.3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93cm" svg:y="12.3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41cm" svg:y="12.31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93cm" svg:y="12.0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6cm" svg:y="12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7.514cm" svg:y="12.977cm" svg:viewBox="0 0 5215 33" draw:points="2608,33 0,33 0,0 5215,0 5215,33">
            <text:p/>
          </draw:polygon>
          <draw:path draw:style-name="gr3" draw:text-style-name="P7" draw:layer="layout" svg:width="0.344cm" svg:height="0.523cm" svg:x="7.535cm" svg:y="13.2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7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8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9.468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1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0.707cm" svg:y="13.25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026cm" svg:y="13.3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1.406cm" svg:y="13.3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844cm" svg:y="13.0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09cm" svg:y="13.3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3.11cm" svg:y="12.64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504cm" svg:y="12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47" draw:id="id247">
          <svg:title>TexMaths</svg:title>
          <svg:desc>26§display§\text {(5)}§svg§600§FALSE§</svg:desc>
          <draw:polygon draw:style-name="gr2" draw:text-style-name="P6" draw:layer="layout" svg:width="0.986cm" svg:height="0.823cm" svg:x="1.719cm" svg:y="13.055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3.0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8" draw:id="id248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9" draw:id="id249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7" draw:id="id237">
          <svg:title>TexMaths</svg:title>
          <svg:desc>24§display§\text {I}§svg§600§FALSE§</svg:desc>
          <draw:polygon draw:style-name="gr2" draw:text-style-name="P6" draw:layer="layout" svg:width="0.197cm" svg:height="0.493cm" svg:x="4.8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2§display§= \int \frac{\sec^2 x}{ 1 -  3\tan^2 x }\ dx§svg§600§FALSE§</svg:desc>
          <draw:polygon draw:style-name="gr2" draw:text-style-name="P6" draw:layer="layout" svg:width="6.776cm" svg:height="1.752cm" svg:x="5.543cm" svg:y="0.96cm" svg:viewBox="0 0 6777 1753" draw:points="3388,1753 0,1753 0,0 6777,0 6777,1753">
            <text:p/>
          </draw:polygon>
          <draw:path draw:style-name="gr3" draw:text-style-name="P7" draw:layer="layout" svg:width="0.515cm" svg:height="0.182cm" svg:x="5.548cm" svg:y="1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3cm" svg:y="1.0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7cm" svg:y="1.2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28cm" svg:y="1.2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7cm" svg:y="1.2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7cm" svg:y="0.9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1cm" svg:y="1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5cm" svg:y="1.875cm" svg:viewBox="0 0 3882 33" draw:points="1941,33 0,33 0,0 3882,0 3882,33">
            <text:p/>
          </draw:polygon>
          <draw:path draw:style-name="gr3" draw:text-style-name="P7" draw:layer="layout" svg:width="0.256cm" svg:height="0.516cm" svg:x="7.384cm" svg:y="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38cm" svg:y="2.4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2.1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177cm" svg:y="2.1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6cm" svg:y="2.2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4cm" svg:y="2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2cm" svg:y="1.9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7cm" svg:y="2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78cm" svg:y="1.5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2cm" svg:y="1.7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0" draw:id="id250">
          <svg:title>TexMaths</svg:title>
          <svg:desc>24§display§= \int \frac{ 1 }{ 13\cos^2 x - 9 \sin^2 x } \ dx§svg§600§FALSE§</svg:desc>
          <draw:polygon draw:style-name="gr2" draw:text-style-name="P6" draw:layer="layout" svg:width="9.903cm" svg:height="1.791cm" svg:x="5.639cm" svg:y="12.46cm" svg:viewBox="0 0 9904 1792" draw:points="4952,1792 0,1792 0,0 9904,0 9904,1792">
            <text:p/>
          </draw:polygon>
          <draw:path draw:style-name="gr3" draw:text-style-name="P7" draw:layer="layout" svg:width="0.562cm" svg:height="0.199cm" svg:x="5.645cm" svg:y="13.25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4cm" svg:y="12.41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81cm" svg:y="12.43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746cm" svg:height="0.036cm" svg:x="7.573cm" svg:y="13.338cm" svg:viewBox="0 0 6747 37" draw:points="3374,37 0,37 0,0 6747,0 6747,37">
            <text:p/>
          </draw:polygon>
          <draw:path draw:style-name="gr3" draw:text-style-name="P7" draw:layer="layout" svg:width="0.279cm" svg:height="0.564cm" svg:x="7.647cm" svg:y="13.64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8.029cm" svg:y="13.64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8.584cm" svg:y="13.83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8.955cm" svg:y="13.83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381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9.723cm" svg:y="13.57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0.23cm" svg:y="13.8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6cm" svg:x="10.944cm" svg:y="13.982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1.754cm" svg:y="13.648cm" svg:viewBox="0 0 351 582" svg:d="M276 294v27c0 200-88 238-138 238-15 0-59-2-82-31 36 0 44-25 44-38 0-27-21-40-40-40-14 0-39 7-39 42 0 56 46 90 117 90 110 0 213-115 213-296 0-228-98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277cm" svg:height="0.389cm" svg:x="12.307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642cm" svg:y="13.6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874cm" svg:y="13.83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3.354cm" svg:y="13.463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3.859cm" svg:y="13.8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732cm" svg:y="12.98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163cm" svg:y="13.19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5" draw:id="id245">
          <svg:title>TexMaths</svg:title>
          <svg:desc>24§display§\text {I}§svg§600§FALSE§</svg:desc>
          <draw:polygon draw:style-name="gr2" draw:text-style-name="P6" draw:layer="layout" svg:width="0.197cm" svg:height="0.493cm" svg:x="4.845cm" svg:y="10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4" draw:id="id244">
          <svg:title>TexMaths</svg:title>
          <svg:desc>24§display§\therefore§svg§600§FALSE§</svg:desc>
          <draw:polygon draw:style-name="gr2" draw:text-style-name="P6" draw:layer="layout" svg:width="0.453cm" svg:height="0.371cm" svg:x="3.341cm" svg:y="10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4§display§= \int \frac{ \frac{1}{\cos^2 x} }{ \frac{ 13\cos^2 x - 9 \sin^2 x }{ \cos^2 x } } \ dx§svg§600§FALSE§</svg:desc>
          <draw:polygon draw:style-name="gr2" draw:text-style-name="P6" draw:layer="layout" svg:width="8.515cm" svg:height="2.257cm" svg:x="16.139cm" svg:y="12.459cm" svg:viewBox="0 0 8516 2258" draw:points="4259,2258 0,2258 0,0 8516,0 8516,2258">
            <text:p/>
          </draw:polygon>
          <draw:path draw:style-name="gr3" draw:text-style-name="P7" draw:layer="layout" svg:width="0.562cm" svg:height="0.199cm" svg:x="16.145cm" svg:y="13.4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7.034cm" svg:y="12.613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20.647cm" svg:y="12.417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9.885cm" svg:y="12.914cm" svg:viewBox="0 0 1732 36" draw:points="866,36 0,36 0,0 1732,0 1732,36">
            <text:p/>
          </draw:polygon>
          <draw:path draw:style-name="gr3" draw:text-style-name="P7" draw:layer="layout" svg:width="0.251cm" svg:height="0.27cm" svg:x="19.912cm" svg:y="13.17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3.17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3.17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2.983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3.171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358cm" svg:height="0.035cm" svg:x="18.073cm" svg:y="13.532cm" svg:viewBox="0 0 5359 36" draw:points="2679,36 0,36 0,0 5359,0 5359,36">
            <text:p/>
          </draw:polygon>
          <draw:path draw:style-name="gr3" draw:text-style-name="P7" draw:layer="layout" svg:width="0.216cm" svg:height="0.393cm" svg:x="18.238cm" svg:y="13.73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541cm" svg:y="13.73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51cm" svg:height="0.27cm" svg:x="18.988cm" svg:y="13.864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19.284cm" svg:y="13.864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9.624cm" svg:y="13.864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19.902cm" svg:y="13.678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0.338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cm" svg:height="0.03cm" svg:x="20.755cm" svg:y="13.966cm" svg:viewBox="0 0 401 31" svg:d="M378 31c8 0 23 0 23-16 0-15-13-15-23-15h-355c-10 0-23 0-23 15 0 16 13 16 23 16z">
            <text:p/>
          </draw:path>
          <draw:path draw:style-name="gr3" draw:text-style-name="P7" draw:layer="layout" svg:width="0.272cm" svg:height="0.404cm" svg:x="21.25cm" svg:y="13.736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214cm" svg:height="0.27cm" svg:x="21.698cm" svg:y="13.864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21.97cm" svg:y="13.73cm" svg:viewBox="0 0 131 399" svg:d="M92 35c0-18-13-35-34-35-18 0-35 13-35 35 0 21 19 34 35 34 19 0 34-15 34-34zM2 144v23c38 0 42 2 42 33v153c0 25-6 25-44 25v21c2 0 44-2 67-2 21 0 42 0 64 2v-21c-35 0-41 0-41-25v-215z">
            <text:p/>
          </draw:path>
          <draw:path draw:style-name="gr3" draw:text-style-name="P7" draw:layer="layout" svg:width="0.318cm" svg:height="0.262cm" svg:x="22.161cm" svg:y="13.86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22.541cm" svg:y="13.659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2.975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155cm" svg:height="0.035cm" svg:x="18.174cm" svg:y="14.233cm" svg:viewBox="0 0 5156 36" draw:points="2579,36 0,36 0,0 5156,0 5156,36">
            <text:p/>
          </draw:polygon>
          <draw:path draw:style-name="gr3" draw:text-style-name="P7" draw:layer="layout" svg:width="0.251cm" svg:height="0.27cm" svg:x="19.912cm" svg:y="14.488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4.488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4.488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4.30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4.4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02cm" svg:height="0.596cm" svg:x="23.846cm" svg:y="13.1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4.275cm" svg:y="13.38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39" draw:id="id239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153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276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478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332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3.76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332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47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47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3.7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27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2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257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478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3.76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478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3.76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324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3.76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3.762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474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47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474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11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4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41" draw:id="id241">
          <svg:title>TexMaths</svg:title>
          <svg:desc>22§display§= \int \frac{ 1 }{ 1 -  3t^2 }\ dt§svg§600§FALSE§</svg:desc>
          <draw:polygon draw:style-name="gr2" draw:text-style-name="P6" draw:layer="layout" svg:width="5.086cm" svg:height="1.642cm" svg:x="5.543cm" svg:y="4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5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4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4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5.464cm" svg:viewBox="0 0 2346 33" draw:points="1174,33 0,33 0,0 2346,0 2346,33">
            <text:p/>
          </draw:polygon>
          <draw:path draw:style-name="gr3" draw:text-style-name="P7" draw:layer="layout" svg:width="0.256cm" svg:height="0.517cm" svg:x="7.384cm" svg:y="5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38cm" svg:y="5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5.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05cm" svg:y="5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5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5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5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43" draw:id="id243">
          <svg:title>TexMaths</svg:title>
          <svg:desc>22§display§=  \frac{ 1 }{ 2(1) }\log \left[ \frac{ 1 + \sqrt{3}\ t }{ 1 - \sqrt{3}\ t } \right] \left( \frac{1}{ \sqrt{3} } \right) \ + \ c§svg§600§FALSE§</svg:desc>
          <draw:polygon draw:style-name="gr2" draw:text-style-name="P6" draw:layer="layout" svg:width="11.819cm" svg:height="2.241cm" svg:x="5.545cm" svg:y="6.862cm" svg:viewBox="0 0 11820 2242" draw:points="5910,2242 0,2242 0,0 11820,0 11820,2242">
            <text:p/>
          </draw:polygon>
          <draw:path draw:style-name="gr3" draw:text-style-name="P7" draw:layer="layout" svg:width="0.515cm" svg:height="0.182cm" svg:x="5.55cm" svg:y="7.8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4cm" svg:y="7.967cm" svg:viewBox="0 0 1376 33" draw:points="688,33 0,33 0,0 1376,0 1376,33">
            <text:p/>
          </draw:polygon>
          <draw:path draw:style-name="gr3" draw:text-style-name="P7" draw:layer="layout" svg:width="0.309cm" svg:height="0.516cm" svg:x="6.453cm" svg:y="8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8cm" svg:height="0.773cm" svg:x="6.879cm" svg:y="8.12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171cm" svg:y="8.1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534cm" svg:y="8.12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73cm" svg:height="0.537cm" svg:x="8.037cm" svg:y="7.6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48cm" svg:y="7.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4cm" svg:y="7.8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52cm" svg:y="6.823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51cm" svg:y="7.1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84cm" svg:y="7.2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071cm" svg:y="6.9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6.983cm" svg:viewBox="0 0 389 33" draw:points="194,33 0,33 0,0 389,0 389,33">
            <text:p/>
          </draw:polygon>
          <draw:path draw:style-name="gr3" draw:text-style-name="P7" draw:layer="layout" svg:width="0.321cm" svg:height="0.532cm" svg:x="11.691cm" svg:y="7.138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7.1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2.899cm" svg:height="0.032cm" svg:x="9.683cm" svg:y="7.967cm" svg:viewBox="0 0 2900 33" draw:points="1450,33 0,33 0,0 2900,0 2900,33">
            <text:p/>
          </draw:polygon>
          <draw:path draw:style-name="gr3" draw:text-style-name="P7" draw:layer="layout" svg:width="0.256cm" svg:height="0.516cm" svg:x="9.751cm" svg:y="8.2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06cm" svg:y="8.583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071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8.122cm" svg:viewBox="0 0 389 33" draw:points="194,33 0,33 0,0 389,0 389,33">
            <text:p/>
          </draw:polygon>
          <draw:path draw:style-name="gr3" draw:text-style-name="P7" draw:layer="layout" svg:width="0.321cm" svg:height="0.532cm" svg:x="11.691cm" svg:y="8.27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8.308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0.23cm" svg:height="2.32cm" svg:x="12.683cm" svg:y="6.823cm" svg:viewBox="0 0 231 2321" draw:points="183,2272 0,2272 0,2321 231,2321 231,0 0,0 0,48 183,48">
            <text:p/>
          </draw:polygon>
          <draw:path draw:style-name="gr3" draw:text-style-name="P7" draw:layer="layout" svg:width="0.381cm" svg:height="1.855cm" svg:x="13.415cm" svg:y="7.055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30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3.917cm" svg:y="7.967cm" svg:viewBox="0 0 1033 33" draw:points="516,33 0,33 0,0 1033,0 1033,33">
            <text:p/>
          </draw:polygon>
          <draw:path draw:style-name="gr3" draw:text-style-name="P7" draw:layer="layout" svg:width="0.604cm" svg:height="0.773cm" svg:x="13.973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561cm" svg:y="8.122cm" svg:viewBox="0 0 389 33" draw:points="194,33 0,33 0,0 389,0 389,33">
            <text:p/>
          </draw:polygon>
          <draw:path draw:style-name="gr3" draw:text-style-name="P7" draw:layer="layout" svg:width="0.321cm" svg:height="0.532cm" svg:x="14.593cm" svg:y="8.27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5cm" svg:x="15.068cm" svg:y="7.055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082cm" svg:y="7.7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02cm" svg:y="7.8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2" draw:id="id242">
          <svg:title>TexMaths</svg:title>
          <svg:desc>22§display§= \int \frac{ 1 }{ 1 -  ( \sqrt{3}\ t)^2 }\ dt§svg§600§FALSE§</svg:desc>
          <draw:polygon draw:style-name="gr2" draw:text-style-name="P6" draw:layer="layout" svg:width="6.591cm" svg:height="1.785cm" svg:x="11.144cm" svg:y="4.662cm" svg:viewBox="0 0 6592 1786" draw:points="3295,1786 0,1786 0,0 6592,0 6592,1786">
            <text:p/>
          </draw:polygon>
          <draw:path draw:style-name="gr3" draw:text-style-name="P7" draw:layer="layout" svg:width="0.515cm" svg:height="0.182cm" svg:x="11.149cm" svg:y="5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964cm" svg:y="4.62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716cm" svg:y="4.6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49cm" svg:height="0.032cm" svg:x="12.917cm" svg:y="5.466cm" svg:viewBox="0 0 3850 33" draw:points="1926,33 0,33 0,0 3850,0 3850,33">
            <text:p/>
          </draw:polygon>
          <draw:path draw:style-name="gr3" draw:text-style-name="P7" draw:layer="layout" svg:width="0.256cm" svg:height="0.516cm" svg:x="12.985cm" svg:y="5.7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13.54cm" svg:y="6.08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3cm" svg:x="14.325cm" svg:y="5.7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605cm" svg:height="0.773cm" svg:x="14.606cm" svg:y="5.62cm" svg:viewBox="0 0 606 774" svg:d="M245 693l-136-301c-5-12-10-12-12-12 0 0-5 0-13 5l-73 57c-11 7-11 10-11 12 0 3 2 9 7 9s19-11 26-18c6-3 18-12 27-18l151 335c6 12 11 12 18 12 10 0 12-3 19-14l352-728c6-13 6-14 6-16 0-9-8-16-16-16-7 0-13 4-18 16z">
            <text:p/>
          </draw:path>
          <draw:polygon draw:style-name="gr3" draw:text-style-name="P7" draw:layer="layout" svg:width="0.388cm" svg:height="0.032cm" svg:x="15.194cm" svg:y="5.62cm" svg:viewBox="0 0 389 33" draw:points="194,33 0,33 0,0 389,0 389,33">
            <text:p/>
          </draw:polygon>
          <draw:path draw:style-name="gr3" draw:text-style-name="P7" draw:layer="layout" svg:width="0.321cm" svg:height="0.532cm" svg:x="15.226cm" svg:y="5.77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856cm" svg:y="5.807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7" draw:layer="layout" svg:width="0.18cm" svg:height="0.773cm" svg:x="16.161cm" svg:y="5.7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16.453cm" svg:y="5.70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147cm" svg:y="5.13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7.536cm" svg:y="5.191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</draw:g>
        <draw:g xml:id="id246" draw:id="id246">
          <svg:title>TexMaths</svg:title>
          <svg:desc>22§display§=  \frac{ 1 }{ 2 \sqrt{3} }\log \left[ \frac{ 1 + \sqrt{3}\ \tan x }{ 1 - \sqrt{3}\ \tan x } \right] \ + \ c§svg§600§FALSE§</svg:desc>
          <draw:polygon draw:style-name="gr2" draw:text-style-name="P6" draw:layer="layout" svg:width="10.916cm" svg:height="2.241cm" svg:x="5.547cm" svg:y="9.564cm" svg:viewBox="0 0 10917 2242" draw:points="5460,2242 0,2242 0,0 10917,0 10917,2242">
            <text:p/>
          </draw:polygon>
          <draw:path draw:style-name="gr3" draw:text-style-name="P7" draw:layer="layout" svg:width="0.515cm" svg:height="0.182cm" svg:x="5.552cm" svg:y="10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01cm" svg:y="9.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6.416cm" svg:y="10.669cm" svg:viewBox="0 0 1419 33" draw:points="709,33 0,33 0,0 1419,0 1419,33">
            <text:p/>
          </draw:polygon>
          <draw:path draw:style-name="gr3" draw:text-style-name="P7" draw:layer="layout" svg:width="0.309cm" svg:height="0.516cm" svg:x="6.455cm" svg:y="10.97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8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448cm" svg:y="10.824cm" svg:viewBox="0 0 389 33" draw:points="194,33 0,33 0,0 389,0 389,33">
            <text:p/>
          </draw:polygon>
          <draw:path draw:style-name="gr3" draw:text-style-name="P7" draw:layer="layout" svg:width="0.321cm" svg:height="0.532cm" svg:x="7.481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8.081cm" svg:y="10.34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93cm" svg:y="10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68cm" svg:y="10.52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96cm" svg:y="9.5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97cm" svg:y="9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329cm" svg:y="9.9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116cm" svg:y="9.68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9.685cm" svg:viewBox="0 0 389 33" draw:points="194,33 0,33 0,0 389,0 389,33">
            <text:p/>
          </draw:polygon>
          <draw:path draw:style-name="gr3" draw:text-style-name="P7" draw:layer="layout" svg:width="0.321cm" svg:height="0.532cm" svg:x="11.737cm" svg:y="9.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9.87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0.0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0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0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438cm" svg:height="0.032cm" svg:x="9.729cm" svg:y="10.669cm" svg:viewBox="0 0 4439 33" draw:points="2219,33 0,33 0,0 4439,0 4439,33">
            <text:p/>
          </draw:polygon>
          <draw:path draw:style-name="gr3" draw:text-style-name="P7" draw:layer="layout" svg:width="0.256cm" svg:height="0.516cm" svg:x="9.797cm" svg:y="10.97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5cm" svg:y="11.285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11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10.824cm" svg:viewBox="0 0 389 33" draw:points="194,33 0,33 0,0 389,0 389,33">
            <text:p/>
          </draw:polygon>
          <draw:path draw:style-name="gr3" draw:text-style-name="P7" draw:layer="layout" svg:width="0.321cm" svg:height="0.532cm" svg:x="11.737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11.0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1.14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1.15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1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3cm" svg:height="2.32cm" svg:x="14.266cm" svg:y="9.52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5.181cm" svg:y="10.4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2cm" svg:y="10.5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0" draw:id="id240">
          <svg:title>TexMaths</svg:title>
          <svg:desc>24§display§\text {I}§svg§600§FALSE§</svg:desc>
          <draw:polygon draw:style-name="gr2" draw:text-style-name="P6" draw:layer="layout" svg:width="0.197cm" svg:height="0.493cm" svg:x="4.845cm" svg:y="5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5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\int \frac{ \sec^2 x }{ 13 - 9 \sec^2 x} \ dx§svg§600§FALSE§</svg:desc>
          <draw:polygon draw:style-name="gr2" draw:text-style-name="P6" draw:layer="layout" svg:width="7.04cm" svg:height="1.752cm" svg:x="5.545cm" svg:y="0.66cm" svg:viewBox="0 0 7041 1753" draw:points="3521,1753 0,1753 0,0 7041,0 7041,1753">
            <text:p/>
          </draw:polygon>
          <draw:path draw:style-name="gr3" draw:text-style-name="P7" draw:layer="layout" svg:width="0.515cm" svg:height="0.182cm" svg:x="5.55cm" svg:y="1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0.73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cm" svg:y="0.915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1cm" svg:y="0.9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cm" svg:y="0.915cm" svg:viewBox="0 0 296 357" svg:d="M65 179c0-126 64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2cm" svg:y="0.6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5cm" svg:y="0.91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145cm" svg:height="0.032cm" svg:x="7.318cm" svg:y="1.575cm" svg:viewBox="0 0 4146 33" draw:points="2074,33 0,33 0,0 4146,0 4146,33">
            <text:p/>
          </draw:polygon>
          <draw:path draw:style-name="gr3" draw:text-style-name="P7" draw:layer="layout" svg:width="0.256cm" svg:height="0.516cm" svg:x="7.386cm" svg:y="1.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7cm" svg:y="1.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3cm" svg:height="0.032cm" svg:x="8.326cm" svg:y="2.106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069cm" svg:y="1.8cm" svg:viewBox="0 0 322 533" svg:d="M253 269v25c0 183-80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9.578cm" svg:y="1.96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79cm" svg:y="1.9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27cm" svg:y="1.96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78cm" svg:y="1.7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42cm" svg:y="1.97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1.843cm" svg:y="1.24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2.238cm" svg:y="1.443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845cm" svg:y="13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4§display§\therefore§svg§600§FALSE§</svg:desc>
          <draw:polygon draw:style-name="gr2" draw:text-style-name="P6" draw:layer="layout" svg:width="0.453cm" svg:height="0.371cm" svg:x="3.341cm" svg:y="13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3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7" draw:id="id257">
          <svg:title>TexMaths</svg:title>
          <svg:desc>20§display§\left[\ \text {Put, } \tan x = t, §svg§600§FALSE§</svg:desc>
          <draw:polygon draw:style-name="gr2" draw:text-style-name="P6" draw:layer="layout" svg:width="4.916cm" svg:height="0.633cm" svg:x="19.227cm" svg:y="7.347cm" svg:viewBox="0 0 4917 634" draw:points="2459,634 0,634 0,0 4917,0 4917,634">
            <text:p/>
          </draw:polygon>
          <draw:polygon draw:style-name="gr3" draw:text-style-name="P7" draw:layer="layout" svg:width="0.097cm" svg:height="0.703cm" svg:x="19.275cm" svg:y="7.312cm" svg:viewBox="0 0 98 704" draw:points="98,704 98,677 29,677 29,29 98,29 98,0 0,0 0,704">
            <text:p/>
          </draw:polygon>
          <draw:path draw:style-name="gr3" draw:text-style-name="P7" draw:layer="layout" svg:width="0.415cm" svg:height="0.481cm" svg:x="19.646cm" svg:y="7.358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20.123cm" svg:y="7.528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0.504cm" svg:y="7.406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20.824cm" svg:y="7.76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21.323cm" svg:y="7.40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1.613cm" svg:y="7.52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1.958cm" svg:y="7.52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2.464cm" svg:y="7.5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3.08cm" svg:y="7.5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3.798cm" svg:y="7.39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4.096cm" svg:y="7.76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60" draw:id="id260">
          <svg:title>TexMaths</svg:title>
          <svg:desc>22§display§= \int \frac{ 1 }{ 4 - 9t^2 }\ dt§svg§600§FALSE§</svg:desc>
          <draw:polygon draw:style-name="gr2" draw:text-style-name="P6" draw:layer="layout" svg:width="5.086cm" svg:height="1.642cm" svg:x="5.543cm" svg:y="7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8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7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7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8.464cm" svg:viewBox="0 0 2346 33" draw:points="1174,33 0,33 0,0 2346,0 2346,33">
            <text:p/>
          </draw:polygon>
          <draw:path draw:style-name="gr3" draw:text-style-name="P7" draw:layer="layout" svg:width="0.344cm" svg:height="0.524cm" svg:x="7.336cm" svg:y="8.68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7.938cm" svg:y="8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8.6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9.05cm" svg:y="8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8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8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8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62" draw:id="id262">
          <svg:title>TexMaths</svg:title>
          <svg:desc>22§display§=  \frac{ 1 }{ 2(2) }\log \left[ \frac{ 2 + 3t }{ 2 - 3 t } \right] \left( \frac{1}{ 3 } \right) \ + \ c§svg§600§FALSE§</svg:desc>
          <draw:polygon draw:style-name="gr2" draw:text-style-name="P6" draw:layer="layout" svg:width="10.188cm" svg:height="1.779cm" svg:x="5.546cm" svg:y="10.063cm" svg:viewBox="0 0 10189 1780" draw:points="5094,1780 0,1780 0,0 10189,0 10189,1780">
            <text:p/>
          </draw:polygon>
          <draw:path draw:style-name="gr3" draw:text-style-name="P7" draw:layer="layout" svg:width="0.515cm" svg:height="0.182cm" svg:x="5.551cm" svg:y="10.8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0.1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5cm" svg:y="10.936cm" svg:viewBox="0 0 1376 33" draw:points="688,33 0,33 0,0 1376,0 1376,33">
            <text:p/>
          </draw:polygon>
          <draw:path draw:style-name="gr3" draw:text-style-name="P7" draw:layer="layout" svg:width="0.309cm" svg:height="0.516cm" svg:x="6.454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88cm" svg:y="11.0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142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535cm" svg:y="11.0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038cm" svg:y="10.6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5cm" svg:y="10.7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5cm" svg:y="10.7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334cm" svg:y="10.024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8cm" svg:y="10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244cm" svg:y="10.1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0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0.1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98cm" svg:height="0.032cm" svg:x="9.642cm" svg:y="10.936cm" svg:viewBox="0 0 1999 33" draw:points="1000,33 0,33 0,0 1999,0 1999,33">
            <text:p/>
          </draw:polygon>
          <draw:path draw:style-name="gr3" draw:text-style-name="P7" draw:layer="layout" svg:width="0.309cm" svg:height="0.516cm" svg:x="9.68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263cm" svg:y="11.4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06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1.19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1.742cm" svg:y="10.0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43cm" svg:y="10.0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cm" svg:y="10.1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31cm" svg:y="10.936cm" svg:viewBox="0 0 389 33" draw:points="194,33 0,33 0,0 389,0 389,33">
            <text:p/>
          </draw:polygon>
          <draw:path draw:style-name="gr3" draw:text-style-name="P7" draw:layer="layout" svg:width="0.321cm" svg:height="0.532cm" svg:x="12.963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437cm" svg:y="10.0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2cm" svg:y="10.6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1cm" svg:y="10.8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61" draw:id="id261">
          <svg:title>TexMaths</svg:title>
          <svg:desc>22§display§= \int \frac{ 1 }{  (2)^2 -  ( 3t )^2 }\ dt§svg§600§FALSE§</svg:desc>
          <draw:polygon draw:style-name="gr2" draw:text-style-name="P6" draw:layer="layout" svg:width="6.635cm" svg:height="1.7cm" svg:x="11.545cm" svg:y="7.562cm" svg:viewBox="0 0 6636 1701" draw:points="3319,1701 0,1701 0,0 6636,0 6636,1701">
            <text:p/>
          </draw:polygon>
          <draw:path draw:style-name="gr3" draw:text-style-name="P7" draw:layer="layout" svg:width="0.515cm" svg:height="0.182cm" svg:x="11.55cm" svg:y="8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365cm" svg:y="7.5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139cm" svg:y="7.5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3.317cm" svg:y="8.366cm" svg:viewBox="0 0 3894 33" draw:points="1948,33 0,33 0,0 3894,0 3894,33">
            <text:p/>
          </draw:polygon>
          <draw:path draw:style-name="gr3" draw:text-style-name="P7" draw:layer="layout" svg:width="0.18cm" svg:height="0.774cm" svg:x="13.393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3.657cm" svg:y="8.5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4.049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34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889cm" svg:y="8.8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674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93cm" svg:y="8.5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302cm" svg:y="8.6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608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98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592cm" svg:y="8.03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981cm" svg:y="8.0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65" draw:id="id265">
          <svg:title>TexMaths</svg:title>
          <svg:desc>22§display§=  \frac{ 1 }{ 12 }\log \left[ \frac{ 2 + 3\tan x }{ 2 - 3 \tan x } \right] \ + \ c§svg§600§FALSE§</svg:desc>
          <draw:polygon draw:style-name="gr2" draw:text-style-name="P6" draw:layer="layout" svg:width="9.284cm" svg:height="1.779cm" svg:x="5.547cm" svg:y="12.765cm" svg:viewBox="0 0 9285 1780" draw:points="4643,1780 0,1780 0,0 9285,0 9285,1780">
            <text:p/>
          </draw:polygon>
          <draw:path draw:style-name="gr3" draw:text-style-name="P7" draw:layer="layout" svg:width="0.515cm" svg:height="0.182cm" svg:x="5.552cm" svg:y="13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679cm" svg:y="12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416cm" svg:y="13.638cm" svg:viewBox="0 0 774 33" draw:points="387,33 0,33 0,0 774,0 774,33">
            <text:p/>
          </draw:polygon>
          <draw:path draw:style-name="gr3" draw:text-style-name="P7" draw:layer="layout" svg:width="0.256cm" svg:height="0.516cm" svg:x="6.487cm" svg:y="13.8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842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437cm" svg:y="13.3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48cm" svg:y="13.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36cm" svg:y="13.4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732cm" svg:y="12.7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079cm" svg:y="12.8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642cm" svg:y="12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404cm" svg:y="12.8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2.8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2.9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2.9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2.9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535cm" svg:height="0.032cm" svg:x="9.04cm" svg:y="13.638cm" svg:viewBox="0 0 3536 33" draw:points="1769,33 0,33 0,0 3536,0 3536,33">
            <text:p/>
          </draw:polygon>
          <draw:path draw:style-name="gr3" draw:text-style-name="P7" draw:layer="layout" svg:width="0.309cm" svg:height="0.516cm" svg:x="9.079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663cm" svg:y="14.1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04cm" svg:y="13.8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3.9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4.0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4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4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678cm" svg:y="12.7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549cm" svg:y="13.3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68cm" svg:y="13.5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4" draw:id="id254">
          <svg:title>TexMaths</svg:title>
          <svg:desc>22§display§= \int \frac{ \sec^2 x }{ 13 -  9 ( 1 + \tan^2 x ) } \ dx§svg§600§FALSE§</svg:desc>
          <draw:polygon draw:style-name="gr2" draw:text-style-name="P6" draw:layer="layout" svg:width="8.966cm" svg:height="1.827cm" svg:x="13.547cm" svg:y="0.661cm" svg:viewBox="0 0 8967 1828" draw:points="4484,1828 0,1828 0,0 8967,0 8967,1828">
            <text:p/>
          </draw:polygon>
          <draw:path draw:style-name="gr3" draw:text-style-name="P7" draw:layer="layout" svg:width="0.515cm" svg:height="0.182cm" svg:x="13.552cm" svg:y="1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367cm" svg:y="0.7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7.426cm" svg:y="0.9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727cm" svg:y="0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075cm" svg:y="0.9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427cm" svg:y="0.6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8.89cm" svg:y="0.9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6.072cm" svg:height="0.032cm" svg:x="15.319cm" svg:y="1.575cm" svg:viewBox="0 0 6073 33" draw:points="3038,33 0,33 0,0 6073,0 6073,33">
            <text:p/>
          </draw:polygon>
          <draw:path draw:style-name="gr3" draw:text-style-name="P7" draw:layer="layout" svg:width="0.256cm" svg:height="0.516cm" svg:x="15.388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738cm" svg:y="1.8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032cm" svg:x="16.328cm" svg:y="2.1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7cm" svg:y="1.818cm" svg:viewBox="0 0 322 533" svg:d="M253 269v25c0 183-81 218-126 218-14 0-55-2-76-28 33 0 41-23 41-35 0-25-20-37-37-37-13 0-36 7-36 38 0 51 43 83 108 83 100 0 195-106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7.5cm" svg:y="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794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327cm" svg:y="1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9.071cm" svg:y="1.8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9.39cm" svg:y="1.98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9.768cm" svg:y="1.99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206cm" svg:y="1.6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20.671cm" svg:y="1.9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134cm" svg:y="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773cm" svg:y="1.24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2.167cm" svg:y="1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</draw:g>
        <draw:g xml:id="id255" draw:id="id255">
          <svg:title>TexMaths</svg:title>
          <svg:desc>22§display§= \int \frac{ \sec^2 x }{ 13 -  9 -  9\tan^2 x } \ dx§svg§600§FALSE§</svg:desc>
          <draw:polygon draw:style-name="gr2" draw:text-style-name="P6" draw:layer="layout" svg:width="8.494cm" svg:height="1.752cm" svg:x="5.545cm" svg:y="2.86cm" svg:viewBox="0 0 8495 1753" draw:points="4249,1753 0,1753 0,0 8495,0 8495,1753">
            <text:p/>
          </draw:polygon>
          <draw:path draw:style-name="gr3" draw:text-style-name="P7" draw:layer="layout" svg:width="0.515cm" svg:height="0.182cm" svg:x="5.55cm" svg:y="3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2.9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88cm" svg:y="3.1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89cm" svg:y="3.1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38cm" svg:y="3.11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88cm" svg:y="2.8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2cm" svg:y="3.1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5.601cm" svg:height="0.032cm" svg:x="7.317cm" svg:y="3.775cm" svg:viewBox="0 0 5602 33" draw:points="2800,33 0,33 0,0 5602,0 5602,33">
            <text:p/>
          </draw:polygon>
          <draw:path draw:style-name="gr3" draw:text-style-name="P7" draw:layer="layout" svg:width="0.256cm" svg:height="0.516cm" svg:x="7.386cm" svg:y="4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6cm" svg:y="4.0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326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068cm" svg:y="4.018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9.658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399cm" svg:y="4.0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897cm" svg:y="4.0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16cm" svg:y="4.18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594cm" svg:y="4.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34cm" svg:y="3.8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97cm" svg:y="4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3.298cm" svg:y="3.4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692cm" svg:y="3.6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6" draw:id="id256">
          <svg:title>TexMaths</svg:title>
          <svg:desc>22§display§= \int \frac{ \sec^2 x }{ 4 - 9 \tan^2 x} \ dx§svg§600§FALSE§</svg:desc>
          <draw:polygon draw:style-name="gr2" draw:text-style-name="P6" draw:layer="layout" svg:width="6.776cm" svg:height="1.752cm" svg:x="5.545cm" svg:y="5.26cm" svg:viewBox="0 0 6777 1753" draw:points="3388,1753 0,1753 0,0 6777,0 6777,1753">
            <text:p/>
          </draw:polygon>
          <draw:path draw:style-name="gr3" draw:text-style-name="P7" draw:layer="layout" svg:width="0.515cm" svg:height="0.182cm" svg:x="5.55cm" svg:y="6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5.3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9cm" svg:y="5.5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3cm" svg:y="5.5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9cm" svg:y="5.5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9cm" svg:y="5.2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3cm" svg:y="5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7cm" svg:y="6.175cm" svg:viewBox="0 0 3882 33" draw:points="1941,33 0,33 0,0 3882,0 3882,33">
            <text:p/>
          </draw:polygon>
          <draw:path draw:style-name="gr3" draw:text-style-name="P7" draw:layer="layout" svg:width="0.344cm" svg:height="0.523cm" svg:x="7.338cm" svg:y="6.40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7.94cm" svg:y="6.7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81cm" svg:y="6.4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9.179cm" svg:y="6.4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8cm" svg:y="6.5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6cm" svg:y="6.5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4cm" svg:y="6.2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9cm" svg:y="6.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8cm" svg:y="5.8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4cm" svg:y="6.0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8" draw:id="id258">
          <svg:title>TexMaths</svg:title>
          <svg:desc>20§display§\text {Diff } w.\ r.\ t.\ x.§svg§600§FALSE§</svg:desc>
          <draw:polygon draw:style-name="gr2" draw:text-style-name="P6" draw:layer="layout" svg:width="4.205cm" svg:height="0.433cm" svg:x="19.74cm" svg:y="8.147cm" svg:viewBox="0 0 4206 434" draw:points="2104,434 0,434 0,0 4206,0 4206,434">
            <text:p/>
          </draw:polygon>
          <draw:path draw:style-name="gr3" draw:text-style-name="P7" draw:layer="layout" svg:width="0.473cm" svg:height="0.481cm" svg:x="19.729cm" svg:y="8.128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0.265cm" svg:y="8.138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0.455cm" svg:y="8.112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1.102cm" svg:y="8.298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1.663cm" svg:y="8.533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2.054cm" svg:y="8.298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2.391cm" svg:y="8.533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2.777cm" svg:y="8.168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3.074cm" svg:y="8.53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3.463cm" svg:y="8.2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3.906cm" svg:y="8.533cm" svg:viewBox="0 0 77 77" svg:d="M77 38c0-20-18-38-39-38-20 0-38 18-38 38 0 21 18 39 38 39 21 0 39-18 39-39z">
            <text:p/>
          </draw:path>
        </draw:g>
        <draw:g xml:id="id259" draw:id="id259">
          <svg:title>TexMaths</svg:title>
          <svg:desc>20§display§\left  \sec^2 x \ dx = dt \ \right]§svg§600§FALSE§</svg:desc>
          <draw:polygon draw:style-name="gr2" draw:text-style-name="P6" draw:layer="layout" svg:width="4.611cm" svg:height="0.793cm" svg:x="19.841cm" svg:y="8.848cm" svg:viewBox="0 0 4612 794" draw:points="2306,794 0,794 0,0 4612,0 4612,794">
            <text:p/>
          </draw:polygon>
          <draw:path draw:style-name="gr3" draw:text-style-name="P7" draw:layer="layout" svg:width="0.231cm" svg:height="0.324cm" svg:x="19.828cm" svg:y="9.11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0.103cm" svg:y="9.11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419cm" svg:y="9.11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20.739cm" svg:y="8.8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1.161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335cm" svg:height="0.497cm" svg:x="21.804cm" svg:y="8.943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63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79cm" svg:y="9.1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3.51cm" svg:y="8.9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3.864cm" svg:y="8.99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135cm" svg:height="0.844cm" svg:x="24.352cm" svg:y="8.832cm" svg:viewBox="0 0 136 845" draw:points="136,845 136,0 0,0 0,29 109,29 109,816 0,816 0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1+width/2;x" smil:keyTimes="0;1"/>
                  <anim:animate smil:dur="0.5s" smil:fill="hold" smil:targetElement="id25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6cm" svg:x="1cm" svg:y="0.6cm" presentation:class="subtitle" presentation:user-transformed="true">
          <draw:text-box>
            <text:p text:style-name="P4"><text:span text:style-name="T6"/></text:p>
            <text:p xml:id="id266" text:id="id266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67" draw:id="id267">
          <svg:title>TexMaths</svg:title>
          <svg:desc>24§display§\int \frac{ 1 }{ a \sin x \pm b }\ dx §svg§600§FALSE§</svg:desc>
          <draw:polygon draw:style-name="gr2" draw:text-style-name="P6" draw:layer="layout" svg:width="5.904cm" svg:height="1.791cm" svg:x="1.616cm" svg:y="2.444cm" svg:viewBox="0 0 5905 1792" draw:points="2952,1792 0,1792 0,0 5905,0 5905,1792">
            <text:p/>
          </draw:polygon>
          <draw:path draw:style-name="gr3" draw:text-style-name="P7" draw:layer="layout" svg:width="0.75cm" svg:height="1.876cm" svg:x="1.622cm" svg:y="2.402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4.342cm" svg:y="2.417cm" svg:viewBox="0 0 280 565" svg:d="M175 21c0-19 0-21-20-21-53 54-128 54-155 54v27c17 0 67 0 111-23v440c0 30-2 40-78 40h-27v27c29-4 103-4 136-4 35 0 108 0 138 4v-27h-27c-76 0-78-10-78-40z">
            <text:p/>
          </draw:path>
          <draw:polygon draw:style-name="gr3" draw:text-style-name="P7" draw:layer="layout" svg:width="3.639cm" svg:height="0.036cm" svg:x="2.658cm" svg:y="3.322cm" svg:viewBox="0 0 3640 37" draw:points="1820,37 0,37 0,0 3640,0 3640,37">
            <text:p/>
          </draw:polygon>
          <draw:path draw:style-name="gr3" draw:text-style-name="P7" draw:layer="layout" svg:width="0.387cm" svg:height="0.383cm" svg:x="2.693cm" svg:y="3.756cm" svg:viewBox="0 0 388 384" svg:d="M282 54c-15-31-40-54-79-54-97 0-203 125-203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7-186 25-50 64-81 98-81 56 0 68 69 68 75 0 4-2 10-4 14z">
            <text:p/>
          </draw:path>
          <draw:path draw:style-name="gr3" draw:text-style-name="P7" draw:layer="layout" svg:width="0.277cm" svg:height="0.389cm" svg:x="3.273cm" svg:y="3.75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39cm" svg:y="3.756cm" svg:viewBox="0 0 426 375" svg:d="M65 83v228c0 37-7 37-65 37v27c29 0 73-2 96-2 21 0 65 2 94 2v-27c-56 0-65 0-65-37v-157c0-89 59-135 113-135s63 46 63 94v198c0 37-9 37-65 37v27c29 0 73-2 96-2 21 0 65 2 94 2v-27c-44 0-65 0-65-25v-162c0-73 0-100-27-130-12-14-40-31-88-31-64 0-102 37-127 88v-88l-119 10v27c60 0 65 5 65 46z">
            <text:p/>
          </draw:path>
          <draw:path draw:style-name="gr3" draw:text-style-name="P7" draw:layer="layout" svg:width="0.421cm" svg:height="0.383cm" svg:x="4.446cm" svg:y="3.75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5.137cm" svg:y="3.568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5.974cm" svg:y="3.543cm" svg:viewBox="0 0 313 597" svg:d="M163 10c0-2 0-10-11-10-20 0-81 8-104 8-6 2-15 2-15 17 0 12 7 12 19 12 42 0 44 5 44 13 0 6-8 35-13 52l-70 276c-9 43-13 56-13 87 0 79 44 132 107 132 100 0 206-126 206-247 0-79-46-137-113-137-39 0-75 25-100 52zM83 329c5-18 5-20 13-29 42-56 81-68 102-68 30 0 53 25 53 79 0 50-28 148-44 181-27 56-67 86-100 86-28 0-55-23-55-84 0-18 0-33 13-87z">
            <text:p/>
          </draw:path>
          <draw:path draw:style-name="gr3" draw:text-style-name="P7" draw:layer="layout" svg:width="0.402cm" svg:height="0.596cm" svg:x="6.713cm" svg:y="2.965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4 0 68 70 68 75 0 4-2 10-4 14z">
            <text:p/>
          </draw:path>
          <draw:path draw:style-name="gr3" draw:text-style-name="P7" draw:layer="layout" svg:width="0.421cm" svg:height="0.383cm" svg:x="7.141cm" svg:y="3.1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72" draw:id="id272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4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4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4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4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4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4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4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4.941cm" svg:viewBox="0 0 100 395" svg:d="M100 48c0-25-23-48-50-48s-50 23-50 48c0 27 23 50 50 50s50-23 50-50zM100 347c0-27-23-47-50-47s-50 20-50 47 23 48 50 48 50-21 50-48z">
            <text:p/>
          </draw:path>
        </draw:g>
        <draw:g xml:id="id273" draw:id="id273">
          <svg:title>TexMaths</svg:title>
          <svg:desc>22§display§\text {(1) : Put }\tan \left( \frac{x}{2} \right) = t \ \therefore \ x = 2 \tan^{-1}t , \ \text  { Diff}.\ w.\ r.\ t. \ x. \ \ dx = \frac{2dt}{1 + t^2}§svg§600§FALSE§</svg:desc>
          <draw:polygon draw:style-name="gr2" draw:text-style-name="P6" draw:layer="layout" svg:width="23.566cm" svg:height="1.579cm" svg:x="1.42cm" svg:y="5.545cm" svg:viewBox="0 0 23567 1580" draw:points="11784,1580 0,1580 0,0 23567,0 23567,1580">
            <text:p/>
          </draw:polygon>
          <draw:path draw:style-name="gr3" draw:text-style-name="P7" draw:layer="layout" svg:width="0.18cm" svg:height="0.774cm" svg:x="1.457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.751cm" svg:y="6.05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.113cm" svg:y="5.987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083cm" svg:height="0.334cm" svg:x="2.694cm" svg:y="6.23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57cm" svg:height="0.529cm" svg:x="3.212cm" svg:y="6.03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36cm" svg:y="6.22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4.157cm" svg:y="6.0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4cm" svg:height="0.485cm" svg:x="4.843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162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54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214cm" svg:y="5.677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651cm" svg:y="5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olygon draw:style-name="gr3" draw:text-style-name="P7" draw:layer="layout" svg:width="0.443cm" svg:height="0.032cm" svg:x="6.63cm" svg:y="6.357cm" svg:viewBox="0 0 444 33" draw:points="222,33 0,33 0,0 444,0 444,33">
            <text:p/>
          </draw:polygon>
          <draw:path draw:style-name="gr3" draw:text-style-name="P7" draw:layer="layout" svg:width="0.309cm" svg:height="0.517cm" svg:x="6.695cm" svg:y="6.5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191cm" svg:y="5.677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7.883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675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9.432cm" svg:y="6.20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419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11.097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908cm" svg:y="6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44cm" svg:height="0.485cm" svg:x="12.399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2.718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096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561cm" svg:y="6.09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043cm" svg:y="5.88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478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07cm" svg:y="6.485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25cm" svg:y="6.038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15cm" svg:y="6.0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25cm" svg:y="6.02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083cm" svg:height="0.084cm" svg:x="16.923cm" svg:y="6.485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35cm" svg:y="6.224cm" svg:viewBox="0 0 514 352" svg:d="M336 79c4-16 11-46 11-49 0-14-11-21-21-21-11 0-25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7.968cm" svg:y="6.485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398cm" svg:y="6.224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769cm" svg:y="6.485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193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21cm" svg:y="6.485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9.948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083cm" svg:height="0.084cm" svg:x="20.436cm" svg:y="6.485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29cm" svg:y="6.02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1.523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22.201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23.551cm" svg:y="5.52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23.929cm" svg:y="5.50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24.318cm" svg:y="5.559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7" draw:layer="layout" svg:width="1.958cm" svg:height="0.032cm" svg:x="23.067cm" svg:y="6.357cm" svg:viewBox="0 0 1959 33" draw:points="980,33 0,33 0,0 1959,0 1959,33">
            <text:p/>
          </draw:polygon>
          <draw:path draw:style-name="gr3" draw:text-style-name="P7" draw:layer="layout" svg:width="0.256cm" svg:height="0.517cm" svg:x="23.136cm" svg:y="6.5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669cm" svg:y="6.6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17cm" svg:y="6.61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13cm" svg:y="6.5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69" draw:id="id269">
          <svg:title>TexMaths</svg:title>
          <svg:desc>24§display§\int \frac{ 1 }{ a \cos x \pm b }\ dx §svg§600§FALSE§</svg:desc>
          <draw:polygon draw:style-name="gr2" draw:text-style-name="P6" draw:layer="layout" svg:width="6cm" svg:height="1.791cm" svg:x="9.416cm" svg:y="2.444cm" svg:viewBox="0 0 6001 1792" draw:points="2999,1792 0,1792 0,0 6001,0 6001,1792">
            <text:p/>
          </draw:polygon>
          <draw:path draw:style-name="gr3" draw:text-style-name="P7" draw:layer="layout" svg:width="0.75cm" svg:height="1.876cm" svg:x="9.4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189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732cm" svg:height="0.036cm" svg:x="10.459cm" svg:y="3.322cm" svg:viewBox="0 0 3733 37" draw:points="1866,37 0,37 0,0 3733,0 3733,37">
            <text:p/>
          </draw:polygon>
          <draw:path draw:style-name="gr3" draw:text-style-name="P7" draw:layer="layout" svg:width="0.387cm" svg:height="0.383cm" svg:x="10.4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5cm" svg:y="3.753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11.444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7cm" svg:y="3.75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2.341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13.032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13.869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6 56-67 86-99 86-29 0-56-23-56-84 0-18 0-33 13-87z">
            <text:p/>
          </draw:path>
          <draw:path draw:style-name="gr3" draw:text-style-name="P7" draw:layer="layout" svg:width="0.402cm" svg:height="0.596cm" svg:x="14.606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037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71" draw:id="id271">
          <svg:title>TexMaths</svg:title>
          <svg:desc>24§display§\int \frac{ 1 }{ a \sin x\pm b \cos x \pm c }\ dx §svg§600§FALSE§</svg:desc>
          <draw:polygon draw:style-name="gr2" draw:text-style-name="P6" draw:layer="layout" svg:width="9.195cm" svg:height="1.791cm" svg:x="17.216cm" svg:y="2.444cm" svg:viewBox="0 0 9196 1792" draw:points="4597,1792 0,1792 0,0 9196,0 9196,1792">
            <text:p/>
          </draw:polygon>
          <draw:path draw:style-name="gr3" draw:text-style-name="P7" draw:layer="layout" svg:width="0.75cm" svg:height="1.876cm" svg:x="17.2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586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927cm" svg:height="0.036cm" svg:x="18.259cm" svg:y="3.322cm" svg:viewBox="0 0 6928 37" draw:points="3464,37 0,37 0,0 6928,0 6928,37">
            <text:p/>
          </draw:polygon>
          <draw:path draw:style-name="gr3" draw:text-style-name="P7" draw:layer="layout" svg:width="0.387cm" svg:height="0.383cm" svg:x="18.2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4cm" svg:y="3.7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0.046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20.738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575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7 56-67 86-99 86-29 0-56-23-56-84 0-18 0-33 13-87z">
            <text:p/>
          </draw:path>
          <draw:path draw:style-name="gr3" draw:text-style-name="P7" draw:layer="layout" svg:width="0.322cm" svg:height="0.389cm" svg:x="22.066cm" svg:y="3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22.437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2.86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23.332cm" svg:y="3.75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564cm" svg:height="0.564cm" svg:x="24.023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4.856cm" svg:y="3.756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  <draw:path draw:style-name="gr3" draw:text-style-name="P7" draw:layer="layout" svg:width="0.402cm" svg:height="0.596cm" svg:x="25.601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26.032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</draw:g>
        <draw:g xml:id="id270" draw:id="id270">
          <svg:title>TexMaths</svg:title>
          <svg:desc>26§display§\text {or}§svg§600§FALSE§</svg:desc>
          <draw:polygon draw:style-name="gr2" draw:text-style-name="P6" draw:layer="layout" svg:width="0.697cm" svg:height="0.329cm" svg:x="15.938cm" svg:y="3.248cm" svg:viewBox="0 0 698 330" draw:points="349,330 0,330 0,0 698,0 698,330">
            <text:p/>
          </draw:polygon>
          <draw:path draw:style-name="gr3" draw:text-style-name="P7" draw:layer="layout" svg:width="0.406cm" svg:height="0.42cm" svg:x="15.917cm" svg:y="3.2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374cm" svg:y="3.2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68" draw:id="id268">
          <svg:title>TexMaths</svg:title>
          <svg:desc>26§display§\text {or}§svg§600§FALSE§</svg:desc>
          <draw:polygon draw:style-name="gr2" draw:text-style-name="P6" draw:layer="layout" svg:width="0.697cm" svg:height="0.329cm" svg:x="8.139cm" svg:y="3.249cm" svg:viewBox="0 0 698 330" draw:points="349,330 0,330 0,0 698,0 698,330">
            <text:p/>
          </draw:polygon>
          <draw:path draw:style-name="gr3" draw:text-style-name="P7" draw:layer="layout" svg:width="0.406cm" svg:height="0.42cm" svg:x="8.118cm" svg:y="3.2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575cm" svg:y="3.2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75" draw:id="id275">
          <svg:title>TexMaths</svg:title>
          <svg:desc>22§display§\text {(2) : On simplification the Denominator get reduced to, } at^2 \pm bt \pm c \text { form}§svg§600§FALSE§</svg:desc>
          <draw:polygon draw:style-name="gr2" draw:text-style-name="P6" draw:layer="layout" svg:width="24.805cm" svg:height="0.795cm" svg:x="1.423cm" svg:y="9.144cm" svg:viewBox="0 0 24806 796" draw:points="12403,796 0,796 0,0 24806,0 24806,796">
            <text:p/>
          </draw:polygon>
          <draw:path draw:style-name="gr3" draw:text-style-name="P7" draw:layer="layout" svg:width="0.18cm" svg:height="0.773cm" svg:x="1.46cm" svg:y="9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4cm" svg:y="9.2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6cm" svg:y="9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7cm" svg:y="9.4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2cm" svg:y="9.239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3cm" svg:y="9.4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08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2cm" svg:y="9.441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3cm" svg:y="9.4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6cm" svg:y="9.24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1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2cm" svg:y="9.23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7cm" svg:y="9.4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7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5cm" svg:y="9.3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6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7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6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4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6cm" svg:y="9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2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09cm" svg:y="9.25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3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68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6cm" svg:y="9.441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2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4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2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6cm" svg:y="9.4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4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69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18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5cm" svg:y="9.44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7cm" svg:y="9.4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5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3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39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7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78cm" svg:y="9.70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5cm" svg:y="9.44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1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6cm" svg:y="9.1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3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cm" svg:y="9.248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3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2cm" svg:y="9.4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39cm" svg:y="9.23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1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58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3cm" svg:y="9.44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draw:g xml:id="id274" draw:id="id274">
          <svg:title>TexMaths</svg:title>
          <svg:desc>22§display§\text {Also } \sin x = \frac{2t}{1 + t^2}\ \text { and }\ \cos x = \frac{ 1 - t^2 }{ 1 + t^2 }§svg§600§FALSE§</svg:desc>
          <draw:polygon draw:style-name="gr2" draw:text-style-name="P6" draw:layer="layout" svg:width="13.582cm" svg:height="1.682cm" svg:x="3.135cm" svg:y="7.146cm" svg:viewBox="0 0 13583 1683" draw:points="6792,1683 0,1683 0,0 13583,0 13583,1683">
            <text:p/>
          </draw:polygon>
          <draw:path draw:style-name="gr3" draw:text-style-name="P7" draw:layer="layout" svg:width="0.531cm" svg:height="0.555cm" svg:x="3.121cm" svg:y="7.7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2cm" svg:y="7.7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6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7cm" svg:y="7.9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cm" svg:y="7.7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5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069cm" svg:y="7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746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297cm" svg:y="7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8.663cm" svg:y="7.26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7.612cm" svg:y="8.061cm" svg:viewBox="0 0 1959 33" draw:points="980,33 0,33 0,0 1959,0 1959,33">
            <text:p/>
          </draw:polygon>
          <draw:path draw:style-name="gr3" draw:text-style-name="P7" draw:layer="layout" svg:width="0.256cm" svg:height="0.516cm" svg:x="7.681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1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962cm" svg:y="8.3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258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212cm" svg:y="7.9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59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021cm" svg:y="7.734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95cm" svg:height="0.356cm" svg:x="12.095cm" svg:y="7.9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435cm" svg:y="7.92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82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255cm" svg:y="7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3.932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4.867cm" svg:y="7.2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1cm" svg:y="7.5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148cm" svg:y="7.26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7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4.798cm" svg:y="8.061cm" svg:viewBox="0 0 1959 33" draw:points="980,33 0,33 0,0 1959,0 1959,33">
            <text:p/>
          </draw:polygon>
          <draw:path draw:style-name="gr3" draw:text-style-name="P7" draw:layer="layout" svg:width="0.256cm" svg:height="0.516cm" svg:x="14.867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148cm" svg:y="8.3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6" draw:id="id276">
          <svg:title>TexMaths</svg:title>
          <svg:desc>22§display§\text {(3) : If the denominator of the integrand contains, } \sin 2x \text { or/and } \cos 2x §svg§600§FALSE§</svg:desc>
          <draw:polygon draw:style-name="gr2" draw:text-style-name="P6" draw:layer="layout" svg:width="24.225cm" svg:height="0.696cm" svg:x="1.423cm" svg:y="10.245cm" svg:viewBox="0 0 24226 697" draw:points="12113,697 0,697 0,0 24226,0 24226,697">
            <text:p/>
          </draw:polygon>
          <draw:path draw:style-name="gr3" draw:text-style-name="P7" draw:layer="layout" svg:width="0.18cm" svg:height="0.773cm" svg:x="1.46cm" svg:y="10.2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.717cm" svg:y="10.2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116cm" svg:y="10.2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7cm" svg:y="10.45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237cm" svg:height="0.528cm" svg:x="3.209cm" svg:y="10.257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7" draw:layer="layout" svg:width="0.251cm" svg:height="0.546cm" svg:x="3.493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4cm" svg:height="0.485cm" svg:x="3.977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4.287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5.32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5.7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091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518cm" svg:y="10.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907cm" svg:y="10.44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55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6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8.20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88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9.26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9.827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218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0.70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1.012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2.04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58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2.656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12.96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3.307cm" svg:y="10.43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61cm" svg:height="0.342cm" svg:x="13.694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4.007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4.38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817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295cm" svg:height="0.356cm" svg:x="15.50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843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23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6.63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6.9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3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543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75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8.32cm" svg:y="10.7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18.881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186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19.972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20.342cm" svg:y="10.4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041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1.42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773cm" svg:x="21.752cm" svg:y="10.206cm" svg:viewBox="0 0 301 774" svg:d="M297 30c4-11 4-12 4-14 0-9-7-16-16-16-10 0-14 7-16 16l-265 730c-4 9-4 12-4 14 0 7 7 14 16 14 10 0 14-7 16-14z">
            <text:p/>
          </draw:path>
          <draw:path draw:style-name="gr3" draw:text-style-name="P7" draw:layer="layout" svg:width="0.349cm" svg:height="0.356cm" svg:x="22.128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2.507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938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23.75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094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483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09cm" svg:height="0.516cm" svg:x="24.93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5.302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</draw:g>
        <draw:g xml:id="id277" draw:id="id277">
          <svg:title>TexMaths</svg:title>
          <svg:desc>22§display§\text {then put }\tan x = t \ \therefore \ x =  \tan^{-1}t , \ \text  { Diff}.\ w.\ r.\ t. \ x. \ \ dx = \frac{dt}{1 + t^2}§svg§600§FALSE§</svg:desc>
          <draw:polygon draw:style-name="gr2" draw:text-style-name="P6" draw:layer="layout" svg:width="21.802cm" svg:height="1.579cm" svg:x="3.246cm" svg:y="11.147cm" svg:viewBox="0 0 21803 1580" draw:points="10901,1580 0,1580 0,0 21803,0 21803,1580">
            <text:p/>
          </draw:polygon>
          <draw:path draw:style-name="gr3" draw:text-style-name="P7" draw:layer="layout" svg:width="0.244cm" svg:height="0.485cm" svg:x="3.221cm" svg:y="11.6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533cm" svg:y="11.6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58cm" svg:y="11.82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4.305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4.99cm" svg:y="11.826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9cm" svg:height="0.351cm" svg:x="5.423cm" svg:y="11.826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42cm" svg:height="0.485cm" svg:x="5.842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2cm" svg:height="0.485cm" svg:x="6.53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6.848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7.227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7.783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8.46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251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10.007cm" svg:y="11.809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99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1.67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2.461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779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158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621cm" svg:y="11.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105cm" svg:y="11.4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539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67cm" svg:y="12.08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87cm" svg:y="11.64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77cm" svg:y="11.65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86cm" svg:y="11.622cm" svg:viewBox="0 0 466 548" svg:d="M327 236h88v-23h-91v-90c0-70 37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30 11-30 32 0 5 2 25 23 32-2 10-2 17-2 26v90z">
            <text:p/>
          </draw:path>
          <draw:path draw:style-name="gr3" draw:text-style-name="P7" draw:layer="layout" svg:width="0.083cm" svg:height="0.084cm" svg:x="16.982cm" svg:y="12.087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412cm" svg:y="11.826cm" svg:viewBox="0 0 514 352" svg:d="M336 79c4-16 12-46 12-49 0-14-12-21-22-21-11 0-23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8.029cm" svg:y="12.08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457cm" svg:y="11.826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83cm" svg:y="12.08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253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82cm" svg:y="12.08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20.009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20.495cm" svg:y="12.087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9cm" svg:y="11.6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1.58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22.26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23.797cm" svg:y="11.10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4.186cm" svg:y="11.16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1.958cm" svg:height="0.032cm" svg:x="23.128cm" svg:y="11.959cm" svg:viewBox="0 0 1959 33" draw:points="980,33 0,33 0,0 1959,0 1959,33">
            <text:p/>
          </draw:polygon>
          <draw:path draw:style-name="gr3" draw:text-style-name="P7" draw:layer="layout" svg:width="0.256cm" svg:height="0.517cm" svg:x="23.197cm" svg:y="12.1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728cm" svg:y="1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76cm" svg:y="12.21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72cm" svg:y="12.1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78" draw:id="id278">
          <svg:title>TexMaths</svg:title>
          <svg:desc>22§display§\text {Also } \sin 2x = \frac{2t}{1 + t^2}\ \text { and }\ \cos 2x = \frac{ 1 - t^2 }{ 1 + t^2 }§svg§600§FALSE§</svg:desc>
          <draw:polygon draw:style-name="gr2" draw:text-style-name="P6" draw:layer="layout" svg:width="14.358cm" svg:height="1.682cm" svg:x="3.136cm" svg:y="12.446cm" svg:viewBox="0 0 14359 1683" draw:points="7179,1683 0,1683 0,0 14359,0 14359,1683">
            <text:p/>
          </draw:polygon>
          <draw:path draw:style-name="gr3" draw:text-style-name="P7" draw:layer="layout" svg:width="0.531cm" svg:height="0.555cm" svg:x="3.122cm" svg:y="13.0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3cm" svg:y="13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8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9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7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01cm" svg:y="13.0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6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6.088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6.457cm" svg:y="13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135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686cm" svg:y="12.5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052cm" svg:y="12.56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8.001cm" svg:y="13.361cm" svg:viewBox="0 0 1959 33" draw:points="980,33 0,33 0,0 1959,0 1959,33">
            <text:p/>
          </draw:polygon>
          <draw:path draw:style-name="gr3" draw:text-style-name="P7" draw:layer="layout" svg:width="0.256cm" svg:height="0.516cm" svg:x="8.07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03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351cm" svg:y="13.6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9.647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599cm" svg:y="13.2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79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41cm" svg:y="13.0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295cm" svg:height="0.356cm" svg:x="12.484cm" svg:y="13.2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822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13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3.66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4.031cm" svg:y="13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4.709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643cm" svg:y="12.5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196cm" svg:y="12.8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923cm" svg:y="12.5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2.4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5.573cm" svg:y="13.361cm" svg:viewBox="0 0 1959 33" draw:points="980,33 0,33 0,0 1959,0 1959,33">
            <text:p/>
          </draw:polygon>
          <draw:path draw:style-name="gr3" draw:text-style-name="P7" draw:layer="layout" svg:width="0.256cm" svg:height="0.516cm" svg:x="15.643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6.175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923cm" svg:y="13.6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9" draw:id="id279">
          <svg:title>TexMaths</svg:title>
          <svg:desc>22§display§\text {(4) : On simplification the Denominator get reduced to, } at^2 \pm bt \pm c \text { form}§svg§600§FALSE§</svg:desc>
          <draw:polygon draw:style-name="gr2" draw:text-style-name="P6" draw:layer="layout" svg:width="24.805cm" svg:height="0.795cm" svg:x="1.425cm" svg:y="14.345cm" svg:viewBox="0 0 24806 796" draw:points="12403,796 0,796 0,0 24806,0 24806,796">
            <text:p/>
          </draw:polygon>
          <draw:path draw:style-name="gr3" draw:text-style-name="P7" draw:layer="layout" svg:width="0.18cm" svg:height="0.773cm" svg:x="1.462cm" svg:y="14.4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.708cm" svg:y="14.46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.118cm" svg:y="14.4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9cm" svg:y="14.651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4cm" svg:y="14.44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5cm" svg:y="14.6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1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4cm" svg:y="14.64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5cm" svg:y="14.64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8cm" svg:y="14.44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3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4cm" svg:y="14.44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9cm" svg:y="14.63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9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7cm" svg:y="14.50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8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9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8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6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8cm" svg:y="14.44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4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11cm" svg:y="14.4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5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2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7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8cm" svg:y="14.64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4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6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4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2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8cm" svg:y="14.63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6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002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71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2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7cm" svg:y="14.6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9cm" svg:y="14.63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7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5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41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9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8cm" svg:y="14.90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7cm" svg:y="14.64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3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8cm" svg:y="14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5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02cm" svg:y="14.449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5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2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4cm" svg:y="14.6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41cm" svg:y="14.4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3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6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5cm" svg:y="14.64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anim:sub-item="text" smil:attributeName="visibility" smil:to="visible"/>
                  <anim:animate smil:dur="0.5s" smil:fill="hold" smil:targetElement="id266" anim:sub-item="text" smil:attributeName="width" smil:values="width*0.05;width" smil:keyTimes="0;1"/>
                  <anim:animate smil:dur="0.5s" smil:fill="hold" smil:targetElement="id266" anim:sub-item="text" smil:attributeName="height" smil:values="height;height" smil:keyTimes="0;1"/>
                  <anim:animate smil:dur="0.5s" smil:fill="hold" smil:targetElement="id266" anim:sub-item="text" smil:attributeName="x" smil:values="x-.2;x" smil:keyTimes="0;1"/>
                  <anim:animate smil:dur="0.5s" smil:fill="hold" smil:targetElement="id266" anim:sub-item="text" smil:attributeName="y" smil:values="y;y" smil:keyTimes="0;1"/>
                  <anim:transitionFilter smil:dur="0.5s" smil:targetElement="id2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1+width/2;x" smil:keyTimes="0;1"/>
                  <anim:animate smil:dur="0.5s" smil:fill="hold" smil:targetElement="id269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1+width/2;x" smil:keyTimes="0;1"/>
                  <anim:animate smil:dur="0.5s" smil:fill="hold" smil:targetElement="id270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280" text:id="id280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81" draw:id="id28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282" draw:id="id282">
          <svg:title>TexMaths</svg:title>
          <svg:desc>22§display§\text {(1)}§svg§600§FALSE§</svg:desc>
          <draw:polygon draw:style-name="gr2" draw:text-style-name="P6" draw:layer="layout" svg:width="0.834cm" svg:height="0.696cm" svg:x="1.02cm" svg:y="4.0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4" draw:id="id284">
          <svg:title>TexMaths</svg:title>
          <svg:desc>22§display§\text {(2)}§svg§600§FALSE§</svg:desc>
          <draw:polygon draw:style-name="gr2" draw:text-style-name="P6" draw:layer="layout" svg:width="0.834cm" svg:height="0.696cm" svg:x="9.4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9.4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9.7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0.1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8" draw:id="id288">
          <svg:title>TexMaths</svg:title>
          <svg:desc>22§display§\text {(4)}§svg§600§FALSE§</svg:desc>
          <draw:polygon draw:style-name="gr2" draw:text-style-name="P6" draw:layer="layout" svg:width="0.834cm" svg:height="0.696cm" svg:x="1.023cm" svg:y="6.248cm" svg:viewBox="0 0 835 697" draw:points="418,697 0,697 0,0 835,0 835,697">
            <text:p/>
          </draw:polygon>
          <draw:path draw:style-name="gr3" draw:text-style-name="P7" draw:layer="layout" svg:width="0.181cm" svg:height="0.773cm" svg:x="1.06cm" svg:y="6.2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.307cm" svg:y="6.265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.717cm" svg:y="6.2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5" draw:id="id285">
          <svg:title>TexMaths</svg:title>
          <svg:desc>22§display§\int \frac{1}{ 4 - 5 \cos x }\ dx§svg§600§FALSE§</svg:desc>
          <draw:polygon draw:style-name="gr2" draw:text-style-name="P6" draw:layer="layout" svg:width="5.533cm" svg:height="1.642cm" svg:x="10.524cm" svg:y="3.644cm" svg:viewBox="0 0 5534 1643" draw:points="2767,1643 0,1643 0,0 5534,0 5534,1643">
            <text:p/>
          </draw:polygon>
          <draw:path draw:style-name="gr3" draw:text-style-name="P7" draw:layer="layout" svg:width="0.687cm" svg:height="1.719cm" svg:x="10.529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083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11.48cm" svg:y="4.448cm" svg:viewBox="0 0 3455 33" draw:points="1729,33 0,33 0,0 3455,0 3455,33">
            <text:p/>
          </draw:polygon>
          <draw:path draw:style-name="gr3" draw:text-style-name="P7" draw:layer="layout" svg:width="0.344cm" svg:height="0.524cm" svg:x="11.503cm" svg:y="4.6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3cm" svg:height="0.032cm" svg:x="12.103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2.851cm" svg:y="4.6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13.355cm" svg:y="4.8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2cm" svg:y="4.8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3cm" svg:y="4.8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515cm" svg:y="4.8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5.315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1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89" draw:id="id289">
          <svg:title>TexMaths</svg:title>
          <svg:desc>22§display§\int \frac{1}{4 \sin x +  3\cos x  +  13 }}\ dx§svg§600§FALSE§</svg:desc>
          <draw:polygon draw:style-name="gr2" draw:text-style-name="P6" draw:layer="layout" svg:width="8.899cm" svg:height="1.642cm" svg:x="2.125cm" svg:y="5.744cm" svg:viewBox="0 0 8900 1643" draw:points="4449,1643 0,1643 0,0 8900,0 8900,1643">
            <text:p/>
          </draw:polygon>
          <draw:path draw:style-name="gr3" draw:text-style-name="P7" draw:layer="layout" svg:width="0.687cm" svg:height="1.719cm" svg:x="2.13cm" svg:y="5.7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367cm" svg:y="5.7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1cm" svg:height="0.032cm" svg:x="3.081cm" svg:y="6.548cm" svg:viewBox="0 0 6822 33" draw:points="3411,33 0,33 0,0 6822,0 6822,33">
            <text:p/>
          </draw:polygon>
          <draw:path draw:style-name="gr3" draw:text-style-name="P7" draw:layer="layout" svg:width="0.344cm" svg:height="0.524cm" svg:x="3.104cm" svg:y="6.7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62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7cm" svg:y="6.7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2cm" svg:y="6.9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698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32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094cm" svg:y="6.7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6.604cm" svg:y="6.94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42cm" svg:y="6.9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3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64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398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97cm" svg:y="6.7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547cm" svg:y="6.77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283cm" svg:y="6.22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77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3" draw:id="id283">
          <svg:title>TexMaths</svg:title>
          <svg:desc>22§display§\int \frac{1}{5 + 4 \cos x }\ dx§svg§600§FALSE§</svg:desc>
          <draw:polygon draw:style-name="gr2" draw:text-style-name="P6" draw:layer="layout" svg:width="5.533cm" svg:height="1.642cm" svg:x="2.226cm" svg:y="3.544cm" svg:viewBox="0 0 5534 1643" draw:points="2767,1643 0,1643 0,0 5534,0 5534,1643">
            <text:p/>
          </draw:polygon>
          <draw:path draw:style-name="gr3" draw:text-style-name="P7" draw:layer="layout" svg:width="0.687cm" svg:height="1.719cm" svg:x="2.231cm" svg:y="3.5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785cm" svg:y="3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3.182cm" svg:y="4.348cm" svg:viewBox="0 0 3455 33" draw:points="1729,33 0,33 0,0 3455,0 3455,33">
            <text:p/>
          </draw:polygon>
          <draw:path draw:style-name="gr3" draw:text-style-name="P7" draw:layer="layout" svg:width="0.309cm" svg:height="0.532cm" svg:x="3.221cm" svg:y="4.5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3.784cm" svg:y="4.6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4.535cm" svg:y="4.5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5.057cm" svg:y="4.7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4cm" svg:y="4.7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5.785cm" svg:y="4.7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217cm" svg:y="4.7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7.017cm" svg:y="4.0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7.412cm" svg:y="4.2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6" draw:id="id296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10.2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10.2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10.4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10.2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10.4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10.2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10.2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10.4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10.4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10.4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10.472cm" svg:viewBox="0 0 108 426" svg:d="M108 52c0-27-25-52-54-52s-54 25-54 52c0 29 25 53 54 53s54-24 54-53zM108 374c0-29-25-51-54-51s-54 22-54 51 25 52 54 52 54-23 54-52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4cm" svg:y="11.6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11.6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11.8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11.6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12.0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5.046cm" svg:y="11.65cm" svg:viewBox="0 0 198 494" draw:points="100,494 0,494 0,0 198,0 198,494">
            <text:p/>
          </draw:polygon>
          <draw:path draw:style-name="gr3" draw:text-style-name="P7" draw:layer="layout" svg:width="0.258cm" svg:height="0.577cm" svg:x="5.027cm" svg:y="11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0" draw:id="id300">
          <svg:title>TexMaths</svg:title>
          <svg:desc>22§display§= \int \frac{1}{5 + 4 \cos x }\ dx§svg§600§FALSE§</svg:desc>
          <draw:polygon draw:style-name="gr2" draw:text-style-name="P6" draw:layer="layout" svg:width="6.348cm" svg:height="1.642cm" svg:x="5.736cm" svg:y="11.058cm" svg:viewBox="0 0 6349 1643" draw:points="3175,1643 0,1643 0,0 6349,0 6349,1643">
            <text:p/>
          </draw:polygon>
          <draw:path draw:style-name="gr3" draw:text-style-name="P7" draw:layer="layout" svg:width="0.515cm" svg:height="0.182cm" svg:x="5.741cm" svg:y="11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11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cm" svg:y="11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08cm" svg:y="11.862cm" svg:viewBox="0 0 3455 33" draw:points="1728,33 0,33 0,0 3455,0 3455,33">
            <text:p/>
          </draw:polygon>
          <draw:path draw:style-name="gr3" draw:text-style-name="P7" draw:layer="layout" svg:width="0.309cm" svg:height="0.532cm" svg:x="7.547cm" svg:y="12.0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11cm" svg:y="12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62cm" svg:y="12.0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9.381cm" svg:y="12.2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1cm" svg:y="12.2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12.2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3cm" svg:y="12.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4cm" svg:y="11.5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38cm" svg:y="11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7" draw:id="id297">
          <svg:title>TexMaths</svg:title>
          <svg:desc>24§display§\text {(1)}§svg§600§FALSE§</svg:desc>
          <draw:polygon draw:style-name="gr2" draw:text-style-name="P6" draw:layer="layout" svg:width="0.91cm" svg:height="0.759cm" svg:x="1.521cm" svg:y="11.648cm" svg:viewBox="0 0 911 760" draw:points="455,760 0,760 0,0 911,0 911,760">
            <text:p/>
          </draw:polygon>
          <draw:path draw:style-name="gr3" draw:text-style-name="P7" draw:layer="layout" svg:width="0.197cm" svg:height="0.844cm" svg:x="1.561cm" svg:y="11.6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882cm" svg:y="11.6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8cm" svg:y="11.6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3" draw:id="id293">
          <svg:title>TexMaths</svg:title>
          <svg:desc>22§display§\int \frac{ 1 }{ 2 + \cos 2x + \sin 2x } \ dx§svg§600§FALSE§</svg:desc>
          <draw:polygon draw:style-name="gr2" draw:text-style-name="P6" draw:layer="layout" svg:width="8.254cm" svg:height="1.642cm" svg:x="2.027cm" svg:y="7.945cm" svg:viewBox="0 0 8255 1643" draw:points="4127,1643 0,1643 0,0 8255,0 8255,1643">
            <text:p/>
          </draw:polygon>
          <draw:path draw:style-name="gr3" draw:text-style-name="P7" draw:layer="layout" svg:width="0.687cm" svg:height="1.719cm" svg:x="2.032cm" svg:y="7.9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46cm" svg:y="7.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6cm" svg:height="0.032cm" svg:x="2.983cm" svg:y="8.749cm" svg:viewBox="0 0 6177 33" draw:points="3088,33 0,33 0,0 6177,0 6177,33">
            <text:p/>
          </draw:polygon>
          <draw:path draw:style-name="gr3" draw:text-style-name="P7" draw:layer="layout" svg:width="0.309cm" svg:height="0.517cm" svg:x="3.021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3.584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4.341cm" svg:y="9.14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679cm" svg:y="9.1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07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5.517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5.888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6.522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278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83cm" svg:y="8.9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96cm" svg:y="9.1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8.369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8.739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9.54cm" svg:y="8.42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34cm" svg:y="8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92" draw:id="id292">
          <svg:title>TexMaths</svg:title>
          <svg:desc>22§display§\text {(6)}§svg§600§FALSE§</svg:desc>
          <draw:polygon draw:style-name="gr2" draw:text-style-name="P6" draw:layer="layout" svg:width="0.834cm" svg:height="0.696cm" svg:x="1.126cm" svg:y="8.448cm" svg:viewBox="0 0 835 697" draw:points="418,697 0,697 0,0 835,0 835,697">
            <text:p/>
          </draw:polygon>
          <draw:path draw:style-name="gr3" draw:text-style-name="P7" draw:layer="layout" svg:width="0.181cm" svg:height="0.773cm" svg:x="1.163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42cm" svg:y="8.474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1.82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6" draw:id="id286">
          <svg:title>TexMaths</svg:title>
          <svg:desc>22§display§\text {(3)}§svg§600§FALSE§</svg:desc>
          <draw:polygon draw:style-name="gr2" draw:text-style-name="P6" draw:layer="layout" svg:width="0.834cm" svg:height="0.696cm" svg:x="17.5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17.5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7.815cm" svg:y="4.071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8.2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7" draw:id="id287">
          <svg:title>TexMaths</svg:title>
          <svg:desc>22§display§\int \frac{1}{ 1 +  \cos \alpha \cos x }\ dx§svg§600§FALSE§</svg:desc>
          <draw:polygon draw:style-name="gr2" draw:text-style-name="P6" draw:layer="layout" svg:width="6.806cm" svg:height="1.642cm" svg:x="18.624cm" svg:y="3.644cm" svg:viewBox="0 0 6807 1643" draw:points="3404,1643 0,1643 0,0 6807,0 6807,1643">
            <text:p/>
          </draw:polygon>
          <draw:path draw:style-name="gr3" draw:text-style-name="P7" draw:layer="layout" svg:width="0.687cm" svg:height="1.719cm" svg:x="18.629cm" svg:y="3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82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19.58cm" svg:y="4.448cm" svg:viewBox="0 0 4729 33" draw:points="2365,33 0,33 0,0 4729,0 4729,33">
            <text:p/>
          </draw:polygon>
          <draw:path draw:style-name="gr3" draw:text-style-name="P7" draw:layer="layout" svg:width="0.256cm" svg:height="0.517cm" svg:x="19.648cm" svg:y="4.6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0.182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20.93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276cm" svg:y="4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67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5cm" svg:height="0.351cm" svg:x="22.107cm" svg:y="4.846cm" svg:viewBox="0 0 436 352" svg:d="M338 160c0-121-72-160-129-160-107 0-209 111-209 220 0 72 46 132 125 132 49 0 106-18 165-65 9 40 36 65 71 65 40 0 65-42 65-54 0-6-5-9-11-9-5 0-7 3-8 9-15 36-43 36-44 36-25 0-25-59-25-79 0-16 0-17 9-26 72-92 89-183 89-183 0-2-1-7-10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22.72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068cm" svg:y="4.8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458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3.888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7cm" svg:x="24.689cm" svg:y="4.1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083cm" svg:y="4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90" draw:id="id290">
          <svg:title>TexMaths</svg:title>
          <svg:desc>22§display§\text {(5)}§svg§600§FALSE§</svg:desc>
          <draw:polygon draw:style-name="gr2" draw:text-style-name="P6" draw:layer="layout" svg:width="0.834cm" svg:height="0.696cm" svg:x="11.924cm" svg:y="6.348cm" svg:viewBox="0 0 835 697" draw:points="418,697 0,697 0,0 835,0 835,697">
            <text:p/>
          </draw:polygon>
          <draw:path draw:style-name="gr3" draw:text-style-name="P7" draw:layer="layout" svg:width="0.181cm" svg:height="0.773cm" svg:x="11.961cm" svg:y="6.3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2.225cm" svg:y="6.3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2.618cm" svg:y="6.3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91" draw:id="id291">
          <svg:title>TexMaths</svg:title>
          <svg:desc>22§display§\int \frac{1}{ 3 -  5 \sin 2x }\ dx§svg§600§FALSE§</svg:desc>
          <draw:polygon draw:style-name="gr2" draw:text-style-name="P6" draw:layer="layout" svg:width="5.833cm" svg:height="1.642cm" svg:x="13.225cm" svg:y="5.844cm" svg:viewBox="0 0 5834 1643" draw:points="2917,1643 0,1643 0,0 5834,0 5834,1643">
            <text:p/>
          </draw:polygon>
          <draw:path draw:style-name="gr3" draw:text-style-name="P7" draw:layer="layout" svg:width="0.687cm" svg:height="1.719cm" svg:x="13.23cm" svg:y="5.8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5.934cm" svg:y="5.8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14.181cm" svg:y="6.648cm" svg:viewBox="0 0 3756 33" draw:points="1878,33 0,33 0,0 3756,0 3756,33">
            <text:p/>
          </draw:polygon>
          <draw:path draw:style-name="gr3" draw:text-style-name="P7" draw:layer="layout" svg:width="0.321cm" svg:height="0.532cm" svg:x="14.214cm" svg:y="6.8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3cm" svg:height="0.032cm" svg:x="14.804cm" svg:y="7.1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5.552cm" svg:y="6.8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6.054cm" svg:y="7.0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6cm" svg:y="6.8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573cm" svg:y="7.04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7.145cm" svg:y="6.8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7.517cm" svg:y="7.0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317cm" svg:y="6.3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712cm" svg:y="6.5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2§display§\int \frac{ 1 }{ 4\sin x + 3\cos x + 3} \ dx§svg§600§FALSE§</svg:desc>
          <draw:polygon draw:style-name="gr2" draw:text-style-name="P6" draw:layer="layout" svg:width="8.511cm" svg:height="1.642cm" svg:x="12.929cm" svg:y="8.045cm" svg:viewBox="0 0 8512 1643" draw:points="4257,1643 0,1643 0,0 8512,0 8512,1643">
            <text:p/>
          </draw:polygon>
          <draw:path draw:style-name="gr3" draw:text-style-name="P7" draw:layer="layout" svg:width="0.687cm" svg:height="1.719cm" svg:x="12.934cm" svg:y="8.0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977cm" svg:y="8.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13.885cm" svg:y="8.849cm" svg:viewBox="0 0 6436 33" draw:points="3217,33 0,33 0,0 6436,0 6436,33">
            <text:p/>
          </draw:polygon>
          <draw:path draw:style-name="gr3" draw:text-style-name="P7" draw:layer="layout" svg:width="0.344cm" svg:height="0.524cm" svg:x="13.907cm" svg:y="9.06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4.427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731cm" svg:y="9.0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946cm" svg:y="9.2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502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6.135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97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7.408cm" svg:y="9.24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746cm" svg:y="9.2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136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567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9.201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965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7cm" svg:y="8.52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1.093cm" svg:y="8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294" draw:id="id294">
          <svg:title>TexMaths</svg:title>
          <svg:desc>22§display§\text {(7)}§svg§600§FALSE§</svg:desc>
          <draw:polygon draw:style-name="gr2" draw:text-style-name="P6" draw:layer="layout" svg:width="0.834cm" svg:height="0.696cm" svg:x="11.827cm" svg:y="8.448cm" svg:viewBox="0 0 835 697" draw:points="418,697 0,697 0,0 835,0 835,697">
            <text:p/>
          </draw:polygon>
          <draw:path draw:style-name="gr3" draw:text-style-name="P7" draw:layer="layout" svg:width="0.181cm" svg:height="0.773cm" svg:x="11.864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32cm" svg:height="0.541cm" svg:x="12.132cm" svg:y="8.467cm" svg:viewBox="0 0 333 542" svg:d="M326 53c7-11 7-13 7-28h-188c-96 0-97-11-99-25h-20l-26 160h19c2-12 9-61 20-70 5-6 67-6 76-6h162c-9 13-71 97-88 124-69 103-96 211-96 290 0 9 0 44 36 44 37 0 37-35 37-44v-39c0-42 1-86 7-127 3-17 14-84 49-133z">
            <text:p/>
          </draw:path>
          <draw:path draw:style-name="gr3" draw:text-style-name="P7" draw:layer="layout" svg:width="0.181cm" svg:height="0.773cm" svg:x="12.521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01" draw:id="id30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846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811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2.139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2.30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2.545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811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8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2.43cm" svg:viewBox="0 0 403 30" draw:points="202,30 0,30 0,0 403,0 403,30">
            <text:p/>
          </draw:polygon>
          <draw:path draw:style-name="gr3" draw:text-style-name="P7" draw:layer="layout" svg:width="0.281cm" svg:height="0.469cm" svg:x="19.445cm" svg:y="12.63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811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2.179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2.545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2.292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2.3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2.152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2.19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2.0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2.179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02" draw:id="id30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3.346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8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3.4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3.405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3.453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4.178cm" svg:viewBox="0 0 1781 30" draw:points="891,30 0,30 0,0 1781,0 1781,30">
            <text:p/>
          </draw:polygon>
          <draw:path draw:style-name="gr3" draw:text-style-name="P7" draw:layer="layout" svg:width="0.233cm" svg:height="0.469cm" svg:x="18.05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4.05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4.05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88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4.29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4.05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4.05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4.05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3.4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703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3.453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3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4.178cm" svg:viewBox="0 0 1781 30" draw:points="891,30 0,30 0,0 1781,0 1781,30">
            <text:p/>
          </draw:polygon>
          <draw:path draw:style-name="gr3" draw:text-style-name="P7" draw:layer="layout" svg:width="0.233cm" svg:height="0.469cm" svg:x="24.3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3.349cm" svg:viewBox="0 0 187 1688" draw:points="147,1649 0,1649 0,1688 187,1688 187,0 0,0 0,38 147,38">
            <text:p/>
          </draw:polygon>
        </draw:g>
        <draw:g xml:id="id303" draw:id="id303">
          <svg:title>TexMaths</svg:title>
          <svg:desc>22§display§= \int \frac{1}{5 + 4 \left( \frac{1 - t^2}{1 + t^2} \right) }\ \frac{2dt}{1 + t^2}§svg§600§FALSE§</svg:desc>
          <draw:polygon draw:style-name="gr2" draw:text-style-name="P6" draw:layer="layout" svg:width="8.419cm" svg:height="2.289cm" svg:x="5.739cm" svg:y="13.16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3.1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3.1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971cm" svg:viewBox="0 0 4286 33" draw:points="2142,33 0,33 0,0 4286,0 4286,33">
            <text:p/>
          </draw:polygon>
          <draw:path draw:style-name="gr3" draw:text-style-name="P7" draw:layer="layout" svg:width="0.309cm" svg:height="0.532cm" svg:x="7.55cm" svg:y="14.46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515cm" svg:height="0.516cm" svg:x="8.113cm" svg:y="14.5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8.865cm" svg:y="14.46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9.498cm" svg:y="14.0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4.3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4.5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4.3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4.2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775cm" svg:viewBox="0 0 1329 33" draw:points="664,33 0,33 0,0 1329,0 1329,33">
            <text:p/>
          </draw:polygon>
          <draw:path draw:style-name="gr3" draw:text-style-name="P7" draw:layer="layout" svg:width="0.198cm" svg:height="0.36cm" svg:x="9.977cm" svg:y="14.8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9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9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8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4.0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3.1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3.1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3.1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971cm" svg:viewBox="0 0 1959 33" draw:points="980,33 0,33 0,0 1959,0 1959,33">
            <text:p/>
          </draw:polygon>
          <draw:path draw:style-name="gr3" draw:text-style-name="P7" draw:layer="layout" svg:width="0.256cm" svg:height="0.516cm" svg:x="12.307cm" svg:y="1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4.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4.2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4.1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0" anim:sub-item="text" smil:attributeName="visibility" smil:to="visible"/>
                  <anim:animate smil:begin="0s" smil:dur="0.5s" smil:fill="hold" smil:decelerate="0.5" smil:targetElement="id280" anim:sub-item="text" smil:attributeName="rotate" smil:values="-90;0" smil:keyTimes="0;1"/>
                  <anim:animate smil:begin="0s" smil:dur="0.5s" smil:fill="hold" smil:decelerate="0.5" smil:targetElement="id280" anim:sub-item="text" smil:attributeName="width" smil:values="width;width*.05" smil:keyTimes="0;1"/>
                  <anim:animate smil:begin="0.5s" smil:dur="0.5s" smil:fill="hold" smil:accelerate="0.5" smil:targetElement="id280" anim:sub-item="text" smil:attributeName="width" smil:values="width*.05;width" smil:keyTimes="0;1"/>
                  <anim:animate smil:dur="1s" smil:fill="hold" smil:targetElement="id280" anim:sub-item="text" smil:attributeName="height" smil:values="height;height" smil:keyTimes="0;1"/>
                  <anim:animate smil:begin="0s" smil:dur="0.5s" smil:fill="hold" smil:decelerate="0.5" smil:targetElement="id280" anim:sub-item="text" smil:attributeName="x" smil:values="x+.4;x" smil:keyTimes="0;1"/>
                  <anim:animate smil:begin="0s" smil:dur="0.5s" smil:fill="hold" smil:decelerate="0.5" smil:targetElement="id280" anim:sub-item="text" smil:attributeName="y" smil:values="y-.2;y+.1" smil:keyTimes="0;1"/>
                  <anim:animate smil:begin="0.5s" smil:dur="0.5s" smil:fill="hold" smil:accelerate="0.5" smil:targetElement="id280" anim:sub-item="text" smil:attributeName="y" smil:values="y+.1;y" smil:keyTimes="0;1"/>
                  <anim:transitionFilter smil:begin="0s" smil:dur="1s" smil:decelerate="0.5" smil:targetElement="id2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6" smil:attributeName="visibility" smil:to="visible"/>
                  <anim:animate smil:dur="0.5s" smil:fill="hold" smil:targetElement="id286" smil:attributeName="width" smil:values="width*0.05;width" smil:keyTimes="0;1"/>
                  <anim:animate smil:dur="0.5s" smil:fill="hold" smil:targetElement="id286" smil:attributeName="height" smil:values="height;height" smil:keyTimes="0;1"/>
                  <anim:animate smil:dur="0.5s" smil:fill="hold" smil:targetElement="id286" smil:attributeName="x" smil:values="x-.2;x" smil:keyTimes="0;1"/>
                  <anim:animate smil:dur="0.5s" smil:fill="hold" smil:targetElement="id286" smil:attributeName="y" smil:values="y;y" smil:keyTimes="0;1"/>
                  <anim:transitionFilter smil:dur="0.5s" smil:targetElement="id28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5" draw:id="id305">
          <svg:title>TexMaths</svg:title>
          <svg:desc>22§display§= \int \frac{1}{ \frac{5 + 5t^2 + 4 - 4t^2}{1 + t^2}  }\ \frac{2dt}{1 + t^2}§svg§600§FALSE§</svg:desc>
          <draw:polygon draw:style-name="gr2" draw:text-style-name="P6" draw:layer="layout" svg:width="8.056cm" svg:height="1.937cm" svg:x="5.644cm" svg:y="0.868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79cm" svg:viewBox="0 0 3923 33" draw:points="1962,33 0,33 0,0 3923,0 3923,33">
            <text:p/>
          </draw:polygon>
          <draw:path draw:style-name="gr3" draw:text-style-name="P7" draw:layer="layout" svg:width="0.24cm" svg:height="0.37cm" svg:x="7.543cm" svg:y="1.848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7.855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8.326cm" svg:y="1.84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8.624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9cm" svg:height="0.4cm" svg:x="9.173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9.63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7cm" svg:height="0.027cm" svg:x="9.977cm" svg:y="2.059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0.42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732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5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4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3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79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6" draw:id="id306">
          <svg:title>TexMaths</svg:title>
          <svg:desc>22§display§= 2\int \frac{1}{ t^2 + 9 } \ dt§svg§600§FALSE§</svg:desc>
          <draw:polygon draw:style-name="gr2" draw:text-style-name="P6" draw:layer="layout" svg:width="5.216cm" svg:height="1.642cm" svg:x="5.644cm" svg:y="3.369cm" svg:viewBox="0 0 5217 1643" draw:points="2609,1643 0,1643 0,0 5217,0 5217,1643">
            <text:p/>
          </draw:polygon>
          <draw:path draw:style-name="gr3" draw:text-style-name="P7" draw:layer="layout" svg:width="0.515cm" svg:height="0.182cm" svg:x="5.649cm" svg:y="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1cm" svg:y="3.8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6.98cm" svg:y="3.3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86cm" svg:y="3.3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58cm" svg:height="0.032cm" svg:x="7.932cm" svg:y="4.173cm" svg:viewBox="0 0 1959 33" draw:points="980,33 0,33 0,0 1959,0 1959,33">
            <text:p/>
          </draw:polygon>
          <draw:path draw:style-name="gr3" draw:text-style-name="P7" draw:layer="layout" svg:width="0.238cm" svg:height="0.494cm" svg:x="7.95cm" svg:y="4.429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24cm" svg:height="0.36cm" svg:x="8.246cm" svg:y="4.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74cm" svg:y="4.4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536cm" svg:y="4.399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272cm" svg:y="3.84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661cm" svg:y="3.899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</draw:g>
        <draw:g xml:id="id307" draw:id="id307">
          <svg:title>TexMaths</svg:title>
          <svg:desc>22§display§= 2\int \frac{1}{ t^2 + (3)^2 } \ dt§svg§600§FALSE§</svg:desc>
          <draw:polygon draw:style-name="gr2" draw:text-style-name="P6" draw:layer="layout" svg:width="6.164cm" svg:height="1.7cm" svg:x="11.344cm" svg:y="3.37cm" svg:viewBox="0 0 6165 1701" draw:points="3082,1701 0,1701 0,0 6165,0 6165,1701">
            <text:p/>
          </draw:polygon>
          <draw:path draw:style-name="gr3" draw:text-style-name="P7" draw:layer="layout" svg:width="0.515cm" svg:height="0.182cm" svg:x="11.349cm" svg:y="4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161cm" svg:y="3.8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68cm" svg:y="3.3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961cm" svg:y="3.3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07cm" svg:height="0.032cm" svg:x="13.632cm" svg:y="4.174cm" svg:viewBox="0 0 2908 33" draw:points="1454,33 0,33 0,0 2908,0 2908,33">
            <text:p/>
          </draw:polygon>
          <draw:path draw:style-name="gr3" draw:text-style-name="P7" draw:layer="layout" svg:width="0.238cm" svg:height="0.494cm" svg:x="13.65cm" svg:y="4.42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3.945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473cm" svg:y="4.4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279cm" svg:y="4.33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536cm" svg:y="4.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5.934cm" svg:y="4.33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24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2cm" svg:y="3.84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7.309cm" svg:y="3.9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08" draw:id="id308">
          <svg:title>TexMaths</svg:title>
          <svg:desc>22§display§= 2\times \frac{1}{ 3 } \tan^{-1} \left( \frac{t}{3} \right) \ + \ c§svg§600§FALSE§</svg:desc>
          <draw:polygon draw:style-name="gr2" draw:text-style-name="P6" draw:layer="layout" svg:width="8.351cm" svg:height="1.779cm" svg:x="5.645cm" svg:y="5.67cm" svg:viewBox="0 0 8352 1780" draw:points="4176,1780 0,1780 0,0 8352,0 8352,1780">
            <text:p/>
          </draw:polygon>
          <draw:path draw:style-name="gr3" draw:text-style-name="P7" draw:layer="layout" svg:width="0.515cm" svg:height="0.182cm" svg:x="5.65cm" svg:y="6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2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7.095cm" svg:y="6.372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6cm" svg:x="7.915cm" svg:y="5.71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47cm" svg:y="6.543cm" svg:viewBox="0 0 389 33" draw:points="194,33 0,33 0,0 389,0 389,33">
            <text:p/>
          </draw:polygon>
          <draw:path draw:style-name="gr3" draw:text-style-name="P7" draw:layer="layout" svg:width="0.321cm" svg:height="0.532cm" svg:x="7.88cm" svg:y="6.7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8.47cm" svg:y="6.2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88cm" svg:y="6.40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6cm" svg:y="6.4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6.28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113cm" svg:y="6.0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92cm" svg:y="5.631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38cm" svg:height="0.494cm" svg:x="11.264cm" svg:y="5.74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388cm" svg:height="0.032cm" svg:x="11.192cm" svg:y="6.543cm" svg:viewBox="0 0 389 33" draw:points="194,33 0,33 0,0 389,0 389,33">
            <text:p/>
          </draw:polygon>
          <draw:path draw:style-name="gr3" draw:text-style-name="P7" draw:layer="layout" svg:width="0.321cm" svg:height="0.532cm" svg:x="11.226cm" svg:y="6.7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99cm" svg:y="5.631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714cm" svg:y="6.3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733cm" svg:y="6.41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1" draw:id="id311">
          <svg:title>TexMaths</svg:title>
          <svg:desc>22§display§= \frac{2}{ 3 } \tan^{-1} \left( \frac{1}{3} \tan \left( \frac{x}{2} \right)\right) \ + \ c§svg§600§FALSE§</svg:desc>
          <draw:polygon draw:style-name="gr2" draw:text-style-name="P6" draw:layer="layout" svg:width="9.945cm" svg:height="1.779cm" svg:x="5.646cm" svg:y="7.872cm" svg:viewBox="0 0 9946 1780" draw:points="4974,1780 0,1780 0,0 9946,0 9946,1780">
            <text:p/>
          </draw:polygon>
          <draw:path draw:style-name="gr3" draw:text-style-name="P7" draw:layer="layout" svg:width="0.515cm" svg:height="0.182cm" svg:x="5.651cm" svg:y="8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554cm" svg:y="7.9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388cm" svg:height="0.032cm" svg:x="6.515cm" svg:y="8.745cm" svg:viewBox="0 0 389 33" draw:points="194,33 0,33 0,0 389,0 389,33">
            <text:p/>
          </draw:polygon>
          <draw:path draw:style-name="gr3" draw:text-style-name="P7" draw:layer="layout" svg:width="0.321cm" svg:height="0.532cm" svg:x="6.549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138cm" svg:y="8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457cm" svg:y="8.6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837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3cm" svg:y="8.4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84cm" svg:y="8.2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361cm" svg:y="7.83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9.931cm" svg:y="7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9.863cm" svg:y="8.745cm" svg:viewBox="0 0 389 33" draw:points="194,33 0,33 0,0 389,0 389,33">
            <text:p/>
          </draw:polygon>
          <draw:path draw:style-name="gr3" draw:text-style-name="P7" draw:layer="layout" svg:width="0.321cm" svg:height="0.532cm" svg:x="9.895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486cm" svg:y="8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804cm" svg:y="8.60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183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1cm" svg:x="11.855cm" svg:y="8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2.293cm" svg:y="8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2.27cm" svg:y="8.745cm" svg:viewBox="0 0 444 33" draw:points="222,33 0,33 0,0 444,0 444,33">
            <text:p/>
          </draw:polygon>
          <draw:path draw:style-name="gr3" draw:text-style-name="P7" draw:layer="layout" svg:width="0.309cm" svg:height="0.516cm" svg:x="12.337cm" svg:y="8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834cm" svg:y="8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381cm" svg:height="1.856cm" svg:x="13.295cm" svg:y="7.83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09cm" svg:y="8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29cm" svg:y="8.61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947cm" svg:y="8.5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241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047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1}{4 - 5 \cos x }\ dx§svg§600§FALSE§</svg:desc>
          <draw:polygon draw:style-name="gr2" draw:text-style-name="P6" draw:layer="layout" svg:width="6.348cm" svg:height="1.642cm" svg:x="5.738cm" svg:y="10.158cm" svg:viewBox="0 0 6349 1643" draw:points="3175,1643 0,1643 0,0 6349,0 6349,1643">
            <text:p/>
          </draw:polygon>
          <draw:path draw:style-name="gr3" draw:text-style-name="P7" draw:layer="layout" svg:width="0.515cm" svg:height="0.182cm" svg:x="5.743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2cm" svg:y="10.1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1cm" svg:y="10.962cm" svg:viewBox="0 0 3455 33" draw:points="1728,33 0,33 0,0 3455,0 3455,33">
            <text:p/>
          </draw:polygon>
          <draw:path draw:style-name="gr3" draw:text-style-name="P7" draw:layer="layout" svg:width="0.344cm" svg:height="0.524cm" svg:x="7.531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133cm" svg:y="11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1cm" svg:y="11.1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3cm" svg:y="11.3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3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3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5cm" svg:y="11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6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4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2" draw:id="id312">
          <svg:title>TexMaths</svg:title>
          <svg:desc>24§display§\text {(2)}§svg§600§FALSE§</svg:desc>
          <draw:polygon draw:style-name="gr2" draw:text-style-name="P6" draw:layer="layout" svg:width="0.91cm" svg:height="0.76cm" svg:x="1.522cm" svg:y="10.749cm" svg:viewBox="0 0 911 761" draw:points="455,761 0,761 0,0 911,0 911,761">
            <text:p/>
          </draw:polygon>
          <draw:path draw:style-name="gr3" draw:text-style-name="P7" draw:layer="layout" svg:width="0.197cm" svg:height="0.844cm" svg:x="1.562cm" svg:y="10.7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10.7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6" draw:id="id316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17" draw:id="id317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18" draw:id="id318">
          <svg:title>TexMaths</svg:title>
          <svg:desc>22§display§= \int \frac{1}{4 - 5 \left( \frac{1 - t^2}{1 + t^2} \right) }\ \frac{2dt}{1 + t^2}§svg§600§FALSE§</svg:desc>
          <draw:polygon draw:style-name="gr2" draw:text-style-name="P6" draw:layer="layout" svg:width="8.419cm" svg:height="2.289cm" svg:x="5.739cm" svg:y="12.459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2.4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2.4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27cm" svg:viewBox="0 0 4286 33" draw:points="2142,33 0,33 0,0 4286,0 4286,33">
            <text:p/>
          </draw:polygon>
          <draw:path draw:style-name="gr3" draw:text-style-name="P7" draw:layer="layout" svg:width="0.344cm" svg:height="0.523cm" svg:x="7.532cm" svg:y="13.7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13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2cm" svg:y="13.7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498cm" svg:y="13.3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3.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3.8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3.6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3.5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074cm" svg:viewBox="0 0 1329 33" draw:points="664,33 0,33 0,0 1329,0 1329,33">
            <text:p/>
          </draw:polygon>
          <draw:path draw:style-name="gr3" draw:text-style-name="P7" draw:layer="layout" svg:width="0.198cm" svg:height="0.36cm" svg:x="9.977cm" svg:y="14.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2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2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1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3.3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2.4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2.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2.4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27cm" svg:viewBox="0 0 1959 33" draw:points="980,33 0,33 0,0 1959,0 1959,33">
            <text:p/>
          </draw:polygon>
          <draw:path draw:style-name="gr3" draw:text-style-name="P7" draw:layer="layout" svg:width="0.256cm" svg:height="0.516cm" svg:x="12.307cm" svg:y="13.4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3.5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3.52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3.4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9" draw:id="id309">
          <svg:title>TexMaths</svg:title>
          <svg:desc>24§display§\therefore§svg§600§FALSE§</svg:desc>
          <draw:polygon draw:style-name="gr2" draw:text-style-name="P6" draw:layer="layout" svg:width="0.453cm" svg:height="0.371cm" svg:x="3.541cm" svg:y="8.649cm" svg:viewBox="0 0 454 372" draw:points="227,372 0,372 0,0 454,0 454,372">
            <text:p/>
          </draw:polygon>
          <draw:path draw:style-name="gr3" draw:text-style-name="P7" draw:layer="layout" svg:width="0.513cm" svg:height="0.455cm" svg:x="3.524cm" svg:y="8.6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1+width/2;x" smil:keyTimes="0;1"/>
                  <anim:animate smil:dur="0.5s" smil:fill="hold" smil:targetElement="id31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1+width/2;x" smil:keyTimes="0;1"/>
                  <anim:animate smil:dur="0.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9" draw:id="id319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0" draw:id="id320">
          <svg:title>TexMaths</svg:title>
          <svg:desc>22§display§= \int \frac{1}{ \frac{4 + 4t^2 - 5  +  5t^2}{1 + t^2}  }\ \frac{2dt}{1 + t^2}§svg§600§FALSE§</svg:desc>
          <draw:polygon draw:style-name="gr2" draw:text-style-name="P6" draw:layer="layout" svg:width="8.056cm" svg:height="1.937cm" svg:x="5.644cm" svg:y="0.869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8cm" svg:viewBox="0 0 3923 33" draw:points="1962,33 0,33 0,0 3923,0 3923,33">
            <text:p/>
          </draw:polygon>
          <draw:path draw:style-name="gr3" draw:text-style-name="P7" draw:layer="layout" svg:width="0.267cm" svg:height="0.365cm" svg:x="7.531cm" svg:y="1.8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7.85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8.314cm" svg:y="1.84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624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194cm" svg:y="2.0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9.653cm" svg:y="1.849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9.96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0.436cm" svg:y="1.84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10.732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5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4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8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21" draw:id="id321">
          <svg:title>TexMaths</svg:title>
          <svg:desc>22§display§= 2\int \frac{1}{ 9t^2 - 1 } \ dt§svg§600§FALSE§</svg:desc>
          <draw:polygon draw:style-name="gr2" draw:text-style-name="P6" draw:layer="layout" svg:width="5.603cm" svg:height="1.642cm" svg:x="5.645cm" svg:y="3.269cm" svg:viewBox="0 0 5604 1643" draw:points="2802,1643 0,1643 0,0 5604,0 5604,1643">
            <text:p/>
          </draw:polygon>
          <draw:path draw:style-name="gr3" draw:text-style-name="P7" draw:layer="layout" svg:width="0.515cm" svg:height="0.182cm" svg:x="5.65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8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933cm" svg:y="4.073cm" svg:viewBox="0 0 2346 33" draw:points="1174,33 0,33 0,0 2346,0 2346,33">
            <text:p/>
          </draw:polygon>
          <draw:path draw:style-name="gr3" draw:text-style-name="P7" draw:layer="layout" svg:width="0.321cm" svg:height="0.532cm" svg:x="7.965cm" svg:y="4.29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38cm" svg:y="4.32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634cm" svg:y="4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81cm" svg:y="4.6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59cm" svg:y="4.2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0.66cm" svg:y="3.74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049cm" svg:y="3.799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22" draw:id="id322">
          <svg:title>TexMaths</svg:title>
          <svg:desc>22§display§= 2\int \frac{1}{ (3t)^2 - 1 } \ dt§svg§600§FALSE§</svg:desc>
          <draw:polygon draw:style-name="gr2" draw:text-style-name="P6" draw:layer="layout" svg:width="6.203cm" svg:height="1.7cm" svg:x="11.744cm" svg:y="3.271cm" svg:viewBox="0 0 6204 1701" draw:points="3103,1701 0,1701 0,0 6204,0 6204,1701">
            <text:p/>
          </draw:polygon>
          <draw:path draw:style-name="gr3" draw:text-style-name="P7" draw:layer="layout" svg:width="0.515cm" svg:height="0.182cm" svg:x="11.749cm" svg:y="4.0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561cm" svg:y="3.7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687cm" svg:height="1.719cm" svg:x="13.08cm" svg:y="3.2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38cm" svg:y="3.2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47cm" svg:height="0.032cm" svg:x="14.032cm" svg:y="4.075cm" svg:viewBox="0 0 2948 33" draw:points="1473,33 0,33 0,0 2948,0 2948,33">
            <text:p/>
          </draw:polygon>
          <draw:path draw:style-name="gr3" draw:text-style-name="P7" draw:layer="layout" svg:width="0.18cm" svg:height="0.774cm" svg:x="14.107cm" svg:y="4.23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4.364cm" svg:y="4.3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4.738cm" svg:y="4.33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  <draw:path draw:style-name="gr3" draw:text-style-name="P7" draw:layer="layout" svg:width="0.18cm" svg:height="0.774cm" svg:x="15.042cm" svg:y="4.23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332cm" svg:y="4.2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881cm" svg:y="4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659cm" svg:y="4.3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7.358cm" svg:y="3.748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7.749cm" svg:y="3.801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draw:g xml:id="id323" draw:id="id323">
          <svg:title>TexMaths</svg:title>
          <svg:desc>22§display§= 2\times \frac{1}{ 2(1) } \log \left[\  \frac{3t - 1}{3t + 1}\  \right] \left( \frac{1}{3} \right) \ + \ c§svg§600§FALSE§</svg:desc>
          <draw:polygon draw:style-name="gr2" draw:text-style-name="P6" draw:layer="layout" svg:width="12.035cm" svg:height="1.779cm" svg:x="5.645cm" svg:y="5.471cm" svg:viewBox="0 0 12036 1780" draw:points="6018,1780 0,1780 0,0 12036,0 12036,1780">
            <text:p/>
          </draw:polygon>
          <draw:path draw:style-name="gr3" draw:text-style-name="P7" draw:layer="layout" svg:width="0.515cm" svg:height="0.182cm" svg:x="5.65cm" svg:y="6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0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095cm" svg:y="6.1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41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847cm" svg:y="6.344cm" svg:viewBox="0 0 1376 33" draw:points="688,33 0,33 0,0 1376,0 1376,33">
            <text:p/>
          </draw:polygon>
          <draw:path draw:style-name="gr3" draw:text-style-name="P7" draw:layer="layout" svg:width="0.309cm" svg:height="0.516cm" svg:x="7.886cm" svg:y="6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1cm" svg:y="6.5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04cm" svg:y="6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965cm" svg:y="6.5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9.47cm" svg:y="6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679cm" svg:y="6.2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066cm" svg:y="6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0.765cm" svg:y="5.43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362cm" svg:y="5.51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5.54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2.231cm" svg:y="5.8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09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8cm" svg:height="0.032cm" svg:x="11.33cm" svg:y="6.344cm" svg:viewBox="0 0 1999 33" draw:points="1000,33 0,33 0,0 1999,0 1999,33">
            <text:p/>
          </draw:polygon>
          <draw:path draw:style-name="gr3" draw:text-style-name="P7" draw:layer="layout" svg:width="0.321cm" svg:height="0.532cm" svg:x="11.362cm" svg:y="6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6.5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21cm" svg:y="6.6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9cm" svg:y="6.56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689cm" svg:y="5.432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4.375cm" svg:y="5.4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945cm" svg:y="5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877cm" svg:y="6.344cm" svg:viewBox="0 0 389 33" draw:points="194,33 0,33 0,0 389,0 389,33">
            <text:p/>
          </draw:polygon>
          <draw:path draw:style-name="gr3" draw:text-style-name="P7" draw:layer="layout" svg:width="0.321cm" svg:height="0.532cm" svg:x="14.908cm" svg:y="6.56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5.384cm" svg:y="5.4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397cm" svg:y="6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418cm" svg:y="6.212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6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41cm" svg:y="11.1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5.047cm" svg:y="11.1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2§display§= \int \frac{1}{ 1 +  \cos \alpha \cos x }\ dx§svg§600§FALSE§</svg:desc>
          <draw:polygon draw:style-name="gr2" draw:text-style-name="P6" draw:layer="layout" svg:width="7.623cm" svg:height="1.642cm" svg:x="5.739cm" svg:y="10.558cm" svg:viewBox="0 0 7624 1643" draw:points="3812,1643 0,1643 0,0 7624,0 7624,1643">
            <text:p/>
          </draw:polygon>
          <draw:path draw:style-name="gr3" draw:text-style-name="P7" draw:layer="layout" svg:width="0.515cm" svg:height="0.182cm" svg:x="5.744cm" svg:y="1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1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cm" svg:y="10.5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7.511cm" svg:y="11.362cm" svg:viewBox="0 0 4729 33" draw:points="2365,33 0,33 0,0 4729,0 4729,33">
            <text:p/>
          </draw:polygon>
          <draw:path draw:style-name="gr3" draw:text-style-name="P7" draw:layer="layout" svg:width="0.256cm" svg:height="0.517cm" svg:x="7.58cm" svg:y="11.5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113cm" svg:y="11.6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8.87cm" svg:y="1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08cm" svg:y="1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59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39cm" svg:y="11.76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10.66cm" svg:y="11.7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98cm" svg:y="11.7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38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2cm" svg:y="1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2.621cm" svg:y="11.0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015cm" svg:y="1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27" draw:id="id327">
          <svg:title>TexMaths</svg:title>
          <svg:desc>24§display§\text {(3)}§svg§600§FALSE§</svg:desc>
          <draw:polygon draw:style-name="gr2" draw:text-style-name="P6" draw:layer="layout" svg:width="0.91cm" svg:height="0.759cm" svg:x="1.522cm" svg:y="11.1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1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43cm" svg:y="11.1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79cm" svg:y="1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1" draw:id="id33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32" draw:id="id33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33" draw:id="id333">
          <svg:title>TexMaths</svg:title>
          <svg:desc>22§display§= \int \frac{1}{1 + \cos \alpha \left( \frac{1 - t^2}{1 + t^2} \right) }\ \frac{2dt}{1 + t^2}§svg§600§FALSE§</svg:desc>
          <draw:polygon draw:style-name="gr2" draw:text-style-name="P6" draw:layer="layout" svg:width="9.693cm" svg:height="2.289cm" svg:x="5.74cm" svg:y="12.76cm" svg:viewBox="0 0 9694 2290" draw:points="4847,2290 0,2290 0,0 9694,0 9694,2290">
            <text:p/>
          </draw:polygon>
          <draw:path draw:style-name="gr3" draw:text-style-name="P7" draw:layer="layout" svg:width="0.515cm" svg:height="0.182cm" svg:x="5.745cm" svg:y="13.4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12.7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6cm" svg:y="12.7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9cm" svg:height="0.032cm" svg:x="7.512cm" svg:y="13.571cm" svg:viewBox="0 0 5560 33" draw:points="2779,33 0,33 0,0 5560,0 5560,33">
            <text:p/>
          </draw:polygon>
          <draw:path draw:style-name="gr3" draw:text-style-name="P7" draw:layer="layout" svg:width="0.256cm" svg:height="0.516cm" svg:x="7.581cm" svg:y="14.0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11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871cm" svg:y="14.2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209cm" svg:y="14.2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cm" svg:y="14.2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4cm" svg:y="14.243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3" draw:text-style-name="P7" draw:layer="layout" svg:width="0.295cm" svg:height="1.391cm" svg:x="10.774cm" svg:y="13.6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249cm" svg:y="13.9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555cm" svg:y="14.1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2.004cm" svg:y="13.9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9cm" svg:y="13.8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1.189cm" svg:y="14.375cm" svg:viewBox="0 0 1329 33" draw:points="664,33 0,33 0,0 1329,0 1329,33">
            <text:p/>
          </draw:polygon>
          <draw:path draw:style-name="gr3" draw:text-style-name="P7" draw:layer="layout" svg:width="0.198cm" svg:height="0.36cm" svg:x="11.252cm" svg:y="14.4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1.539cm" svg:y="14.5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999cm" svg:y="14.5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5cm" svg:y="14.4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2.636cm" svg:y="13.6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3.996cm" svg:y="12.7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376cm" svg:y="12.7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765cm" svg:y="12.7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514cm" svg:y="13.571cm" svg:viewBox="0 0 1959 33" draw:points="980,33 0,33 0,0 1959,0 1959,33">
            <text:p/>
          </draw:polygon>
          <draw:path draw:style-name="gr3" draw:text-style-name="P7" draw:layer="layout" svg:width="0.256cm" svg:height="0.516cm" svg:x="13.583cm" svg:y="13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116cm" svg:y="13.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864cm" svg:y="13.8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158cm" svg:y="13.7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26" draw:id="id326">
          <svg:title>TexMaths</svg:title>
          <svg:desc>22§display§= \frac{1}{3} \log \left[\  \frac{3\tan \left( \frac{x}{2} \right) - 1}{3\tan \left( \frac{x}{2} \right) + 1}\  \right]  \ + \ c§svg§600§FALSE§</svg:desc>
          <draw:polygon draw:style-name="gr2" draw:text-style-name="P6" draw:layer="layout" svg:width="10.302cm" svg:height="2.241cm" svg:x="5.645cm" svg:y="7.774cm" svg:viewBox="0 0 10303 2242" draw:points="5152,2242 0,2242 0,0 10303,0 10303,2242">
            <text:p/>
          </draw:polygon>
          <draw:path draw:style-name="gr3" draw:text-style-name="P7" draw:layer="layout" svg:width="0.515cm" svg:height="0.182cm" svg:x="5.65cm" svg:y="8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5cm" svg:y="8.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4cm" svg:y="8.879cm" svg:viewBox="0 0 389 33" draw:points="194,33 0,33 0,0 389,0 389,33">
            <text:p/>
          </draw:polygon>
          <draw:path draw:style-name="gr3" draw:text-style-name="P7" draw:layer="layout" svg:width="0.321cm" svg:height="0.532cm" svg:x="6.548cm" svg:y="9.10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7.15cm" svg:y="8.55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359cm" svg:y="8.7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746cm" svg:y="8.73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8.465cm" svg:y="7.735cm" svg:viewBox="0 0 231 2321" draw:points="0,2321 231,2321 231,2272 48,2272 48,48 231,48 231,0 0,0">
            <text:p/>
          </draw:polygon>
          <draw:path draw:style-name="gr3" draw:text-style-name="P7" draw:layer="layout" svg:width="0.321cm" svg:height="0.532cm" svg:x="9.086cm" svg:y="8.0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8.0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8.1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8.17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7.85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7.97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8.307cm" svg:viewBox="0 0 352 33" draw:points="176,33 0,33 0,0 352,0 352,33">
            <text:p/>
          </draw:polygon>
          <draw:path draw:style-name="gr3" draw:text-style-name="P7" draw:layer="layout" svg:width="0.24cm" svg:height="0.36cm" svg:x="11.316cm" svg:y="8.4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7.85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294cm" svg:y="8.3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72cm" svg:y="8.0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339cm" svg:height="0.032cm" svg:x="9.052cm" svg:y="8.879cm" svg:viewBox="0 0 4340 33" draw:points="2170,33 0,33 0,0 4340,0 4340,33">
            <text:p/>
          </draw:polygon>
          <draw:path draw:style-name="gr3" draw:text-style-name="P7" draw:layer="layout" svg:width="0.321cm" svg:height="0.532cm" svg:x="9.086cm" svg:y="9.1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9.18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9.31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9.3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9.00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9.11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9.451cm" svg:viewBox="0 0 352 33" draw:points="176,33 0,33 0,0 352,0 352,33">
            <text:p/>
          </draw:polygon>
          <draw:path draw:style-name="gr3" draw:text-style-name="P7" draw:layer="layout" svg:width="0.24cm" svg:height="0.36cm" svg:x="11.316cm" svg:y="9.5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9.00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2.273cm" svg:y="9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72cm" svg:y="9.1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3cm" svg:height="2.32cm" svg:x="13.75cm" svg:y="7.73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4.665cm" svg:y="8.6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84cm" svg:y="8.747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324" draw:id="id324">
          <svg:title>TexMaths</svg:title>
          <svg:desc>24§display§\therefore§svg§600§FALSE§</svg:desc>
          <draw:polygon draw:style-name="gr2" draw:text-style-name="P6" draw:layer="layout" svg:width="0.453cm" svg:height="0.371cm" svg:x="3.542cm" svg:y="8.749cm" svg:viewBox="0 0 454 372" draw:points="227,372 0,372 0,0 454,0 454,372">
            <text:p/>
          </draw:polygon>
          <draw:path draw:style-name="gr3" draw:text-style-name="P7" draw:layer="layout" svg:width="0.513cm" svg:height="0.455cm" svg:x="3.525cm" svg:y="8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1+width/2;x" smil:keyTimes="0;1"/>
                  <anim:animate smil:dur="0.5s" smil:fill="hold" smil:targetElement="id3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1+width/2;x" smil:keyTimes="0;1"/>
                  <anim:animate smil:dur="0.5s" smil:fill="hold" smil:targetElement="id3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4" draw:id="id33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5" draw:id="id335">
          <svg:title>TexMaths</svg:title>
          <svg:desc>22§display§= \int \frac{1}{ \frac{1 + t^2 + \cos \alpha - t^2 \cos \alpha }{1 + t^2}  }\ \frac{2dt}{1 + t^2}§svg§600§FALSE§</svg:desc>
          <draw:polygon draw:style-name="gr2" draw:text-style-name="P6" draw:layer="layout" svg:width="9.908cm" svg:height="1.937cm" svg:x="5.644cm" svg:y="0.87cm" svg:viewBox="0 0 9909 1938" draw:points="4954,1938 0,1938 0,0 9909,0 9909,1938">
            <text:p/>
          </draw:polygon>
          <draw:path draw:style-name="gr3" draw:text-style-name="P7" draw:layer="layout" svg:width="0.515cm" svg:height="0.182cm" svg:x="5.649cm" svg:y="1.6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0.8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1.681cm" svg:viewBox="0 0 5776 33" draw:points="2888,33 0,33 0,0 5776,0 5776,33">
            <text:p/>
          </draw:polygon>
          <draw:path draw:style-name="gr3" draw:text-style-name="P7" draw:layer="layout" svg:width="0.198cm" svg:height="0.36cm" svg:x="7.567cm" svg:y="1.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85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314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56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86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3cm" svg:height="0.247cm" svg:x="9.327cm" svg:y="1.968cm" svg:viewBox="0 0 231 248" svg:d="M187 26c-9 4-15 13-15 23 0 16 11 27 25 27 16 0 26-11 26-27 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9.598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9.91cm" svg:y="1.96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0.269cm" svg:y="1.971cm" svg:viewBox="0 0 334 246" svg:d="M264 164c49-53 70-125 70-131 0-7-7-7-8-7-9 0-9 2-13 14-9 36-28 69-51 99 0-9-2-46-2-51-8-53-49-88-103-88-80 0-157 74-157 151 0 50 37 95 100 95 50 0 95-23 125-47 13 40 41 47 57 47 31 0 51-26 51-38 0-7-6-7-9-7-7 0-9 3-9 5-9 21-25 25-32 25s-17 0-19-67zM222 181c-53 44-101 50-122 50-35 0-54-25-54-60 0-16 7-76 35-113 25-33 56-42 76-42 42 0 56 42 59 76 4 22 2 61 6 89z">
            <text:p/>
          </draw:path>
          <draw:path draw:style-name="gr3" draw:text-style-name="P7" draw:layer="layout" svg:width="0.367cm" svg:height="0.027cm" svg:x="10.695cm" svg:y="2.061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43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9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3cm" svg:height="0.247cm" svg:x="11.786cm" svg:y="1.968cm" svg:viewBox="0 0 231 248" svg:d="M187 26c-9 4-15 13-15 23 0 16 9 27 25 27s26-11 26-27c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12.057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2.368cm" svg:y="1.968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2.729cm" svg:y="1.971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5.588cm" svg:height="0.032cm" svg:x="7.509cm" svg:y="2.306cm" svg:viewBox="0 0 5589 33" draw:points="2795,33 0,33 0,0 5589,0 5589,33">
            <text:p/>
          </draw:polygon>
          <draw:path draw:style-name="gr3" draw:text-style-name="P7" draw:layer="layout" svg:width="0.198cm" svg:height="0.36cm" svg:x="9.702cm" svg:y="2.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989cm" svg:y="2.44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45cm" svg:y="2.4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695cm" svg:y="2.369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4.116cm" svg:y="0.8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4.494cm" svg:y="0.83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4.885cm" svg:y="0.8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633cm" svg:y="1.681cm" svg:viewBox="0 0 1959 33" draw:points="980,33 0,33 0,0 1959,0 1959,33">
            <text:p/>
          </draw:polygon>
          <draw:path draw:style-name="gr3" draw:text-style-name="P7" draw:layer="layout" svg:width="0.256cm" svg:height="0.516cm" svg:x="13.702cm" svg:y="1.9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233cm" svg:y="1.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981cm" svg:y="1.93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5.277cm" svg:y="1.8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36" draw:id="id336">
          <svg:title>TexMaths</svg:title>
          <svg:desc>22§display§= 2\int \frac{1}{ (1 + \cos \alpha ) + (1 - \cos \alpha)t^2 } \ dt§svg§600§FALSE§</svg:desc>
          <draw:polygon draw:style-name="gr2" draw:text-style-name="P6" draw:layer="layout" svg:width="12.018cm" svg:height="1.7cm" svg:x="5.645cm" svg:y="3.769cm" svg:viewBox="0 0 12019 1701" draw:points="6011,1701 0,1701 0,0 12019,0 12019,1701">
            <text:p/>
          </draw:polygon>
          <draw:path draw:style-name="gr3" draw:text-style-name="P7" draw:layer="layout" svg:width="0.515cm" svg:height="0.182cm" svg:x="5.65cm" svg:y="4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4.2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7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89cm" svg:y="3.7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76cm" svg:height="0.032cm" svg:x="7.933cm" svg:y="4.573cm" svg:viewBox="0 0 8761 33" draw:points="4381,33 0,33 0,0 8761,0 8761,33">
            <text:p/>
          </draw:polygon>
          <draw:path draw:style-name="gr3" draw:text-style-name="P7" draw:layer="layout" svg:width="0.18cm" svg:height="0.774cm" svg:x="8.009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303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836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591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931cm" svg:y="4.9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32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76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1.27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742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2.55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842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396cm" svg:y="5.10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4.132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7cm" svg:y="4.9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86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5.30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5.811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38cm" svg:height="0.494cm" svg:x="16.086cm" svg:y="4.82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381cm" svg:y="4.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075cm" svg:y="4.2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464cm" svg:y="4.2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37" draw:id="id337">
          <svg:title>TexMaths</svg:title>
          <svg:desc>22§display§= 2\int \frac{1}{ 2\cos^2\left( \frac{\alpha}{2} \right) + 2\sin^2\left( \frac{\alpha}{2} \right) .t^2 } \ dt§svg§600§FALSE§</svg:desc>
          <draw:polygon draw:style-name="gr2" draw:text-style-name="P6" draw:layer="layout" svg:width="11.732cm" svg:height="1.836cm" svg:x="5.645cm" svg:y="6.469cm" svg:viewBox="0 0 11733 1837" draw:points="5866,1837 0,1837 0,0 11733,0 11733,1837">
            <text:p/>
          </draw:polygon>
          <draw:path draw:style-name="gr3" draw:text-style-name="P7" draw:layer="layout" svg:width="0.515cm" svg:height="0.182cm" svg:x="5.65cm" svg:y="7.1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6.9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1cm" svg:y="6.4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046cm" svg:y="6.4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75cm" svg:height="0.032cm" svg:x="7.933cm" svg:y="7.273cm" svg:viewBox="0 0 8476 33" draw:points="4238,33 0,33 0,0 8476,0 8476,33">
            <text:p/>
          </draw:polygon>
          <draw:path draw:style-name="gr3" draw:text-style-name="P7" draw:layer="layout" svg:width="0.309cm" svg:height="0.517cm" svg:x="7.972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0.356cm" svg:x="8.475cm" svg:y="7.7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813cm" svg:y="7.7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204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517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076cm" svg:y="7.414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439cm" svg:y="7.529cm" svg:viewBox="0 0 334 247" svg:d="M264 164c49-53 70-125 70-131 0-7-7-7-8-7-9 0-9 2-13 14-9 36-28 69-51 99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406cm" svg:y="7.863cm" svg:viewBox="0 0 403 33" draw:points="202,33 0,33 0,0 403,0 403,33">
            <text:p/>
          </draw:polygon>
          <draw:path draw:style-name="gr3" draw:text-style-name="P7" draw:layer="layout" svg:width="0.24cm" svg:height="0.36cm" svg:x="10.486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935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47cm" svg:y="7.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39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54cm" svg:height="0.356cm" svg:x="12.741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45cm" svg:y="7.5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6cm" svg:y="7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698cm" svg:y="7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258cm" svg:y="7.4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621cm" svg:y="7.529cm" svg:viewBox="0 0 334 247" svg:d="M264 164c49-53 70-125 70-131 0-7-7-7-8-7-9 0-9 2-13 14-10 36-28 69-51 99 0-9-2-46-2-51-8-53-49-88-103-88-80 0-157 74-157 151 0 50 37 96 100 96 50 0 95-23 125-48 13 40 41 48 57 48 31 0 51-27 51-39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87cm" svg:y="7.863cm" svg:viewBox="0 0 403 33" draw:points="202,33 0,33 0,0 403,0 403,33">
            <text:p/>
          </draw:polygon>
          <draw:path draw:style-name="gr3" draw:text-style-name="P7" draw:layer="layout" svg:width="0.24cm" svg:height="0.36cm" svg:x="14.668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5.117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632cm" svg:y="7.9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798cm" svg:y="7.58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094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789cm" svg:y="6.94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7.178cm" svg:y="6.99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</draw:g>
        <draw:g xml:id="id338" draw:id="id338">
          <svg:title>TexMaths</svg:title>
          <svg:desc>22§display§= 2\int \frac{1}{ 2 \left[ \cos^2\left( \frac{\alpha}{2} \right) + \sin^2\left( \frac{\alpha}{2} \right) .t^2 \right]  } \ dt§svg§600§FALSE§</svg:desc>
          <draw:polygon draw:style-name="gr2" draw:text-style-name="P6" draw:layer="layout" svg:width="11.862cm" svg:height="1.836cm" svg:x="5.646cm" svg:y="9.369cm" svg:viewBox="0 0 11863 1837" draw:points="5932,1837 0,1837 0,0 11863,0 11863,1837">
            <text:p/>
          </draw:polygon>
          <draw:path draw:style-name="gr3" draw:text-style-name="P7" draw:layer="layout" svg:width="0.515cm" svg:height="0.182cm" svg:x="5.651cm" svg:y="10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3cm" svg:y="9.8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2cm" svg:y="9.3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111cm" svg:y="9.3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604cm" svg:height="0.032cm" svg:x="7.934cm" svg:y="10.173cm" svg:viewBox="0 0 8605 33" draw:points="4304,33 0,33 0,0 8605,0 8605,33">
            <text:p/>
          </draw:polygon>
          <draw:path draw:style-name="gr3" draw:text-style-name="P7" draw:layer="layout" svg:width="0.309cm" svg:height="0.517cm" svg:x="7.973cm" svg:y="10.4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49cm" svg:height="0.929cm" svg:x="8.607cm" svg:y="10.314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8.798cm" svg:y="10.6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9.136cm" svg:y="10.6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527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84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4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763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729cm" svg:y="10.763cm" svg:viewBox="0 0 403 33" draw:points="202,33 0,33 0,0 403,0 403,33">
            <text:p/>
          </draw:polygon>
          <draw:path draw:style-name="gr3" draw:text-style-name="P7" draw:layer="layout" svg:width="0.24cm" svg:height="0.36cm" svg:x="10.81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259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794cm" svg:y="10.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549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55cm" svg:y="10.4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68cm" svg:y="10.6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509cm" svg:y="10.2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066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431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4.397cm" svg:y="10.763cm" svg:viewBox="0 0 403 33" draw:points="202,33 0,33 0,0 403,0 403,33">
            <text:p/>
          </draw:polygon>
          <draw:path draw:style-name="gr3" draw:text-style-name="P7" draw:layer="layout" svg:width="0.24cm" svg:height="0.36cm" svg:x="14.478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925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441cm" svg:y="10.8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607cm" svg:y="10.48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902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49cm" svg:height="0.929cm" svg:x="16.233cm" svg:y="10.314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6.92cm" svg:y="9.846cm" svg:viewBox="0 0 370 548" svg:d="M370 9c0-2 0-9-11-9-10 0-84 7-99 9-5 0-10 3-10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7.309cm" svg:y="9.89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339" draw:id="id339">
          <svg:title>TexMaths</svg:title>
          <svg:desc>22§display§= \int \frac{1}{  \left[ \cos \left( \frac{\alpha}{2} \right)\right]^2 + \left[ t.\sin \left( \frac{\alpha}{2} \right)  \right]^2  } \ dt§svg§600§FALSE§</svg:desc>
          <draw:polygon draw:style-name="gr2" draw:text-style-name="P6" draw:layer="layout" svg:width="11.127cm" svg:height="1.977cm" svg:x="5.647cm" svg:y="12.07cm" svg:viewBox="0 0 11128 1978" draw:points="5565,1978 0,1978 0,0 11128,0 11128,1978">
            <text:p/>
          </draw:polygon>
          <draw:path draw:style-name="gr3" draw:text-style-name="P7" draw:layer="layout" svg:width="0.515cm" svg:height="0.182cm" svg:x="5.652cm" svg:y="12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7cm" svg:y="12.031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87cm" svg:y="12.0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385cm" svg:height="0.032cm" svg:x="7.419cm" svg:y="12.874cm" svg:viewBox="0 0 8386 33" draw:points="4194,33 0,33 0,0 8386,0 8386,33">
            <text:p/>
          </draw:polygon>
          <draw:polygon draw:style-name="gr3" draw:text-style-name="P7" draw:layer="layout" svg:width="0.149cm" svg:height="0.929cm" svg:x="7.576cm" svg:y="13.156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7.768cm" svg:y="13.468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107cm" svg:y="13.46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8.496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9.023cm" svg:y="13.156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9.387cm" svg:y="13.271cm" svg:viewBox="0 0 334 247" svg:d="M264 164c49-53 70-125 70-131 0-7-7-7-8-7-9 0-9 2-13 15-10 35-28 68-51 98 0-9-2-46-2-51-8-53-49-88-103-88-80 0-157 74-157 151 0 50 37 96 100 96 50 0 95-23 125-48 13 40 41 48 57 48 31 0 51-27 51-39 0-7-7-7-9-7-7 0-9 3-9 5-9 21-25 25-32 25s-17 0-19-67zM222 181c-55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9.353cm" svg:y="13.605cm" svg:viewBox="0 0 403 33" draw:points="202,33 0,33 0,0 403,0 403,33">
            <text:p/>
          </draw:polygon>
          <draw:path draw:style-name="gr3" draw:text-style-name="P7" draw:layer="layout" svg:width="0.24cm" svg:height="0.36cm" svg:x="9.434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9.881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0.219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0.557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85cm" svg:y="13.364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149cm" svg:height="0.929cm" svg:x="11.972cm" svg:y="13.156cm" svg:viewBox="0 0 150 930" draw:points="0,930 150,930 150,898 32,898 32,32 150,32 150,0 0,0">
            <text:p/>
          </draw:polygon>
          <draw:path draw:style-name="gr3" draw:text-style-name="P7" draw:layer="layout" svg:width="0.238cm" svg:height="0.494cm" svg:x="12.155cm" svg:y="13.33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7" draw:layer="layout" svg:width="0.083cm" svg:height="0.084cm" svg:x="12.484cm" svg:y="13.732cm" svg:viewBox="0 0 84 85" svg:d="M84 42c0-23-19-42-42-42s-42 19-42 42 19 43 42 43 42-20 42-43z">
            <text:p/>
          </draw:path>
          <draw:path draw:style-name="gr3" draw:text-style-name="P7" draw:layer="layout" svg:width="0.254cm" svg:height="0.356cm" svg:x="12.787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92cm" svg:y="13.297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05cm" svg:y="13.47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13.956cm" svg:y="13.156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14.32cm" svg:y="13.271cm" svg:viewBox="0 0 334 247" svg:d="M264 164c49-53 70-125 70-131 0-7-7-7-8-7-9 0-9 2-13 15-9 35-28 68-51 98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287cm" svg:y="13.605cm" svg:viewBox="0 0 403 33" draw:points="202,33 0,33 0,0 403,0 403,33">
            <text:p/>
          </draw:polygon>
          <draw:path draw:style-name="gr3" draw:text-style-name="P7" draw:layer="layout" svg:width="0.24cm" svg:height="0.36cm" svg:x="14.368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815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5.153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5.492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86cm" svg:y="12.54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575cm" svg:y="12.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5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5.5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 \frac{1}{ \cos \left( \frac{\alpha}{2} \right) } \tan^{-1}\left[\  \frac{t \sin \left( \frac{\alpha}{2} \right)}{ \cos \left( \frac{\alpha}{2} \right) }\  \right]\left( \frac{1}{\sin \left( \frac{\alpha}{2}} \right) \right) \ + \ c §svg§600§FALSE§</svg:desc>
          <draw:polygon draw:style-name="gr2" draw:text-style-name="P6" draw:layer="layout" svg:width="15.681cm" svg:height="2.241cm" svg:x="6.335cm" svg:y="0.762cm" svg:viewBox="0 0 15682 2242" draw:points="7840,2242 0,2242 0,0 15682,0 15682,2242">
            <text:p/>
          </draw:polygon>
          <draw:path draw:style-name="gr3" draw:text-style-name="P7" draw:layer="layout" svg:width="0.515cm" svg:height="0.182cm" svg:x="6.34cm" svg:y="1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11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1cm" svg:height="0.032cm" svg:x="7.204cm" svg:y="1.867cm" svg:viewBox="0 0 2462 33" draw:points="1230,33 0,33 0,0 2462,0 2462,33">
            <text:p/>
          </draw:polygon>
          <draw:path draw:style-name="gr3" draw:text-style-name="P7" draw:layer="layout" svg:width="0.295cm" svg:height="0.356cm" svg:x="7.231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57cm" svg:y="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6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8.48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8.85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8.816cm" svg:y="2.439cm" svg:viewBox="0 0 403 33" draw:points="202,33 0,33 0,0 403,0 403,33">
            <text:p/>
          </draw:polygon>
          <draw:path draw:style-name="gr3" draw:text-style-name="P7" draw:layer="layout" svg:width="0.24cm" svg:height="0.36cm" svg:x="8.89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344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44cm" svg:height="0.485cm" svg:x="9.902cm" svg:y="1.6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221cm" svg:y="1.7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599cm" svg:y="1.7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062cm" svg:y="1.60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546cm" svg:y="1.39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23cm" svg:height="2.32cm" svg:x="12.176cm" svg:y="0.723cm" svg:viewBox="0 0 231 2321" draw:points="0,2321 231,2321 231,2272 48,2272 48,48 231,48 231,0 0,0">
            <text:p/>
          </draw:polygon>
          <draw:path draw:style-name="gr3" draw:text-style-name="P7" draw:layer="layout" svg:width="0.238cm" svg:height="0.493cm" svg:x="12.781cm" svg:y="1.0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54cm" svg:height="0.356cm" svg:x="13.199cm" svg:y="1.1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03cm" svg:y="0.9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718cm" svg:y="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369cm" svg:y="0.8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731cm" svg:y="0.961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698cm" svg:y="1.295cm" svg:viewBox="0 0 403 33" draw:points="202,33 0,33 0,0 403,0 403,33">
            <text:p/>
          </draw:polygon>
          <draw:path draw:style-name="gr3" draw:text-style-name="P7" draw:layer="layout" svg:width="0.24cm" svg:height="0.36cm" svg:x="14.779cm" svg:y="1.41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226cm" svg:y="0.8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783cm" svg:height="0.032cm" svg:x="12.764cm" svg:y="1.867cm" svg:viewBox="0 0 2784 33" draw:points="1392,33 0,33 0,0 2784,0 2784,33">
            <text:p/>
          </draw:polygon>
          <draw:path draw:style-name="gr3" draw:text-style-name="P7" draw:layer="layout" svg:width="0.295cm" svg:height="0.356cm" svg:x="12.952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29cm" svg:y="2.3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8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0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569cm" svg:y="2.104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36cm" svg:y="2.439cm" svg:viewBox="0 0 403 33" draw:points="202,33 0,33 0,0 403,0 403,33">
            <text:p/>
          </draw:polygon>
          <draw:path draw:style-name="gr3" draw:text-style-name="P7" draw:layer="layout" svg:width="0.24cm" svg:height="0.36cm" svg:x="14.61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66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905cm" svg:y="0.723cm" svg:viewBox="0 0 231 2321" draw:points="183,2272 0,2272 0,2321 231,2321 231,0 0,0 0,48 183,48">
            <text:p/>
          </draw:polygon>
          <draw:path draw:style-name="gr3" draw:text-style-name="P7" draw:layer="layout" svg:width="0.404cm" svg:height="2.32cm" svg:x="16.66cm" svg:y="0.723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256cm" svg:height="0.516cm" svg:x="18.244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375cm" svg:height="0.032cm" svg:x="17.181cm" svg:y="1.867cm" svg:viewBox="0 0 2376 33" draw:points="1188,33 0,33 0,0 2376,0 2376,33">
            <text:p/>
          </draw:polygon>
          <draw:path draw:style-name="gr3" draw:text-style-name="P7" draw:layer="layout" svg:width="0.254cm" svg:height="0.356cm" svg:x="17.208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512cm" svg:y="2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727cm" svg:y="2.3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8.378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8.74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8.707cm" svg:y="2.439cm" svg:viewBox="0 0 403 33" draw:points="202,33 0,33 0,0 403,0 403,33">
            <text:p/>
          </draw:polygon>
          <draw:path draw:style-name="gr3" draw:text-style-name="P7" draw:layer="layout" svg:width="0.24cm" svg:height="0.36cm" svg:x="18.788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9.237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9.675cm" svg:y="0.723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20.734cm" svg:y="1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3cm" svg:y="1.7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45" draw:id="id345">
          <svg:title>TexMaths</svg:title>
          <svg:desc>22§display§=  2\  \text {cosec }\alpha \tan^{-1}\left[\  \tan \left( \frac{\alpha}{2} \right)  \tan \left( \frac{x}{2} \right) \ \right] \ + \ c§svg§600§FALSE§</svg:desc>
          <draw:polygon draw:style-name="gr2" draw:text-style-name="P6" draw:layer="layout" svg:width="14.883cm" svg:height="1.341cm" svg:x="6.338cm" svg:y="5.967cm" svg:viewBox="0 0 14884 1342" draw:points="7441,1342 0,1342 0,0 14884,0 14884,1342">
            <text:p/>
          </draw:polygon>
          <draw:path draw:style-name="gr3" draw:text-style-name="P7" draw:layer="layout" svg:width="0.515cm" svg:height="0.182cm" svg:x="6.343cm" svg:y="6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155cm" svg:y="6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0.356cm" svg:x="7.786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24cm" svg:y="6.4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15cm" svg:y="6.47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816cm" svg:y="6.47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165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434cm" svg:height="0.351cm" svg:x="9.772cm" svg:y="6.475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ath draw:style-name="gr3" draw:text-style-name="P7" draw:layer="layout" svg:width="0.242cm" svg:height="0.484cm" svg:x="10.3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99cm" svg:y="6.4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542cm" svg:y="6.3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026cm" svg:y="6.1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618cm" svg:y="5.928cm" svg:viewBox="0 0 178 1391" draw:points="0,1391 178,1391 178,1356 37,1356 37,37 178,37 178,0 0,0">
            <text:p/>
          </draw:polygon>
          <draw:path draw:style-name="gr3" draw:text-style-name="P7" draw:layer="layout" svg:width="0.242cm" svg:height="0.484cm" svg:x="13.0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39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3.7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45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34cm" svg:height="0.351cm" svg:x="14.897cm" svg:y="5.953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14.865cm" svg:y="6.609cm" svg:viewBox="0 0 500 33" draw:points="250,33 0,33 0,0 500,0 500,33">
            <text:p/>
          </draw:polygon>
          <draw:path draw:style-name="gr3" draw:text-style-name="P7" draw:layer="layout" svg:width="0.309cm" svg:height="0.516cm" svg:x="14.96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5.483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244cm" svg:height="0.484cm" svg:x="16.06cm" svg:y="6.341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37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759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431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869cm" svg:y="5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7 102-104 102-30 0-42-24-42-51 0-17 5-33 14-68z">
            <text:p/>
          </draw:path>
          <draw:polygon draw:style-name="gr3" draw:text-style-name="P7" draw:layer="layout" svg:width="0.443cm" svg:height="0.032cm" svg:x="17.847cm" svg:y="6.609cm" svg:viewBox="0 0 444 33" draw:points="222,33 0,33 0,0 444,0 444,33">
            <text:p/>
          </draw:polygon>
          <draw:path draw:style-name="gr3" draw:text-style-name="P7" draw:layer="layout" svg:width="0.309cm" svg:height="0.516cm" svg:x="17.913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8.41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116cm" svg:y="5.928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9.939cm" svg:y="6.3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958cm" svg:y="6.475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44" draw:id="id344">
          <svg:title>TexMaths</svg:title>
          <svg:desc>24§display§\text {I}§svg§600§FALSE§</svg:desc>
          <draw:polygon draw:style-name="gr2" draw:text-style-name="P6" draw:layer="layout" svg:width="0.197cm" svg:height="0.493cm" svg:x="5.645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4§display§\text {(4)}§svg§600§FALSE§</svg:desc>
          <draw:polygon draw:style-name="gr2" draw:text-style-name="P6" draw:layer="layout" svg:width="0.91cm" svg:height="0.759cm" svg:x="1.719cm" svg:y="8.753cm" svg:viewBox="0 0 911 760" draw:points="455,760 0,760 0,0 911,0 911,760">
            <text:p/>
          </draw:polygon>
          <draw:path draw:style-name="gr3" draw:text-style-name="P7" draw:layer="layout" svg:width="0.197cm" svg:height="0.844cm" svg:x="1.759cm" svg:y="8.7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028cm" svg:y="8.772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476cm" svg:y="8.7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4§display§\text {Let,}§svg§600§FALSE§</svg:desc>
          <draw:polygon draw:style-name="gr2" draw:text-style-name="P6" draw:layer="layout" svg:width="1.318cm" svg:height="0.655cm" svg:x="3.235cm" svg:y="8.8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8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9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8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9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8" draw:id="id348">
          <svg:title>TexMaths</svg:title>
          <svg:desc>24§display§\text {I}§svg§600§FALSE§</svg:desc>
          <draw:polygon draw:style-name="gr2" draw:text-style-name="P6" draw:layer="layout" svg:width="0.197cm" svg:height="0.493cm" svg:x="4.941cm" svg:y="8.8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9" draw:id="id349">
          <svg:title>TexMaths</svg:title>
          <svg:desc>22§display§= \int \frac{1}{4 \sin x +  3\cos x  +  13 }}\ dx§svg§600§FALSE§</svg:desc>
          <draw:polygon draw:style-name="gr2" draw:text-style-name="P6" draw:layer="layout" svg:width="9.714cm" svg:height="1.642cm" svg:x="5.639cm" svg:y="8.255cm" svg:viewBox="0 0 9715 1643" draw:points="4857,1643 0,1643 0,0 9715,0 9715,1643">
            <text:p/>
          </draw:polygon>
          <draw:path draw:style-name="gr3" draw:text-style-name="P7" draw:layer="layout" svg:width="0.515cm" svg:height="0.182cm" svg:x="5.644cm" svg:y="8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8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97cm" svg:y="8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cm" svg:height="0.032cm" svg:x="7.411cm" svg:y="9.059cm" svg:viewBox="0 0 6821 33" draw:points="3411,33 0,33 0,0 6821,0 6821,33">
            <text:p/>
          </draw:polygon>
          <draw:path draw:style-name="gr3" draw:text-style-name="P7" draw:layer="layout" svg:width="0.344cm" svg:height="0.524cm" svg:x="7.432cm" svg:y="9.27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7.951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8cm" svg:y="9.28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71cm" svg:y="9.4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7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9.662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424cm" svg:y="9.2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933cm" svg:y="9.4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72cm" svg:y="9.4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63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094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2.728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27cm" svg:y="9.2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77cm" svg:y="9.2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613cm" svg:y="8.7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007cm" svg:y="8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42" draw:id="id342">
          <svg:title>TexMaths</svg:title>
          <svg:desc>22§display§=  \frac{2}{ 2 \sin \left( \frac{\alpha}{2} \right) \cos \left( \frac{\alpha}{2} \right) } \tan^{-1}\left[\  \tan \left( \frac{x}{2} \right) \tan \left( \frac{\alpha}{2} \right)\ \right] \ + \ c§svg§600§FALSE§</svg:desc>
          <draw:polygon draw:style-name="gr2" draw:text-style-name="P6" draw:layer="layout" svg:width="17.425cm" svg:height="1.803cm" svg:x="6.336cm" svg:y="3.569cm" svg:viewBox="0 0 17426 1804" draw:points="8714,1804 0,1804 0,0 17426,0 17426,1804">
            <text:p/>
          </draw:polygon>
          <draw:path draw:style-name="gr3" draw:text-style-name="P7" draw:layer="layout" svg:width="0.515cm" svg:height="0.182cm" svg:x="6.341cm" svg:y="4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791cm" svg:y="3.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5.48cm" svg:height="0.032cm" svg:x="7.205cm" svg:y="4.359cm" svg:viewBox="0 0 5481 33" draw:points="2740,33 0,33 0,0 5481,0 5481,33">
            <text:p/>
          </draw:polygon>
          <draw:path draw:style-name="gr3" draw:text-style-name="P7" draw:layer="layout" svg:width="0.309cm" svg:height="0.516cm" svg:x="7.244cm" svg:y="4.6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748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52cm" svg:y="4.6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67cm" svg:y="4.7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8.918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9.28cm" svg:y="4.596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9.247cm" svg:y="4.931cm" svg:viewBox="0 0 403 33" draw:points="202,33 0,33 0,0 403,0 403,33">
            <text:p/>
          </draw:polygon>
          <draw:path draw:style-name="gr3" draw:text-style-name="P7" draw:layer="layout" svg:width="0.24cm" svg:height="0.36cm" svg:x="9.328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775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95cm" svg:height="0.356cm" svg:x="10.252cm" svg:y="4.79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9cm" svg:y="4.7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81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507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1.869cm" svg:y="4.596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11.836cm" svg:y="4.931cm" svg:viewBox="0 0 403 33" draw:points="202,33 0,33 0,0 403,0 403,33">
            <text:p/>
          </draw:polygon>
          <draw:path draw:style-name="gr3" draw:text-style-name="P7" draw:layer="layout" svg:width="0.24cm" svg:height="0.36cm" svg:x="11.917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2.366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42cm" svg:height="0.485cm" svg:x="12.92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24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3.6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082cm" svg:y="4.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566cm" svg:y="3.88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1cm" svg:x="15.157cm" svg:y="3.68cm" svg:viewBox="0 0 178 1392" draw:points="0,1392 178,1392 178,1357 37,1357 37,37 178,37 178,0 0,0">
            <text:p/>
          </draw:polygon>
          <draw:path draw:style-name="gr3" draw:text-style-name="P7" draw:layer="layout" svg:width="0.242cm" svg:height="0.485cm" svg:x="15.6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938cm" svg:y="4.22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2 33-108 160-111z">
            <text:p/>
          </draw:path>
          <draw:path draw:style-name="gr3" draw:text-style-name="P7" draw:layer="layout" svg:width="0.39cm" svg:height="0.342cm" svg:x="16.3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6.991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386cm" svg:height="0.351cm" svg:x="17.429cm" svg:y="3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7.406cm" svg:y="4.359cm" svg:viewBox="0 0 444 33" draw:points="222,33 0,33 0,0 444,0 444,33">
            <text:p/>
          </draw:polygon>
          <draw:path draw:style-name="gr3" draw:text-style-name="P7" draw:layer="layout" svg:width="0.309cm" svg:height="0.516cm" svg:x="17.473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7.96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ath draw:style-name="gr3" draw:text-style-name="P7" draw:layer="layout" svg:width="0.242cm" svg:height="0.485cm" svg:x="18.547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865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244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9.916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34cm" svg:height="0.351cm" svg:x="20.363cm" svg:y="3.702cm" svg:viewBox="0 0 435 352" svg:d="M338 160c0-121-72-160-129-160-107 0-209 111-209 220 0 72 46 132 125 132 49 0 106-18 165-65 9 40 36 65 71 65 40 0 65-42 65-55 0-5-5-8-11-8-5 0-7 3-8 8-15 37-43 37-44 37-25 0-25-60-25-79 0-16 0-17 9-26 72-92 88-183 88-183 0-2 0-7-9-7-7 0-7 1-11 16-14 49-40 107-77 153zM287 266c-69 60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20.331cm" svg:y="4.359cm" svg:viewBox="0 0 500 33" draw:points="250,33 0,33 0,0 500,0 500,33">
            <text:p/>
          </draw:polygon>
          <draw:path draw:style-name="gr3" draw:text-style-name="P7" draw:layer="layout" svg:width="0.309cm" svg:height="0.516cm" svg:x="20.426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20.94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olygon draw:style-name="gr3" draw:text-style-name="P7" draw:layer="layout" svg:width="0.177cm" svg:height="1.391cm" svg:x="21.655cm" svg:y="3.68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2.48cm" svg:y="4.1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3.499cm" svg:y="4.2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50" draw:id="id350">
          <svg:title>TexMaths</svg:title>
          <svg:desc>22§display§\text {Put, } \tan \left( \frac{x}{2} \right) = t, \ \therefore \ x = 2 \tan^{-1}t,\ dx = \frac{2dt}{1+t^2} §svg§600§FALSE§</svg:desc>
          <draw:polygon draw:style-name="gr2" draw:text-style-name="P6" draw:layer="layout" svg:width="16.347cm" svg:height="1.579cm" svg:x="3.242cm" svg:y="10.653cm" svg:viewBox="0 0 16348 1580" draw:points="8175,1580 0,1580 0,0 16348,0 16348,1580">
            <text:p/>
          </draw:polygon>
          <draw:path draw:style-name="gr3" draw:text-style-name="P7" draw:layer="layout" svg:width="0.457cm" svg:height="0.529cm" svg:x="3.23cm" svg:y="11.14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54cm" svg:y="11.33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173cm" svg:y="11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4.527cm" svg:y="11.59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42cm" svg:height="0.485cm" svg:x="5.0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395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773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447cm" svg:y="10.78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884cm" svg:y="10.8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olygon draw:style-name="gr3" draw:text-style-name="P7" draw:layer="layout" svg:width="0.443cm" svg:height="0.032cm" svg:x="6.862cm" svg:y="11.465cm" svg:viewBox="0 0 444 33" draw:points="222,33 0,33 0,0 444,0 444,33">
            <text:p/>
          </draw:polygon>
          <draw:path draw:style-name="gr3" draw:text-style-name="P7" draw:layer="layout" svg:width="0.309cm" svg:height="0.517cm" svg:x="6.928cm" svg:y="11.6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424cm" svg:y="10.78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8.116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908cm" svg:y="11.19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9.235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469cm" svg:height="0.418cm" svg:x="9.793cm" svg:y="11.315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78cm" svg:y="11.3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182cm" svg:x="11.458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269cm" svg:y="11.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2cm" svg:height="0.485cm" svg:x="12.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3.079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457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922cm" svg:y="11.2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06cm" svg:y="10.99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838cm" svg:y="11.1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5.168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369cm" svg:height="0.547cm" svg:x="15.733cm" svg:y="11.1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127cm" svg:y="11.3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6.804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154cm" svg:y="10.6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18.533cm" svg:y="10.61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8.922cm" svg:y="10.667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1.958cm" svg:height="0.032cm" svg:x="17.67cm" svg:y="11.465cm" svg:viewBox="0 0 1959 33" draw:points="980,33 0,33 0,0 1959,0 1959,33">
            <text:p/>
          </draw:polygon>
          <draw:path draw:style-name="gr3" draw:text-style-name="P7" draw:layer="layout" svg:width="0.256cm" svg:height="0.517cm" svg:x="17.739cm" svg:y="11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72cm" svg:y="11.7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19.02cm" svg:y="11.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9.316cm" svg:y="11.6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351" draw:id="id351">
          <svg:title>TexMaths</svg:title>
          <svg:desc>22§display§\sin x = \frac{2t}{1+t^2} \text { and, } \cos x = \frac{1-t^2}{1+t^2}§svg§600§FALSE§</svg:desc>
          <draw:polygon draw:style-name="gr2" draw:text-style-name="P6" draw:layer="layout" svg:width="11.408cm" svg:height="1.682cm" svg:x="3.444cm" svg:y="12.752cm" svg:viewBox="0 0 11409 1683" draw:points="5705,1683 0,1683 0,0 11409,0 11409,1683">
            <text:p/>
          </draw:polygon>
          <draw:path draw:style-name="gr3" draw:text-style-name="P7" draw:layer="layout" svg:width="0.254cm" svg:height="0.356cm" svg:x="3.43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736cm" svg:y="13.3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3.949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505cm" svg:y="13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182cm" svg:x="5.183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733cm" svg:y="12.8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238cm" svg:height="0.494cm" svg:x="7.099cm" svg:y="12.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6.049cm" svg:y="13.667cm" svg:viewBox="0 0 1959 33" draw:points="980,33 0,33 0,0 1959,0 1959,33">
            <text:p/>
          </draw:polygon>
          <draw:path draw:style-name="gr3" draw:text-style-name="P7" draw:layer="layout" svg:width="0.256cm" svg:height="0.516cm" svg:x="6.117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651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398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7.694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8.389cm" svg:y="13.5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768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199cm" svg:y="13.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091cm" svg:height="0.231cm" svg:x="9.669cm" svg:y="13.79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95cm" svg:height="0.356cm" svg:x="10.23cm" svg:y="13.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57cm" svg:y="13.5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6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9cm" svg:y="13.5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12.067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02cm" svg:y="12.8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556cm" svg:y="13.144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4.283cm" svg:y="12.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2.7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2.933cm" svg:y="13.667cm" svg:viewBox="0 0 1959 33" draw:points="980,33 0,33 0,0 1959,0 1959,33">
            <text:p/>
          </draw:polygon>
          <draw:path draw:style-name="gr3" draw:text-style-name="P7" draw:layer="layout" svg:width="0.256cm" svg:height="0.516cm" svg:x="13.002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535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283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43" draw:id="id343">
          <svg:title>TexMaths</svg:title>
          <svg:desc>24§display§\therefore§svg§600§FALSE§</svg:desc>
          <draw:polygon draw:style-name="gr2" draw:text-style-name="P6" draw:layer="layout" svg:width="0.453cm" svg:height="0.371cm" svg:x="4.243cm" svg:y="6.549cm" svg:viewBox="0 0 454 372" draw:points="227,372 0,372 0,0 454,0 454,372">
            <text:p/>
          </draw:polygon>
          <draw:path draw:style-name="gr3" draw:text-style-name="P7" draw:layer="layout" svg:width="0.513cm" svg:height="0.455cm" svg:x="4.226cm" svg:y="6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4" draw:id="id354">
          <svg:title>TexMaths</svg:title>
          <svg:desc>22§display§= \int \frac{1}{4 \left( \frac{2t}{1 + t^2} \right) +  3 \left( \frac{1 - t^2}{1 + t^2} \right)  +  13 }}\ \frac{2dt}{1 + t^2}§svg§600§FALSE§</svg:desc>
          <draw:polygon draw:style-name="gr2" draw:text-style-name="P6" draw:layer="layout" svg:width="12.691cm" svg:height="2.289cm" svg:x="4.244cm" svg:y="0.768cm" svg:viewBox="0 0 12692 2290" draw:points="6346,2290 0,2290 0,0 12692,0 12692,2290">
            <text:p/>
          </draw:polygon>
          <draw:path draw:style-name="gr3" draw:text-style-name="P7" draw:layer="layout" svg:width="0.515cm" svg:height="0.182cm" svg:x="4.249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4cm" svg:y="0.73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cm" svg:y="0.7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557cm" svg:height="0.032cm" svg:x="6.016cm" svg:y="1.579cm" svg:viewBox="0 0 8558 33" draw:points="4280,33 0,33 0,0 8558,0 8558,33">
            <text:p/>
          </draw:polygon>
          <draw:path draw:style-name="gr3" draw:text-style-name="P7" draw:layer="layout" svg:width="0.344cm" svg:height="0.523cm" svg:x="6.037cm" svg:y="2.0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6.671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7.509cm" svg:y="1.929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806cm" svg:y="1.95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7.086cm" svg:y="2.383cm" svg:viewBox="0 0 1320 33" draw:points="660,33 0,33 0,0 1320,0 1320,33">
            <text:p/>
          </draw:polygon>
          <draw:path draw:style-name="gr3" draw:text-style-name="P7" draw:layer="layout" svg:width="0.198cm" svg:height="0.36cm" svg:x="7.144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433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892cm" svg:y="2.52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137cm" svg:y="2.447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8.524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9.173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935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10.558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032cm" svg:y="1.92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34cm" svg:y="2.139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789cm" svg:y="1.95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3cm" svg:y="1.87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974cm" svg:y="2.383cm" svg:viewBox="0 0 1329 33" draw:points="663,33 0,33 0,0 1329,0 1329,33">
            <text:p/>
          </draw:polygon>
          <draw:path draw:style-name="gr3" draw:text-style-name="P7" draw:layer="layout" svg:width="0.198cm" svg:height="0.36cm" svg:x="11.037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1.324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783cm" svg:y="2.52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cm" svg:y="2.44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2.42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3.07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869cm" svg:y="2.0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219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5.5cm" svg:y="0.7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5.879cm" svg:y="0.72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6.268cm" svg:y="0.78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58cm" svg:height="0.032cm" svg:x="15.016cm" svg:y="1.579cm" svg:viewBox="0 0 1959 33" draw:points="980,33 0,33 0,0 1959,0 1959,33">
            <text:p/>
          </draw:polygon>
          <draw:path draw:style-name="gr3" draw:text-style-name="P7" draw:layer="layout" svg:width="0.256cm" svg:height="0.516cm" svg:x="15.085cm" svg:y="1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618cm" svg:y="1.8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366cm" svg:y="1.83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662cm" svg:y="1.736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52" draw:id="id352">
          <svg:title>TexMaths</svg:title>
          <svg:desc>26§display§\therefore§svg§600§FALSE§</svg:desc>
          <draw:polygon draw:style-name="gr2" draw:text-style-name="P6" draw:layer="layout" svg:width="0.49cm" svg:height="0.402cm" svg:x="2.108cm" svg:y="1.4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1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3" draw:id="id353">
          <svg:title>TexMaths</svg:title>
          <svg:desc>24§display§\text {I}§svg§600§FALSE§</svg:desc>
          <draw:polygon draw:style-name="gr2" draw:text-style-name="P6" draw:layer="layout" svg:width="0.197cm" svg:height="0.493cm" svg:x="3.545cm" svg:y="1.3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7" draw:id="id357">
          <svg:title>TexMaths</svg:title>
          <svg:desc>22§display§= 2 \int \frac{1}{ 10t^2 + 8t + 16 }\ dt§svg§600§FALSE§</svg:desc>
          <draw:polygon draw:style-name="gr2" draw:text-style-name="P6" draw:layer="layout" svg:width="7.986cm" svg:height="1.642cm" svg:x="4.243cm" svg:y="8.668cm" svg:viewBox="0 0 7987 1643" draw:points="3994,1643 0,1643 0,0 7987,0 7987,1643">
            <text:p/>
          </draw:polygon>
          <draw:path draw:style-name="gr3" draw:text-style-name="P7" draw:layer="layout" svg:width="0.515cm" svg:height="0.182cm" svg:x="4.248cm" svg:y="9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cm" svg:y="9.1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79cm" svg:y="8.62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7cm" svg:y="8.6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3cm" svg:height="0.032cm" svg:x="6.531cm" svg:y="9.472cm" svg:viewBox="0 0 4731 33" draw:points="2366,33 0,33 0,0 4731,0 4731,33">
            <text:p/>
          </draw:polygon>
          <draw:path draw:style-name="gr3" draw:text-style-name="P7" draw:layer="layout" svg:width="0.256cm" svg:height="0.517cm" svg:x="6.6cm" svg:y="9.69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948cm" svg:y="9.69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7.321cm" svg:y="9.728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3" draw:text-style-name="P7" draw:layer="layout" svg:width="0.24cm" svg:height="0.36cm" svg:x="7.617cm" svg:y="9.6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45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907cm" svg:y="9.69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9.28cm" svg:y="9.72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756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555cm" svg:y="9.6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05cm" svg:y="9.69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1.641cm" svg:y="9.14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03cm" svg:y="9.19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55" draw:id="id355">
          <svg:title>TexMaths</svg:title>
          <svg:desc>22§display§= \int \frac{1}{ \frac{8t + 3 - 3t^2 + 13 + 13t^2}{ 1 + t^2 } }\ \frac{2dt}{1 + t^2}
§svg§600§FALSE§</svg:desc>
          <draw:polygon draw:style-name="gr2" draw:text-style-name="P6" draw:layer="layout" svg:width="9.688cm" svg:height="1.937cm" svg:x="4.245cm" svg:y="3.769cm" svg:viewBox="0 0 9689 1938" draw:points="4845,1938 0,1938 0,0 9689,0 9689,1938">
            <text:p/>
          </draw:polygon>
          <draw:path draw:style-name="gr3" draw:text-style-name="P7" draw:layer="layout" svg:width="0.515cm" svg:height="0.182cm" svg:x="4.25cm" svg:y="4.5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5cm" svg:y="3.73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669cm" svg:y="3.7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5cm" svg:height="0.032cm" svg:x="6.017cm" svg:y="4.58cm" svg:viewBox="0 0 5556 33" draw:points="2779,33 0,33 0,0 5556,0 5556,33">
            <text:p/>
          </draw:polygon>
          <draw:path draw:style-name="gr3" draw:text-style-name="P7" draw:layer="layout" svg:width="0.249cm" svg:height="0.37cm" svg:x="6.139cm" svg:y="4.74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6.441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398cm" svg:height="0.4cm" svg:x="6.6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7.156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7.494cm" svg:y="4.96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7.948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8.248cm" svg:y="4.77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495cm" svg:y="4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8cm" svg:height="0.4cm" svg:x="8.79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294cm" svg:y="4.7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574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9.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85cm" svg:y="4.7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5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0.966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212cm" svg:y="4.6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5.37cm" svg:height="0.032cm" svg:x="6.11cm" svg:y="5.205cm" svg:viewBox="0 0 5371 33" draw:points="2685,33 0,33 0,0 5371,0 5371,33">
            <text:p/>
          </draw:polygon>
          <draw:path draw:style-name="gr3" draw:text-style-name="P7" draw:layer="layout" svg:width="0.198cm" svg:height="0.36cm" svg:x="8.194cm" svg:y="5.3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8.481cm" svg:y="5.34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94cm" svg:y="5.34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186cm" svg:y="5.26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09cm" svg:height="0.516cm" svg:x="12.498cm" svg:y="3.7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2.877cm" svg:y="3.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3.266cm" svg:y="3.7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olygon draw:style-name="gr3" draw:text-style-name="P7" draw:layer="layout" svg:width="1.958cm" svg:height="0.032cm" svg:x="12.014cm" svg:y="4.58cm" svg:viewBox="0 0 1959 33" draw:points="980,33 0,33 0,0 1959,0 1959,33">
            <text:p/>
          </draw:polygon>
          <draw:path draw:style-name="gr3" draw:text-style-name="P7" draw:layer="layout" svg:width="0.256cm" svg:height="0.516cm" svg:x="12.083cm" svg:y="4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16cm" svg:y="4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364cm" svg:y="4.83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66cm" svg:y="4.7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56" draw:id="id356">
          <svg:title>TexMaths</svg:title>
          <svg:desc>22§display§= 2 \int \frac{1}{ 8t + 3 - 3t^2 + 13 + 13t^2 }\ dt§svg§600§FALSE§</svg:desc>
          <draw:polygon draw:style-name="gr2" draw:text-style-name="P6" draw:layer="layout" svg:width="11.275cm" svg:height="1.642cm" svg:x="4.245cm" svg:y="6.17cm" svg:viewBox="0 0 11276 1643" draw:points="5639,1643 0,1643 0,0 11276,0 11276,1643">
            <text:p/>
          </draw:polygon>
          <draw:path draw:style-name="gr3" draw:text-style-name="P7" draw:layer="layout" svg:width="0.515cm" svg:height="0.182cm" svg:x="4.25cm" svg:y="6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2cm" svg:y="6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81cm" svg:y="6.1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17cm" svg:y="6.1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019cm" svg:height="0.032cm" svg:x="6.533cm" svg:y="6.974cm" svg:viewBox="0 0 8020 33" draw:points="4009,33 0,33 0,0 8020,0 8020,33">
            <text:p/>
          </draw:polygon>
          <draw:path draw:style-name="gr3" draw:text-style-name="P7" draw:layer="layout" svg:width="0.321cm" svg:height="0.532cm" svg:x="6.565cm" svg:y="7.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6.938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7.413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177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766cm" svg:y="7.50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07cm" svg:y="7.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879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10.174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70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01cm" svg:y="7.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852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2.42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19cm" svg:y="7.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569cm" svg:y="7.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3.943cm" svg:y="7.23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4.238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932cm" svg:y="6.64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5.321cm" svg:y="6.7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358" draw:id="id358">
          <svg:title>TexMaths</svg:title>
          <svg:desc>22§display§= 2 \int \frac{1}{ 2 ( 5t^2 + 4t + 8 ) }\ dt§svg§600§FALSE§</svg:desc>
          <draw:polygon draw:style-name="gr2" draw:text-style-name="P6" draw:layer="layout" svg:width="8.201cm" svg:height="1.7cm" svg:x="12.744cm" svg:y="8.669cm" svg:viewBox="0 0 8202 1701" draw:points="4101,1701 0,1701 0,0 8202,0 8202,1701">
            <text:p/>
          </draw:polygon>
          <draw:path draw:style-name="gr3" draw:text-style-name="P7" draw:layer="layout" svg:width="0.515cm" svg:height="0.182cm" svg:x="12.749cm" svg:y="9.3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561cm" svg:y="9.1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4.08cm" svg:y="8.6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378cm" svg:y="8.6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45cm" svg:height="0.032cm" svg:x="15.032cm" svg:y="9.473cm" svg:viewBox="0 0 4946 33" draw:points="2473,33 0,33 0,0 4946,0 4946,33">
            <text:p/>
          </draw:polygon>
          <draw:path draw:style-name="gr3" draw:text-style-name="P7" draw:layer="layout" svg:width="0.309cm" svg:height="0.517cm" svg:x="15.071cm" svg:y="9.6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495cm" svg:y="9.6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5.757cm" svg:y="9.6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38cm" svg:height="0.494cm" svg:x="16.12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419cm" svg:y="9.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947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699cm" svg:y="9.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8.08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8.558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2cm" svg:y="9.69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9.719cm" svg:y="9.6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0.357cm" svg:y="9.14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746cm" svg:y="9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59" draw:id="id359">
          <svg:title>TexMaths</svg:title>
          <svg:desc>22§display§= \int \frac{1}{ 5 \left( t^2 + \frac{4t}{5} + \frac{8}{5} \right) }\ dt§svg§600§FALSE§</svg:desc>
          <draw:polygon draw:style-name="gr2" draw:text-style-name="P6" draw:layer="layout" svg:width="7.704cm" svg:height="1.826cm" svg:x="4.244cm" svg:y="10.869cm" svg:viewBox="0 0 7705 1827" draw:points="3853,1827 0,1827 0,0 7705,0 7705,1827">
            <text:p/>
          </draw:polygon>
          <draw:path draw:style-name="gr3" draw:text-style-name="P7" draw:layer="layout" svg:width="0.515cm" svg:height="0.182cm" svg:x="4.249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064cm" svg:y="10.8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373cm" svg:y="10.8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6.016cm" svg:y="11.673cm" svg:viewBox="0 0 4963 33" draw:points="2482,33 0,33 0,0 4963,0 4963,33">
            <text:p/>
          </draw:polygon>
          <draw:path draw:style-name="gr3" draw:text-style-name="P7" draw:layer="layout" svg:width="0.309cm" svg:height="0.532cm" svg:x="6.055cm" svg:y="11.93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03cm" svg:height="0.928cm" svg:x="6.65cm" svg:y="11.7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6.903cm" svg:y="11.9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199cm" svg:y="11.8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27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8.572cm" svg:y="11.78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882cm" svg:y="11.812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8.551cm" svg:y="12.245cm" svg:viewBox="0 0 544 33" draw:points="271,33 0,33 0,0 544,0 544,33">
            <text:p/>
          </draw:polygon>
          <draw:path draw:style-name="gr3" draw:text-style-name="P7" draw:layer="layout" svg:width="0.24cm" svg:height="0.37cm" svg:x="8.7cm" svg:y="12.3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515cm" svg:height="0.517cm" svg:x="9.399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0.251cm" svg:y="11.7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0.223cm" svg:y="12.245cm" svg:viewBox="0 0 310 33" draw:points="155,33 0,33 0,0 310,0 310,33">
            <text:p/>
          </draw:polygon>
          <draw:path draw:style-name="gr3" draw:text-style-name="P7" draw:layer="layout" svg:width="0.24cm" svg:height="0.37cm" svg:x="10.256cm" svg:y="12.3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0.657cm" svg:y="11.7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1.36cm" svg:y="11.3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1.749cm" svg:y="11.3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60" draw:id="id360">
          <svg:title>TexMaths</svg:title>
          <svg:desc>22§display§= \frac{1}{5} \int \frac{1}{ t^2 + 2 (t) \left( \frac{2}{5} \right) + \frac{4}{25} + \frac{8}{5} - \frac{4}{25} }\ dt§svg§600§FALSE§</svg:desc>
          <draw:polygon draw:style-name="gr2" draw:text-style-name="P6" draw:layer="layout" svg:width="12.546cm" svg:height="1.826cm" svg:x="4.245cm" svg:y="13.169cm" svg:viewBox="0 0 12547 1827" draw:points="6273,1827 0,1827 0,0 12547,0 12547,1827">
            <text:p/>
          </draw:polygon>
          <draw:path draw:style-name="gr3" draw:text-style-name="P7" draw:layer="layout" svg:width="0.515cm" svg:height="0.182cm" svg:x="4.25cm" svg:y="13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185cm" svg:y="13.1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114cm" svg:y="13.973cm" svg:viewBox="0 0 389 33" draw:points="194,33 0,33 0,0 389,0 389,33">
            <text:p/>
          </draw:polygon>
          <draw:path draw:style-name="gr3" draw:text-style-name="P7" draw:layer="layout" svg:width="0.309cm" svg:height="0.532cm" svg:x="5.153cm" svg:y="14.1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687cm" svg:height="1.719cm" svg:x="5.767cm" svg:y="13.1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146cm" svg:y="13.1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104cm" svg:height="0.032cm" svg:x="6.718cm" svg:y="13.973cm" svg:viewBox="0 0 9105 33" draw:points="4551,33 0,33 0,0 9105,0 9105,33">
            <text:p/>
          </draw:polygon>
          <draw:path draw:style-name="gr3" draw:text-style-name="P7" draw:layer="layout" svg:width="0.238cm" svg:height="0.494cm" svg:x="6.735cm" svg:y="14.27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031cm" svg:y="14.1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559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328cm" svg:y="14.2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752cm" svg:y="14.17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995cm" svg:y="14.2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9.3cm" svg:y="14.17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9.803cm" svg:y="14.0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10.168cm" svg:y="14.0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132cm" svg:y="14.545cm" svg:viewBox="0 0 310 33" draw:points="155,33 0,33 0,0 310,0 310,33">
            <text:p/>
          </draw:polygon>
          <draw:path draw:style-name="gr3" draw:text-style-name="P7" draw:layer="layout" svg:width="0.24cm" svg:height="0.37cm" svg:x="10.168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10.567cm" svg:y="14.0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1.104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102cm" svg:y="14.086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617cm" svg:height="0.032cm" svg:x="11.926cm" svg:y="14.545cm" svg:viewBox="0 0 618 33" draw:points="310,33 0,33 0,0 618,0 618,33">
            <text:p/>
          </draw:polygon>
          <draw:path draw:style-name="gr3" draw:text-style-name="P7" draw:layer="layout" svg:width="0.24cm" svg:height="0.36cm" svg:x="11.961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2.269cm" svg:y="14.6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515cm" svg:height="0.517cm" svg:x="12.85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3.702cm" svg:y="14.0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3.673cm" svg:y="14.545cm" svg:viewBox="0 0 310 33" draw:points="155,33 0,33 0,0 310,0 310,33">
            <text:p/>
          </draw:polygon>
          <draw:path draw:style-name="gr3" draw:text-style-name="P7" draw:layer="layout" svg:width="0.24cm" svg:height="0.37cm" svg:x="13.707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472cm" svg:height="0.032cm" svg:x="14.311cm" svg:y="14.545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287cm" svg:y="14.086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7" draw:layer="layout" svg:width="0.617cm" svg:height="0.032cm" svg:x="15.111cm" svg:y="14.545cm" svg:viewBox="0 0 618 33" draw:points="310,33 0,33 0,0 618,0 618,33">
            <text:p/>
          </draw:polygon>
          <draw:path draw:style-name="gr3" draw:text-style-name="P7" draw:layer="layout" svg:width="0.24cm" svg:height="0.36cm" svg:x="15.147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455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9cm" svg:height="0.546cm" svg:x="16.203cm" svg:y="13.6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6.592cm" svg:y="13.6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61" draw:id="id361">
          <svg:title>TexMaths</svg:title>
          <svg:desc>24§display§\text {I}§svg§600§FALSE§</svg:desc>
          <draw:polygon draw:style-name="gr2" draw:text-style-name="P6" draw:layer="layout" svg:width="0.197cm" svg:height="0.493cm" svg:x="3.6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6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2" draw:id="id362">
          <svg:title>TexMaths</svg:title>
          <svg:desc>22§display§= \frac{1}{5} \int \frac{1}{ \left( t + \frac{2}{5} \right)^2 + \frac{36}{25} }\ dt§svg§600§FALSE§</svg:desc>
          <draw:polygon draw:style-name="gr2" draw:text-style-name="P6" draw:layer="layout" svg:width="7.964cm" svg:height="1.983cm" svg:x="4.432cm" svg:y="0.862cm" svg:viewBox="0 0 7965 1984" draw:points="3983,1984 0,1984 0,0 7965,0 7965,1984">
            <text:p/>
          </draw:polygon>
          <draw:path draw:style-name="gr3" draw:text-style-name="P7" draw:layer="layout" svg:width="0.515cm" svg:height="0.182cm" svg:x="4.437cm" svg:y="1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2cm" svg:y="0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1cm" svg:y="1.666cm" svg:viewBox="0 0 389 33" draw:points="194,33 0,33 0,0 389,0 389,33">
            <text:p/>
          </draw:polygon>
          <draw:path draw:style-name="gr3" draw:text-style-name="P7" draw:layer="layout" svg:width="0.309cm" svg:height="0.532cm" svg:x="5.34cm" svg:y="1.89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4cm" svg:y="0.823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041cm" svg:y="0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6.905cm" svg:y="1.666cm" svg:viewBox="0 0 4523 33" draw:points="2261,33 0,33 0,0 4523,0 4523,33">
            <text:p/>
          </draw:polygon>
          <draw:path draw:style-name="gr3" draw:text-style-name="P7" draw:layer="layout" svg:width="0.203cm" svg:height="0.928cm" svg:x="7.023cm" svg:y="1.9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8cm" svg:y="2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7.75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cm" svg:y="1.9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7cm" svg:y="2.396cm" svg:viewBox="0 0 310 33" draw:points="155,33 0,33 0,0 310,0 310,33">
            <text:p/>
          </draw:polygon>
          <draw:path draw:style-name="gr3" draw:text-style-name="P7" draw:layer="layout" svg:width="0.24cm" svg:height="0.37cm" svg:x="8.61cm" svg:y="2.51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1cm" svg:y="1.9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7cm" svg:y="1.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0.747cm" svg:y="1.9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1.054cm" svg:y="1.9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0.717cm" svg:y="2.396cm" svg:viewBox="0 0 618 33" draw:points="310,33 0,33 0,0 618,0 618,33">
            <text:p/>
          </draw:polygon>
          <draw:path draw:style-name="gr3" draw:text-style-name="P7" draw:layer="layout" svg:width="0.24cm" svg:height="0.36cm" svg:x="10.75cm" svg:y="2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1.058cm" svg:y="2.51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369cm" svg:height="0.546cm" svg:x="11.808cm" svg:y="1.3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197cm" svg:y="1.3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67" draw:id="id367">
          <svg:title>TexMaths</svg:title>
          <svg:desc>24§display§\text {I}§svg§600§FALSE§</svg:desc>
          <draw:polygon draw:style-name="gr2" draw:text-style-name="P6" draw:layer="layout" svg:width="0.197cm" svg:height="0.493cm" svg:x="3.744cm" svg:y="8.947cm" svg:viewBox="0 0 198 494" draw:points="100,494 0,494 0,0 198,0 198,494">
            <text:p/>
          </draw:polygon>
          <draw:path draw:style-name="gr3" draw:text-style-name="P7" draw:layer="layout" svg:width="0.258cm" svg:height="0.577cm" svg:x="3.725cm" svg:y="8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herefore§svg§600§FALSE§</svg:desc>
          <draw:polygon draw:style-name="gr2" draw:text-style-name="P6" draw:layer="layout" svg:width="0.453cm" svg:height="0.371cm" svg:x="2.34cm" svg:y="9.048cm" svg:viewBox="0 0 454 372" draw:points="227,372 0,372 0,0 454,0 454,372">
            <text:p/>
          </draw:polygon>
          <draw:path draw:style-name="gr3" draw:text-style-name="P7" draw:layer="layout" svg:width="0.513cm" svg:height="0.455cm" svg:x="2.323cm" svg:y="9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63" draw:id="id363">
          <svg:title>TexMaths</svg:title>
          <svg:desc>22§display§= \frac{1}{5} \int \frac{1}{ \left( t + \frac{2}{5} \right)^2 + \left( \frac{6}{5} \right)^2 }\ dt§svg§600§FALSE§</svg:desc>
          <draw:polygon draw:style-name="gr2" draw:text-style-name="P6" draw:layer="layout" svg:width="8.712cm" svg:height="1.983cm" svg:x="4.433cm" svg:y="3.264cm" svg:viewBox="0 0 8713 1984" draw:points="4357,1984 0,1984 0,0 8713,0 8713,1984">
            <text:p/>
          </draw:polygon>
          <draw:path draw:style-name="gr3" draw:text-style-name="P7" draw:layer="layout" svg:width="0.515cm" svg:height="0.182cm" svg:x="4.438cm" svg:y="3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3cm" svg:y="3.2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3cm" svg:y="4.068cm" svg:viewBox="0 0 389 33" draw:points="194,33 0,33 0,0 389,0 389,33">
            <text:p/>
          </draw:polygon>
          <draw:path draw:style-name="gr3" draw:text-style-name="P7" draw:layer="layout" svg:width="0.309cm" svg:height="0.532cm" svg:x="5.341cm" svg:y="4.29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6cm" svg:y="3.225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416cm" svg:y="3.2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6.906cm" svg:y="4.068cm" svg:viewBox="0 0 5270 33" draw:points="2635,33 0,33 0,0 5270,0 5270,33">
            <text:p/>
          </draw:polygon>
          <draw:path draw:style-name="gr3" draw:text-style-name="P7" draw:layer="layout" svg:width="0.203cm" svg:height="0.928cm" svg:x="7.02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9cm" svg:y="4.52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756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2cm" svg:y="4.3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8cm" svg:y="4.798cm" svg:viewBox="0 0 310 33" draw:points="155,33 0,33 0,0 310,0 310,33">
            <text:p/>
          </draw:polygon>
          <draw:path draw:style-name="gr3" draw:text-style-name="P7" draw:layer="layout" svg:width="0.24cm" svg:height="0.37cm" svg:x="8.612cm" svg:y="4.915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3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9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7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0.74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9cm" svg:height="0.37cm" svg:x="11.103cm" svg:y="4.34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309cm" svg:height="0.032cm" svg:x="11.073cm" svg:y="4.798cm" svg:viewBox="0 0 310 33" draw:points="155,33 0,33 0,0 310,0 310,33">
            <text:p/>
          </draw:polygon>
          <draw:path draw:style-name="gr3" draw:text-style-name="P7" draw:layer="layout" svg:width="0.24cm" svg:height="0.37cm" svg:x="11.108cm" svg:y="4.915cm" svg:viewBox="0 0 241 371" svg:d="M49 58c28 7 46 7 55 7 70 0 114-49 114-58 0-5-5-7-7-7s-2 0-5 2c-12 5-41 16-81 16-16 0-44-2-81-14-5-4-5-4-7-4-7 0-7 5-7 14v160c0 11 0 16 9 16 5 0 5 0 10-7 25-30 58-33 78-33 31 0 46 24 49 30 11 17 12 38 12 70 0 16 0 47-15 72-15 19-37 32-64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1.507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863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57cm" svg:y="3.74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946cm" svg:y="3.793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364" draw:id="id364">
          <svg:title>TexMaths</svg:title>
          <svg:desc>22§display§= \frac{1}{5} \times \frac{1}{ \frac{6}{5} } \tan^{-1}\left( \frac{ t + \frac{2}{5} }{ \frac{6}{5} } \right) \ + \ c§svg§600§FALSE§</svg:desc>
          <draw:polygon draw:style-name="gr2" draw:text-style-name="P6" draw:layer="layout" svg:width="9.976cm" svg:height="2.001cm" svg:x="4.434cm" svg:y="5.767cm" svg:viewBox="0 0 9977 2002" draw:points="4988,2002 0,2002 0,0 9977,0 9977,2002">
            <text:p/>
          </draw:polygon>
          <draw:path draw:style-name="gr3" draw:text-style-name="P7" draw:layer="layout" svg:width="0.515cm" svg:height="0.182cm" svg:x="4.439cm" svg:y="6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374cm" svg:y="5.92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304cm" svg:y="6.751cm" svg:viewBox="0 0 389 33" draw:points="194,33 0,33 0,0 389,0 389,33">
            <text:p/>
          </draw:polygon>
          <draw:path draw:style-name="gr3" draw:text-style-name="P7" draw:layer="layout" svg:width="0.309cm" svg:height="0.532cm" svg:x="5.342cm" svg:y="6.9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6.069cm" svg:y="6.58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6.944cm" svg:y="5.9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95cm" svg:height="0.032cm" svg:x="6.823cm" svg:y="6.751cm" svg:viewBox="0 0 496 33" draw:points="248,33 0,33 0,0 496,0 496,33">
            <text:p/>
          </draw:polygon>
          <draw:path draw:style-name="gr3" draw:text-style-name="P7" draw:layer="layout" svg:width="0.249cm" svg:height="0.37cm" svg:x="6.944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6.914cm" svg:y="7.319cm" svg:viewBox="0 0 310 33" draw:points="155,33 0,33 0,0 310,0 310,33">
            <text:p/>
          </draw:polygon>
          <draw:path draw:style-name="gr3" draw:text-style-name="P7" draw:layer="layout" svg:width="0.24cm" svg:height="0.37cm" svg:x="6.949cm" svg:y="7.436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4cm" svg:height="0.485cm" svg:x="7.551cm" svg:y="6.48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87cm" svg:y="6.6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5cm" svg:y="6.61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13cm" svg:y="6.49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97cm" svg:y="6.2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381cm" svg:height="1.856cm" svg:x="9.774cm" svg:y="5.839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7" draw:layer="layout" svg:width="0.238cm" svg:height="0.494cm" svg:x="10.294cm" svg:y="5.90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769cm" svg:y="5.9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1.626cm" svg:y="5.7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1.593cm" svg:y="6.184cm" svg:viewBox="0 0 310 33" draw:points="155,33 0,33 0,0 310,0 310,33">
            <text:p/>
          </draw:polygon>
          <draw:path draw:style-name="gr3" draw:text-style-name="P7" draw:layer="layout" svg:width="0.24cm" svg:height="0.37cm" svg:x="11.626cm" svg:y="6.29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1.719cm" svg:height="0.032cm" svg:x="10.276cm" svg:y="6.751cm" svg:viewBox="0 0 1720 33" draw:points="861,33 0,33 0,0 1720,0 1720,33">
            <text:p/>
          </draw:polygon>
          <draw:path draw:style-name="gr3" draw:text-style-name="P7" draw:layer="layout" svg:width="0.249cm" svg:height="0.37cm" svg:x="11.01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10.98cm" svg:y="7.319cm" svg:viewBox="0 0 310 33" draw:points="155,33 0,33 0,0 310,0 310,33">
            <text:p/>
          </draw:polygon>
          <draw:path draw:style-name="gr3" draw:text-style-name="P7" draw:layer="layout" svg:width="0.24cm" svg:height="0.37cm" svg:x="11.013cm" svg:y="7.43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1cm" svg:height="1.856cm" svg:x="12.114cm" svg:y="5.839cm" svg:viewBox="0 0 382 1857" svg:d="M382 929c0-304-70-610-268-843-15-17-44-49-75-77-11-9-13-9-23-9-9 0-16 0-16 7 0 4 4 7 5 9 27 28 79 79 131 164 125 198 181 450 181 748 0 209-27 477-155 707-62 111-127 175-158 208-2 2-4 4-4 7 0 7 7 7 16 7 10 0 12 0 24-12 261-236 342-590 342-916z">
            <text:p/>
          </draw:path>
          <draw:path draw:style-name="gr3" draw:text-style-name="P7" draw:layer="layout" svg:width="0.515cm" svg:height="0.517cm" svg:x="13.127cm" svg:y="6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148cm" svg:y="6.619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365" draw:id="id365">
          <svg:title>TexMaths</svg:title>
          <svg:desc>22§display§= \frac{1}{6} \tan^{-1}\left( \frac{ 5t + 2 }{ 6 } \right)§svg§600§FALSE§</svg:desc>
          <draw:polygon draw:style-name="gr2" draw:text-style-name="P6" draw:layer="layout" svg:width="6.677cm" svg:height="1.779cm" svg:x="15.136cm" svg:y="5.868cm" svg:viewBox="0 0 6678 1780" draw:points="3339,1780 0,1780 0,0 6678,0 6678,1780">
            <text:p/>
          </draw:polygon>
          <draw:path draw:style-name="gr3" draw:text-style-name="P7" draw:layer="layout" svg:width="0.515cm" svg:height="0.182cm" svg:x="15.141cm" svg:y="6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76cm" svg:y="5.9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006cm" svg:y="6.741cm" svg:viewBox="0 0 389 33" draw:points="194,33 0,33 0,0 389,0 389,33">
            <text:p/>
          </draw:polygon>
          <draw:path draw:style-name="gr3" draw:text-style-name="P7" draw:layer="layout" svg:width="0.321cm" svg:height="0.532cm" svg:x="16.039cm" svg:y="6.9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6.629cm" svg:y="6.47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6.947cm" svg:y="6.60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327cm" svg:y="6.60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79cm" svg:y="6.4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8.274cm" svg:y="6.2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852cm" svg:y="5.82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9.392cm" svg:y="5.91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38cm" svg:height="0.494cm" svg:x="19.757cm" svg:y="5.94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20.234cm" svg:y="5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003cm" svg:y="5.9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1.999cm" svg:height="0.032cm" svg:x="19.353cm" svg:y="6.741cm" svg:viewBox="0 0 2000 33" draw:points="1000,33 0,33 0,0 2000,0 2000,33">
            <text:p/>
          </draw:polygon>
          <draw:path draw:style-name="gr3" draw:text-style-name="P7" draw:layer="layout" svg:width="0.321cm" svg:height="0.532cm" svg:x="20.191cm" svg:y="6.9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1cm" svg:height="1.856cm" svg:x="21.471cm" svg:y="5.82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368" draw:id="id368">
          <svg:title>TexMaths</svg:title>
          <svg:desc>22§display§= \frac{1}{6} \tan^{-1}\left( \frac{ 5 \tan \left( \frac{x}{2} \right) + 2 }{ 6 } \right) + c§svg§600§FALSE§</svg:desc>
          <draw:polygon draw:style-name="gr2" draw:text-style-name="P6" draw:layer="layout" svg:width="10.542cm" svg:height="2.241cm" svg:x="4.435cm" svg:y="8.068cm" svg:viewBox="0 0 10543 2242" draw:points="5272,2242 0,2242 0,0 10543,0 10543,2242">
            <text:p/>
          </draw:polygon>
          <draw:path draw:style-name="gr3" draw:text-style-name="P7" draw:layer="layout" svg:width="0.515cm" svg:height="0.182cm" svg:x="4.44cm" svg:y="9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5cm" svg:y="8.34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5cm" svg:y="9.173cm" svg:viewBox="0 0 389 33" draw:points="194,33 0,33 0,0 389,0 389,33">
            <text:p/>
          </draw:polygon>
          <draw:path draw:style-name="gr3" draw:text-style-name="P7" draw:layer="layout" svg:width="0.321cm" svg:height="0.532cm" svg:x="5.338cm" svg:y="9.398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5.928cm" svg:y="8.9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246cm" svg:y="9.0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6.626cm" svg:y="9.0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089cm" svg:y="8.91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3cm" svg:y="8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172cm" svg:y="8.029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309cm" svg:height="0.532cm" svg:x="8.733cm" svg:y="8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242cm" svg:height="0.485cm" svg:x="9.224cm" svg:y="8.33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543cm" svg:y="8.46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921cm" svg:y="8.46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574cm" svg:y="8.1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0.93cm" svg:y="8.267cm" svg:viewBox="0 0 292 246" svg:d="M109 183c-5 18-23 48-51 48-2 0-18 0-30-8 23-7 25-26 25-29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0.904cm" svg:y="8.601cm" svg:viewBox="0 0 352 33" draw:points="176,33 0,33 0,0 352,0 352,33">
            <text:p/>
          </draw:polygon>
          <draw:path draw:style-name="gr3" draw:text-style-name="P7" draw:layer="layout" svg:width="0.24cm" svg:height="0.36cm" svg:x="10.958cm" svg:y="8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381cm" svg:y="8.1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1.916cm" svg:y="8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685cm" svg:y="8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4.34cm" svg:height="0.032cm" svg:x="8.695cm" svg:y="9.173cm" svg:viewBox="0 0 4341 33" draw:points="2170,33 0,33 0,0 4341,0 4341,33">
            <text:p/>
          </draw:polygon>
          <draw:path draw:style-name="gr3" draw:text-style-name="P7" draw:layer="layout" svg:width="0.321cm" svg:height="0.532cm" svg:x="10.703cm" svg:y="9.3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04cm" svg:height="2.32cm" svg:x="13.151cm" svg:y="8.029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13.952cm" svg:y="8.9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714cm" svg:y="9.0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0" draw:id="id370">
          <svg:title>TexMaths</svg:title>
          <svg:desc>24§display§\text {Let,}§svg§600§FALSE§</svg:desc>
          <draw:polygon draw:style-name="gr2" draw:text-style-name="P6" draw:layer="layout" svg:width="1.318cm" svg:height="0.655cm" svg:x="3.242cm" svg:y="11.3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1.3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1.5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1.3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7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5.048cm" svg:y="11.3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1.3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2" draw:id="id372">
          <svg:title>TexMaths</svg:title>
          <svg:desc>22§display§= \int \frac{1}{ 3 -  5 \sin 2x }\ dx§svg§600§FALSE§</svg:desc>
          <draw:polygon draw:style-name="gr2" draw:text-style-name="P6" draw:layer="layout" svg:width="6.648cm" svg:height="1.642cm" svg:x="5.74cm" svg:y="10.758cm" svg:viewBox="0 0 6649 1643" draw:points="3325,1643 0,1643 0,0 6649,0 6649,1643">
            <text:p/>
          </draw:polygon>
          <draw:path draw:style-name="gr3" draw:text-style-name="P7" draw:layer="layout" svg:width="0.515cm" svg:height="0.182cm" svg:x="5.745cm" svg:y="11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10.7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65cm" svg:y="10.7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7.512cm" svg:y="11.562cm" svg:viewBox="0 0 3756 33" draw:points="1878,33 0,33 0,0 3756,0 3756,33">
            <text:p/>
          </draw:polygon>
          <draw:path draw:style-name="gr3" draw:text-style-name="P7" draw:layer="layout" svg:width="0.321cm" svg:height="0.532cm" svg:x="7.544cm" svg:y="11.7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135cm" svg:y="12.0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3cm" svg:y="11.7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9.385cm" svg:y="11.9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89cm" svg:y="11.7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04cm" svg:y="11.9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0.476cm" svg:y="11.7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848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48cm" svg:y="11.2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41cm" svg:y="11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69" draw:id="id369">
          <svg:title>TexMaths</svg:title>
          <svg:desc>24§display§\text {(5)}§svg§600§FALSE§</svg:desc>
          <draw:polygon draw:style-name="gr2" draw:text-style-name="P6" draw:layer="layout" svg:width="0.91cm" svg:height="0.759cm" svg:x="1.523cm" svg:y="11.249cm" svg:viewBox="0 0 911 760" draw:points="455,760 0,760 0,0 911,0 911,760">
            <text:p/>
          </draw:polygon>
          <draw:path draw:style-name="gr3" draw:text-style-name="P7" draw:layer="layout" svg:width="0.197cm" svg:height="0.844cm" svg:x="1.563cm" svg:y="11.2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852cm" svg:y="11.27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cm" svg:y="11.2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3" draw:id="id373">
          <svg:title>TexMaths</svg:title>
          <svg:desc>20§display§\left[\ \text {Put, } \tan x  = t, \ \therefore \ x =  \tan^{-1}t§svg§600§FALSE§</svg:desc>
          <draw:polygon draw:style-name="gr2" draw:text-style-name="P6" draw:layer="layout" svg:width="9.776cm" svg:height="0.793cm" svg:x="14.728cm" svg:y="11.749cm" svg:viewBox="0 0 9777 794" draw:points="4888,794 0,794 0,0 9777,0 9777,794">
            <text:p/>
          </draw:polygon>
          <draw:polygon draw:style-name="gr3" draw:text-style-name="P7" draw:layer="layout" svg:width="0.135cm" svg:height="0.844cm" svg:x="14.835cm" svg:y="11.733cm" svg:viewBox="0 0 136 845" draw:points="0,845 136,845 136,816 29,816 29,29 136,29 136,0 0,0">
            <text:p/>
          </draw:polygon>
          <draw:path draw:style-name="gr3" draw:text-style-name="P7" draw:layer="layout" svg:width="0.415cm" svg:height="0.481cm" svg:x="15.245cm" svg:y="11.852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5.722cm" svg:y="12.02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6.103cm" svg:y="11.89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6.423cm" svg:y="12.25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6.922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211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557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063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18.679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19.397cm" svg:y="11.89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19.695cm" svg:y="12.25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0.202cm" svg:y="12.005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1.1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1.716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2.433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722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3.066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3.487cm" svg:y="11.9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927cm" svg:y="11.7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9cm" svg:x="24.322cm" svg:y="11.89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 xml:id="id374" draw:id="id374">
          <svg:title>TexMaths</svg:title>
          <svg:desc>20§display§\left dx = \frac{dt}{1+t^2} \text { and, } \sin 2x = \frac{2t}{1+t^2}\ \right]§svg§600§FALSE§</svg:desc>
          <draw:polygon draw:style-name="gr2" draw:text-style-name="P6" draw:layer="layout" svg:width="10.544cm" svg:height="1.617cm" svg:x="15.434cm" svg:y="12.849cm" svg:viewBox="0 0 10545 1618" draw:points="5273,1618 0,1618 0,0 10545,0 10545,1618">
            <text:p/>
          </draw:polygon>
          <draw:path draw:style-name="gr3" draw:text-style-name="P7" draw:layer="layout" svg:width="0.335cm" svg:height="0.497cm" svg:x="15.428cm" svg:y="13.3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5.785cm" svg:y="13.5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6.401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17.796cm" svg:y="12.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217cm" svg:height="0.449cm" svg:x="18.151cm" svg:y="12.91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7.188cm" svg:y="13.643cm" svg:viewBox="0 0 1781 30" draw:points="891,30 0,30 0,0 1781,0 1781,30">
            <text:p/>
          </draw:polygon>
          <draw:path draw:style-name="gr3" draw:text-style-name="P7" draw:layer="layout" svg:width="0.233cm" svg:height="0.469cm" svg:x="17.25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7.735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18.415cm" svg:y="13.875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8.684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19.316cm" svg:y="13.51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66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20.052cm" svg:y="13.34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082cm" svg:height="0.21cm" svg:x="20.479cm" svg:y="13.75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20.989cm" svg:y="13.51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1.266cm" svg:y="13.36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461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21.981cm" svg:y="13.3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2.317cm" svg:y="13.52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933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43cm" svg:y="12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4.675cm" svg:y="12.9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23.72cm" svg:y="13.643cm" svg:viewBox="0 0 1781 30" draw:points="891,30 0,30 0,0 1781,0 1781,30">
            <text:p/>
          </draw:polygon>
          <draw:path draw:style-name="gr3" draw:text-style-name="P7" draw:layer="layout" svg:width="0.233cm" svg:height="0.469cm" svg:x="23.783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267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4.947cm" svg:y="13.87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5.216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29cm" svg:y="12.814cm" svg:viewBox="0 0 187 1688" draw:points="147,1650 0,1650 0,1688 187,1688 187,0 0,0 0,38 147,38">
            <text:p/>
          </draw:polygon>
        </draw:g>
        <draw:g xml:id="id375" draw:id="id375">
          <svg:title>TexMaths</svg:title>
          <svg:desc>22§display§= \int \frac{1}{ 3 -  5 \left( \frac{2t}{1 + t^2} \right) }\ \frac{dt}{1 + t^2}§svg§600§FALSE§</svg:desc>
          <draw:polygon draw:style-name="gr2" draw:text-style-name="P6" draw:layer="layout" svg:width="8.41cm" svg:height="2.289cm" svg:x="5.741cm" svg:y="12.959cm" svg:viewBox="0 0 8411 2290" draw:points="4205,2290 0,2290 0,0 8411,0 8411,2290">
            <text:p/>
          </draw:polygon>
          <draw:path draw:style-name="gr3" draw:text-style-name="P7" draw:layer="layout" svg:width="0.515cm" svg:height="0.182cm" svg:x="5.746cm" svg:y="13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12.9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7cm" svg:y="12.9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76cm" svg:height="0.032cm" svg:x="7.513cm" svg:y="13.77cm" svg:viewBox="0 0 4277 33" draw:points="2138,33 0,33 0,0 4277,0 4277,33">
            <text:p/>
          </draw:polygon>
          <draw:path draw:style-name="gr3" draw:text-style-name="P7" draw:layer="layout" svg:width="0.321cm" svg:height="0.532cm" svg:x="7.545cm" svg:y="14.26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136cm" svg:y="14.5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4cm" svg:y="14.2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5cm" svg:y="13.8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10.338cm" svg:y="14.1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0.634cm" svg:y="14.1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9.916cm" svg:y="14.574cm" svg:viewBox="0 0 1320 33" draw:points="660,33 0,33 0,0 1320,0 1320,33">
            <text:p/>
          </draw:polygon>
          <draw:path draw:style-name="gr3" draw:text-style-name="P7" draw:layer="layout" svg:width="0.198cm" svg:height="0.36cm" svg:x="9.974cm" svg:y="14.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1cm" svg:y="14.7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cm" svg:y="14.7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67cm" svg:y="14.638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354cm" svg:y="13.8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69cm" svg:height="0.546cm" svg:x="12.901cm" svg:y="12.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3.29cm" svg:y="12.9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2cm" svg:y="13.77cm" svg:viewBox="0 0 1959 33" draw:points="980,33 0,33 0,0 1959,0 1959,33">
            <text:p/>
          </draw:polygon>
          <draw:path draw:style-name="gr3" draw:text-style-name="P7" draw:layer="layout" svg:width="0.256cm" svg:height="0.516cm" svg:x="12.301cm" svg:y="13.9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2cm" svg:y="14.0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cm" svg:y="14.0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76cm" svg:y="13.9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1+width/2;x" smil:keyTimes="0;1"/>
                  <anim:animate smil:dur="0.5s" smil:fill="hold" smil:targetElement="id37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1+width/2;x" smil:keyTimes="0;1"/>
                  <anim:animate smil:dur="0.5s" smil:fill="hold" smil:targetElement="id3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6" draw:id="id37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7" draw:id="id377">
          <svg:title>TexMaths</svg:title>
          <svg:desc>22§display§= \int \frac{1}{ \frac{3 + 3t^2 - 10t}{1 + t^2} }\ \frac{dt}{1 + t^2}§svg§600§FALSE§</svg:desc>
          <draw:polygon draw:style-name="gr2" draw:text-style-name="P6" draw:layer="layout" svg:width="7.279cm" svg:height="1.937cm" svg:x="6.334cm" svg:y="0.658cm" svg:viewBox="0 0 7280 1938" draw:points="3641,1938 0,1938 0,0 7280,0 7280,1938">
            <text:p/>
          </draw:polygon>
          <draw:path draw:style-name="gr3" draw:text-style-name="P7" draw:layer="layout" svg:width="0.515cm" svg:height="0.182cm" svg:x="6.339cm" svg:y="1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0.626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54cm" svg:y="0.6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46cm" svg:height="0.032cm" svg:x="8.106cm" svg:y="1.469cm" svg:viewBox="0 0 3147 33" draw:points="1573,33 0,33 0,0 3147,0 3147,33">
            <text:p/>
          </draw:polygon>
          <draw:path draw:style-name="gr3" draw:text-style-name="P7" draw:layer="layout" svg:width="0.249cm" svg:height="0.37cm" svg:x="8.228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8.544cm" svg:y="1.66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011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313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58cm" svg:y="1.58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884cm" svg:y="1.84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367cm" svg:y="1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646cm" svg:y="1.638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84cm" svg:height="0.344cm" svg:x="10.948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2.961cm" svg:height="0.032cm" svg:x="8.199cm" svg:y="2.094cm" svg:viewBox="0 0 2962 33" draw:points="1480,33 0,33 0,0 2962,0 2962,33">
            <text:p/>
          </draw:polygon>
          <draw:path draw:style-name="gr3" draw:text-style-name="P7" draw:layer="layout" svg:width="0.198cm" svg:height="0.36cm" svg:x="9.079cm" svg:y="2.2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366cm" svg:y="2.23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825cm" svg:y="2.2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072cm" svg:y="2.15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63cm" svg:y="0.6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752cm" svg:y="0.67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694cm" svg:y="1.469cm" svg:viewBox="0 0 1959 33" draw:points="980,33 0,33 0,0 1959,0 1959,33">
            <text:p/>
          </draw:polygon>
          <draw:path draw:style-name="gr3" draw:text-style-name="P7" draw:layer="layout" svg:width="0.256cm" svg:height="0.516cm" svg:x="11.763cm" svg:y="1.6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296cm" svg:y="1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044cm" svg:y="1.7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34cm" svg:y="1.6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82" draw:id="id382">
          <svg:title>TexMaths</svg:title>
          <svg:desc>24§display§\text {I}§svg§600§FALSE§</svg:desc>
          <draw:polygon draw:style-name="gr2" draw:text-style-name="P6" draw:layer="layout" svg:width="0.197cm" svg:height="0.493cm" svg:x="5.545cm" svg:y="12.948cm" svg:viewBox="0 0 198 494" draw:points="100,494 0,494 0,0 198,0 198,494">
            <text:p/>
          </draw:polygon>
          <draw:path draw:style-name="gr3" draw:text-style-name="P7" draw:layer="layout" svg:width="0.258cm" svg:height="0.577cm" svg:x="5.526cm" svg:y="12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1" draw:id="id381">
          <svg:title>TexMaths</svg:title>
          <svg:desc>22§display§= \frac{1}{3} \int \frac{1}{ \left( t - \frac{5}{3} \right)^2 - \frac{16}{9} }\ dt
§svg§600§FALSE§</svg:desc>
          <draw:polygon draw:style-name="gr2" draw:text-style-name="P6" draw:layer="layout" svg:width="7.964cm" svg:height="1.983cm" svg:x="6.335cm" svg:y="9.956cm" svg:viewBox="0 0 7965 1984" draw:points="3983,1984 0,1984 0,0 7965,0 7965,1984">
            <text:p/>
          </draw:polygon>
          <draw:path draw:style-name="gr3" draw:text-style-name="P7" draw:layer="layout" svg:width="0.515cm" svg:height="0.182cm" svg:x="6.34cm" svg:y="10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9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0.76cm" svg:viewBox="0 0 389 33" draw:points="194,33 0,33 0,0 389,0 389,33">
            <text:p/>
          </draw:polygon>
          <draw:path draw:style-name="gr3" draw:text-style-name="P7" draw:layer="layout" svg:width="0.321cm" svg:height="0.532cm" svg:x="7.238cm" svg:y="10.9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9.917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944cm" svg:y="9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808cm" svg:y="10.76cm" svg:viewBox="0 0 4523 33" draw:points="2261,33 0,33 0,0 4523,0 4523,33">
            <text:p/>
          </draw:polygon>
          <draw:path draw:style-name="gr3" draw:text-style-name="P7" draw:layer="layout" svg:width="0.203cm" svg:height="0.928cm" svg:x="8.926cm" svg:y="11.042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1.21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0.513cm" svg:y="11.03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1.49cm" svg:viewBox="0 0 310 33" draw:points="155,33 0,33 0,0 310,0 310,33">
            <text:p/>
          </draw:polygon>
          <draw:path draw:style-name="gr3" draw:text-style-name="P7" draw:layer="layout" svg:width="0.249cm" svg:height="0.37cm" svg:x="10.509cm" svg:y="11.6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11.042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10.8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11.0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957cm" svg:y="11.03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2.62cm" svg:y="11.49cm" svg:viewBox="0 0 618 33" draw:points="310,33 0,33 0,0 618,0 618,33">
            <text:p/>
          </draw:polygon>
          <draw:path draw:style-name="gr3" draw:text-style-name="P7" draw:layer="layout" svg:width="0.249cm" svg:height="0.37cm" svg:x="12.803cm" svg:y="11.607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711cm" svg:y="10.4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1cm" svg:y="10.4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78" draw:id="id378">
          <svg:title>TexMaths</svg:title>
          <svg:desc>22§display§= \int \frac{1}{ 3t^2 - 10t + 3 }\ dt§svg§600§FALSE§</svg:desc>
          <draw:polygon draw:style-name="gr2" draw:text-style-name="P6" draw:layer="layout" svg:width="7.084cm" svg:height="1.642cm" svg:x="6.335cm" svg:y="3.058cm" svg:viewBox="0 0 7085 1643" draw:points="3543,1643 0,1643 0,0 7085,0 7085,1643">
            <text:p/>
          </draw:polygon>
          <draw:path draw:style-name="gr3" draw:text-style-name="P7" draw:layer="layout" svg:width="0.515cm" svg:height="0.182cm" svg:x="6.34cm" svg:y="3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3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54cm" svg:y="3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342cm" svg:height="0.032cm" svg:x="8.107cm" svg:y="3.862cm" svg:viewBox="0 0 4343 33" draw:points="2172,33 0,33 0,0 4343,0 4343,33">
            <text:p/>
          </draw:polygon>
          <draw:path draw:style-name="gr3" draw:text-style-name="P7" draw:layer="layout" svg:width="0.321cm" svg:height="0.532cm" svg:x="8.139cm" svg:y="4.0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2cm" svg:y="4.11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4.0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5cm" svg:y="4.3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33cm" svg:y="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81cm" svg:y="4.08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10.856cm" svg:y="4.118cm" svg:viewBox="0 0 239 495" svg:d="M143 176h73c15 0 23 0 23-16 0-9-8-9-23-9h-68c28-111 33-125 33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1.333cm" svg:y="4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095cm" svg:y="4.0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831cm" svg:y="3.53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22cm" svg:y="3.58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79" draw:id="id379">
          <svg:title>TexMaths</svg:title>
          <svg:desc>22§display§= \int \frac{1}{ 3 \left( t^2 - \frac{10t}{3} + 1 \right)  }\ dt
§svg§600§FALSE§</svg:desc>
          <draw:polygon draw:style-name="gr2" draw:text-style-name="P6" draw:layer="layout" svg:width="7.904cm" svg:height="1.826cm" svg:x="6.335cm" svg:y="5.259cm" svg:viewBox="0 0 7905 1827" draw:points="3953,1827 0,1827 0,0 7905,0 7905,1827">
            <text:p/>
          </draw:polygon>
          <draw:path draw:style-name="gr3" draw:text-style-name="P7" draw:layer="layout" svg:width="0.515cm" svg:height="0.182cm" svg:x="6.34cm" svg:y="5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5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564cm" svg:y="5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162cm" svg:height="0.032cm" svg:x="8.107cm" svg:y="6.063cm" svg:viewBox="0 0 5163 33" draw:points="2582,33 0,33 0,0 5163,0 5163,33">
            <text:p/>
          </draw:polygon>
          <draw:path draw:style-name="gr3" draw:text-style-name="P7" draw:layer="layout" svg:width="0.321cm" svg:height="0.532cm" svg:x="8.139cm" svg:y="6.3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41cm" svg:y="6.18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4cm" svg:y="6.36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9cm" svg:y="6.2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9cm" svg:y="6.63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699cm" svg:y="6.1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52cm" svg:height="0.37cm" svg:x="10.978cm" svg:y="6.181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184cm" svg:height="0.344cm" svg:x="11.28cm" svg:y="6.20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5 1-16 3-21z">
            <text:p/>
          </draw:path>
          <draw:polygon draw:style-name="gr3" draw:text-style-name="P7" draw:layer="layout" svg:width="0.851cm" svg:height="0.032cm" svg:x="10.641cm" svg:y="6.635cm" svg:viewBox="0 0 852 33" draw:points="426,33 0,33 0,0 852,0 852,33">
            <text:p/>
          </draw:polygon>
          <draw:path draw:style-name="gr3" draw:text-style-name="P7" draw:layer="layout" svg:width="0.249cm" svg:height="0.37cm" svg:x="10.941cm" svg:y="6.752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799cm" svg:y="6.3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597cm" svg:y="6.3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03cm" svg:height="0.928cm" svg:x="12.949cm" svg:y="6.18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651cm" svg:y="5.736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04cm" svg:y="5.7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</draw:g>
        <draw:g xml:id="id380" draw:id="id380">
          <svg:title>TexMaths</svg:title>
          <svg:desc>22§display§= \frac{1}{3} \int \frac{1}{ t^2 - 2 (t) \left( \frac{5}{3} \right) + \frac{25}{9} + 1 - \frac{25}{9} }\ dt
§svg§600§FALSE§</svg:desc>
          <draw:polygon draw:style-name="gr2" draw:text-style-name="P6" draw:layer="layout" svg:width="12.438cm" svg:height="1.826cm" svg:x="6.335cm" svg:y="7.563cm" svg:viewBox="0 0 12439 1827" draw:points="6220,1827 0,1827 0,0 12439,0 12439,1827">
            <text:p/>
          </draw:polygon>
          <draw:path draw:style-name="gr3" draw:text-style-name="P7" draw:layer="layout" svg:width="0.515cm" svg:height="0.182cm" svg:x="6.34cm" svg:y="8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5cm" svg:y="7.53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4cm" svg:y="8.367cm" svg:viewBox="0 0 389 33" draw:points="194,33 0,33 0,0 389,0 389,33">
            <text:p/>
          </draw:polygon>
          <draw:path draw:style-name="gr3" draw:text-style-name="P7" draw:layer="layout" svg:width="0.321cm" svg:height="0.532cm" svg:x="7.238cm" svg:y="8.59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857cm" svg:y="7.52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181cm" svg:y="7.53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996cm" svg:height="0.032cm" svg:x="8.808cm" svg:y="8.367cm" svg:viewBox="0 0 8997 33" draw:points="4498,33 0,33 0,0 8997,0 8997,33">
            <text:p/>
          </draw:polygon>
          <draw:path draw:style-name="gr3" draw:text-style-name="P7" draw:layer="layout" svg:width="0.238cm" svg:height="0.494cm" svg:x="8.825cm" svg:y="8.6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121cm" svg:y="8.5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7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18cm" svg:y="8.6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0.842cm" svg:y="8.5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1.085cm" svg:y="8.66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1.39cm" svg:y="8.5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1.893cm" svg:y="8.492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25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222cm" svg:y="8.939cm" svg:viewBox="0 0 310 33" draw:points="155,33 0,33 0,0 310,0 310,33">
            <text:p/>
          </draw:polygon>
          <draw:path draw:style-name="gr3" draw:text-style-name="P7" draw:layer="layout" svg:width="0.249cm" svg:height="0.37cm" svg:x="12.252cm" svg:y="9.05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12.657cm" svg:y="8.492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194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051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359cm" svg:y="8.48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4.015cm" svg:y="8.939cm" svg:viewBox="0 0 618 33" draw:points="310,33 0,33 0,0 618,0 618,33">
            <text:p/>
          </draw:polygon>
          <draw:path draw:style-name="gr3" draw:text-style-name="P7" draw:layer="layout" svg:width="0.249cm" svg:height="0.37cm" svg:x="14.19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ath draw:style-name="gr3" draw:text-style-name="P7" draw:layer="layout" svg:width="0.515cm" svg:height="0.517cm" svg:x="14.939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38cm" svg:y="8.6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293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129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43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094cm" svg:y="8.939cm" svg:viewBox="0 0 618 33" draw:points="310,33 0,33 0,0 618,0 618,33">
            <text:p/>
          </draw:polygon>
          <draw:path draw:style-name="gr3" draw:text-style-name="P7" draw:layer="layout" svg:width="0.249cm" svg:height="0.37cm" svg:x="17.27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8.185cm" svg:y="8.0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574cm" svg:y="8.0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3" draw:id="id383">
          <svg:title>TexMaths</svg:title>
          <svg:desc>22§display§= \frac{1}{3} \int \frac{1}{ \left( t - \frac{5}{3} \right)^2 - \left( \frac{4}{3} \right)^2 }\ dt
§svg§600§FALSE§</svg:desc>
          <draw:polygon draw:style-name="gr2" draw:text-style-name="P6" draw:layer="layout" svg:width="8.712cm" svg:height="1.983cm" svg:x="6.335cm" svg:y="12.358cm" svg:viewBox="0 0 8713 1984" draw:points="4357,1984 0,1984 0,0 8713,0 8713,1984">
            <text:p/>
          </draw:polygon>
          <draw:path draw:style-name="gr3" draw:text-style-name="P7" draw:layer="layout" svg:width="0.515cm" svg:height="0.182cm" svg:x="6.34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2.3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13.162cm" svg:viewBox="0 0 389 33" draw:points="194,33 0,33 0,0 389,0 389,33">
            <text:p/>
          </draw:polygon>
          <draw:path draw:style-name="gr3" draw:text-style-name="P7" draw:layer="layout" svg:width="0.321cm" svg:height="0.532cm" svg:x="7.238cm" svg:y="13.3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8cm" svg:y="12.319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1.318cm" svg:y="12.3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8.808cm" svg:y="13.162cm" svg:viewBox="0 0 5270 33" draw:points="2635,33 0,33 0,0 5270,0 5270,33">
            <text:p/>
          </draw:polygon>
          <draw:path draw:style-name="gr3" draw:text-style-name="P7" draw:layer="layout" svg:width="0.203cm" svg:height="0.928cm" svg:x="8.92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3.618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9.67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7cm" svg:x="10.514cm" svg:y="13.43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3.892cm" svg:viewBox="0 0 310 33" draw:points="155,33 0,33 0,0 310,0 310,33">
            <text:p/>
          </draw:polygon>
          <draw:path draw:style-name="gr3" draw:text-style-name="P7" draw:layer="layout" svg:width="0.249cm" svg:height="0.37cm" svg:x="10.51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5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1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1.81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12.64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67cm" svg:height="0.365cm" svg:x="12.996cm" svg:y="13.43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2.975cm" svg:y="13.892cm" svg:viewBox="0 0 310 33" draw:points="155,33 0,33 0,0 310,0 310,33">
            <text:p/>
          </draw:polygon>
          <draw:path draw:style-name="gr3" draw:text-style-name="P7" draw:layer="layout" svg:width="0.249cm" svg:height="0.37cm" svg:x="13.005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13.409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765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459cm" svg:y="12.83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848cm" svg:y="12.887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84" draw:id="id384">
          <svg:title>TexMaths</svg:title>
          <svg:desc>24§display§\text {I}§svg§600§FALSE§</svg:desc>
          <draw:polygon draw:style-name="gr2" draw:text-style-name="P6" draw:layer="layout" svg:width="0.197cm" svg:height="0.493cm" svg:x="5.644cm" svg:y="1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5" draw:id="id385">
          <svg:title>TexMaths</svg:title>
          <svg:desc>22§display§= \frac{1}{3} \times \frac{1}{ 2 \left( \frac{4}{3} \right) } \log \left[ \frac{ t - \frac{5}{3} - \frac{4}{3} }{ t - \frac{5}{3} + \frac{4}{3} } \right]  \ + \ c§svg§600§FALSE§</svg:desc>
          <draw:polygon draw:style-name="gr2" draw:text-style-name="P6" draw:layer="layout" svg:width="11.369cm" svg:height="2.011cm" svg:x="6.336cm" svg:y="0.759cm" svg:viewBox="0 0 11370 2012" draw:points="5685,2012 0,2012 0,0 11370,0 11370,2012">
            <text:p/>
          </draw:polygon>
          <draw:path draw:style-name="gr3" draw:text-style-name="P7" draw:layer="layout" svg:width="0.515cm" svg:height="0.182cm" svg:x="6.341cm" svg:y="1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0.9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.748cm" svg:viewBox="0 0 389 33" draw:points="194,33 0,33 0,0 389,0 389,33">
            <text:p/>
          </draw:polygon>
          <draw:path draw:style-name="gr3" draw:text-style-name="P7" draw:layer="layout" svg:width="0.321cm" svg:height="0.532cm" svg:x="7.239cm" svg:y="1.9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74cm" svg:height="0.374cm" svg:x="7.971cm" svg:y="1.577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9.458cm" svg:y="0.9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19cm" svg:height="0.032cm" svg:x="8.724cm" svg:y="1.748cm" svg:viewBox="0 0 1720 33" draw:points="861,33 0,33 0,0 1720,0 1720,33">
            <text:p/>
          </draw:polygon>
          <draw:path draw:style-name="gr3" draw:text-style-name="P7" draw:layer="layout" svg:width="0.309cm" svg:height="0.517cm" svg:x="8.761cm" svg:y="2.0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03cm" svg:height="0.929cm" svg:x="9.356cm" svg:y="1.873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7" draw:layer="layout" svg:width="0.267cm" svg:height="0.365cm" svg:x="9.707cm" svg:y="1.86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9.685cm" svg:y="2.322cm" svg:viewBox="0 0 310 33" draw:points="155,33 0,33 0,0 310,0 310,33">
            <text:p/>
          </draw:polygon>
          <draw:path draw:style-name="gr3" draw:text-style-name="P7" draw:layer="layout" svg:width="0.249cm" svg:height="0.37cm" svg:x="9.715cm" svg:y="2.43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9cm" svg:x="10.122cm" svg:y="1.87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173cm" svg:height="0.538cm" svg:x="10.689cm" svg:y="1.4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9cm" svg:y="1.6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7cm" svg:y="1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1.984cm" svg:y="0.836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12.31cm" svg:y="0.905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0.72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1.181cm" svg:viewBox="0 0 310 33" draw:points="155,33 0,33 0,0 310,0 310,33">
            <text:p/>
          </draw:polygon>
          <draw:path draw:style-name="gr3" draw:text-style-name="P7" draw:layer="layout" svg:width="0.249cm" svg:height="0.37cm" svg:x="13.639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4.246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07cm" svg:y="0.72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1.181cm" svg:viewBox="0 0 310 33" draw:points="155,33 0,33 0,0 310,0 310,33">
            <text:p/>
          </draw:polygon>
          <draw:path draw:style-name="gr3" draw:text-style-name="P7" draw:layer="layout" svg:width="0.249cm" svg:height="0.37cm" svg:x="15.077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3.158cm" svg:height="0.032cm" svg:x="12.292cm" svg:y="1.748cm" svg:viewBox="0 0 3159 33" draw:points="1579,33 0,33 0,0 3159,0 3159,33">
            <text:p/>
          </draw:polygon>
          <draw:path draw:style-name="gr3" draw:text-style-name="P7" draw:layer="layout" svg:width="0.238cm" svg:height="0.494cm" svg:x="12.31cm" svg:y="2.042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2.31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1.863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2.317cm" svg:viewBox="0 0 310 33" draw:points="155,33 0,33 0,0 310,0 310,33">
            <text:p/>
          </draw:polygon>
          <draw:path draw:style-name="gr3" draw:text-style-name="P7" draw:layer="layout" svg:width="0.249cm" svg:height="0.37cm" svg:x="13.639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515cm" svg:height="0.517cm" svg:x="14.225cm" svg:y="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5.07cm" svg:y="1.857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2.317cm" svg:viewBox="0 0 310 33" draw:points="155,33 0,33 0,0 310,0 310,33">
            <text:p/>
          </draw:polygon>
          <draw:path draw:style-name="gr3" draw:text-style-name="P7" draw:layer="layout" svg:width="0.249cm" svg:height="0.37cm" svg:x="15.077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05cm" svg:height="1.856cm" svg:x="15.552cm" svg:y="0.836cm" svg:viewBox="0 0 206 1857" draw:points="162,1815 0,1815 0,1857 206,1857 206,0 0,0 0,42 162,42">
            <text:p/>
          </draw:polygon>
          <draw:path draw:style-name="gr3" draw:text-style-name="P7" draw:layer="layout" svg:width="0.515cm" svg:height="0.517cm" svg:x="16.423cm" svg:y="1.5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442cm" svg:y="1.616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90" draw:id="id390">
          <svg:title>TexMaths</svg:title>
          <svg:desc>24§display§(6)§svg§600§FALSE§</svg:desc>
          <draw:polygon draw:style-name="gr2" draw:text-style-name="P6" draw:layer="layout" svg:width="0.91cm" svg:height="0.76cm" svg:x="2.219cm" svg:y="8.351cm" svg:viewBox="0 0 911 761" draw:points="455,761 0,761 0,0 911,0 911,761">
            <text:p/>
          </draw:polygon>
          <draw:path draw:style-name="gr3" draw:text-style-name="P7" draw:layer="layout" svg:width="0.197cm" svg:height="0.844cm" svg:x="2.259cm" svg:y="8.3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54cm" svg:y="8.3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976cm" svg:y="8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9cm" svg:y="8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8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8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8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8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5cm" svg:y="8.4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1 }{ 2 + \cos 2x + \sin 2x } \ dx§svg§600§FALSE§</svg:desc>
          <draw:polygon draw:style-name="gr2" draw:text-style-name="P6" draw:layer="layout" svg:width="9.071cm" svg:height="1.642cm" svg:x="6.335cm" svg:y="7.856cm" svg:viewBox="0 0 9072 1643" draw:points="4536,1643 0,1643 0,0 9072,0 9072,1643">
            <text:p/>
          </draw:polygon>
          <draw:path draw:style-name="gr3" draw:text-style-name="P7" draw:layer="layout" svg:width="0.515cm" svg:height="0.182cm" svg:x="6.34cm" svg:y="8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8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071cm" svg:y="7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7cm" svg:height="0.032cm" svg:x="8.107cm" svg:y="8.66cm" svg:viewBox="0 0 6178 33" draw:points="3089,33 0,33 0,0 6178,0 6178,33">
            <text:p/>
          </draw:polygon>
          <draw:path draw:style-name="gr3" draw:text-style-name="P7" draw:layer="layout" svg:width="0.309cm" svg:height="0.517cm" svg:x="8.146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8.709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66cm" svg:y="9.05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04cm" svg:y="9.05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95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10.642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012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1.647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402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08cm" svg:y="8.88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1cm" svg:y="9.05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3.493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865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4.666cm" svg:y="8.33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06cm" svg:y="8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4cm" svg:y="6.1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3cm" svg:y="6.2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6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6" draw:id="id386">
          <svg:title>TexMaths</svg:title>
          <svg:desc>22§display§= \frac{1}{8} \log \left[ \frac{ t - 3 }{ t - \frac{1}{3} } \right]  \ + \ c§svg§600§FALSE§</svg:desc>
          <draw:polygon draw:style-name="gr2" draw:text-style-name="P6" draw:layer="layout" svg:width="7.081cm" svg:height="1.889cm" svg:x="6.338cm" svg:y="3.26cm" svg:viewBox="0 0 7082 1890" draw:points="3541,1890 0,1890 0,0 7082,0 7082,1890">
            <text:p/>
          </draw:polygon>
          <draw:path draw:style-name="gr3" draw:text-style-name="P7" draw:layer="layout" svg:width="0.515cm" svg:height="0.182cm" svg:x="6.343cm" svg:y="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3.3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4.132cm" svg:viewBox="0 0 389 33" draw:points="194,33 0,33 0,0 389,0 389,33">
            <text:p/>
          </draw:polygon>
          <draw:path draw:style-name="gr3" draw:text-style-name="P7" draw:layer="layout" svg:width="0.321cm" svg:height="0.532cm" svg:x="7.241cm" svg:y="4.35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843cm" svg:y="3.80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2cm" svg:y="3.9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3.992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olygon draw:style-name="gr3" draw:text-style-name="P7" draw:layer="layout" svg:width="0.205cm" svg:height="1.855cm" svg:x="9.138cm" svg:y="3.221cm" svg:viewBox="0 0 206 1856" draw:points="0,1856 206,1856 206,1814 42,1814 42,42 206,42 206,0 0,0">
            <text:p/>
          </draw:polygon>
          <draw:path draw:style-name="gr3" draw:text-style-name="P7" draw:layer="layout" svg:width="0.238cm" svg:height="0.493cm" svg:x="9.517cm" svg:y="3.33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013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56cm" svg:y="3.30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1.719cm" svg:height="0.032cm" svg:x="9.444cm" svg:y="4.132cm" svg:viewBox="0 0 1720 33" draw:points="861,33 0,33 0,0 1720,0 1720,33">
            <text:p/>
          </draw:polygon>
          <draw:path draw:style-name="gr3" draw:text-style-name="P7" draw:layer="layout" svg:width="0.238cm" svg:height="0.493cm" svg:x="9.462cm" svg:y="4.42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9.96cm" svg:y="4.701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821cm" svg:y="4.24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763cm" svg:y="4.701cm" svg:viewBox="0 0 310 33" draw:points="155,33 0,33 0,0 310,0 310,33">
            <text:p/>
          </draw:polygon>
          <draw:path draw:style-name="gr3" draw:text-style-name="P7" draw:layer="layout" svg:width="0.249cm" svg:height="0.37cm" svg:x="10.791cm" svg:y="4.8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0.205cm" svg:height="1.855cm" svg:x="11.266cm" svg:y="3.221cm" svg:viewBox="0 0 206 1856" draw:points="162,1814 0,1814 0,1856 206,1856 206,0 0,0 0,42 162,42">
            <text:p/>
          </draw:polygon>
          <draw:path draw:style-name="gr3" draw:text-style-name="P7" draw:layer="layout" svg:width="0.515cm" svg:height="0.516cm" svg:x="12.137cm" svg:y="3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156cm" svg:y="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1}{8} \log \left[ \frac{ 3 ( \tan x - 3 ) }{ 3 \tan x - 1 } \right]  \ + \ c§svg§600§FALSE§</svg:desc>
          <draw:polygon draw:style-name="gr2" draw:text-style-name="P6" draw:layer="layout" svg:width="9.371cm" svg:height="1.779cm" svg:x="6.339cm" svg:y="5.462cm" svg:viewBox="0 0 9372 1780" draw:points="4686,1780 0,1780 0,0 9372,0 9372,1780">
            <text:p/>
          </draw:polygon>
          <draw:path draw:style-name="gr3" draw:text-style-name="P7" draw:layer="layout" svg:width="0.515cm" svg:height="0.182cm" svg:x="6.344cm" svg:y="6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5.5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9cm" svg:y="6.335cm" svg:viewBox="0 0 389 33" draw:points="194,33 0,33 0,0 389,0 389,33">
            <text:p/>
          </draw:polygon>
          <draw:path draw:style-name="gr3" draw:text-style-name="P7" draw:layer="layout" svg:width="0.321cm" svg:height="0.532cm" svg:x="7.242cm" svg:y="6.5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7.844cm" svg:y="6.0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6.19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1cm" svg:y="6.1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olygon draw:style-name="gr3" draw:text-style-name="P7" draw:layer="layout" svg:width="0.205cm" svg:height="1.856cm" svg:x="9.14cm" svg:y="5.42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7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9.909cm" svg:y="5.4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42cm" svg:height="0.485cm" svg:x="10.148cm" svg:y="5.546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467cm" svg:y="5.67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845cm" svg:y="5.6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01cm" svg:y="5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2.058cm" svg:y="5.8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2.79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197cm" svg:y="5.4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4.009cm" svg:height="0.032cm" svg:x="9.446cm" svg:y="6.335cm" svg:viewBox="0 0 4010 33" draw:points="2005,33 0,33 0,0 4010,0 4010,33">
            <text:p/>
          </draw:polygon>
          <draw:path draw:style-name="gr3" draw:text-style-name="P7" draw:layer="layout" svg:width="0.321cm" svg:height="0.532cm" svg:x="9.715cm" svg:y="6.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213cm" svg:y="6.599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532cm" svg:y="6.729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1cm" svg:y="6.733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67cm" svg:y="6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2.121cm" svg:y="6.86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2.899cm" svg:y="6.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58cm" svg:y="5.423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4.427cm" svg:y="6.0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48cm" svg:y="6.2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5" draw:id="id395">
          <svg:title>TexMaths</svg:title>
          <svg:desc>20§display§\text {Put, } \tan x = t, \ \therefore \ x =  \tan^{-1}t§svg§600§FALSE§</svg:desc>
          <draw:polygon draw:style-name="gr2" draw:text-style-name="P6" draw:layer="layout" svg:width="9.247cm" svg:height="0.683cm" svg:x="17.044cm" svg:y="8.452cm" svg:viewBox="0 0 9248 684" draw:points="4624,684 0,684 0,0 9248,0 9248,684">
            <text:p/>
          </draw:polygon>
          <draw:path draw:style-name="gr3" draw:text-style-name="P7" draw:layer="layout" svg:width="0.415cm" svg:height="0.481cm" svg:x="17.033cm" svg:y="8.5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8.72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7.891cm" svg:y="8.60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8.212cm" svg:y="8.9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8.711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9.001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9.345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85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165cm" svg:x="20.466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185cm" svg:y="8.595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82cm" svg:height="0.21cm" svg:x="21.484cm" svg:y="8.9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1.991cm" svg:y="8.70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351cm" svg:height="0.319cm" svg:x="22.889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165cm" svg:x="23.505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4.22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4.509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24.853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276cm" svg:y="8.6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5.714cm" svg:y="8.41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7cm" svg:height="0.449cm" svg:x="26.109cm" svg:y="8.595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</draw:g>
        <draw:g xml:id="id397" draw:id="id397">
          <svg:title>TexMaths</svg:title>
          <svg:desc>20§display§\sin 2x = \frac{2t}{1+t^2} \text,\ \cos 2x = \frac{1-t^2}{1+t^2}§svg§600§FALSE§</svg:desc>
          <draw:polygon draw:style-name="gr2" draw:text-style-name="P6" draw:layer="layout" svg:width="9.709cm" svg:height="1.529cm" svg:x="17.244cm" svg:y="11.15cm" svg:viewBox="0 0 9710 1530" draw:points="4854,1530 0,1530 0,0 9710,0 9710,1530">
            <text:p/>
          </draw:polygon>
          <draw:path draw:style-name="gr3" draw:text-style-name="P7" draw:layer="layout" svg:width="0.231cm" svg:height="0.324cm" svg:x="17.23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1.7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1.8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18.225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56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176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586cm" svg:y="11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0.919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964cm" svg:y="11.982cm" svg:viewBox="0 0 1781 30" draw:points="891,30 0,30 0,0 1781,0 1781,30">
            <text:p/>
          </draw:polygon>
          <draw:path draw:style-name="gr3" draw:text-style-name="P7" draw:layer="layout" svg:width="0.233cm" svg:height="0.469cm" svg:x="20.026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511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1.191cm" svg:y="12.21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1.458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888cm" svg:y="12.097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399cm" svg:y="11.857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706cm" svg:y="11.85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3.06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23.467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803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4.419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5.269cm" svg:y="11.2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773cm" svg:y="11.507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6.433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1.11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5.206cm" svg:y="11.982cm" svg:viewBox="0 0 1781 30" draw:points="891,30 0,30 0,0 1781,0 1781,30">
            <text:p/>
          </draw:polygon>
          <draw:path draw:style-name="gr3" draw:text-style-name="P7" draw:layer="layout" svg:width="0.233cm" svg:height="0.469cm" svg:x="25.269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754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6.433cm" svg:y="12.21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399" draw:id="id399">
          <svg:title>TexMaths</svg:title>
          <svg:desc>22§display§= \int \frac{ 1 }{ 2 + \frac{1 - t^2}{1 + t^2} +  \frac{2t}{1 + t^2} } \ \frac{dt}{1 + t^2}§svg§600§FALSE§</svg:desc>
          <draw:polygon draw:style-name="gr2" draw:text-style-name="P6" draw:layer="layout" svg:width="9.427cm" svg:height="1.937cm" svg:x="6.337cm" svg:y="10.157cm" svg:viewBox="0 0 9428 1938" draw:points="4715,1938 0,1938 0,0 9428,0 9428,1938">
            <text:p/>
          </draw:polygon>
          <draw:path draw:style-name="gr3" draw:text-style-name="P7" draw:layer="layout" svg:width="0.515cm" svg:height="0.182cm" svg:x="6.342cm" svg:y="10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10.125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631cm" svg:y="10.1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93cm" svg:height="0.032cm" svg:x="8.109cm" svg:y="10.968cm" svg:viewBox="0 0 5294 33" draw:points="2647,33 0,33 0,0 5294,0 5294,33">
            <text:p/>
          </draw:polygon>
          <draw:path draw:style-name="gr3" draw:text-style-name="P7" draw:layer="layout" svg:width="0.309cm" svg:height="0.516cm" svg:x="8.148cm" svg:y="11.2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8.711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9.593cm" svg:y="11.13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901cm" svg:y="11.348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348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94cm" svg:y="11.0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533cm" svg:y="11.593cm" svg:viewBox="0 0 1329 33" draw:points="664,33 0,33 0,0 1329,0 1329,33">
            <text:p/>
          </draw:polygon>
          <draw:path draw:style-name="gr3" draw:text-style-name="P7" draw:layer="layout" svg:width="0.198cm" svg:height="0.36cm" svg:x="9.597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3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5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9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6cm" svg:x="11.168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12.414cm" svg:y="11.1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71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11.992cm" svg:y="11.593cm" svg:viewBox="0 0 1320 33" draw:points="660,33 0,33 0,0 1320,0 1320,33">
            <text:p/>
          </draw:polygon>
          <draw:path draw:style-name="gr3" draw:text-style-name="P7" draw:layer="layout" svg:width="0.198cm" svg:height="0.36cm" svg:x="12.05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2.337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2.796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3.043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514cm" svg:y="10.1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903cm" svg:y="10.17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845cm" svg:y="10.968cm" svg:viewBox="0 0 1959 33" draw:points="980,33 0,33 0,0 1959,0 1959,33">
            <text:p/>
          </draw:polygon>
          <draw:path draw:style-name="gr3" draw:text-style-name="P7" draw:layer="layout" svg:width="0.256cm" svg:height="0.516cm" svg:x="13.914cm" svg:y="11.1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447cm" svg:y="11.2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195cm" svg:y="11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491cm" svg:y="11.1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96" draw:id="id396">
          <svg:title>TexMaths</svg:title>
          <svg:desc>20§display§dx = \frac{dt}{1+t^2} §svg§600§FALSE§</svg:desc>
          <draw:polygon draw:style-name="gr2" draw:text-style-name="P6" draw:layer="layout" svg:width="3.497cm" svg:height="1.435cm" svg:x="22.439cm" svg:y="9.453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9.893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0.0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0.1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8cm" svg:y="9.418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5.156cm" svg:y="9.466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0.191cm" svg:viewBox="0 0 1780 30" draw:points="891,30 0,30 0,0 1780,0 1780,30">
            <text:p/>
          </draw:polygon>
          <draw:path draw:style-name="gr3" draw:text-style-name="P7" draw:layer="layout" svg:width="0.233cm" svg:height="0.47cm" svg:x="24.255cm" svg:y="10.39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0.45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0.423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0.3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00" draw:id="id400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6.338cm" svg:y="12.557cm" svg:viewBox="0 0 8765 1938" draw:points="4382,1938 0,1938 0,0 8765,0 8765,1938">
            <text:p/>
          </draw:polygon>
          <draw:path draw:style-name="gr3" draw:text-style-name="P7" draw:layer="layout" svg:width="0.515cm" svg:height="0.182cm" svg:x="6.343cm" svg:y="13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8cm" svg:y="12.52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01cm" svg:y="12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8.11cm" svg:y="13.368cm" svg:viewBox="0 0 4632 33" draw:points="2316,33 0,33 0,0 4632,0 4632,33">
            <text:p/>
          </draw:polygon>
          <draw:path draw:style-name="gr3" draw:text-style-name="P7" draw:layer="layout" svg:width="0.24cm" svg:height="0.36cm" svg:x="8.237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8.54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9.02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9.3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62cm" svg:y="13.4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9.866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63cm" svg:y="13.5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7cm" svg:y="13.748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64cm" svg:y="13.484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1.66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2.138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436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8.203cm" svg:y="13.993cm" svg:viewBox="0 0 4445 33" draw:points="2223,33 0,33 0,0 4445,0 4445,33">
            <text:p/>
          </draw:polygon>
          <draw:path draw:style-name="gr3" draw:text-style-name="P7" draw:layer="layout" svg:width="0.198cm" svg:height="0.36cm" svg:x="9.824cm" svg:y="14.1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111cm" svg:y="14.13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572cm" svg:y="14.128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817cm" svg:y="14.05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3.852cm" svg:y="12.51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41cm" svg:y="12.5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83cm" svg:y="13.368cm" svg:viewBox="0 0 1959 33" draw:points="980,33 0,33 0,0 1959,0 1959,33">
            <text:p/>
          </draw:polygon>
          <draw:path draw:style-name="gr3" draw:text-style-name="P7" draw:layer="layout" svg:width="0.256cm" svg:height="0.516cm" svg:x="13.252cm" svg:y="13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83cm" svg:y="13.6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531cm" svg:y="13.623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4.827cm" svg:y="13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custom-shape draw:style-name="gr4" draw:text-style-name="P14" xml:id="id398" draw:id="id398" draw:layer="layout" svg:width="0.4cm" svg:height="4.6cm" svg:x="26.9cm" svg:y="8.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4" xml:id="id394" draw:id="id394" draw:layer="layout" svg:width="0.499cm" svg:height="4.6cm" svg:x="16.687cm" svg:y="8.301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1+width/2;x" smil:keyTimes="0;1"/>
                  <anim:animate smil:dur="0.5s" smil:fill="hold" smil:targetElement="id39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1" draw:id="id401">
          <svg:title>TexMaths</svg:title>
          <svg:desc>24§display§\text {I}§svg§600§FALSE§</svg:desc>
          <draw:polygon draw:style-name="gr2" draw:text-style-name="P6" draw:layer="layout" svg:width="0.197cm" svg:height="0.493cm" svg:x="4.7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2" draw:id="id402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5.436cm" svg:y="0.859cm" svg:viewBox="0 0 8765 1938" draw:points="4382,1938 0,1938 0,0 8765,0 8765,1938">
            <text:p/>
          </draw:polygon>
          <draw:path draw:style-name="gr3" draw:text-style-name="P7" draw:layer="layout" svg:width="0.515cm" svg:height="0.182cm" svg:x="5.441cm" svg:y="1.5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6cm" svg:y="0.82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399cm" svg:y="0.8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7.208cm" svg:y="1.67cm" svg:viewBox="0 0 4632 33" draw:points="2316,33 0,33 0,0 4632,0 4632,33">
            <text:p/>
          </draw:polygon>
          <draw:path draw:style-name="gr3" draw:text-style-name="P7" draw:layer="layout" svg:width="0.24cm" svg:height="0.36cm" svg:x="7.335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7.64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8.118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8.4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66cm" svg:y="1.78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964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461cm" svg:y="1.83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768cm" svg:y="2.05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0.2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462cm" svg:y="1.78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0.76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1.236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1.534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7.301cm" svg:y="2.295cm" svg:viewBox="0 0 4445 33" draw:points="2223,33 0,33 0,0 4445,0 4445,33">
            <text:p/>
          </draw:polygon>
          <draw:path draw:style-name="gr3" draw:text-style-name="P7" draw:layer="layout" svg:width="0.198cm" svg:height="0.36cm" svg:x="8.922cm" svg:y="2.4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209cm" svg:y="2.43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67cm" svg:y="2.4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915cm" svg:y="2.35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95cm" svg:y="0.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339cm" svg:y="0.8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81cm" svg:y="1.67cm" svg:viewBox="0 0 1959 33" draw:points="980,33 0,33 0,0 1959,0 1959,33">
            <text:p/>
          </draw:polygon>
          <draw:path draw:style-name="gr3" draw:text-style-name="P7" draw:layer="layout" svg:width="0.256cm" svg:height="0.516cm" svg:x="12.35cm" svg:y="1.8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81cm" svg:y="1.9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629cm" svg:y="1.92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925cm" svg:y="1.8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03" draw:id="id403">
          <svg:title>TexMaths</svg:title>
          <svg:desc>22§display§= \int \frac{ 1 }{ t^2 + 2t + 1 + 2} \ dt§svg§600§FALSE§</svg:desc>
          <draw:polygon draw:style-name="gr2" draw:text-style-name="P6" draw:layer="layout" svg:width="7.642cm" svg:height="1.642cm" svg:x="5.438cm" svg:y="3.16cm" svg:viewBox="0 0 7643 1643" draw:points="3821,1643 0,1643 0,0 7643,0 7643,1643">
            <text:p/>
          </draw:polygon>
          <draw:path draw:style-name="gr3" draw:text-style-name="P7" draw:layer="layout" svg:width="0.515cm" svg:height="0.182cm" svg:x="5.443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8cm" svg:y="3.1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35cm" svg:y="3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cm" svg:height="0.032cm" svg:x="7.21cm" svg:y="3.964cm" svg:viewBox="0 0 4901 33" draw:points="2452,33 0,33 0,0 4901,0 4901,33">
            <text:p/>
          </draw:polygon>
          <draw:path draw:style-name="gr3" draw:text-style-name="P7" draw:layer="layout" svg:width="0.238cm" svg:height="0.494cm" svg:x="7.228cm" svg:y="4.22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7.523cm" svg:y="4.1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051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21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38cm" svg:height="0.494cm" svg:x="9.185cm" svg:y="4.22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662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61cm" svg:y="4.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994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763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2.492cm" svg:y="3.6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881cm" svg:y="3.6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05" draw:id="id405">
          <svg:title>TexMaths</svg:title>
          <svg:desc>22§display§= \frac{ 1 }{ \sqrt{2} }\tan^{-1} \left( \frac{ t + 1 }{\sqrt{2}} \right) \ + \ c§svg§600§FALSE§</svg:desc>
          <draw:polygon draw:style-name="gr2" draw:text-style-name="P6" draw:layer="layout" svg:width="8.888cm" svg:height="1.779cm" svg:x="5.442cm" svg:y="5.663cm" svg:viewBox="0 0 8889 1780" draw:points="4444,1780 0,1780 0,0 8889,0 8889,1780">
            <text:p/>
          </draw:polygon>
          <draw:path draw:style-name="gr3" draw:text-style-name="P7" draw:layer="layout" svg:width="0.515cm" svg:height="0.182cm" svg:x="5.447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4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1cm" svg:y="6.536cm" svg:viewBox="0 0 1033 33" draw:points="516,33 0,33 0,0 1033,0 1033,33">
            <text:p/>
          </draw:polygon>
          <draw:path draw:style-name="gr3" draw:text-style-name="P7" draw:layer="layout" svg:width="0.604cm" svg:height="0.773cm" svg:x="6.369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7cm" svg:y="6.691cm" svg:viewBox="0 0 389 33" draw:points="194,33 0,33 0,0 389,0 389,33">
            <text:p/>
          </draw:polygon>
          <draw:path draw:style-name="gr3" draw:text-style-name="P7" draw:layer="layout" svg:width="0.309cm" svg:height="0.516cm" svg:x="6.99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cm" svg:y="6.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7cm" svg:y="6.39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7cm" svg:y="6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cm" svg:y="6.27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4cm" svg:y="6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1cm" svg:y="5.6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32cm" svg:y="5.7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797cm" svg:y="5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595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10.303cm" svg:y="6.536cm" svg:viewBox="0 0 1612 33" draw:points="806,33 0,33 0,0 1612,0 1612,33">
            <text:p/>
          </draw:polygon>
          <draw:path draw:style-name="gr3" draw:text-style-name="P7" draw:layer="layout" svg:width="0.604cm" svg:height="0.773cm" svg:x="10.65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237cm" svg:y="6.691cm" svg:viewBox="0 0 389 33" draw:points="194,33 0,33 0,0 389,0 389,33">
            <text:p/>
          </draw:polygon>
          <draw:path draw:style-name="gr3" draw:text-style-name="P7" draw:layer="layout" svg:width="0.309cm" svg:height="0.516cm" svg:x="11.27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2.033cm" svg:y="5.6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048cm" svg:y="6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067cm" svg:y="6.4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2§display§= \frac{ 1 }{ \sqrt{2} }\tan^{-1} \left( \frac{ \tan x + 1 }{\sqrt{2}} \right) \ + \ c§svg§600§FALSE§</svg:desc>
          <draw:polygon draw:style-name="gr2" draw:text-style-name="P6" draw:layer="layout" svg:width="10.296cm" svg:height="1.779cm" svg:x="5.443cm" svg:y="7.966cm" svg:viewBox="0 0 10297 1780" draw:points="5148,1780 0,1780 0,0 10297,0 10297,1780">
            <text:p/>
          </draw:polygon>
          <draw:path draw:style-name="gr3" draw:text-style-name="P7" draw:layer="layout" svg:width="0.515cm" svg:height="0.182cm" svg:x="5.448cm" svg:y="8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5cm" svg:y="8.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2cm" svg:y="8.839cm" svg:viewBox="0 0 1033 33" draw:points="516,33 0,33 0,0 1033,0 1033,33">
            <text:p/>
          </draw:polygon>
          <draw:path draw:style-name="gr3" draw:text-style-name="P7" draw:layer="layout" svg:width="0.604cm" svg:height="0.773cm" svg:x="6.37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8cm" svg:y="8.994cm" svg:viewBox="0 0 389 33" draw:points="194,33 0,33 0,0 389,0 389,33">
            <text:p/>
          </draw:polygon>
          <draw:path draw:style-name="gr3" draw:text-style-name="P7" draw:layer="layout" svg:width="0.309cm" svg:height="0.516cm" svg:x="6.997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1cm" svg:y="8.5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8cm" svg:y="8.7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8cm" svg:y="8.7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1cm" svg:y="8.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5cm" svg:y="8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2cm" svg:y="7.92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42cm" svg:height="0.485cm" svg:x="10.318cm" svg:y="8.0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637cm" svg:y="8.1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15cm" svg:y="8.1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71cm" svg:y="8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206cm" svg:y="8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5cm" svg:y="8.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021cm" svg:height="0.032cm" svg:x="10.304cm" svg:y="8.839cm" svg:viewBox="0 0 3022 33" draw:points="1510,33 0,33 0,0 3022,0 3022,33">
            <text:p/>
          </draw:polygon>
          <draw:path draw:style-name="gr3" draw:text-style-name="P7" draw:layer="layout" svg:width="0.604cm" svg:height="0.773cm" svg:x="11.355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942cm" svg:y="8.994cm" svg:viewBox="0 0 389 33" draw:points="194,33 0,33 0,0 389,0 389,33">
            <text:p/>
          </draw:polygon>
          <draw:path draw:style-name="gr3" draw:text-style-name="P7" draw:layer="layout" svg:width="0.309cm" svg:height="0.516cm" svg:x="11.981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442cm" svg:y="7.92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7cm" svg:y="8.5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6cm" svg:y="8.7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4§display§\therefore§svg§600§FALSE§</svg:desc>
          <draw:polygon draw:style-name="gr2" draw:text-style-name="P6" draw:layer="layout" svg:width="0.453cm" svg:height="0.371cm" svg:x="3.443cm" svg:y="8.7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8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7" draw:id="id407">
          <svg:title>TexMaths</svg:title>
          <svg:desc>24§display§\text {I}§svg§600§FALSE§</svg:desc>
          <draw:polygon draw:style-name="gr2" draw:text-style-name="P6" draw:layer="layout" svg:width="0.197cm" svg:height="0.493cm" svg:x="4.648cm" svg:y="8.6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8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4" draw:id="id404">
          <svg:title>TexMaths</svg:title>
          <svg:desc>22§display§= \int \frac{ 1 }{ ( t + 1 )^2 + ( \sqrt{2} )^2 } \ dt§svg§600§FALSE§</svg:desc>
          <draw:polygon draw:style-name="gr2" draw:text-style-name="P6" draw:layer="layout" svg:width="8.225cm" svg:height="1.785cm" svg:x="13.639cm" svg:y="3.16cm" svg:viewBox="0 0 8226 1786" draw:points="4113,1786 0,1786 0,0 8226,0 8226,1786">
            <text:p/>
          </draw:polygon>
          <draw:path draw:style-name="gr3" draw:text-style-name="P7" draw:layer="layout" svg:width="0.515cm" svg:height="0.182cm" svg:x="13.644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59cm" svg:y="3.1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28cm" svg:y="3.1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85cm" svg:height="0.032cm" svg:x="15.411cm" svg:y="3.964cm" svg:viewBox="0 0 5486 33" draw:points="2742,33 0,33 0,0 5486,0 5486,33">
            <text:p/>
          </draw:polygon>
          <draw:path draw:style-name="gr3" draw:text-style-name="P7" draw:layer="layout" svg:width="0.18cm" svg:height="0.773cm" svg:x="15.487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38cm" svg:height="0.493cm" svg:x="15.73cm" svg:y="4.30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516cm" svg:x="16.207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006cm" svg:y="4.27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67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657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85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991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9.273cm" svg:y="4.11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9.861cm" svg:y="4.118cm" svg:viewBox="0 0 389 33" draw:points="194,33 0,33 0,0 389,0 389,33">
            <text:p/>
          </draw:polygon>
          <draw:path draw:style-name="gr3" draw:text-style-name="P7" draw:layer="layout" svg:width="0.309cm" svg:height="0.516cm" svg:x="19.899cm" svg:y="4.2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292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20.582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76cm" svg:y="3.63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238cm" svg:height="0.493cm" svg:x="21.665cm" svg:y="3.68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10" draw:id="id410">
          <svg:title>TexMaths</svg:title>
          <svg:desc>24§display§\text {Let,}§svg§600§FALSE§</svg:desc>
          <draw:polygon draw:style-name="gr2" draw:text-style-name="P6" draw:layer="layout" svg:width="1.318cm" svg:height="0.655cm" svg:x="3.242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1" draw:id="id411">
          <svg:title>TexMaths</svg:title>
          <svg:desc>24§display§\text {I}§svg§600§FALSE§</svg:desc>
          <draw:polygon draw:style-name="gr2" draw:text-style-name="P6" draw:layer="layout" svg:width="0.197cm" svg:height="0.493cm" svg:x="5.048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2§display§= \int \frac{ 1 }{ 4\sin x + 3\cos x + 3} \ dx§svg§600§FALSE§</svg:desc>
          <draw:polygon draw:style-name="gr2" draw:text-style-name="P6" draw:layer="layout" svg:width="9.328cm" svg:height="1.642cm" svg:x="5.741cm" svg:y="10.158cm" svg:viewBox="0 0 9329 1643" draw:points="4664,1643 0,1643 0,0 9329,0 9329,1643">
            <text:p/>
          </draw:polygon>
          <draw:path draw:style-name="gr3" draw:text-style-name="P7" draw:layer="layout" svg:width="0.515cm" svg:height="0.182cm" svg:x="5.746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1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05cm" svg:y="10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7.513cm" svg:y="10.962cm" svg:viewBox="0 0 6436 33" draw:points="3217,33 0,33 0,0 6436,0 6436,33">
            <text:p/>
          </draw:polygon>
          <draw:path draw:style-name="gr3" draw:text-style-name="P7" draw:layer="layout" svg:width="0.344cm" svg:height="0.524cm" svg:x="7.534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8.054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6cm" svg:y="11.1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73cm" svg:y="11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129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764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26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1.035cm" svg:y="11.3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374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765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196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3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592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328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22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9" draw:id="id409">
          <svg:title>TexMaths</svg:title>
          <svg:desc>24§display§\text {(7)}§svg§600§FALSE§</svg:desc>
          <draw:polygon draw:style-name="gr2" draw:text-style-name="P6" draw:layer="layout" svg:width="0.91cm" svg:height="0.759cm" svg:x="1.524cm" svg:y="10.75cm" svg:viewBox="0 0 911 760" draw:points="455,760 0,760 0,0 911,0 911,760">
            <text:p/>
          </draw:polygon>
          <draw:path draw:style-name="gr3" draw:text-style-name="P7" draw:layer="layout" svg:width="0.197cm" svg:height="0.844cm" svg:x="1.564cm" svg:y="10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10.77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10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14" draw:id="id414">
          <svg:title>TexMaths</svg:title>
          <svg:desc>20§display§\text {Put, } \tan \frac{x}{2} = t, \ \therefore \ x =  2\tan^{-1}t§svg§600§FALSE§</svg:desc>
          <draw:polygon draw:style-name="gr2" draw:text-style-name="P6" draw:layer="layout" svg:width="9.883cm" svg:height="1.199cm" svg:x="17.044cm" svg:y="10.353cm" svg:viewBox="0 0 9884 1200" draw:points="4942,1200 0,1200 0,0 9884,0 9884,1200">
            <text:p/>
          </draw:polygon>
          <draw:path draw:style-name="gr3" draw:text-style-name="P7" draw:layer="layout" svg:width="0.415cm" svg:height="0.48cm" svg:x="17.033cm" svg:y="10.624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10.79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7.891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082cm" svg:height="0.21cm" svg:x="18.212cm" svg:y="11.0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cm" svg:x="18.711cm" svg:y="10.671cm" svg:viewBox="0 0 221 441" svg:d="M109 152h101v-22h-101v-130h-18c0 58-22 133-91 136v16h61v193c0 88 65 96 91 96 50 0 69-49 69-96v-39h-18v39c0 52-21 79-46 79-48 0-48-64-48-77z">
            <text:p/>
          </draw:path>
          <draw:path draw:style-name="gr3" draw:text-style-name="P7" draw:layer="layout" svg:width="0.317cm" svg:height="0.324cm" svg:x="19.001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345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935cm" svg:y="10.3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0.402cm" svg:height="0.029cm" svg:x="19.914cm" svg:y="10.915cm" svg:viewBox="0 0 403 30" draw:points="202,30 0,30 0,0 403,0 403,30">
            <text:p/>
          </draw:polygon>
          <draw:path draw:style-name="gr3" draw:text-style-name="P7" draw:layer="layout" svg:width="0.281cm" svg:height="0.469cm" svg:x="19.975cm" svg:y="11.1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165cm" svg:x="20.636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354cm" svg:y="10.663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652cm" svg:y="11.0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159cm" svg:y="10.77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3.057cm" svg:y="10.7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672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41cm" svg:y="10.6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221cm" svg:height="0.44cm" svg:x="24.856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317cm" svg:height="0.324cm" svg:x="25.146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5.492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912cm" svg:y="10.67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352cm" svg:y="10.48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747cm" svg:y="10.663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</draw:g>
        <draw:g xml:id="id416" draw:id="id416">
          <svg:title>TexMaths</svg:title>
          <svg:desc>20§display§\sin x = \frac{2t}{1+t^2} \text,\ \cos x = \frac{1-t^2}{1+t^2}§svg§600§FALSE§</svg:desc>
          <draw:polygon draw:style-name="gr2" draw:text-style-name="P6" draw:layer="layout" svg:width="9.005cm" svg:height="1.529cm" svg:x="17.244cm" svg:y="13.051cm" svg:viewBox="0 0 9006 1530" draw:points="4504,1530 0,1530 0,0 9006,0 9006,1530">
            <text:p/>
          </draw:polygon>
          <draw:path draw:style-name="gr3" draw:text-style-name="P7" draw:layer="layout" svg:width="0.231cm" svg:height="0.324cm" svg:x="17.231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3.60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3.7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209cm" svg:y="13.7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8.825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234cm" svg:y="13.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0.567cm" svg:y="13.15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612cm" svg:y="13.883cm" svg:viewBox="0 0 1781 30" draw:points="891,30 0,30 0,0 1781,0 1781,30">
            <text:p/>
          </draw:polygon>
          <draw:path draw:style-name="gr3" draw:text-style-name="P7" draw:layer="layout" svg:width="0.233cm" svg:height="0.469cm" svg:x="19.674cm" svg:y="14.08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159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0.839cm" svg:y="14.11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1.108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536cm" svg:y="13.99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047cm" svg:y="13.75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354cm" svg:y="13.75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22.709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3.101cm" svg:y="13.76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717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567cm" svg:y="13.1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71cm" svg:y="13.408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5.731cm" svg:y="13.1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3.0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504cm" svg:y="13.883cm" svg:viewBox="0 0 1781 30" draw:points="891,30 0,30 0,0 1781,0 1781,30">
            <text:p/>
          </draw:polygon>
          <draw:path draw:style-name="gr3" draw:text-style-name="P7" draw:layer="layout" svg:width="0.233cm" svg:height="0.469cm" svg:x="24.567cm" svg:y="14.0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051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5.731cm" svg:y="14.115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15" draw:id="id415">
          <svg:title>TexMaths</svg:title>
          <svg:desc>20§display§dx = \frac{2dt}{1+t^2} §svg§600§FALSE§</svg:desc>
          <draw:polygon draw:style-name="gr2" draw:text-style-name="P6" draw:layer="layout" svg:width="3.497cm" svg:height="1.435cm" svg:x="22.439cm" svg:y="11.354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11.794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1.9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2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633cm" svg:y="11.33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35cm" svg:height="0.497cm" svg:x="24.976cm" svg:y="11.319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5.33cm" svg:y="11.367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2.092cm" svg:viewBox="0 0 1780 30" draw:points="891,30 0,30 0,0 1780,0 1780,30">
            <text:p/>
          </draw:polygon>
          <draw:path draw:style-name="gr3" draw:text-style-name="P7" draw:layer="layout" svg:width="0.233cm" svg:height="0.47cm" svg:x="24.255cm" svg:y="12.29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2.35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2.324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2.2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custom-shape draw:style-name="gr4" draw:text-style-name="P14" xml:id="id417" draw:id="id417" draw:layer="layout" svg:width="0.4cm" svg:height="4.6cm" svg:x="26.8cm" svg:y="10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4" xml:id="id413" draw:id="id413" draw:layer="layout" svg:width="0.499cm" svg:height="4.6cm" svg:x="16.687cm" svg:y="10.202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 xml:id="id418" draw:id="id418">
          <svg:title>TexMaths</svg:title>
          <svg:desc>22§display§= \int \frac{ 1 }{ 4 \left( \frac{2t}{1 + t^2} \right) + 3 \left( \frac{1 - t^2}{1 + t^2}  \right) + 3} \ \frac{2dt}{1 + t^2}§svg§600§FALSE§</svg:desc>
          <draw:polygon draw:style-name="gr2" draw:text-style-name="P6" draw:layer="layout" svg:width="12.306cm" svg:height="2.289cm" svg:x="3.538cm" svg:y="12.559cm" svg:viewBox="0 0 12307 2290" draw:points="6153,2290 0,2290 0,0 12307,0 12307,2290">
            <text:p/>
          </draw:polygon>
          <draw:path draw:style-name="gr3" draw:text-style-name="P7" draw:layer="layout" svg:width="0.515cm" svg:height="0.182cm" svg:x="3.543cm" svg:y="13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358cm" svg:y="12.5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72cm" svg:y="12.5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72cm" svg:height="0.032cm" svg:x="5.31cm" svg:y="13.37cm" svg:viewBox="0 0 8173 33" draw:points="4087,33 0,33 0,0 8173,0 8173,33">
            <text:p/>
          </draw:polygon>
          <draw:path draw:style-name="gr3" draw:text-style-name="P7" draw:layer="layout" svg:width="0.344cm" svg:height="0.523cm" svg:x="5.331cm" svg:y="13.8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5.965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6.803cm" svg:y="13.7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1cm" svg:y="13.74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6.38cm" svg:y="14.174cm" svg:viewBox="0 0 1320 33" draw:points="660,33 0,33 0,0 1320,0 1320,33">
            <text:p/>
          </draw:polygon>
          <draw:path draw:style-name="gr3" draw:text-style-name="P7" draw:layer="layout" svg:width="0.198cm" svg:height="0.36cm" svg:x="6.438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6.727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186cm" svg:y="14.3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7.431cm" svg:y="14.2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7.818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8.468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23cm" svg:y="13.8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9.853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0.326cm" svg:y="13.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34cm" svg:y="13.9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1.083cm" svg:y="13.7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7cm" svg:y="13.667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268cm" svg:y="14.174cm" svg:viewBox="0 0 1329 33" draw:points="663,33 0,33 0,0 1329,0 1329,33">
            <text:p/>
          </draw:polygon>
          <draw:path draw:style-name="gr3" draw:text-style-name="P7" draw:layer="layout" svg:width="0.198cm" svg:height="0.36cm" svg:x="10.331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618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077cm" svg:y="14.3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4cm" svg:y="14.23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715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2.364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126cm" svg:y="13.8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4.407cm" svg:y="12.5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786cm" svg:y="12.5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5.176cm" svg:y="12.5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923cm" svg:y="13.37cm" svg:viewBox="0 0 1959 33" draw:points="980,33 0,33 0,0 1959,0 1959,33">
            <text:p/>
          </draw:polygon>
          <draw:path draw:style-name="gr3" draw:text-style-name="P7" draw:layer="layout" svg:width="0.256cm" svg:height="0.516cm" svg:x="13.994cm" svg:y="13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525cm" svg:y="13.6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273cm" svg:y="13.62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569cm" svg:y="13.5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xml:id="id428" text:id="id428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419" draw:id="id419">
          <svg:title>TexMaths</svg:title>
          <svg:desc>24§display§\text {I}§svg§600§FALSE§</svg:desc>
          <draw:polygon draw:style-name="gr2" draw:text-style-name="P6" draw:layer="layout" svg:width="0.197cm" svg:height="0.493cm" svg:x="4.7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0" draw:id="id420">
          <svg:title>TexMaths</svg:title>
          <svg:desc>22§display§= 2\int \frac{ 1 }{ \frac { 8t + 3 + 3t^2 + 3 - 3t^2 }{1 + t^2} } \ \frac{dt}{1 + t^2}§svg§600§FALSE§</svg:desc>
          <draw:polygon draw:style-name="gr2" draw:text-style-name="P6" draw:layer="layout" svg:width="9.589cm" svg:height="1.937cm" svg:x="5.438cm" svg:y="0.861cm" svg:viewBox="0 0 9590 1938" draw:points="4794,1938 0,1938 0,0 9590,0 9590,1938">
            <text:p/>
          </draw:polygon>
          <draw:path draw:style-name="gr3" draw:text-style-name="P7" draw:layer="layout" svg:width="0.515cm" svg:height="0.182cm" svg:x="5.443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255cm" svg:y="1.3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774cm" svg:y="0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7cm" svg:y="0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939cm" svg:height="0.032cm" svg:x="7.726cm" svg:y="1.672cm" svg:viewBox="0 0 4940 33" draw:points="2469,33 0,33 0,0 4940,0 4940,33">
            <text:p/>
          </draw:polygon>
          <draw:path draw:style-name="gr3" draw:text-style-name="P7" draw:layer="layout" svg:width="0.249cm" svg:height="0.37cm" svg:x="7.847cm" svg:y="1.84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8.15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399cm" svg:height="0.4cm" svg:x="8.398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8.865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9.182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648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94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195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9cm" svg:height="0.4cm" svg:x="10.5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0.96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11.302cm" svg:y="2.052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1.75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2.05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304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753cm" svg:height="0.032cm" svg:x="7.819cm" svg:y="2.297cm" svg:viewBox="0 0 4754 33" draw:points="2378,33 0,33 0,0 4754,0 4754,33">
            <text:p/>
          </draw:polygon>
          <draw:path draw:style-name="gr3" draw:text-style-name="P7" draw:layer="layout" svg:width="0.198cm" svg:height="0.36cm" svg:x="9.595cm" svg:y="2.41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2cm" svg:y="2.4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1cm" svg:y="2.43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8cm" svg:y="2.3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3.777cm" svg:y="0.8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166cm" svg:y="0.87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08cm" svg:y="1.672cm" svg:viewBox="0 0 1959 33" draw:points="980,33 0,33 0,0 1959,0 1959,33">
            <text:p/>
          </draw:polygon>
          <draw:path draw:style-name="gr3" draw:text-style-name="P7" draw:layer="layout" svg:width="0.256cm" svg:height="0.516cm" svg:x="13.177cm" svg:y="1.8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08cm" svg:y="1.9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456cm" svg:y="1.92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4.752cm" svg:y="1.8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21" draw:id="id421">
          <svg:title>TexMaths</svg:title>
          <svg:desc>22§display§= 2\int \frac{ 1 }{ 8t + 6 } \ dt§svg§600§FALSE§</svg:desc>
          <draw:polygon draw:style-name="gr2" draw:text-style-name="P6" draw:layer="layout" svg:width="5.254cm" svg:height="1.642cm" svg:x="5.441cm" svg:y="3.161cm" svg:viewBox="0 0 5255 1643" draw:points="2627,1643 0,1643 0,0 5255,0 5255,1643">
            <text:p/>
          </draw:polygon>
          <draw:path draw:style-name="gr3" draw:text-style-name="P7" draw:layer="layout" svg:width="0.515cm" svg:height="0.182cm" svg:x="5.446cm" svg:y="3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258cm" svg:y="3.65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687cm" svg:height="1.719cm" svg:x="6.777cm" svg:y="3.122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03cm" svg:y="3.1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98cm" svg:height="0.032cm" svg:x="7.729cm" svg:y="3.965cm" svg:viewBox="0 0 1999 33" draw:points="1000,33 0,33 0,0 1999,0 1999,33">
            <text:p/>
          </draw:polygon>
          <draw:path draw:style-name="gr3" draw:text-style-name="P7" draw:layer="layout" svg:width="0.321cm" svg:height="0.532cm" svg:x="7.76cm" svg:y="4.19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8.133cm" svg:y="4.22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8.608cm" svg:y="4.2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372cm" svg:y="4.19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369cm" svg:height="0.547cm" svg:x="10.108cm" svg:y="3.638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497cm" svg:y="3.69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</draw:g>
        <draw:g xml:id="id423" draw:id="id423">
          <svg:title>TexMaths</svg:title>
          <svg:desc>22§display§= \int \frac{ 1 }{ 4t + 3 } \ dt§svg§600§FALSE§</svg:desc>
          <draw:polygon draw:style-name="gr2" draw:text-style-name="P6" draw:layer="layout" svg:width="4.741cm" svg:height="1.642cm" svg:x="5.441cm" svg:y="5.462cm" svg:viewBox="0 0 4742 1643" draw:points="2371,1643 0,1643 0,0 4742,0 4742,1643">
            <text:p/>
          </draw:polygon>
          <draw:path draw:style-name="gr3" draw:text-style-name="P7" draw:layer="layout" svg:width="0.515cm" svg:height="0.182cm" svg:x="5.446cm" svg:y="6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61cm" svg:y="5.42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089cm" svg:y="5.4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999cm" svg:height="0.032cm" svg:x="7.214cm" svg:y="6.266cm" svg:viewBox="0 0 2000 33" draw:points="1000,33 0,33 0,0 2000,0 2000,33">
            <text:p/>
          </draw:polygon>
          <draw:path draw:style-name="gr3" draw:text-style-name="P7" draw:layer="layout" svg:width="0.344cm" svg:height="0.524cm" svg:x="7.235cm" svg:y="6.483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7.619cm" svg:y="6.522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515cm" svg:height="0.517cm" svg:x="8.096cm" svg:y="6.5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58cm" svg:y="6.4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9.594cm" svg:y="5.939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9.983cm" svg:y="5.992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</draw:g>
        <draw:g xml:id="id424" draw:id="id424">
          <svg:title>TexMaths</svg:title>
          <svg:desc>22§display§= \log \left[\ 4 t + 3 \ \right] \left( \frac{1}{4} \right) \ + \ c§svg§600§FALSE§</svg:desc>
          <draw:polygon draw:style-name="gr2" draw:text-style-name="P6" draw:layer="layout" svg:width="8.441cm" svg:height="1.779cm" svg:x="5.446cm" svg:y="7.565cm" svg:viewBox="0 0 8442 1780" draw:points="4222,1780 0,1780 0,0 8442,0 8442,1780">
            <text:p/>
          </draw:polygon>
          <draw:path draw:style-name="gr3" draw:text-style-name="P7" draw:layer="layout" svg:width="0.515cm" svg:height="0.182cm" svg:x="5.451cm" svg:y="8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249cm" svg:y="8.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46cm" svg:y="8.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847cm" svg:y="8.2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06cm" svg:height="0.773cm" svg:x="7.442cm" svg:y="8.06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845cm" svg:y="8.124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8.228cm" svg:y="8.16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704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67cm" svg:y="8.13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106cm" svg:height="0.773cm" svg:x="10.096cm" svg:y="8.068cm" svg:viewBox="0 0 107 774" draw:points="107,0 0,0 0,32 76,32 76,745 0,745 0,774 107,774">
            <text:p/>
          </draw:polygon>
          <draw:path draw:style-name="gr3" draw:text-style-name="P7" draw:layer="layout" svg:width="0.381cm" svg:height="1.856cm" svg:x="10.583cm" svg:y="7.5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1.153cm" svg:y="7.6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085cm" svg:y="8.438cm" svg:viewBox="0 0 389 33" draw:points="194,33 0,33 0,0 389,0 389,33">
            <text:p/>
          </draw:polygon>
          <draw:path draw:style-name="gr3" draw:text-style-name="P7" draw:layer="layout" svg:width="0.344cm" svg:height="0.524cm" svg:x="11.106cm" svg:y="8.6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1.59cm" svg:y="7.52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05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24cm" svg:y="8.3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7" draw:id="id427">
          <svg:title>TexMaths</svg:title>
          <svg:desc>22§display§= \frac{1}{4} \log \left[\ 4 \tan \left( \frac{x}{2} \right) + 3 \ \right]  \ + \ c§svg§600§FALSE§</svg:desc>
          <draw:polygon draw:style-name="gr2" draw:text-style-name="P6" draw:layer="layout" svg:width="10.252cm" svg:height="1.491cm" svg:x="5.445cm" svg:y="9.867cm" svg:viewBox="0 0 10253 1492" draw:points="5126,1492 0,1492 0,0 10253,0 10253,1492">
            <text:p/>
          </draw:polygon>
          <draw:path draw:style-name="gr3" draw:text-style-name="P7" draw:layer="layout" svg:width="0.515cm" svg:height="0.182cm" svg:x="5.45cm" svg:y="10.5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85cm" svg:y="9.8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15cm" svg:y="10.657cm" svg:viewBox="0 0 389 33" draw:points="194,33 0,33 0,0 389,0 389,33">
            <text:p/>
          </draw:polygon>
          <draw:path draw:style-name="gr3" draw:text-style-name="P7" draw:layer="layout" svg:width="0.344cm" svg:height="0.523cm" svg:x="6.337cm" svg:y="10.87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73cm" svg:height="0.537cm" svg:x="6.95cm" svg:y="10.32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159cm" svg:y="10.51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547cm" svg:y="10.51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8.226cm" svg:y="9.978cm" svg:viewBox="0 0 178 1392" draw:points="0,1392 178,1392 178,1356 37,1356 37,37 178,37 178,0 0,0">
            <text:p/>
          </draw:polygon>
          <draw:path draw:style-name="gr3" draw:text-style-name="P7" draw:layer="layout" svg:width="0.344cm" svg:height="0.523cm" svg:x="8.696cm" svg:y="10.3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44cm" svg:height="0.485cm" svg:x="9.205cm" svg:y="10.391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9.523cm" svg:y="10.51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902cm" svg:y="10.5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574cm" svg:y="9.978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013cm" svg:y="10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0.99cm" svg:y="10.657cm" svg:viewBox="0 0 444 33" draw:points="222,33 0,33 0,0 444,0 444,33">
            <text:p/>
          </draw:polygon>
          <draw:path draw:style-name="gr3" draw:text-style-name="P7" draw:layer="layout" svg:width="0.309cm" svg:height="0.516cm" svg:x="11.057cm" svg:y="10.8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295cm" svg:height="1.391cm" svg:x="11.553cm" svg:y="9.978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515cm" svg:height="0.516cm" svg:x="12.202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965cm" svg:y="10.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3.591cm" svg:y="9.97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4.415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5.434cm" svg:y="10.52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5" draw:id="id425">
          <svg:title>TexMaths</svg:title>
          <svg:desc>24§display§\therefore§svg§600§FALSE§</svg:desc>
          <draw:polygon draw:style-name="gr2" draw:text-style-name="P6" draw:layer="layout" svg:width="0.453cm" svg:height="0.371cm" svg:x="3.444cm" svg:y="10.548cm" svg:viewBox="0 0 454 372" draw:points="227,372 0,372 0,0 454,0 454,372">
            <text:p/>
          </draw:polygon>
          <draw:path draw:style-name="gr3" draw:text-style-name="P7" draw:layer="layout" svg:width="0.513cm" svg:height="0.455cm" svg:x="3.427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4.649cm" svg:y="10.448cm" svg:viewBox="0 0 198 494" draw:points="100,494 0,494 0,0 198,0 198,494">
            <text:p/>
          </draw:polygon>
          <draw:path draw:style-name="gr3" draw:text-style-name="P7" draw:layer="layout" svg:width="0.258cm" svg:height="0.577cm" svg:x="4.63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2" draw:id="id422">
          <svg:title>TexMaths</svg:title>
          <svg:desc>22§display§= 2\int \frac{ 1 }{ 2( 4t + 3 ) } \ dt§svg§600§FALSE§</svg:desc>
          <draw:polygon draw:style-name="gr2" draw:text-style-name="P6" draw:layer="layout" svg:width="6.243cm" svg:height="1.7cm" svg:x="12.041cm" svg:y="3.162cm" svg:viewBox="0 0 6244 1701" draw:points="3122,1701 0,1701 0,0 6244,0 6244,1701">
            <text:p/>
          </draw:polygon>
          <draw:path draw:style-name="gr3" draw:text-style-name="P7" draw:layer="layout" svg:width="0.515cm" svg:height="0.182cm" svg:x="12.046cm" svg:y="3.8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858cm" svg:y="3.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3.377cm" svg:y="3.1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96cm" svg:y="3.1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6cm" svg:height="0.032cm" svg:x="14.329cm" svg:y="3.966cm" svg:viewBox="0 0 2987 33" draw:points="1494,33 0,33 0,0 2987,0 2987,33">
            <text:p/>
          </draw:polygon>
          <draw:path draw:style-name="gr3" draw:text-style-name="P7" draw:layer="layout" svg:width="0.309cm" svg:height="0.517cm" svg:x="14.368cm" svg:y="4.1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4.792cm" svg:y="4.1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5.038cm" svg:y="4.1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5.42cm" svg:y="4.2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5.897cm" svg:y="4.2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59cm" svg:y="4.1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7.057cm" svg:y="4.1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7.696cm" svg:y="3.639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085cm" svg:y="3.69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8" anim:sub-item="text" smil:attributeName="visibility" smil:to="visible"/>
                  <anim:animate smil:dur="1s" smil:fill="hold" smil:targetElement="id428" anim:sub-item="text" smil:attributeName="width" smil:values="0;width" smil:keyTimes="0;1"/>
                  <anim:animate smil:dur="1s" smil:fill="hold" smil:targetElement="id428" anim:sub-item="text" smil:attributeName="height" smil:values="0;height" smil:keyTimes="0;1"/>
                  <anim:animate smil:dur="1s" smil:fill="hold" smil:targetElement="id428" anim:sub-item="text" smil:attributeName="x" smil:values="0;1" smil:keyTimes="0;1" anim:formula="x+(cos(-2*pi*(1-$))*-x-sin(-2*pi*(1-$))*(1-y))*(1-$)"/>
                  <anim:animate smil:dur="1s" smil:fill="hold" smil:targetElement="id428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draw:frame presentation:style-name="pr16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29" text:id="id42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9" anim:sub-item="text" smil:attributeName="visibility" smil:to="visible"/>
                  <anim:transitionFilter smil:dur="2s" smil:targetElement="id429" anim:sub-item="text" smil:type="fade" smil:subtype="crossfade"/>
                  <anim:animate smil:dur="2s" smil:fill="hold" smil:targetElement="id429" anim:sub-item="text" smil:attributeName="rotate" smil:values="720;0" smil:keyTimes="0;1"/>
                  <anim:animate smil:dur="2s" smil:fill="hold" smil:targetElement="id429" anim:sub-item="text" smil:attributeName="height" smil:values="0;height" smil:keyTimes="0;1"/>
                  <anim:animate smil:dur="2s" smil:fill="hold" smil:targetElement="id42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draw:frame presentation:style-name="pr17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430" text:id="id430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30" anim:sub-item="text" smil:attributeName="visibility" smil:to="visible"/>
                  <anim:transitionFilter smil:dur="0.8s" smil:decelerate="1" smil:targetElement="id430" anim:sub-item="text" smil:type="fade" smil:subtype="crossfade"/>
                  <anim:animate smil:dur="0.8s" smil:fill="hold" smil:decelerate="1" smil:targetElement="id430" anim:sub-item="text" smil:attributeName="rotate" smil:values="-90;0" smil:keyTimes="0;1"/>
                  <anim:animate smil:dur="0.8s" smil:fill="hold" smil:decelerate="1" smil:targetElement="id430" anim:sub-item="text" smil:attributeName="x" smil:values="x+0.4;x-0.05" smil:keyTimes="0;1"/>
                  <anim:animate smil:dur="0.8s" smil:fill="hold" smil:decelerate="1" smil:targetElement="id430" anim:sub-item="text" smil:attributeName="y" smil:values="y-0.4;y+0.1" smil:keyTimes="0;1"/>
                  <anim:animate smil:begin="0.8s" smil:dur="0.2s" smil:fill="hold" smil:accelerate="1" smil:targetElement="id430" anim:sub-item="text" smil:attributeName="x" smil:values="x-0.05;x" smil:keyTimes="0;1"/>
                  <anim:animate smil:begin="0.8s" smil:dur="0.2s" smil:fill="hold" smil:accelerate="1" smil:targetElement="id430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4T18:42:09.075165527</dc:date>
    <meta:editing-duration>P4DT13H57M28S</meta:editing-duration>
    <meta:editing-cycles>1943</meta:editing-cycles>
    <meta:generator>LibreOffice/6.0.7.3$Linux_X86_64 LibreOffice_project/00m0$Build-3</meta:generator>
    <meta:document-statistic meta:object-count="6644"/>
  </office:meta>
</office:document-meta>
</file>